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36pt"/>
    </style:style>
    <style:style style:name="co2" style:family="table-column">
      <style:table-column-properties fo:break-before="auto" style:column-width="35.74pt"/>
    </style:style>
    <style:style style:name="co3" style:family="table-column">
      <style:table-column-properties fo:break-before="auto" style:column-width="36.51pt"/>
    </style:style>
    <style:style style:name="co4" style:family="table-column">
      <style:table-column-properties fo:break-before="auto" style:column-width="58.9pt"/>
    </style:style>
    <style:style style:name="co5" style:family="table-column">
      <style:table-column-properties fo:break-before="auto" style:column-width="34.95pt"/>
    </style:style>
    <style:style style:name="co6" style:family="table-column">
      <style:table-column-properties fo:break-before="auto" style:column-width="38.81pt"/>
    </style:style>
    <style:style style:name="co7" style:family="table-column">
      <style:table-column-properties fo:break-before="auto" style:column-width="41.9pt"/>
    </style:style>
    <style:style style:name="co8" style:family="table-column">
      <style:table-column-properties fo:break-before="auto" style:column-width="45.75pt"/>
    </style:style>
    <style:style style:name="co9" style:family="table-column">
      <style:table-column-properties fo:break-before="auto" style:column-width="48.84pt"/>
    </style:style>
    <style:style style:name="co10" style:family="table-column">
      <style:table-column-properties fo:break-before="auto" style:column-width="52.7pt"/>
    </style:style>
    <style:style style:name="co11" style:family="table-column">
      <style:table-column-properties fo:break-before="auto" style:column-width="31.86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42.69pt"/>
    </style:style>
    <style:style style:name="co14" style:family="table-column">
      <style:table-column-properties fo:break-before="auto" style:column-width="46.54pt"/>
    </style:style>
    <style:style style:name="co15" style:family="table-column">
      <style:table-column-properties fo:break-before="auto" style:column-width="38.04pt"/>
    </style:style>
    <style:style style:name="co16" style:family="table-column">
      <style:table-column-properties fo:break-before="auto" style:column-width="40.34pt"/>
    </style:style>
    <style:style style:name="co17" style:family="table-column">
      <style:table-column-properties fo:break-before="auto" style:column-width="44.19pt"/>
    </style:style>
    <style:style style:name="co18" style:family="table-column">
      <style:table-column-properties fo:break-before="auto" style:column-width="48.1pt"/>
    </style:style>
    <style:style style:name="co19" style:family="table-column">
      <style:table-column-properties fo:break-before="auto" style:column-width="60.46pt"/>
    </style:style>
    <style:style style:name="co20" style:family="table-column">
      <style:table-column-properties fo:break-before="auto" style:column-width="64.29pt"/>
    </style:style>
    <style:style style:name="co21" style:family="table-column">
      <style:table-column-properties fo:break-before="auto" style:column-width="67.41pt"/>
    </style:style>
    <style:style style:name="co22" style:family="table-column">
      <style:table-column-properties fo:break-before="auto" style:column-width="62.76pt"/>
    </style:style>
    <style:style style:name="co23" style:family="table-column">
      <style:table-column-properties fo:break-before="auto" style:column-width="68.14pt"/>
    </style:style>
    <style:style style:name="co24" style:family="table-column">
      <style:table-column-properties fo:break-before="auto" style:column-width="79.74pt"/>
    </style:style>
    <style:style style:name="co25" style:family="table-column">
      <style:table-column-properties fo:break-before="auto" style:column-width="71.26pt"/>
    </style:style>
    <style:style style:name="co26" style:family="table-column">
      <style:table-column-properties fo:break-before="auto" style:column-width="65.06pt"/>
    </style:style>
    <style:style style:name="co27" style:family="table-column">
      <style:table-column-properties fo:break-before="auto" style:column-width="61.99pt"/>
    </style:style>
    <style:style style:name="co28" style:family="table-column">
      <style:table-column-properties fo:break-before="auto" style:column-width="47.31pt"/>
    </style:style>
    <style:style style:name="co29" style:family="table-column">
      <style:table-column-properties fo:break-before="auto" style:column-width="45.01pt"/>
    </style:style>
    <style:style style:name="co30" style:family="table-column">
      <style:table-column-properties fo:break-before="auto" style:column-width="43.46pt"/>
    </style:style>
    <style:style style:name="co31" style:family="table-column">
      <style:table-column-properties fo:break-before="auto" style:column-width="51.14pt"/>
    </style:style>
    <style:style style:name="co32" style:family="table-column">
      <style:table-column-properties fo:break-before="auto" style:column-width="53.49pt"/>
    </style:style>
    <style:style style:name="co33" style:family="table-column">
      <style:table-column-properties fo:break-before="auto" style:column-width="37.3pt"/>
    </style:style>
    <style:style style:name="co34" style:family="table-column">
      <style:table-column-properties fo:break-before="auto" style:column-width="41.16pt"/>
    </style:style>
    <style:style style:name="co35" style:family="table-column">
      <style:table-column-properties fo:break-before="auto" style:column-width="51.96pt"/>
    </style:style>
    <style:style style:name="co36" style:family="table-column">
      <style:table-column-properties fo:break-before="auto" style:column-width="54.26pt"/>
    </style:style>
    <style:style style:name="co3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p2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7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number-columns-repeated="2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number-columns-repeated="2" table:default-cell-style-name="Default"/>
        <table:table-column table:style-name="co25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28" table:number-columns-repeated="2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3" table:default-cell-style-name="Default"/>
        <table:table-column table:style-name="co29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9" table:default-cell-style-name="Default"/>
        <table:table-column table:style-name="co4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32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0" table:default-cell-style-name="Default"/>
        <table:table-column table:style-name="co21" table:default-cell-style-name="Default"/>
        <table:table-column table:style-name="co14" table:number-columns-repeated="3" table:default-cell-style-name="Default"/>
        <table:table-column table:style-name="co29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32" table:default-cell-style-name="Default"/>
        <table:table-column table:style-name="co14" table:default-cell-style-name="Default"/>
        <table:table-column table:style-name="co35" table:default-cell-style-name="Default"/>
        <table:table-column table:style-name="co29" table:default-cell-style-name="Default"/>
        <table:table-row table:style-name="ro1">
          <table:table-cell table:number-columns-repeated="4"/>
          <table:table-cell office:value-type="string" calcext:value-type="string">
            <text:p>SVI A</text:p>
          </table:table-cell>
          <table:table-cell office:value-type="string" calcext:value-type="string">
            <text:p>SVD A</text:p>
          </table:table-cell>
          <table:table-cell office:value-type="string" calcext:value-type="string">
            <text:p>SVI AA</text:p>
          </table:table-cell>
          <table:table-cell office:value-type="string" calcext:value-type="string">
            <text:p>SVD AA</text:p>
          </table:table-cell>
          <table:table-cell office:value-type="string" calcext:value-type="string">
            <text:p>SVI AE</text:p>
          </table:table-cell>
          <table:table-cell office:value-type="string" calcext:value-type="string">
            <text:p>SVD AE</text:p>
          </table:table-cell>
          <table:table-cell office:value-type="string" calcext:value-type="string">
            <text:p>SVI AEE</text:p>
          </table:table-cell>
          <table:table-cell office:value-type="string" calcext:value-type="string">
            <text:p>SVD AEE</text:p>
          </table:table-cell>
          <table:table-cell office:value-type="string" calcext:value-type="string">
            <text:p>SVI I</text:p>
          </table:table-cell>
          <table:table-cell office:value-type="string" calcext:value-type="string">
            <text:p>SVD I</text:p>
          </table:table-cell>
          <table:table-cell office:value-type="string" calcext:value-type="string">
            <text:p>SVI II</text:p>
          </table:table-cell>
          <table:table-cell office:value-type="string" calcext:value-type="string">
            <text:p>SVD II</text:p>
          </table:table-cell>
          <table:table-cell office:value-type="string" calcext:value-type="string">
            <text:p>SVI U</text:p>
          </table:table-cell>
          <table:table-cell office:value-type="string" calcext:value-type="string">
            <text:p>SVD U</text:p>
          </table:table-cell>
          <table:table-cell office:value-type="string" calcext:value-type="string">
            <text:p>SVI UU</text:p>
          </table:table-cell>
          <table:table-cell office:value-type="string" calcext:value-type="string">
            <text:p>SVD UU</text:p>
          </table:table-cell>
          <table:table-cell office:value-type="string" calcext:value-type="string">
            <text:p>SVI E</text:p>
          </table:table-cell>
          <table:table-cell office:value-type="string" calcext:value-type="string">
            <text:p>SVD E</text:p>
          </table:table-cell>
          <table:table-cell office:value-type="string" calcext:value-type="string">
            <text:p>SVI EE</text:p>
          </table:table-cell>
          <table:table-cell office:value-type="string" calcext:value-type="string">
            <text:p>SVD EE</text:p>
          </table:table-cell>
          <table:table-cell office:value-type="string" calcext:value-type="string">
            <text:p>SVI AI</text:p>
          </table:table-cell>
          <table:table-cell office:value-type="string" calcext:value-type="string">
            <text:p>SVD AI</text:p>
          </table:table-cell>
          <table:table-cell office:value-type="string" calcext:value-type="string">
            <text:p>SVI O</text:p>
          </table:table-cell>
          <table:table-cell office:value-type="string" calcext:value-type="string">
            <text:p>SVD O</text:p>
          </table:table-cell>
          <table:table-cell office:value-type="string" calcext:value-type="string">
            <text:p>SVI OO</text:p>
          </table:table-cell>
          <table:table-cell office:value-type="string" calcext:value-type="string">
            <text:p>SVD OO</text:p>
          </table:table-cell>
          <table:table-cell office:value-type="string" calcext:value-type="string">
            <text:p>SVI AU</text:p>
          </table:table-cell>
          <table:table-cell office:value-type="string" calcext:value-type="string">
            <text:p>SVD AU</text:p>
          </table:table-cell>
          <table:table-cell office:value-type="string" calcext:value-type="string">
            <text:p>SVI VOC R</text:p>
          </table:table-cell>
          <table:table-cell office:value-type="string" calcext:value-type="string">
            <text:p>SVD VOC R</text:p>
          </table:table-cell>
          <table:table-cell office:value-type="string" calcext:value-type="string">
            <text:p>SVI VOC RR</text:p>
          </table:table-cell>
          <table:table-cell office:value-type="string" calcext:value-type="string">
            <text:p>SVD VOC RR</text:p>
          </table:table-cell>
          <table:table-cell office:value-type="string" calcext:value-type="string">
            <text:p>SVI VOC L</text:p>
          </table:table-cell>
          <table:table-cell office:value-type="string" calcext:value-type="string">
            <text:p>SVD VOC L</text:p>
          </table:table-cell>
          <table:table-cell office:value-type="string" calcext:value-type="string">
            <text:p>SVI VOC LL</text:p>
          </table:table-cell>
          <table:table-cell office:value-type="string" calcext:value-type="string">
            <text:p>SVD VOC LL</text:p>
          </table:table-cell>
          <table:table-cell table:number-columns-repeated="2" office:value-type="string" calcext:value-type="string">
            <text:p>SS ANUSVARA</text:p>
          </table:table-cell>
          <table:table-cell table:number-columns-repeated="2" office:value-type="string" calcext:value-type="string">
            <text:p>SS VISARGA</text:p>
          </table:table-cell>
          <table:table-cell office:value-type="string" calcext:value-type="string">
            <text:p>SS HALANT</text:p>
          </table:table-cell>
          <table:table-cell office:value-type="string" calcext:value-type="string">
            <text:p>SS_FSTOP</text:p>
          </table:table-cell>
          <table:table-cell office:value-type="string" calcext:value-type="string">
            <text:p>SC KA</text:p>
          </table:table-cell>
          <table:table-cell office:value-type="string" calcext:value-type="string">
            <text:p>SC KHA</text:p>
          </table:table-cell>
          <table:table-cell office:value-type="string" calcext:value-type="string">
            <text:p>SC GA</text:p>
          </table:table-cell>
          <table:table-cell office:value-type="string" calcext:value-type="string">
            <text:p>SC GHA</text:p>
          </table:table-cell>
          <table:table-cell office:value-type="string" calcext:value-type="string">
            <text:p>SC NGA</text:p>
          </table:table-cell>
          <table:table-cell office:value-type="string" calcext:value-type="string">
            <text:p>SC CA</text:p>
          </table:table-cell>
          <table:table-cell office:value-type="string" calcext:value-type="string">
            <text:p>SC CHA</text:p>
          </table:table-cell>
          <table:table-cell office:value-type="string" calcext:value-type="string">
            <text:p>SC JA</text:p>
          </table:table-cell>
          <table:table-cell office:value-type="string" calcext:value-type="string">
            <text:p>SC JHA</text:p>
          </table:table-cell>
          <table:table-cell office:value-type="string" calcext:value-type="string">
            <text:p>SC YHA</text:p>
          </table:table-cell>
          <table:table-cell office:value-type="string" calcext:value-type="string">
            <text:p>SC TTA</text:p>
          </table:table-cell>
          <table:table-cell office:value-type="string" calcext:value-type="string">
            <text:p>SC TTHA</text:p>
          </table:table-cell>
          <table:table-cell office:value-type="string" calcext:value-type="string">
            <text:p>SC DDA</text:p>
          </table:table-cell>
          <table:table-cell office:value-type="string" calcext:value-type="string">
            <text:p>SC DDHA</text:p>
          </table:table-cell>
          <table:table-cell office:value-type="string" calcext:value-type="string">
            <text:p>SC NHA</text:p>
          </table:table-cell>
          <table:table-cell office:value-type="string" calcext:value-type="string">
            <text:p>SC TA</text:p>
          </table:table-cell>
          <table:table-cell office:value-type="string" calcext:value-type="string">
            <text:p>SC THA</text:p>
          </table:table-cell>
          <table:table-cell office:value-type="string" calcext:value-type="string">
            <text:p>SC DA</text:p>
          </table:table-cell>
          <table:table-cell office:value-type="string" calcext:value-type="string">
            <text:p>SC DHA</text:p>
          </table:table-cell>
          <table:table-cell office:value-type="string" calcext:value-type="string">
            <text:p>SC NA</text:p>
          </table:table-cell>
          <table:table-cell office:value-type="string" calcext:value-type="string">
            <text:p>SCN NNNA</text:p>
          </table:table-cell>
          <table:table-cell office:value-type="string" calcext:value-type="string">
            <text:p>SC PA</text:p>
          </table:table-cell>
          <table:table-cell office:value-type="string" calcext:value-type="string">
            <text:p>SC PHA</text:p>
          </table:table-cell>
          <table:table-cell office:value-type="string" calcext:value-type="string">
            <text:p>SC BA</text:p>
          </table:table-cell>
          <table:table-cell office:value-type="string" calcext:value-type="string">
            <text:p>SC BHA</text:p>
          </table:table-cell>
          <table:table-cell office:value-type="string" calcext:value-type="string">
            <text:p>SC MA</text:p>
          </table:table-cell>
          <table:table-cell office:value-type="string" calcext:value-type="string">
            <text:p>SC YA</text:p>
          </table:table-cell>
          <table:table-cell office:value-type="string" calcext:value-type="string">
            <text:p>SC RA</text:p>
          </table:table-cell>
          <table:table-cell office:value-type="string" calcext:value-type="string">
            <text:p>SVI VOC R</text:p>
          </table:table-cell>
          <table:table-cell office:value-type="string" calcext:value-type="string">
            <text:p>SC LA</text:p>
          </table:table-cell>
          <table:table-cell office:value-type="string" calcext:value-type="string">
            <text:p>SC LHA</text:p>
          </table:table-cell>
          <table:table-cell office:value-type="string" calcext:value-type="string">
            <text:p>SVI VOC L</text:p>
          </table:table-cell>
          <table:table-cell office:value-type="string" calcext:value-type="string">
            <text:p>SC VA</text:p>
          </table:table-cell>
          <table:table-cell office:value-type="string" calcext:value-type="string">
            <text:p>SC SHA</text:p>
          </table:table-cell>
          <table:table-cell office:value-type="string" calcext:value-type="string">
            <text:p>SC SSHA</text:p>
          </table:table-cell>
          <table:table-cell office:value-type="string" calcext:value-type="string">
            <text:p>SC SA</text:p>
          </table:table-cell>
          <table:table-cell office:value-type="string" calcext:value-type="string">
            <text:p>SC HA</text:p>
          </table:table-cell>
          <table:table-cell office:value-type="string" calcext:value-type="string">
            <text:p>SC FA</text:p>
          </table:table-cell>
          <table:table-cell office:value-type="string" calcext:value-type="string">
            <text:p>SCN BHA</text:p>
          </table:table-cell>
          <table:table-cell office:value-type="string" calcext:value-type="string">
            <text:p>SCN DHA</text:p>
          </table:table-cell>
          <table:table-cell office:value-type="string" calcext:value-type="string">
            <text:p>SCN JHA</text:p>
          </table:table-cell>
          <table:table-cell office:value-type="string" calcext:value-type="string">
            <text:p>SCN GHA</text:p>
          </table:table-cell>
          <table:table-cell office:value-type="string" calcext:value-type="string">
            <text:p>SCN NYA</text:p>
          </table:table-cell>
          <table:table-cell office:value-type="string" calcext:value-type="string">
            <text:p>SCN DDDHA</text:p>
          </table:table-cell>
          <table:table-cell office:value-type="string" calcext:value-type="string">
            <text:p>SC RRA</text:p>
          </table:table-cell>
          <table:table-cell office:value-type="string" calcext:value-type="string">
            <text:p>SC RHA</text:p>
          </table:table-cell>
          <table:table-cell office:value-type="string" calcext:value-type="string">
            <text:p>SDC HA</text:p>
          </table:table-cell>
          <table:table-cell office:value-type="string" calcext:value-type="string">
            <text:p>SC YYA</text:p>
          </table:table-cell>
          <table:table-cell office:value-type="string" calcext:value-type="string">
            <text:p>SDC TA</text:p>
          </table:table-cell>
          <table:table-cell office:value-type="string" calcext:value-type="string">
            <text:p>SDC KA</text:p>
          </table:table-cell>
          <table:table-cell office:value-type="string" calcext:value-type="string">
            <text:p>SDC KHA</text:p>
          </table:table-cell>
          <table:table-cell office:value-type="string" calcext:value-type="string">
            <text:p>SDC SA</text:p>
          </table:table-cell>
          <table:table-cell office:value-type="string" calcext:value-type="string">
            <text:p>SDC THA</text:p>
          </table:table-cell>
          <table:table-cell office:value-type="string" calcext:value-type="string">
            <text:p>SDC FA</text:p>
          </table:table-cell>
        </table:table-row>
        <table:table-row table:style-name="ro1">
          <table:table-cell table:number-columns-repeated="4"/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88" calcext:value-type="float">
            <text:p>88</text:p>
          </table:table-cell>
          <table:table-cell office:value-type="float" office:value="98" calcext:value-type="float">
            <text:p>98</text:p>
          </table:table-cell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a</text:p>
          </table:table-cell>
          <table:table-cell office:value-type="string" calcext:value-type="string">
            <text:p>9a</text:p>
          </table:table-cell>
          <table:table-cell office:value-type="float" office:value="83" calcext:value-type="float">
            <text:p>83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9b</text:p>
          </table:table-cell>
          <table:table-cell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6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9e</text:p>
          </table:table-cell>
          <table:table-cell office:value-type="float" office:value="87" calcext:value-type="float">
            <text:p>87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7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8f</text:p>
          </table:table-cell>
          <table:table-cell office:value-type="string" calcext:value-type="string">
            <text:p>9f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9C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8d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CD</text:p>
          </table:table-cell>
          <table:table-cell table:number-columns-repeated="2" office:value-type="string" calcext:value-type="string">
            <text:p>ed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b3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b5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b6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b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e3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e3</text:p>
          </table:table-cell>
        </table:table-row>
        <table:table-row table:style-name="ro1">
          <table:table-cell office:value-type="string" calcext:value-type="string">
            <text:p>0xF</text:p>
          </table:table-cell>
          <table:table-cell office:value-type="string" calcext:value-type="string">
            <text:p>0B00</text:p>
          </table:table-cell>
          <table:table-cell office:value-type="string" calcext:value-type="string">
            <text:p>0B7F</text:p>
          </table:table-cell>
          <table:table-cell office:value-type="string" calcext:value-type="string">
            <text:p>Odia</text:p>
          </table:table-cell>
          <table:table-cell office:value-type="float" office:value="2821" calcext:value-type="float">
            <text:p>2821</text:p>
          </table:table-cell>
          <table:table-cell office:value-type="float" office:value="2837" calcext:value-type="float">
            <text:p>2837</text:p>
          </table:table-cell>
          <table:table-cell office:value-type="float" office:value="2822" calcext:value-type="float">
            <text:p>2822</text:p>
          </table:table-cell>
          <table:table-cell office:value-type="float" office:value="2878" calcext:value-type="float">
            <text:p>2878</text:p>
          </table:table-cell>
          <table:table-cell office:value-type="float" office:value="2821" calcext:value-type="float">
            <text:p>2821</text:p>
          </table:table-cell>
          <table:table-cell office:value-type="float" office:value="2877" calcext:value-type="float">
            <text:p>28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23" calcext:value-type="float">
            <text:p>2823</text:p>
          </table:table-cell>
          <table:table-cell office:value-type="float" office:value="2879" calcext:value-type="float">
            <text:p>2879</text:p>
          </table:table-cell>
          <table:table-cell office:value-type="float" office:value="2824" calcext:value-type="float">
            <text:p>2824</text:p>
          </table:table-cell>
          <table:table-cell office:value-type="float" office:value="2880" calcext:value-type="float">
            <text:p>2880</text:p>
          </table:table-cell>
          <table:table-cell office:value-type="float" office:value="2825" calcext:value-type="float">
            <text:p>2825</text:p>
          </table:table-cell>
          <table:table-cell office:value-type="float" office:value="2881" calcext:value-type="float">
            <text:p>2881</text:p>
          </table:table-cell>
          <table:table-cell office:value-type="float" office:value="2826" calcext:value-type="float">
            <text:p>2826</text:p>
          </table:table-cell>
          <table:table-cell office:value-type="float" office:value="2882" calcext:value-type="float">
            <text:p>28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1" calcext:value-type="float">
            <text:p>2831</text:p>
          </table:table-cell>
          <table:table-cell office:value-type="float" office:value="2887" calcext:value-type="float">
            <text:p>2887</text:p>
          </table:table-cell>
          <table:table-cell office:value-type="float" office:value="2832" calcext:value-type="float">
            <text:p>2832</text:p>
          </table:table-cell>
          <table:table-cell office:value-type="float" office:value="2888" calcext:value-type="float">
            <text:p>28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35" calcext:value-type="float">
            <text:p>2835</text:p>
          </table:table-cell>
          <table:table-cell office:value-type="float" office:value="2891" calcext:value-type="float">
            <text:p>2891</text:p>
          </table:table-cell>
          <table:table-cell office:value-type="float" office:value="2836" calcext:value-type="float">
            <text:p>2836</text:p>
          </table:table-cell>
          <table:table-cell office:value-type="float" office:value="2892" calcext:value-type="float">
            <text:p>2892</text:p>
          </table:table-cell>
          <table:table-cell office:value-type="float" office:value="2827" calcext:value-type="float">
            <text:p>2827</text:p>
          </table:table-cell>
          <table:table-cell office:value-type="float" office:value="2883" calcext:value-type="float">
            <text:p>2883</text:p>
          </table:table-cell>
          <table:table-cell office:value-type="float" office:value="2912" calcext:value-type="float">
            <text:p>2912</text:p>
          </table:table-cell>
          <table:table-cell office:value-type="float" office:value="2893" calcext:value-type="float">
            <text:p>2893</text:p>
          </table:table-cell>
          <table:table-cell office:value-type="float" office:value="2828" calcext:value-type="float">
            <text:p>2828</text:p>
          </table:table-cell>
          <table:table-cell office:value-type="float" office:value="2883" calcext:value-type="float">
            <text:p>2883</text:p>
          </table:table-cell>
          <table:table-cell office:value-type="float" office:value="2913" calcext:value-type="float">
            <text:p>2913</text:p>
          </table:table-cell>
          <table:table-cell office:value-type="float" office:value="2883" calcext:value-type="float">
            <text:p>2883</text:p>
          </table:table-cell>
          <table:table-cell table:number-columns-repeated="2" office:value-type="float" office:value="2818" calcext:value-type="float">
            <text:p>2818</text:p>
          </table:table-cell>
          <table:table-cell table:number-columns-repeated="2" office:value-type="float" office:value="2819" calcext:value-type="float">
            <text:p>2819</text:p>
          </table:table-cell>
          <table:table-cell office:value-type="float" office:value="2837" calcext:value-type="float">
            <text:p>2837</text:p>
          </table:table-cell>
          <table:table-cell office:value-type="float" office:value="0" calcext:value-type="float">
            <text:p>0</text:p>
          </table:table-cell>
          <table:table-cell office:value-type="float" office:value="2837" calcext:value-type="float">
            <text:p>2837</text:p>
          </table:table-cell>
          <table:table-cell office:value-type="float" office:value="2838" calcext:value-type="float">
            <text:p>2838</text:p>
          </table:table-cell>
          <table:table-cell office:value-type="float" office:value="2839" calcext:value-type="float">
            <text:p>2839</text:p>
          </table:table-cell>
          <table:table-cell office:value-type="float" office:value="2840" calcext:value-type="float">
            <text:p>2840</text:p>
          </table:table-cell>
          <table:table-cell office:value-type="float" office:value="2841" calcext:value-type="float">
            <text:p>2841</text:p>
          </table:table-cell>
          <table:table-cell office:value-type="float" office:value="2842" calcext:value-type="float">
            <text:p>2842</text:p>
          </table:table-cell>
          <table:table-cell office:value-type="float" office:value="2843" calcext:value-type="float">
            <text:p>2843</text:p>
          </table:table-cell>
          <table:table-cell office:value-type="float" office:value="2844" calcext:value-type="float">
            <text:p>2844</text:p>
          </table:table-cell>
          <table:table-cell office:value-type="float" office:value="2845" calcext:value-type="float">
            <text:p>2845</text:p>
          </table:table-cell>
          <table:table-cell office:value-type="float" office:value="2846" calcext:value-type="float">
            <text:p>2846</text:p>
          </table:table-cell>
          <table:table-cell office:value-type="float" office:value="2847" calcext:value-type="float">
            <text:p>2847</text:p>
          </table:table-cell>
          <table:table-cell office:value-type="float" office:value="2848" calcext:value-type="float">
            <text:p>2848</text:p>
          </table:table-cell>
          <table:table-cell office:value-type="float" office:value="2849" calcext:value-type="float">
            <text:p>2849</text:p>
          </table:table-cell>
          <table:table-cell office:value-type="float" office:value="2850" calcext:value-type="float">
            <text:p>2850</text:p>
          </table:table-cell>
          <table:table-cell office:value-type="float" office:value="2851" calcext:value-type="float">
            <text:p>2851</text:p>
          </table:table-cell>
          <table:table-cell office:value-type="float" office:value="2852" calcext:value-type="float">
            <text:p>2852</text:p>
          </table:table-cell>
          <table:table-cell office:value-type="float" office:value="2853" calcext:value-type="float">
            <text:p>2853</text:p>
          </table:table-cell>
          <table:table-cell office:value-type="float" office:value="2854" calcext:value-type="float">
            <text:p>2854</text:p>
          </table:table-cell>
          <table:table-cell office:value-type="float" office:value="2855" calcext:value-type="float">
            <text:p>2855</text:p>
          </table:table-cell>
          <table:table-cell table:number-columns-repeated="2" office:value-type="float" office:value="2856" calcext:value-type="float">
            <text:p>2856</text:p>
          </table:table-cell>
          <table:table-cell office:value-type="float" office:value="2858" calcext:value-type="float">
            <text:p>2858</text:p>
          </table:table-cell>
          <table:table-cell office:value-type="float" office:value="2859" calcext:value-type="float">
            <text:p>2859</text:p>
          </table:table-cell>
          <table:table-cell office:value-type="float" office:value="2860" calcext:value-type="float">
            <text:p>2860</text:p>
          </table:table-cell>
          <table:table-cell office:value-type="float" office:value="2861" calcext:value-type="float">
            <text:p>2861</text:p>
          </table:table-cell>
          <table:table-cell office:value-type="float" office:value="2862" calcext:value-type="float">
            <text:p>2862</text:p>
          </table:table-cell>
          <table:table-cell office:value-type="float" office:value="2911" calcext:value-type="float">
            <text:p>2911</text:p>
          </table:table-cell>
          <table:table-cell table:number-columns-repeated="2" office:value-type="float" office:value="2864" calcext:value-type="float">
            <text:p>2864</text:p>
          </table:table-cell>
          <table:table-cell office:value-type="float" office:value="2866" calcext:value-type="float">
            <text:p>2866</text:p>
          </table:table-cell>
          <table:table-cell table:number-columns-repeated="2" office:value-type="float" office:value="2867" calcext:value-type="float">
            <text:p>2867</text:p>
          </table:table-cell>
          <table:table-cell office:value-type="float" office:value="2929" calcext:value-type="float">
            <text:p>2929</text:p>
          </table:table-cell>
          <table:table-cell office:value-type="float" office:value="2870" calcext:value-type="float">
            <text:p>2870</text:p>
          </table:table-cell>
          <table:table-cell office:value-type="float" office:value="2871" calcext:value-type="float">
            <text:p>2871</text:p>
          </table:table-cell>
          <table:table-cell office:value-type="float" office:value="2872" calcext:value-type="float">
            <text:p>2872</text:p>
          </table:table-cell>
          <table:table-cell office:value-type="float" office:value="2873" calcext:value-type="float">
            <text:p>287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9FF</text:p>
          </table:table-cell>
          <table:table-cell office:value-type="string" calcext:value-type="string">
            <text:p>Assamese</text:p>
          </table:table-cell>
          <table:table-cell office:value-type="float" office:value="2437" calcext:value-type="float">
            <text:p>2437</text:p>
          </table:table-cell>
          <table:table-cell office:value-type="float" office:value="2453" calcext:value-type="float">
            <text:p>2453</text:p>
          </table:table-cell>
          <table:table-cell office:value-type="float" office:value="2438" calcext:value-type="float">
            <text:p>2438</text:p>
          </table:table-cell>
          <table:table-cell office:value-type="float" office:value="2494" calcext:value-type="float">
            <text:p>2494</text:p>
          </table:table-cell>
          <table:table-cell office:value-type="float" office:value="2437" calcext:value-type="float">
            <text:p>2437</text:p>
          </table:table-cell>
          <table:table-cell office:value-type="float" office:value="2494" calcext:value-type="float">
            <text:p>2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2495" calcext:value-type="float">
            <text:p>2495</text:p>
          </table:table-cell>
          <table:table-cell office:value-type="float" office:value="2440" calcext:value-type="float">
            <text:p>2440</text:p>
          </table:table-cell>
          <table:table-cell office:value-type="float" office:value="2496" calcext:value-type="float">
            <text:p>2496</text:p>
          </table:table-cell>
          <table:table-cell office:value-type="float" office:value="2441" calcext:value-type="float">
            <text:p>2441</text:p>
          </table:table-cell>
          <table:table-cell office:value-type="float" office:value="2497" calcext:value-type="float">
            <text:p>2497</text:p>
          </table:table-cell>
          <table:table-cell office:value-type="float" office:value="2442" calcext:value-type="float">
            <text:p>2442</text:p>
          </table:table-cell>
          <table:table-cell office:value-type="float" office:value="2498" calcext:value-type="float">
            <text:p>24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7" calcext:value-type="float">
            <text:p>2447</text:p>
          </table:table-cell>
          <table:table-cell office:value-type="float" office:value="2503" calcext:value-type="float">
            <text:p>2503</text:p>
          </table:table-cell>
          <table:table-cell office:value-type="float" office:value="2448" calcext:value-type="float">
            <text:p>2448</text:p>
          </table:table-cell>
          <table:table-cell office:value-type="float" office:value="2504" calcext:value-type="float">
            <text:p>2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51" calcext:value-type="float">
            <text:p>2451</text:p>
          </table:table-cell>
          <table:table-cell office:value-type="float" office:value="2507" calcext:value-type="float">
            <text:p>2507</text:p>
          </table:table-cell>
          <table:table-cell office:value-type="float" office:value="2452" calcext:value-type="float">
            <text:p>2452</text:p>
          </table:table-cell>
          <table:table-cell office:value-type="float" office:value="2508" calcext:value-type="float">
            <text:p>2508</text:p>
          </table:table-cell>
          <table:table-cell office:value-type="float" office:value="2443" calcext:value-type="float">
            <text:p>2443</text:p>
          </table:table-cell>
          <table:table-cell office:value-type="float" office:value="2499" calcext:value-type="float">
            <text:p>2499</text:p>
          </table:table-cell>
          <table:table-cell office:value-type="float" office:value="2528" calcext:value-type="float">
            <text:p>2528</text:p>
          </table:table-cell>
          <table:table-cell office:value-type="float" office:value="2500" calcext:value-type="float">
            <text:p>2500</text:p>
          </table:table-cell>
          <table:table-cell office:value-type="float" office:value="2444" calcext:value-type="float">
            <text:p>2444</text:p>
          </table:table-cell>
          <table:table-cell office:value-type="float" office:value="2530" calcext:value-type="float">
            <text:p>2530</text:p>
          </table:table-cell>
          <table:table-cell office:value-type="float" office:value="2529" calcext:value-type="float">
            <text:p>2529</text:p>
          </table:table-cell>
          <table:table-cell office:value-type="float" office:value="2531" calcext:value-type="float">
            <text:p>2531</text:p>
          </table:table-cell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  <table:table-cell office:value-type="float" office:value="2435" calcext:value-type="float">
            <text:p>2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 office:value-type="float" office:value="2454" calcext:value-type="float">
            <text:p>2454</text:p>
          </table:table-cell>
          <table:table-cell office:value-type="float" office:value="2455" calcext:value-type="float">
            <text:p>2455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8" calcext:value-type="float">
            <text:p>2458</text:p>
          </table:table-cell>
          <table:table-cell office:value-type="float" office:value="2459" calcext:value-type="float">
            <text:p>2459</text:p>
          </table:table-cell>
          <table:table-cell office:value-type="float" office:value="2460" calcext:value-type="float">
            <text:p>2460</text:p>
          </table:table-cell>
          <table:table-cell office:value-type="float" office:value="2461" calcext:value-type="float">
            <text:p>2461</text:p>
          </table:table-cell>
          <table:table-cell office:value-type="float" office:value="2462" calcext:value-type="float">
            <text:p>2462</text:p>
          </table:table-cell>
          <table:table-cell office:value-type="float" office:value="2463" calcext:value-type="float">
            <text:p>2463</text:p>
          </table:table-cell>
          <table:table-cell office:value-type="float" office:value="2464" calcext:value-type="float">
            <text:p>2464</text:p>
          </table:table-cell>
          <table:table-cell office:value-type="float" office:value="2465" calcext:value-type="float">
            <text:p>2465</text:p>
          </table:table-cell>
          <table:table-cell office:value-type="float" office:value="2466" calcext:value-type="float">
            <text:p>2466</text:p>
          </table:table-cell>
          <table:table-cell office:value-type="float" office:value="2467" calcext:value-type="float">
            <text:p>2467</text:p>
          </table:table-cell>
          <table:table-cell office:value-type="float" office:value="2468" calcext:value-type="float">
            <text:p>2468</text:p>
          </table:table-cell>
          <table:table-cell office:value-type="float" office:value="2469" calcext:value-type="float">
            <text:p>2469</text:p>
          </table:table-cell>
          <table:table-cell office:value-type="float" office:value="2470" calcext:value-type="float">
            <text:p>2470</text:p>
          </table:table-cell>
          <table:table-cell office:value-type="float" office:value="2471" calcext:value-type="float">
            <text:p>2471</text:p>
          </table:table-cell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office:value-type="float" office:value="2475" calcext:value-type="float">
            <text:p>2475</text:p>
          </table:table-cell>
          <table:table-cell office:value-type="float" office:value="2476" calcext:value-type="float">
            <text:p>2476</text:p>
          </table:table-cell>
          <table:table-cell office:value-type="float" office:value="2477" calcext:value-type="float">
            <text:p>2477</text:p>
          </table:table-cell>
          <table:table-cell office:value-type="float" office:value="2478" calcext:value-type="float">
            <text:p>2478</text:p>
          </table:table-cell>
          <table:table-cell office:value-type="float" office:value="2479" calcext:value-type="float">
            <text:p>2479</text:p>
          </table:table-cell>
          <table:table-cell office:value-type="float" office:value="2544" calcext:value-type="float">
            <text:p>2544</text:p>
          </table:table-cell>
          <table:table-cell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45" calcext:value-type="float">
            <text:p>2545</text:p>
          </table:table-cell>
          <table:table-cell office:value-type="float" office:value="2486" calcext:value-type="float">
            <text:p>2486</text:p>
          </table:table-cell>
          <table:table-cell office:value-type="float" office:value="2487" calcext:value-type="float">
            <text:p>2487</text:p>
          </table:table-cell>
          <table:table-cell office:value-type="float" office:value="2488" calcext:value-type="float">
            <text:p>2488</text:p>
          </table:table-cell>
          <table:table-cell office:value-type="float" office:value="2489" calcext:value-type="float">
            <text:p>24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 office:value-type="float" office:value="2524" calcext:value-type="float">
            <text:p>2524</text:p>
          </table:table-cell>
          <table:table-cell office:value-type="float" office:value="2525" calcext:value-type="float">
            <text:p>2525</text:p>
          </table:table-cell>
          <table:table-cell office:value-type="float" office:value="2527" calcext:value-type="float">
            <text:p>2527</text:p>
          </table:table-cell>
          <table:table-cell office:value-type="float" office:value="2510" calcext:value-type="float">
            <text:p>25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3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9FF</text:p>
          </table:table-cell>
          <table:table-cell office:value-type="string" calcext:value-type="string">
            <text:p>Bengali</text:p>
          </table:table-cell>
          <table:table-cell office:value-type="float" office:value="2437" calcext:value-type="float">
            <text:p>2437</text:p>
          </table:table-cell>
          <table:table-cell office:value-type="float" office:value="2453" calcext:value-type="float">
            <text:p>2453</text:p>
          </table:table-cell>
          <table:table-cell office:value-type="float" office:value="2438" calcext:value-type="float">
            <text:p>2438</text:p>
          </table:table-cell>
          <table:table-cell office:value-type="float" office:value="2494" calcext:value-type="float">
            <text:p>2494</text:p>
          </table:table-cell>
          <table:table-cell office:value-type="float" office:value="2437" calcext:value-type="float">
            <text:p>2437</text:p>
          </table:table-cell>
          <table:table-cell office:value-type="float" office:value="2494" calcext:value-type="float">
            <text:p>249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39" calcext:value-type="float">
            <text:p>2439</text:p>
          </table:table-cell>
          <table:table-cell office:value-type="float" office:value="2495" calcext:value-type="float">
            <text:p>2495</text:p>
          </table:table-cell>
          <table:table-cell office:value-type="float" office:value="2440" calcext:value-type="float">
            <text:p>2440</text:p>
          </table:table-cell>
          <table:table-cell office:value-type="float" office:value="2496" calcext:value-type="float">
            <text:p>2496</text:p>
          </table:table-cell>
          <table:table-cell office:value-type="float" office:value="2441" calcext:value-type="float">
            <text:p>2441</text:p>
          </table:table-cell>
          <table:table-cell office:value-type="float" office:value="2497" calcext:value-type="float">
            <text:p>2497</text:p>
          </table:table-cell>
          <table:table-cell office:value-type="float" office:value="2442" calcext:value-type="float">
            <text:p>2442</text:p>
          </table:table-cell>
          <table:table-cell office:value-type="float" office:value="2498" calcext:value-type="float">
            <text:p>2498</text:p>
          </table:table-cell>
          <table:table-cell office:value-type="float" office:value="2447" calcext:value-type="float">
            <text:p>2447</text:p>
          </table:table-cell>
          <table:table-cell office:value-type="float" office:value="2503" calcext:value-type="float">
            <text:p>25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48" calcext:value-type="float">
            <text:p>2448</text:p>
          </table:table-cell>
          <table:table-cell office:value-type="float" office:value="2504" calcext:value-type="float">
            <text:p>2504</text:p>
          </table:table-cell>
          <table:table-cell office:value-type="float" office:value="2437" calcext:value-type="float">
            <text:p>2437</text:p>
          </table:table-cell>
          <table:table-cell office:value-type="float" office:value="2453" calcext:value-type="float">
            <text:p>2453</text:p>
          </table:table-cell>
          <table:table-cell office:value-type="float" office:value="2451" calcext:value-type="float">
            <text:p>2451</text:p>
          </table:table-cell>
          <table:table-cell office:value-type="float" office:value="2507" calcext:value-type="float">
            <text:p>2507</text:p>
          </table:table-cell>
          <table:table-cell office:value-type="float" office:value="2452" calcext:value-type="float">
            <text:p>2452</text:p>
          </table:table-cell>
          <table:table-cell office:value-type="float" office:value="2508" calcext:value-type="float">
            <text:p>2508</text:p>
          </table:table-cell>
          <table:table-cell office:value-type="float" office:value="2443" calcext:value-type="float">
            <text:p>2443</text:p>
          </table:table-cell>
          <table:table-cell office:value-type="float" office:value="2499" calcext:value-type="float">
            <text:p>2499</text:p>
          </table:table-cell>
          <table:table-cell office:value-type="float" office:value="2528" calcext:value-type="float">
            <text:p>2528</text:p>
          </table:table-cell>
          <table:table-cell office:value-type="float" office:value="2500" calcext:value-type="float">
            <text:p>2500</text:p>
          </table:table-cell>
          <table:table-cell office:value-type="float" office:value="2444" calcext:value-type="float">
            <text:p>2444</text:p>
          </table:table-cell>
          <table:table-cell office:value-type="float" office:value="2530" calcext:value-type="float">
            <text:p>2530</text:p>
          </table:table-cell>
          <table:table-cell office:value-type="float" office:value="2529" calcext:value-type="float">
            <text:p>2529</text:p>
          </table:table-cell>
          <table:table-cell office:value-type="float" office:value="2531" calcext:value-type="float">
            <text:p>2531</text:p>
          </table:table-cell>
          <table:table-cell office:value-type="float" office:value="2434" calcext:value-type="float">
            <text:p>2434</text:p>
          </table:table-cell>
          <table:table-cell office:value-type="float" office:value="0" calcext:value-type="float">
            <text:p>0</text:p>
          </table:table-cell>
          <table:table-cell office:value-type="float" office:value="2435" calcext:value-type="float">
            <text:p>24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53" calcext:value-type="float">
            <text:p>2453</text:p>
          </table:table-cell>
          <table:table-cell office:value-type="float" office:value="2454" calcext:value-type="float">
            <text:p>2454</text:p>
          </table:table-cell>
          <table:table-cell office:value-type="float" office:value="2455" calcext:value-type="float">
            <text:p>2455</text:p>
          </table:table-cell>
          <table:table-cell office:value-type="float" office:value="2456" calcext:value-type="float">
            <text:p>2456</text:p>
          </table:table-cell>
          <table:table-cell office:value-type="float" office:value="2457" calcext:value-type="float">
            <text:p>2457</text:p>
          </table:table-cell>
          <table:table-cell office:value-type="float" office:value="2458" calcext:value-type="float">
            <text:p>2458</text:p>
          </table:table-cell>
          <table:table-cell office:value-type="float" office:value="2459" calcext:value-type="float">
            <text:p>2459</text:p>
          </table:table-cell>
          <table:table-cell office:value-type="float" office:value="2460" calcext:value-type="float">
            <text:p>2460</text:p>
          </table:table-cell>
          <table:table-cell office:value-type="float" office:value="2461" calcext:value-type="float">
            <text:p>2461</text:p>
          </table:table-cell>
          <table:table-cell office:value-type="float" office:value="2462" calcext:value-type="float">
            <text:p>2462</text:p>
          </table:table-cell>
          <table:table-cell office:value-type="float" office:value="2463" calcext:value-type="float">
            <text:p>2463</text:p>
          </table:table-cell>
          <table:table-cell office:value-type="float" office:value="2464" calcext:value-type="float">
            <text:p>2464</text:p>
          </table:table-cell>
          <table:table-cell office:value-type="float" office:value="2465" calcext:value-type="float">
            <text:p>2465</text:p>
          </table:table-cell>
          <table:table-cell office:value-type="float" office:value="2466" calcext:value-type="float">
            <text:p>2466</text:p>
          </table:table-cell>
          <table:table-cell office:value-type="float" office:value="2467" calcext:value-type="float">
            <text:p>2467</text:p>
          </table:table-cell>
          <table:table-cell office:value-type="float" office:value="2468" calcext:value-type="float">
            <text:p>2468</text:p>
          </table:table-cell>
          <table:table-cell office:value-type="float" office:value="2469" calcext:value-type="float">
            <text:p>2469</text:p>
          </table:table-cell>
          <table:table-cell office:value-type="float" office:value="2470" calcext:value-type="float">
            <text:p>2470</text:p>
          </table:table-cell>
          <table:table-cell office:value-type="float" office:value="2471" calcext:value-type="float">
            <text:p>2471</text:p>
          </table:table-cell>
          <table:table-cell office:value-type="float" office:value="2472" calcext:value-type="float">
            <text:p>2472</text:p>
          </table:table-cell>
          <table:table-cell office:value-type="float" office:value="0" calcext:value-type="float">
            <text:p>0</text:p>
          </table:table-cell>
          <table:table-cell office:value-type="float" office:value="2474" calcext:value-type="float">
            <text:p>2474</text:p>
          </table:table-cell>
          <table:table-cell office:value-type="float" office:value="2475" calcext:value-type="float">
            <text:p>2475</text:p>
          </table:table-cell>
          <table:table-cell office:value-type="float" office:value="2476" calcext:value-type="float">
            <text:p>2476</text:p>
          </table:table-cell>
          <table:table-cell office:value-type="float" office:value="2477" calcext:value-type="float">
            <text:p>2477</text:p>
          </table:table-cell>
          <table:table-cell office:value-type="float" office:value="2478" calcext:value-type="float">
            <text:p>2478</text:p>
          </table:table-cell>
          <table:table-cell office:value-type="float" office:value="2479" calcext:value-type="float">
            <text:p>2479</text:p>
          </table:table-cell>
          <table:table-cell office:value-type="float" office:value="2480" calcext:value-type="float">
            <text:p>2480</text:p>
          </table:table-cell>
          <table:table-cell office:value-type="float" office:value="0" calcext:value-type="float">
            <text:p>0</text:p>
          </table:table-cell>
          <table:table-cell office:value-type="float" office:value="2482" calcext:value-type="float">
            <text:p>24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86" calcext:value-type="float">
            <text:p>2486</text:p>
          </table:table-cell>
          <table:table-cell office:value-type="float" office:value="2487" calcext:value-type="float">
            <text:p>2487</text:p>
          </table:table-cell>
          <table:table-cell office:value-type="float" office:value="2488" calcext:value-type="float">
            <text:p>2488</text:p>
          </table:table-cell>
          <table:table-cell office:value-type="float" office:value="2489" calcext:value-type="float">
            <text:p>24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  <table:table-cell office:value-type="float" office:value="2524" calcext:value-type="float">
            <text:p>2524</text:p>
          </table:table-cell>
          <table:table-cell office:value-type="float" office:value="2525" calcext:value-type="float">
            <text:p>2525</text:p>
          </table:table-cell>
          <table:table-cell office:value-type="float" office:value="2527" calcext:value-type="float">
            <text:p>2527</text:p>
          </table:table-cell>
          <table:table-cell office:value-type="float" office:value="2510" calcext:value-type="float">
            <text:p>251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6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97F</text:p>
          </table:table-cell>
          <table:table-cell office:value-type="string" calcext:value-type="string">
            <text:p>Devanagari</text:p>
          </table:table-cell>
          <table:table-cell office:value-type="float" office:value="2309" calcext:value-type="float">
            <text:p>2309</text:p>
          </table:table-cell>
          <table:table-cell office:value-type="float" office:value="2325" calcext:value-type="float">
            <text:p>2325</text:p>
          </table:table-cell>
          <table:table-cell office:value-type="float" office:value="2310" calcext:value-type="float">
            <text:p>2310</text:p>
          </table:table-cell>
          <table:table-cell office:value-type="float" office:value="2366" calcext:value-type="float">
            <text:p>2366</text:p>
          </table:table-cell>
          <table:table-cell office:value-type="float" office:value="2309" calcext:value-type="float">
            <text:p>2309</text:p>
          </table:table-cell>
          <table:table-cell office:value-type="float" office:value="2373" calcext:value-type="float">
            <text:p>2373</text:p>
          </table:table-cell>
          <table:table-cell office:value-type="float" office:value="2321" calcext:value-type="float">
            <text:p>2321</text:p>
          </table:table-cell>
          <table:table-cell office:value-type="float" office:value="2377" calcext:value-type="float">
            <text:p>2377</text:p>
          </table:table-cell>
          <table:table-cell office:value-type="float" office:value="2311" calcext:value-type="float">
            <text:p>2311</text:p>
          </table:table-cell>
          <table:table-cell office:value-type="float" office:value="2367" calcext:value-type="float">
            <text:p>2367</text:p>
          </table:table-cell>
          <table:table-cell office:value-type="float" office:value="2312" calcext:value-type="float">
            <text:p>2312</text:p>
          </table:table-cell>
          <table:table-cell office:value-type="float" office:value="2368" calcext:value-type="float">
            <text:p>2368</text:p>
          </table:table-cell>
          <table:table-cell office:value-type="float" office:value="2313" calcext:value-type="float">
            <text:p>2313</text:p>
          </table:table-cell>
          <table:table-cell office:value-type="float" office:value="2369" calcext:value-type="float">
            <text:p>2369</text:p>
          </table:table-cell>
          <table:table-cell office:value-type="float" office:value="2314" calcext:value-type="float">
            <text:p>2314</text:p>
          </table:table-cell>
          <table:table-cell office:value-type="float" office:value="2370" calcext:value-type="float">
            <text:p>2370</text:p>
          </table:table-cell>
          <table:table-cell office:value-type="float" office:value="2318" calcext:value-type="float">
            <text:p>2318</text:p>
          </table:table-cell>
          <table:table-cell office:value-type="float" office:value="2374" calcext:value-type="float">
            <text:p>2374</text:p>
          </table:table-cell>
          <table:table-cell office:value-type="float" office:value="2319" calcext:value-type="float">
            <text:p>2319</text:p>
          </table:table-cell>
          <table:table-cell office:value-type="float" office:value="2375" calcext:value-type="float">
            <text:p>2375</text:p>
          </table:table-cell>
          <table:table-cell office:value-type="float" office:value="2320" calcext:value-type="float">
            <text:p>2320</text:p>
          </table:table-cell>
          <table:table-cell office:value-type="float" office:value="2376" calcext:value-type="float">
            <text:p>2376</text:p>
          </table:table-cell>
          <table:table-cell office:value-type="float" office:value="2322" calcext:value-type="float">
            <text:p>2322</text:p>
          </table:table-cell>
          <table:table-cell office:value-type="float" office:value="2378" calcext:value-type="float">
            <text:p>2378</text:p>
          </table:table-cell>
          <table:table-cell office:value-type="float" office:value="2323" calcext:value-type="float">
            <text:p>2323</text:p>
          </table:table-cell>
          <table:table-cell office:value-type="float" office:value="2379" calcext:value-type="float">
            <text:p>2379</text:p>
          </table:table-cell>
          <table:table-cell office:value-type="float" office:value="2324" calcext:value-type="float">
            <text:p>2324</text:p>
          </table:table-cell>
          <table:table-cell office:value-type="float" office:value="2380" calcext:value-type="float">
            <text:p>2380</text:p>
          </table:table-cell>
          <table:table-cell office:value-type="float" office:value="2315" calcext:value-type="float">
            <text:p>2315</text:p>
          </table:table-cell>
          <table:table-cell office:value-type="float" office:value="2371" calcext:value-type="float">
            <text:p>2371</text:p>
          </table:table-cell>
          <table:table-cell office:value-type="float" office:value="2400" calcext:value-type="float">
            <text:p>2400</text:p>
          </table:table-cell>
          <table:table-cell office:value-type="float" office:value="2372" calcext:value-type="float">
            <text:p>2372</text:p>
          </table:table-cell>
          <table:table-cell office:value-type="float" office:value="2316" calcext:value-type="float">
            <text:p>2316</text:p>
          </table:table-cell>
          <table:table-cell office:value-type="float" office:value="2402" calcext:value-type="float">
            <text:p>2402</text:p>
          </table:table-cell>
          <table:table-cell office:value-type="float" office:value="2401" calcext:value-type="float">
            <text:p>2401</text:p>
          </table:table-cell>
          <table:table-cell office:value-type="float" office:value="2403" calcext:value-type="float">
            <text:p>2403</text:p>
          </table:table-cell>
          <table:table-cell office:value-type="float" office:value="2309" calcext:value-type="float">
            <text:p>2309</text:p>
          </table:table-cell>
          <table:table-cell office:value-type="float" office:value="2306" calcext:value-type="float">
            <text:p>2306</text:p>
          </table:table-cell>
          <table:table-cell office:value-type="float" office:value="2309" calcext:value-type="float">
            <text:p>2309</text:p>
          </table:table-cell>
          <table:table-cell office:value-type="float" office:value="2307" calcext:value-type="float">
            <text:p>2307</text:p>
          </table:table-cell>
          <table:table-cell office:value-type="float" office:value="2325" calcext:value-type="float">
            <text:p>2325</text:p>
          </table:table-cell>
          <table:table-cell office:value-type="float" office:value="2404" calcext:value-type="float">
            <text:p>2404</text:p>
          </table:table-cell>
          <table:table-cell office:value-type="float" office:value="2325" calcext:value-type="float">
            <text:p>2325</text:p>
          </table:table-cell>
          <table:table-cell office:value-type="float" office:value="2326" calcext:value-type="float">
            <text:p>2326</text:p>
          </table:table-cell>
          <table:table-cell office:value-type="float" office:value="2327" calcext:value-type="float">
            <text:p>2327</text:p>
          </table:table-cell>
          <table:table-cell office:value-type="float" office:value="2328" calcext:value-type="float">
            <text:p>2328</text:p>
          </table:table-cell>
          <table:table-cell office:value-type="float" office:value="2329" calcext:value-type="float">
            <text:p>2329</text:p>
          </table:table-cell>
          <table:table-cell office:value-type="float" office:value="2330" calcext:value-type="float">
            <text:p>2330</text:p>
          </table:table-cell>
          <table:table-cell office:value-type="float" office:value="2331" calcext:value-type="float">
            <text:p>2331</text:p>
          </table:table-cell>
          <table:table-cell office:value-type="float" office:value="2332" calcext:value-type="float">
            <text:p>2332</text:p>
          </table:table-cell>
          <table:table-cell office:value-type="float" office:value="2333" calcext:value-type="float">
            <text:p>2333</text:p>
          </table:table-cell>
          <table:table-cell office:value-type="float" office:value="2334" calcext:value-type="float">
            <text:p>2334</text:p>
          </table:table-cell>
          <table:table-cell office:value-type="float" office:value="2335" calcext:value-type="float">
            <text:p>2335</text:p>
          </table:table-cell>
          <table:table-cell office:value-type="float" office:value="2336" calcext:value-type="float">
            <text:p>2336</text:p>
          </table:table-cell>
          <table:table-cell office:value-type="float" office:value="2337" calcext:value-type="float">
            <text:p>2337</text:p>
          </table:table-cell>
          <table:table-cell office:value-type="float" office:value="2338" calcext:value-type="float">
            <text:p>2338</text:p>
          </table:table-cell>
          <table:table-cell office:value-type="float" office:value="2339" calcext:value-type="float">
            <text:p>2339</text:p>
          </table:table-cell>
          <table:table-cell office:value-type="float" office:value="2340" calcext:value-type="float">
            <text:p>2340</text:p>
          </table:table-cell>
          <table:table-cell office:value-type="float" office:value="2341" calcext:value-type="float">
            <text:p>2341</text:p>
          </table:table-cell>
          <table:table-cell office:value-type="float" office:value="2342" calcext:value-type="float">
            <text:p>2342</text:p>
          </table:table-cell>
          <table:table-cell office:value-type="float" office:value="2343" calcext:value-type="float">
            <text:p>2343</text:p>
          </table:table-cell>
          <table:table-cell office:value-type="float" office:value="2344" calcext:value-type="float">
            <text:p>2344</text:p>
          </table:table-cell>
          <table:table-cell office:value-type="float" office:value="2345" calcext:value-type="float">
            <text:p>2345</text:p>
          </table:table-cell>
          <table:table-cell office:value-type="float" office:value="2346" calcext:value-type="float">
            <text:p>2346</text:p>
          </table:table-cell>
          <table:table-cell office:value-type="float" office:value="2347" calcext:value-type="float">
            <text:p>2347</text:p>
          </table:table-cell>
          <table:table-cell office:value-type="float" office:value="2348" calcext:value-type="float">
            <text:p>2348</text:p>
          </table:table-cell>
          <table:table-cell office:value-type="float" office:value="2349" calcext:value-type="float">
            <text:p>2349</text:p>
          </table:table-cell>
          <table:table-cell office:value-type="float" office:value="2350" calcext:value-type="float">
            <text:p>2350</text:p>
          </table:table-cell>
          <table:table-cell office:value-type="float" office:value="2351" calcext:value-type="float">
            <text:p>2351</text:p>
          </table:table-cell>
          <table:table-cell office:value-type="float" office:value="2352" calcext:value-type="float">
            <text:p>2352</text:p>
          </table:table-cell>
          <table:table-cell office:value-type="float" office:value="2353" calcext:value-type="float">
            <text:p>2353</text:p>
          </table:table-cell>
          <table:table-cell office:value-type="float" office:value="2354" calcext:value-type="float">
            <text:p>2354</text:p>
          </table:table-cell>
          <table:table-cell office:value-type="float" office:value="2355" calcext:value-type="float">
            <text:p>2355</text:p>
          </table:table-cell>
          <table:table-cell office:value-type="float" office:value="2356" calcext:value-type="float">
            <text:p>2356</text:p>
          </table:table-cell>
          <table:table-cell office:value-type="float" office:value="2357" calcext:value-type="float">
            <text:p>2357</text:p>
          </table:table-cell>
          <table:table-cell office:value-type="float" office:value="2358" calcext:value-type="float">
            <text:p>2358</text:p>
          </table:table-cell>
          <table:table-cell office:value-type="float" office:value="2359" calcext:value-type="float">
            <text:p>2359</text:p>
          </table:table-cell>
          <table:table-cell office:value-type="float" office:value="2360" calcext:value-type="float">
            <text:p>2360</text:p>
          </table:table-cell>
          <table:table-cell office:value-type="float" office:value="2361" calcext:value-type="float">
            <text:p>236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7</text:p>
          </table:table-cell>
          <table:table-cell office:value-type="string" calcext:value-type="string">
            <text:p>A80</text:p>
          </table:table-cell>
          <table:table-cell office:value-type="string" calcext:value-type="string">
            <text:p>AFF</text:p>
          </table:table-cell>
          <table:table-cell office:value-type="string" calcext:value-type="string">
            <text:p>Gujarati</text:p>
          </table:table-cell>
          <table:table-cell office:value-type="float" office:value="2693" calcext:value-type="float">
            <text:p>2693</text:p>
          </table:table-cell>
          <table:table-cell office:value-type="float" office:value="2709" calcext:value-type="float">
            <text:p>2709</text:p>
          </table:table-cell>
          <table:table-cell office:value-type="float" office:value="2694" calcext:value-type="float">
            <text:p>2694</text:p>
          </table:table-cell>
          <table:table-cell office:value-type="float" office:value="2750" calcext:value-type="float">
            <text:p>27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695" calcext:value-type="float">
            <text:p>2695</text:p>
          </table:table-cell>
          <table:table-cell office:value-type="float" office:value="2751" calcext:value-type="float">
            <text:p>2751</text:p>
          </table:table-cell>
          <table:table-cell office:value-type="float" office:value="2696" calcext:value-type="float">
            <text:p>2696</text:p>
          </table:table-cell>
          <table:table-cell office:value-type="float" office:value="2752" calcext:value-type="float">
            <text:p>2752</text:p>
          </table:table-cell>
          <table:table-cell office:value-type="float" office:value="2697" calcext:value-type="float">
            <text:p>2697</text:p>
          </table:table-cell>
          <table:table-cell office:value-type="float" office:value="2753" calcext:value-type="float">
            <text:p>2753</text:p>
          </table:table-cell>
          <table:table-cell office:value-type="float" office:value="2698" calcext:value-type="float">
            <text:p>2698</text:p>
          </table:table-cell>
          <table:table-cell office:value-type="float" office:value="2754" calcext:value-type="float">
            <text:p>27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3" calcext:value-type="float">
            <text:p>2703</text:p>
          </table:table-cell>
          <table:table-cell office:value-type="float" office:value="2759" calcext:value-type="float">
            <text:p>2759</text:p>
          </table:table-cell>
          <table:table-cell office:value-type="float" office:value="2704" calcext:value-type="float">
            <text:p>2704</text:p>
          </table:table-cell>
          <table:table-cell office:value-type="float" office:value="2760" calcext:value-type="float">
            <text:p>27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07" calcext:value-type="float">
            <text:p>2707</text:p>
          </table:table-cell>
          <table:table-cell office:value-type="float" office:value="2763" calcext:value-type="float">
            <text:p>2763</text:p>
          </table:table-cell>
          <table:table-cell office:value-type="float" office:value="2708" calcext:value-type="float">
            <text:p>2708</text:p>
          </table:table-cell>
          <table:table-cell office:value-type="float" office:value="2764" calcext:value-type="float">
            <text:p>2764</text:p>
          </table:table-cell>
          <table:table-cell office:value-type="float" office:value="2699" calcext:value-type="float">
            <text:p>2699</text:p>
          </table:table-cell>
          <table:table-cell office:value-type="float" office:value="2755" calcext:value-type="float">
            <text:p>2755</text:p>
          </table:table-cell>
          <table:table-cell office:value-type="float" office:value="2784" calcext:value-type="float">
            <text:p>2784</text:p>
          </table:table-cell>
          <table:table-cell office:value-type="float" office:value="2756" calcext:value-type="float">
            <text:p>2756</text:p>
          </table:table-cell>
          <table:table-cell office:value-type="float" office:value="2700" calcext:value-type="float">
            <text:p>2700</text:p>
          </table:table-cell>
          <table:table-cell office:value-type="float" office:value="2786" calcext:value-type="float">
            <text:p>2786</text:p>
          </table:table-cell>
          <table:table-cell office:value-type="float" office:value="2785" calcext:value-type="float">
            <text:p>2785</text:p>
          </table:table-cell>
          <table:table-cell office:value-type="float" office:value="2787" calcext:value-type="float">
            <text:p>278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709" calcext:value-type="float">
            <text:p>2709</text:p>
          </table:table-cell>
          <table:table-cell office:value-type="float" office:value="2710" calcext:value-type="float">
            <text:p>2710</text:p>
          </table:table-cell>
          <table:table-cell office:value-type="float" office:value="2711" calcext:value-type="float">
            <text:p>2711</text:p>
          </table:table-cell>
          <table:table-cell office:value-type="float" office:value="2712" calcext:value-type="float">
            <text:p>2712</text:p>
          </table:table-cell>
          <table:table-cell office:value-type="float" office:value="2713" calcext:value-type="float">
            <text:p>2713</text:p>
          </table:table-cell>
          <table:table-cell office:value-type="float" office:value="2714" calcext:value-type="float">
            <text:p>2714</text:p>
          </table:table-cell>
          <table:table-cell office:value-type="float" office:value="2715" calcext:value-type="float">
            <text:p>2715</text:p>
          </table:table-cell>
          <table:table-cell office:value-type="float" office:value="2716" calcext:value-type="float">
            <text:p>2716</text:p>
          </table:table-cell>
          <table:table-cell office:value-type="float" office:value="2717" calcext:value-type="float">
            <text:p>2717</text:p>
          </table:table-cell>
          <table:table-cell office:value-type="float" office:value="2718" calcext:value-type="float">
            <text:p>2718</text:p>
          </table:table-cell>
          <table:table-cell office:value-type="float" office:value="2719" calcext:value-type="float">
            <text:p>2719</text:p>
          </table:table-cell>
          <table:table-cell office:value-type="float" office:value="2720" calcext:value-type="float">
            <text:p>2720</text:p>
          </table:table-cell>
          <table:table-cell office:value-type="float" office:value="2721" calcext:value-type="float">
            <text:p>2721</text:p>
          </table:table-cell>
          <table:table-cell office:value-type="float" office:value="2722" calcext:value-type="float">
            <text:p>2722</text:p>
          </table:table-cell>
          <table:table-cell office:value-type="float" office:value="2723" calcext:value-type="float">
            <text:p>2723</text:p>
          </table:table-cell>
          <table:table-cell office:value-type="float" office:value="2724" calcext:value-type="float">
            <text:p>2724</text:p>
          </table:table-cell>
          <table:table-cell office:value-type="float" office:value="2725" calcext:value-type="float">
            <text:p>2725</text:p>
          </table:table-cell>
          <table:table-cell office:value-type="float" office:value="2726" calcext:value-type="float">
            <text:p>2726</text:p>
          </table:table-cell>
          <table:table-cell office:value-type="float" office:value="2727" calcext:value-type="float">
            <text:p>2727</text:p>
          </table:table-cell>
          <table:table-cell office:value-type="float" office:value="2728" calcext:value-type="float">
            <text:p>2728</text:p>
          </table:table-cell>
          <table:table-cell office:value-type="float" office:value="0" calcext:value-type="float">
            <text:p>0</text:p>
          </table:table-cell>
          <table:table-cell office:value-type="float" office:value="2730" calcext:value-type="float">
            <text:p>2730</text:p>
          </table:table-cell>
          <table:table-cell office:value-type="float" office:value="2731" calcext:value-type="float">
            <text:p>2731</text:p>
          </table:table-cell>
          <table:table-cell office:value-type="float" office:value="2732" calcext:value-type="float">
            <text:p>2732</text:p>
          </table:table-cell>
          <table:table-cell office:value-type="float" office:value="2733" calcext:value-type="float">
            <text:p>2733</text:p>
          </table:table-cell>
          <table:table-cell office:value-type="float" office:value="2734" calcext:value-type="float">
            <text:p>2734</text:p>
          </table:table-cell>
          <table:table-cell office:value-type="float" office:value="2735" calcext:value-type="float">
            <text:p>2735</text:p>
          </table:table-cell>
          <table:table-cell office:value-type="float" office:value="2736" calcext:value-type="float">
            <text:p>2736</text:p>
          </table:table-cell>
          <table:table-cell office:value-type="float" office:value="0" calcext:value-type="float">
            <text:p>0</text:p>
          </table:table-cell>
          <table:table-cell office:value-type="float" office:value="2738" calcext:value-type="float">
            <text:p>2738</text:p>
          </table:table-cell>
          <table:table-cell office:value-type="float" office:value="2739" calcext:value-type="float">
            <text:p>2739</text:p>
          </table:table-cell>
          <table:table-cell office:value-type="float" office:value="0" calcext:value-type="float">
            <text:p>0</text:p>
          </table:table-cell>
          <table:table-cell office:value-type="float" office:value="2741" calcext:value-type="float">
            <text:p>2741</text:p>
          </table:table-cell>
          <table:table-cell office:value-type="float" office:value="2742" calcext:value-type="float">
            <text:p>2742</text:p>
          </table:table-cell>
          <table:table-cell office:value-type="float" office:value="2743" calcext:value-type="float">
            <text:p>2743</text:p>
          </table:table-cell>
          <table:table-cell office:value-type="float" office:value="2744" calcext:value-type="float">
            <text:p>2744</text:p>
          </table:table-cell>
          <table:table-cell office:value-type="float" office:value="2745" calcext:value-type="float">
            <text:p>274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8</text:p>
          </table:table-cell>
          <table:table-cell office:value-type="string" calcext:value-type="string">
            <text:p>A00</text:p>
          </table:table-cell>
          <table:table-cell office:value-type="string" calcext:value-type="string">
            <text:p>A7F</text:p>
          </table:table-cell>
          <table:table-cell office:value-type="string" calcext:value-type="string">
            <text:p>Gurmukhi</text:p>
          </table:table-cell>
          <table:table-cell office:value-type="float" office:value="2565" calcext:value-type="float">
            <text:p>2565</text:p>
          </table:table-cell>
          <table:table-cell office:value-type="float" office:value="2581" calcext:value-type="float">
            <text:p>2581</text:p>
          </table:table-cell>
          <table:table-cell office:value-type="float" office:value="2566" calcext:value-type="float">
            <text:p>2566</text:p>
          </table:table-cell>
          <table:table-cell office:value-type="float" office:value="2622" calcext:value-type="float">
            <text:p>262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67" calcext:value-type="float">
            <text:p>2567</text:p>
          </table:table-cell>
          <table:table-cell office:value-type="float" office:value="2623" calcext:value-type="float">
            <text:p>2623</text:p>
          </table:table-cell>
          <table:table-cell office:value-type="float" office:value="2568" calcext:value-type="float">
            <text:p>2568</text:p>
          </table:table-cell>
          <table:table-cell office:value-type="float" office:value="2624" calcext:value-type="float">
            <text:p>2624</text:p>
          </table:table-cell>
          <table:table-cell office:value-type="float" office:value="2569" calcext:value-type="float">
            <text:p>2569</text:p>
          </table:table-cell>
          <table:table-cell office:value-type="float" office:value="2625" calcext:value-type="float">
            <text:p>2625</text:p>
          </table:table-cell>
          <table:table-cell office:value-type="float" office:value="2570" calcext:value-type="float">
            <text:p>2570</text:p>
          </table:table-cell>
          <table:table-cell office:value-type="float" office:value="2626" calcext:value-type="float">
            <text:p>26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5" calcext:value-type="float">
            <text:p>2575</text:p>
          </table:table-cell>
          <table:table-cell office:value-type="float" office:value="2631" calcext:value-type="float">
            <text:p>2631</text:p>
          </table:table-cell>
          <table:table-cell office:value-type="float" office:value="2576" calcext:value-type="float">
            <text:p>2576</text:p>
          </table:table-cell>
          <table:table-cell office:value-type="float" office:value="2632" calcext:value-type="float">
            <text:p>26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79" calcext:value-type="float">
            <text:p>2579</text:p>
          </table:table-cell>
          <table:table-cell office:value-type="float" office:value="2635" calcext:value-type="float">
            <text:p>2635</text:p>
          </table:table-cell>
          <table:table-cell office:value-type="float" office:value="2580" calcext:value-type="float">
            <text:p>2580</text:p>
          </table:table-cell>
          <table:table-cell office:value-type="float" office:value="2636" calcext:value-type="float">
            <text:p>2636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581" calcext:value-type="float">
            <text:p>2581</text:p>
          </table:table-cell>
          <table:table-cell office:value-type="float" office:value="2582" calcext:value-type="float">
            <text:p>2582</text:p>
          </table:table-cell>
          <table:table-cell office:value-type="float" office:value="2583" calcext:value-type="float">
            <text:p>2583</text:p>
          </table:table-cell>
          <table:table-cell office:value-type="float" office:value="2584" calcext:value-type="float">
            <text:p>2584</text:p>
          </table:table-cell>
          <table:table-cell office:value-type="float" office:value="2585" calcext:value-type="float">
            <text:p>2585</text:p>
          </table:table-cell>
          <table:table-cell office:value-type="float" office:value="2586" calcext:value-type="float">
            <text:p>2586</text:p>
          </table:table-cell>
          <table:table-cell office:value-type="float" office:value="2587" calcext:value-type="float">
            <text:p>2587</text:p>
          </table:table-cell>
          <table:table-cell office:value-type="float" office:value="2588" calcext:value-type="float">
            <text:p>2588</text:p>
          </table:table-cell>
          <table:table-cell office:value-type="float" office:value="2589" calcext:value-type="float">
            <text:p>2589</text:p>
          </table:table-cell>
          <table:table-cell office:value-type="float" office:value="2590" calcext:value-type="float">
            <text:p>2590</text:p>
          </table:table-cell>
          <table:table-cell office:value-type="float" office:value="2591" calcext:value-type="float">
            <text:p>2591</text:p>
          </table:table-cell>
          <table:table-cell office:value-type="float" office:value="2592" calcext:value-type="float">
            <text:p>2592</text:p>
          </table:table-cell>
          <table:table-cell office:value-type="float" office:value="2593" calcext:value-type="float">
            <text:p>2593</text:p>
          </table:table-cell>
          <table:table-cell office:value-type="float" office:value="2594" calcext:value-type="float">
            <text:p>2594</text:p>
          </table:table-cell>
          <table:table-cell office:value-type="float" office:value="2595" calcext:value-type="float">
            <text:p>2595</text:p>
          </table:table-cell>
          <table:table-cell office:value-type="float" office:value="2596" calcext:value-type="float">
            <text:p>2596</text:p>
          </table:table-cell>
          <table:table-cell office:value-type="float" office:value="2597" calcext:value-type="float">
            <text:p>2597</text:p>
          </table:table-cell>
          <table:table-cell office:value-type="float" office:value="2598" calcext:value-type="float">
            <text:p>2598</text:p>
          </table:table-cell>
          <table:table-cell office:value-type="float" office:value="2599" calcext:value-type="float">
            <text:p>2599</text:p>
          </table:table-cell>
          <table:table-cell office:value-type="float" office:value="2600" calcext:value-type="float">
            <text:p>2600</text:p>
          </table:table-cell>
          <table:table-cell office:value-type="float" office:value="0" calcext:value-type="float">
            <text:p>0</text:p>
          </table:table-cell>
          <table:table-cell office:value-type="float" office:value="2602" calcext:value-type="float">
            <text:p>2602</text:p>
          </table:table-cell>
          <table:table-cell office:value-type="float" office:value="2603" calcext:value-type="float">
            <text:p>2603</text:p>
          </table:table-cell>
          <table:table-cell office:value-type="float" office:value="2604" calcext:value-type="float">
            <text:p>2604</text:p>
          </table:table-cell>
          <table:table-cell office:value-type="float" office:value="2605" calcext:value-type="float">
            <text:p>2605</text:p>
          </table:table-cell>
          <table:table-cell office:value-type="float" office:value="2606" calcext:value-type="float">
            <text:p>2606</text:p>
          </table:table-cell>
          <table:table-cell office:value-type="float" office:value="2607" calcext:value-type="float">
            <text:p>2607</text:p>
          </table:table-cell>
          <table:table-cell office:value-type="float" office:value="2608" calcext:value-type="float">
            <text:p>260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610" calcext:value-type="float">
            <text:p>2610</text:p>
          </table:table-cell>
          <table:table-cell office:value-type="float" office:value="0" calcext:value-type="float">
            <text:p>0</text:p>
          </table:table-cell>
          <table:table-cell office:value-type="float" office:value="2613" calcext:value-type="float">
            <text:p>2613</text:p>
          </table:table-cell>
          <table:table-cell office:value-type="float" office:value="2616" calcext:value-type="float">
            <text:p>2616</text:p>
          </table:table-cell>
          <table:table-cell office:value-type="float" office:value="0" calcext:value-type="float">
            <text:p>0</text:p>
          </table:table-cell>
          <table:table-cell office:value-type="float" office:value="2616" calcext:value-type="float">
            <text:p>2616</text:p>
          </table:table-cell>
          <table:table-cell office:value-type="float" office:value="2617" calcext:value-type="float">
            <text:p>261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office:value-type="string" calcext:value-type="string">
            <text:p>0F00</text:p>
          </table:table-cell>
          <table:table-cell office:value-type="string" calcext:value-type="string">
            <text:p>0FFF</text:p>
          </table:table-cell>
          <table:table-cell office:value-type="string" calcext:value-type="string">
            <text:p>Tibetan</text:p>
          </table:table-cell>
          <table:table-cell office:value-type="float" office:value="3944" calcext:value-type="float">
            <text:p>3944</text:p>
          </table:table-cell>
          <table:table-cell office:value-type="float" office:value="3904" calcext:value-type="float">
            <text:p>3904</text:p>
          </table:table-cell>
          <table:table-cell office:value-type="float" office:value="3944" calcext:value-type="float">
            <text:p>3944</text:p>
          </table:table-cell>
          <table:table-cell office:value-type="float" office:value="3953" calcext:value-type="float">
            <text:p>395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944" calcext:value-type="float">
            <text:p>3944</text:p>
          </table:table-cell>
          <table:table-cell office:value-type="float" office:value="3954" calcext:value-type="float">
            <text:p>3954</text:p>
          </table:table-cell>
          <table:table-cell office:value-type="float" office:value="3944" calcext:value-type="float">
            <text:p>3944</text:p>
          </table:table-cell>
          <table:table-cell office:value-type="float" office:value="3954" calcext:value-type="float">
            <text:p>3954</text:p>
          </table:table-cell>
          <table:table-cell office:value-type="float" office:value="3944" calcext:value-type="float">
            <text:p>3944</text:p>
          </table:table-cell>
          <table:table-cell office:value-type="float" office:value="3956" calcext:value-type="float">
            <text:p>3956</text:p>
          </table:table-cell>
          <table:table-cell office:value-type="float" office:value="3944" calcext:value-type="float">
            <text:p>3944</text:p>
          </table:table-cell>
          <table:table-cell office:value-type="float" office:value="3956" calcext:value-type="float">
            <text:p>39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4" calcext:value-type="float">
            <text:p>3944</text:p>
          </table:table-cell>
          <table:table-cell office:value-type="float" office:value="3962" calcext:value-type="float">
            <text:p>3962</text:p>
          </table:table-cell>
          <table:table-cell office:value-type="float" office:value="3944" calcext:value-type="float">
            <text:p>3944</text:p>
          </table:table-cell>
          <table:table-cell office:value-type="float" office:value="3963" calcext:value-type="float">
            <text:p>3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44" calcext:value-type="float">
            <text:p>3944</text:p>
          </table:table-cell>
          <table:table-cell office:value-type="float" office:value="3964" calcext:value-type="float">
            <text:p>3964</text:p>
          </table:table-cell>
          <table:table-cell office:value-type="float" office:value="3944" calcext:value-type="float">
            <text:p>3944</text:p>
          </table:table-cell>
          <table:table-cell office:value-type="float" office:value="3965" calcext:value-type="float">
            <text:p>3965</text:p>
          </table:table-cell>
          <table:table-cell office:value-type="float" office:value="3938" calcext:value-type="float">
            <text:p>3938</text:p>
          </table:table-cell>
          <table:table-cell office:value-type="float" office:value="3968" calcext:value-type="float">
            <text:p>3968</text:p>
          </table:table-cell>
          <table:table-cell office:value-type="float" office:value="3938" calcext:value-type="float">
            <text:p>3938</text:p>
          </table:table-cell>
          <table:table-cell office:value-type="float" office:value="3959" calcext:value-type="float">
            <text:p>3959</text:p>
          </table:table-cell>
          <table:table-cell office:value-type="float" office:value="3939" calcext:value-type="float">
            <text:p>3939</text:p>
          </table:table-cell>
          <table:table-cell office:value-type="float" office:value="3968" calcext:value-type="float">
            <text:p>3968</text:p>
          </table:table-cell>
          <table:table-cell office:value-type="float" office:value="3939" calcext:value-type="float">
            <text:p>3939</text:p>
          </table:table-cell>
          <table:table-cell office:value-type="float" office:value="3968" calcext:value-type="float">
            <text:p>396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904" calcext:value-type="float">
            <text:p>3904</text:p>
          </table:table-cell>
          <table:table-cell office:value-type="float" office:value="3905" calcext:value-type="float">
            <text:p>3905</text:p>
          </table:table-cell>
          <table:table-cell office:value-type="float" office:value="3906" calcext:value-type="float">
            <text:p>3906</text:p>
          </table:table-cell>
          <table:table-cell office:value-type="float" office:value="3907" calcext:value-type="float">
            <text:p>3907</text:p>
          </table:table-cell>
          <table:table-cell office:value-type="float" office:value="3908" calcext:value-type="float">
            <text:p>3908</text:p>
          </table:table-cell>
          <table:table-cell office:value-type="float" office:value="3909" calcext:value-type="float">
            <text:p>3909</text:p>
          </table:table-cell>
          <table:table-cell office:value-type="float" office:value="3910" calcext:value-type="float">
            <text:p>3910</text:p>
          </table:table-cell>
          <table:table-cell office:value-type="float" office:value="3911" calcext:value-type="float">
            <text:p>3911</text:p>
          </table:table-cell>
          <table:table-cell office:value-type="float" office:value="3918" calcext:value-type="float">
            <text:p>3918</text:p>
          </table:table-cell>
          <table:table-cell office:value-type="float" office:value="3913" calcext:value-type="float">
            <text:p>3913</text:p>
          </table:table-cell>
          <table:table-cell office:value-type="float" office:value="3914" calcext:value-type="float">
            <text:p>3914</text:p>
          </table:table-cell>
          <table:table-cell office:value-type="float" office:value="3915" calcext:value-type="float">
            <text:p>3915</text:p>
          </table:table-cell>
          <table:table-cell office:value-type="float" office:value="3916" calcext:value-type="float">
            <text:p>3916</text:p>
          </table:table-cell>
          <table:table-cell office:value-type="float" office:value="3917" calcext:value-type="float">
            <text:p>3917</text:p>
          </table:table-cell>
          <table:table-cell office:value-type="float" office:value="3918" calcext:value-type="float">
            <text:p>3918</text:p>
          </table:table-cell>
          <table:table-cell office:value-type="float" office:value="3919" calcext:value-type="float">
            <text:p>3919</text:p>
          </table:table-cell>
          <table:table-cell office:value-type="float" office:value="3920" calcext:value-type="float">
            <text:p>3920</text:p>
          </table:table-cell>
          <table:table-cell office:value-type="float" office:value="3921" calcext:value-type="float">
            <text:p>3921</text:p>
          </table:table-cell>
          <table:table-cell office:value-type="float" office:value="3922" calcext:value-type="float">
            <text:p>3922</text:p>
          </table:table-cell>
          <table:table-cell office:value-type="float" office:value="3923" calcext:value-type="float">
            <text:p>3923</text:p>
          </table:table-cell>
          <table:table-cell office:value-type="float" office:value="0" calcext:value-type="float">
            <text:p>0</text:p>
          </table:table-cell>
          <table:table-cell office:value-type="float" office:value="3924" calcext:value-type="float">
            <text:p>3924</text:p>
          </table:table-cell>
          <table:table-cell office:value-type="float" office:value="3925" calcext:value-type="float">
            <text:p>3925</text:p>
          </table:table-cell>
          <table:table-cell office:value-type="float" office:value="3926" calcext:value-type="float">
            <text:p>3926</text:p>
          </table:table-cell>
          <table:table-cell office:value-type="float" office:value="3927" calcext:value-type="float">
            <text:p>3927</text:p>
          </table:table-cell>
          <table:table-cell office:value-type="float" office:value="3928" calcext:value-type="float">
            <text:p>3928</text:p>
          </table:table-cell>
          <table:table-cell office:value-type="float" office:value="3937" calcext:value-type="float">
            <text:p>3937</text:p>
          </table:table-cell>
          <table:table-cell office:value-type="float" office:value="3938" calcext:value-type="float">
            <text:p>3938</text:p>
          </table:table-cell>
          <table:table-cell office:value-type="float" office:value="0" calcext:value-type="float">
            <text:p>0</text:p>
          </table:table-cell>
          <table:table-cell office:value-type="float" office:value="3939" calcext:value-type="float">
            <text:p>39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33" calcext:value-type="float">
            <text:p>3933</text:p>
          </table:table-cell>
          <table:table-cell office:value-type="float" office:value="3940" calcext:value-type="float">
            <text:p>3940</text:p>
          </table:table-cell>
          <table:table-cell office:value-type="float" office:value="3941" calcext:value-type="float">
            <text:p>3941</text:p>
          </table:table-cell>
          <table:table-cell office:value-type="float" office:value="3942" calcext:value-type="float">
            <text:p>3942</text:p>
          </table:table-cell>
          <table:table-cell office:value-type="float" office:value="3943" calcext:value-type="float">
            <text:p>394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4</text:p>
          </table:table-cell>
          <table:table-cell office:value-type="float" office:value="11000" calcext:value-type="float">
            <text:p>11000</text:p>
          </table:table-cell>
          <table:table-cell office:value-type="string" calcext:value-type="string">
            <text:p>1107F</text:p>
          </table:table-cell>
          <table:table-cell office:value-type="string" calcext:value-type="string">
            <text:p>Brahmi</text:p>
          </table:table-cell>
          <table:table-cell office:value-type="float" office:value="69637" calcext:value-type="float">
            <text:p>69637</text:p>
          </table:table-cell>
          <table:table-cell office:value-type="float" office:value="56339" calcext:value-type="float">
            <text:p>56339</text:p>
          </table:table-cell>
          <table:table-cell office:value-type="float" office:value="69638" calcext:value-type="float">
            <text:p>69638</text:p>
          </table:table-cell>
          <table:table-cell office:value-type="float" office:value="56376" calcext:value-type="float">
            <text:p>563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639" calcext:value-type="float">
            <text:p>69639</text:p>
          </table:table-cell>
          <table:table-cell office:value-type="float" office:value="56378" calcext:value-type="float">
            <text:p>56378</text:p>
          </table:table-cell>
          <table:table-cell office:value-type="float" office:value="69640" calcext:value-type="float">
            <text:p>69640</text:p>
          </table:table-cell>
          <table:table-cell office:value-type="float" office:value="56379" calcext:value-type="float">
            <text:p>56379</text:p>
          </table:table-cell>
          <table:table-cell office:value-type="float" office:value="69641" calcext:value-type="float">
            <text:p>69641</text:p>
          </table:table-cell>
          <table:table-cell office:value-type="float" office:value="56380" calcext:value-type="float">
            <text:p>56380</text:p>
          </table:table-cell>
          <table:table-cell office:value-type="float" office:value="69642" calcext:value-type="float">
            <text:p>69642</text:p>
          </table:table-cell>
          <table:table-cell office:value-type="float" office:value="56381" calcext:value-type="float">
            <text:p>56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647" calcext:value-type="float">
            <text:p>69647</text:p>
          </table:table-cell>
          <table:table-cell office:value-type="float" office:value="56386" calcext:value-type="float">
            <text:p>56386</text:p>
          </table:table-cell>
          <table:table-cell office:value-type="float" office:value="69648" calcext:value-type="float">
            <text:p>69648</text:p>
          </table:table-cell>
          <table:table-cell office:value-type="float" office:value="56387" calcext:value-type="float">
            <text:p>56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649" calcext:value-type="float">
            <text:p>69649</text:p>
          </table:table-cell>
          <table:table-cell office:value-type="float" office:value="56388" calcext:value-type="float">
            <text:p>56388</text:p>
          </table:table-cell>
          <table:table-cell office:value-type="float" office:value="69650" calcext:value-type="float">
            <text:p>69650</text:p>
          </table:table-cell>
          <table:table-cell office:value-type="float" office:value="56389" calcext:value-type="float">
            <text:p>56389</text:p>
          </table:table-cell>
          <table:table-cell office:value-type="float" office:value="69643" calcext:value-type="float">
            <text:p>69643</text:p>
          </table:table-cell>
          <table:table-cell office:value-type="float" office:value="56382" calcext:value-type="float">
            <text:p>56382</text:p>
          </table:table-cell>
          <table:table-cell office:value-type="float" office:value="69644" calcext:value-type="float">
            <text:p>69644</text:p>
          </table:table-cell>
          <table:table-cell office:value-type="float" office:value="56383" calcext:value-type="float">
            <text:p>56383</text:p>
          </table:table-cell>
          <table:table-cell office:value-type="float" office:value="69645" calcext:value-type="float">
            <text:p>69645</text:p>
          </table:table-cell>
          <table:table-cell office:value-type="float" office:value="56384" calcext:value-type="float">
            <text:p>56384</text:p>
          </table:table-cell>
          <table:table-cell office:value-type="float" office:value="69646" calcext:value-type="float">
            <text:p>69646</text:p>
          </table:table-cell>
          <table:table-cell office:value-type="float" office:value="56385" calcext:value-type="float">
            <text:p>563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651" calcext:value-type="float">
            <text:p>69651</text:p>
          </table:table-cell>
          <table:table-cell office:value-type="float" office:value="69652" calcext:value-type="float">
            <text:p>69652</text:p>
          </table:table-cell>
          <table:table-cell office:value-type="float" office:value="69653" calcext:value-type="float">
            <text:p>69653</text:p>
          </table:table-cell>
          <table:table-cell office:value-type="float" office:value="69654" calcext:value-type="float">
            <text:p>69654</text:p>
          </table:table-cell>
          <table:table-cell office:value-type="float" office:value="69655" calcext:value-type="float">
            <text:p>69655</text:p>
          </table:table-cell>
          <table:table-cell office:value-type="float" office:value="69656" calcext:value-type="float">
            <text:p>69656</text:p>
          </table:table-cell>
          <table:table-cell office:value-type="float" office:value="69657" calcext:value-type="float">
            <text:p>69657</text:p>
          </table:table-cell>
          <table:table-cell office:value-type="float" office:value="69658" calcext:value-type="float">
            <text:p>69658</text:p>
          </table:table-cell>
          <table:table-cell office:value-type="float" office:value="69659" calcext:value-type="float">
            <text:p>69659</text:p>
          </table:table-cell>
          <table:table-cell office:value-type="float" office:value="69660" calcext:value-type="float">
            <text:p>69660</text:p>
          </table:table-cell>
          <table:table-cell office:value-type="float" office:value="69661" calcext:value-type="float">
            <text:p>69661</text:p>
          </table:table-cell>
          <table:table-cell office:value-type="float" office:value="69662" calcext:value-type="float">
            <text:p>69662</text:p>
          </table:table-cell>
          <table:table-cell office:value-type="float" office:value="69663" calcext:value-type="float">
            <text:p>69663</text:p>
          </table:table-cell>
          <table:table-cell office:value-type="float" office:value="69664" calcext:value-type="float">
            <text:p>69664</text:p>
          </table:table-cell>
          <table:table-cell office:value-type="float" office:value="69665" calcext:value-type="float">
            <text:p>69665</text:p>
          </table:table-cell>
          <table:table-cell office:value-type="float" office:value="69666" calcext:value-type="float">
            <text:p>69666</text:p>
          </table:table-cell>
          <table:table-cell office:value-type="float" office:value="69667" calcext:value-type="float">
            <text:p>69667</text:p>
          </table:table-cell>
          <table:table-cell office:value-type="float" office:value="69668" calcext:value-type="float">
            <text:p>69668</text:p>
          </table:table-cell>
          <table:table-cell office:value-type="float" office:value="69669" calcext:value-type="float">
            <text:p>69669</text:p>
          </table:table-cell>
          <table:table-cell office:value-type="float" office:value="69670" calcext:value-type="float">
            <text:p>69670</text:p>
          </table:table-cell>
          <table:table-cell office:value-type="float" office:value="0" calcext:value-type="float">
            <text:p>0</text:p>
          </table:table-cell>
          <table:table-cell office:value-type="float" office:value="69671" calcext:value-type="float">
            <text:p>69671</text:p>
          </table:table-cell>
          <table:table-cell office:value-type="float" office:value="69672" calcext:value-type="float">
            <text:p>69672</text:p>
          </table:table-cell>
          <table:table-cell office:value-type="float" office:value="69673" calcext:value-type="float">
            <text:p>69673</text:p>
          </table:table-cell>
          <table:table-cell office:value-type="float" office:value="69674" calcext:value-type="float">
            <text:p>69674</text:p>
          </table:table-cell>
          <table:table-cell office:value-type="float" office:value="69675" calcext:value-type="float">
            <text:p>69675</text:p>
          </table:table-cell>
          <table:table-cell office:value-type="float" office:value="69676" calcext:value-type="float">
            <text:p>69676</text:p>
          </table:table-cell>
          <table:table-cell office:value-type="float" office:value="69677" calcext:value-type="float">
            <text:p>69677</text:p>
          </table:table-cell>
          <table:table-cell office:value-type="float" office:value="0" calcext:value-type="float">
            <text:p>0</text:p>
          </table:table-cell>
          <table:table-cell office:value-type="float" office:value="69678" calcext:value-type="float">
            <text:p>69678</text:p>
          </table:table-cell>
          <table:table-cell office:value-type="float" office:value="69684" calcext:value-type="float">
            <text:p>69684</text:p>
          </table:table-cell>
          <table:table-cell office:value-type="float" office:value="0" calcext:value-type="float">
            <text:p>0</text:p>
          </table:table-cell>
          <table:table-cell office:value-type="float" office:value="69679" calcext:value-type="float">
            <text:p>69679</text:p>
          </table:table-cell>
          <table:table-cell office:value-type="float" office:value="69680" calcext:value-type="float">
            <text:p>69680</text:p>
          </table:table-cell>
          <table:table-cell office:value-type="float" office:value="69681" calcext:value-type="float">
            <text:p>69681</text:p>
          </table:table-cell>
          <table:table-cell office:value-type="float" office:value="69682" calcext:value-type="float">
            <text:p>69682</text:p>
          </table:table-cell>
          <table:table-cell office:value-type="float" office:value="69683" calcext:value-type="float">
            <text:p>6968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0C00</text:p>
          </table:table-cell>
          <table:table-cell office:value-type="string" calcext:value-type="string">
            <text:p>0C7F</text:p>
          </table:table-cell>
          <table:table-cell office:value-type="string" calcext:value-type="string">
            <text:p>Telugu</text:p>
          </table:table-cell>
          <table:table-cell office:value-type="float" office:value="3077" calcext:value-type="float">
            <text:p>3077</text:p>
          </table:table-cell>
          <table:table-cell office:value-type="float" office:value="3093" calcext:value-type="float">
            <text:p>3093</text:p>
          </table:table-cell>
          <table:table-cell office:value-type="float" office:value="3078" calcext:value-type="float">
            <text:p>3078</text:p>
          </table:table-cell>
          <table:table-cell office:value-type="float" office:value="3134" calcext:value-type="float">
            <text:p>313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079" calcext:value-type="float">
            <text:p>3079</text:p>
          </table:table-cell>
          <table:table-cell office:value-type="float" office:value="3135" calcext:value-type="float">
            <text:p>3135</text:p>
          </table:table-cell>
          <table:table-cell office:value-type="float" office:value="3080" calcext:value-type="float">
            <text:p>3080</text:p>
          </table:table-cell>
          <table:table-cell office:value-type="float" office:value="3136" calcext:value-type="float">
            <text:p>3136</text:p>
          </table:table-cell>
          <table:table-cell office:value-type="float" office:value="3081" calcext:value-type="float">
            <text:p>3081</text:p>
          </table:table-cell>
          <table:table-cell office:value-type="float" office:value="3137" calcext:value-type="float">
            <text:p>3137</text:p>
          </table:table-cell>
          <table:table-cell office:value-type="float" office:value="3082" calcext:value-type="float">
            <text:p>3082</text:p>
          </table:table-cell>
          <table:table-cell office:value-type="float" office:value="3138" calcext:value-type="float">
            <text:p>3138</text:p>
          </table:table-cell>
          <table:table-cell office:value-type="float" office:value="3086" calcext:value-type="float">
            <text:p>3086</text:p>
          </table:table-cell>
          <table:table-cell office:value-type="float" office:value="3142" calcext:value-type="float">
            <text:p>3142</text:p>
          </table:table-cell>
          <table:table-cell office:value-type="float" office:value="3087" calcext:value-type="float">
            <text:p>3087</text:p>
          </table:table-cell>
          <table:table-cell office:value-type="float" office:value="3143" calcext:value-type="float">
            <text:p>3143</text:p>
          </table:table-cell>
          <table:table-cell office:value-type="float" office:value="3088" calcext:value-type="float">
            <text:p>3088</text:p>
          </table:table-cell>
          <table:table-cell office:value-type="float" office:value="3144" calcext:value-type="float">
            <text:p>3144</text:p>
          </table:table-cell>
          <table:table-cell office:value-type="float" office:value="3090" calcext:value-type="float">
            <text:p>3090</text:p>
          </table:table-cell>
          <table:table-cell office:value-type="float" office:value="3146" calcext:value-type="float">
            <text:p>3146</text:p>
          </table:table-cell>
          <table:table-cell office:value-type="float" office:value="3091" calcext:value-type="float">
            <text:p>3091</text:p>
          </table:table-cell>
          <table:table-cell office:value-type="float" office:value="3147" calcext:value-type="float">
            <text:p>3147</text:p>
          </table:table-cell>
          <table:table-cell office:value-type="float" office:value="3092" calcext:value-type="float">
            <text:p>3092</text:p>
          </table:table-cell>
          <table:table-cell office:value-type="float" office:value="3148" calcext:value-type="float">
            <text:p>3148</text:p>
          </table:table-cell>
          <table:table-cell office:value-type="float" office:value="3083" calcext:value-type="float">
            <text:p>3083</text:p>
          </table:table-cell>
          <table:table-cell office:value-type="float" office:value="3139" calcext:value-type="float">
            <text:p>3139</text:p>
          </table:table-cell>
          <table:table-cell office:value-type="float" office:value="3168" calcext:value-type="float">
            <text:p>3168</text:p>
          </table:table-cell>
          <table:table-cell office:value-type="float" office:value="3140" calcext:value-type="float">
            <text:p>3140</text:p>
          </table:table-cell>
          <table:table-cell office:value-type="float" office:value="3084" calcext:value-type="float">
            <text:p>3084</text:p>
          </table:table-cell>
          <table:table-cell office:value-type="float" office:value="3170" calcext:value-type="float">
            <text:p>3170</text:p>
          </table:table-cell>
          <table:table-cell office:value-type="float" office:value="3169" calcext:value-type="float">
            <text:p>3169</text:p>
          </table:table-cell>
          <table:table-cell office:value-type="float" office:value="3171" calcext:value-type="float">
            <text:p>3171</text:p>
          </table:table-cell>
          <table:table-cell office:value-type="float" office:value="3077" calcext:value-type="float">
            <text:p>3077</text:p>
          </table:table-cell>
          <table:table-cell office:value-type="float" office:value="3074" calcext:value-type="float">
            <text:p>3074</text:p>
          </table:table-cell>
          <table:table-cell office:value-type="float" office:value="3077" calcext:value-type="float">
            <text:p>3077</text:p>
          </table:table-cell>
          <table:table-cell office:value-type="float" office:value="3075" calcext:value-type="float">
            <text:p>3075</text:p>
          </table:table-cell>
          <table:table-cell office:value-type="float" office:value="3093" calcext:value-type="float">
            <text:p>3093</text:p>
          </table:table-cell>
          <table:table-cell office:value-type="float" office:value="0" calcext:value-type="float">
            <text:p>0</text:p>
          </table:table-cell>
          <table:table-cell office:value-type="float" office:value="3093" calcext:value-type="float">
            <text:p>3093</text:p>
          </table:table-cell>
          <table:table-cell office:value-type="float" office:value="3094" calcext:value-type="float">
            <text:p>3094</text:p>
          </table:table-cell>
          <table:table-cell office:value-type="float" office:value="3095" calcext:value-type="float">
            <text:p>3095</text:p>
          </table:table-cell>
          <table:table-cell office:value-type="float" office:value="3096" calcext:value-type="float">
            <text:p>3096</text:p>
          </table:table-cell>
          <table:table-cell office:value-type="float" office:value="3097" calcext:value-type="float">
            <text:p>3097</text:p>
          </table:table-cell>
          <table:table-cell office:value-type="float" office:value="3098" calcext:value-type="float">
            <text:p>3098</text:p>
          </table:table-cell>
          <table:table-cell office:value-type="float" office:value="3099" calcext:value-type="float">
            <text:p>3099</text:p>
          </table:table-cell>
          <table:table-cell office:value-type="float" office:value="3100" calcext:value-type="float">
            <text:p>3100</text:p>
          </table:table-cell>
          <table:table-cell office:value-type="float" office:value="3101" calcext:value-type="float">
            <text:p>3101</text:p>
          </table:table-cell>
          <table:table-cell office:value-type="float" office:value="3102" calcext:value-type="float">
            <text:p>3102</text:p>
          </table:table-cell>
          <table:table-cell office:value-type="float" office:value="3103" calcext:value-type="float">
            <text:p>3103</text:p>
          </table:table-cell>
          <table:table-cell office:value-type="float" office:value="3104" calcext:value-type="float">
            <text:p>3104</text:p>
          </table:table-cell>
          <table:table-cell office:value-type="float" office:value="3105" calcext:value-type="float">
            <text:p>3105</text:p>
          </table:table-cell>
          <table:table-cell office:value-type="float" office:value="3106" calcext:value-type="float">
            <text:p>3106</text:p>
          </table:table-cell>
          <table:table-cell office:value-type="float" office:value="3107" calcext:value-type="float">
            <text:p>3107</text:p>
          </table:table-cell>
          <table:table-cell office:value-type="float" office:value="3108" calcext:value-type="float">
            <text:p>3108</text:p>
          </table:table-cell>
          <table:table-cell office:value-type="float" office:value="3109" calcext:value-type="float">
            <text:p>3109</text:p>
          </table:table-cell>
          <table:table-cell office:value-type="float" office:value="3110" calcext:value-type="float">
            <text:p>3110</text:p>
          </table:table-cell>
          <table:table-cell office:value-type="float" office:value="3111" calcext:value-type="float">
            <text:p>3111</text:p>
          </table:table-cell>
          <table:table-cell office:value-type="float" office:value="3112" calcext:value-type="float">
            <text:p>3112</text:p>
          </table:table-cell>
          <table:table-cell office:value-type="float" office:value="0" calcext:value-type="float">
            <text:p>0</text:p>
          </table:table-cell>
          <table:table-cell office:value-type="float" office:value="3114" calcext:value-type="float">
            <text:p>3114</text:p>
          </table:table-cell>
          <table:table-cell office:value-type="float" office:value="3115" calcext:value-type="float">
            <text:p>3115</text:p>
          </table:table-cell>
          <table:table-cell office:value-type="float" office:value="3116" calcext:value-type="float">
            <text:p>3116</text:p>
          </table:table-cell>
          <table:table-cell office:value-type="float" office:value="3117" calcext:value-type="float">
            <text:p>3117</text:p>
          </table:table-cell>
          <table:table-cell office:value-type="float" office:value="3118" calcext:value-type="float">
            <text:p>3118</text:p>
          </table:table-cell>
          <table:table-cell office:value-type="float" office:value="3119" calcext:value-type="float">
            <text:p>3119</text:p>
          </table:table-cell>
          <table:table-cell office:value-type="float" office:value="3120" calcext:value-type="float">
            <text:p>3120</text:p>
          </table:table-cell>
          <table:table-cell office:value-type="float" office:value="3121" calcext:value-type="float">
            <text:p>3121</text:p>
          </table:table-cell>
          <table:table-cell office:value-type="float" office:value="3122" calcext:value-type="float">
            <text:p>3122</text:p>
          </table:table-cell>
          <table:table-cell office:value-type="float" office:value="3123" calcext:value-type="float">
            <text:p>3123</text:p>
          </table:table-cell>
          <table:table-cell office:value-type="float" office:value="3294" calcext:value-type="float">
            <text:p>3294</text:p>
          </table:table-cell>
          <table:table-cell office:value-type="float" office:value="3125" calcext:value-type="float">
            <text:p>3125</text:p>
          </table:table-cell>
          <table:table-cell office:value-type="float" office:value="3126" calcext:value-type="float">
            <text:p>3126</text:p>
          </table:table-cell>
          <table:table-cell office:value-type="float" office:value="3127" calcext:value-type="float">
            <text:p>3127</text:p>
          </table:table-cell>
          <table:table-cell office:value-type="float" office:value="3128" calcext:value-type="float">
            <text:p>3128</text:p>
          </table:table-cell>
          <table:table-cell office:value-type="float" office:value="3129" calcext:value-type="float">
            <text:p>3129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A</text:p>
          </table:table-cell>
          <table:table-cell office:value-type="string" calcext:value-type="string">
            <text:p>0C80</text:p>
          </table:table-cell>
          <table:table-cell office:value-type="string" calcext:value-type="string">
            <text:p>0CFF</text:p>
          </table:table-cell>
          <table:table-cell office:value-type="string" calcext:value-type="string">
            <text:p>Kannada</text:p>
          </table:table-cell>
          <table:table-cell office:value-type="float" office:value="3205" calcext:value-type="float">
            <text:p>3205</text:p>
          </table:table-cell>
          <table:table-cell office:value-type="float" office:value="3221" calcext:value-type="float">
            <text:p>3221</text:p>
          </table:table-cell>
          <table:table-cell office:value-type="float" office:value="3206" calcext:value-type="float">
            <text:p>3206</text:p>
          </table:table-cell>
          <table:table-cell office:value-type="float" office:value="3262" calcext:value-type="float">
            <text:p>326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207" calcext:value-type="float">
            <text:p>3207</text:p>
          </table:table-cell>
          <table:table-cell office:value-type="float" office:value="3263" calcext:value-type="float">
            <text:p>3263</text:p>
          </table:table-cell>
          <table:table-cell office:value-type="float" office:value="3208" calcext:value-type="float">
            <text:p>3208</text:p>
          </table:table-cell>
          <table:table-cell office:value-type="float" office:value="3264" calcext:value-type="float">
            <text:p>3264</text:p>
          </table:table-cell>
          <table:table-cell office:value-type="float" office:value="3209" calcext:value-type="float">
            <text:p>3209</text:p>
          </table:table-cell>
          <table:table-cell office:value-type="float" office:value="3265" calcext:value-type="float">
            <text:p>3265</text:p>
          </table:table-cell>
          <table:table-cell office:value-type="float" office:value="3210" calcext:value-type="float">
            <text:p>3210</text:p>
          </table:table-cell>
          <table:table-cell office:value-type="float" office:value="3266" calcext:value-type="float">
            <text:p>3266</text:p>
          </table:table-cell>
          <table:table-cell office:value-type="float" office:value="3214" calcext:value-type="float">
            <text:p>3214</text:p>
          </table:table-cell>
          <table:table-cell office:value-type="float" office:value="3270" calcext:value-type="float">
            <text:p>3270</text:p>
          </table:table-cell>
          <table:table-cell office:value-type="float" office:value="3215" calcext:value-type="float">
            <text:p>3215</text:p>
          </table:table-cell>
          <table:table-cell office:value-type="float" office:value="3271" calcext:value-type="float">
            <text:p>3271</text:p>
          </table:table-cell>
          <table:table-cell office:value-type="float" office:value="3216" calcext:value-type="float">
            <text:p>3216</text:p>
          </table:table-cell>
          <table:table-cell office:value-type="float" office:value="3272" calcext:value-type="float">
            <text:p>3272</text:p>
          </table:table-cell>
          <table:table-cell office:value-type="float" office:value="3218" calcext:value-type="float">
            <text:p>3218</text:p>
          </table:table-cell>
          <table:table-cell office:value-type="float" office:value="3274" calcext:value-type="float">
            <text:p>3274</text:p>
          </table:table-cell>
          <table:table-cell office:value-type="float" office:value="3219" calcext:value-type="float">
            <text:p>3219</text:p>
          </table:table-cell>
          <table:table-cell office:value-type="float" office:value="3275" calcext:value-type="float">
            <text:p>3275</text:p>
          </table:table-cell>
          <table:table-cell office:value-type="float" office:value="3220" calcext:value-type="float">
            <text:p>3220</text:p>
          </table:table-cell>
          <table:table-cell office:value-type="float" office:value="3276" calcext:value-type="float">
            <text:p>3276</text:p>
          </table:table-cell>
          <table:table-cell office:value-type="float" office:value="3211" calcext:value-type="float">
            <text:p>3211</text:p>
          </table:table-cell>
          <table:table-cell office:value-type="float" office:value="3267" calcext:value-type="float">
            <text:p>3267</text:p>
          </table:table-cell>
          <table:table-cell office:value-type="float" office:value="3296" calcext:value-type="float">
            <text:p>3296</text:p>
          </table:table-cell>
          <table:table-cell office:value-type="float" office:value="3268" calcext:value-type="float">
            <text:p>3268</text:p>
          </table:table-cell>
          <table:table-cell office:value-type="float" office:value="3212" calcext:value-type="float">
            <text:p>3212</text:p>
          </table:table-cell>
          <table:table-cell office:value-type="float" office:value="3298" calcext:value-type="float">
            <text:p>3298</text:p>
          </table:table-cell>
          <table:table-cell office:value-type="float" office:value="3297" calcext:value-type="float">
            <text:p>3297</text:p>
          </table:table-cell>
          <table:table-cell office:value-type="float" office:value="3299" calcext:value-type="float">
            <text:p>3299</text:p>
          </table:table-cell>
          <table:table-cell office:value-type="float" office:value="3077" calcext:value-type="float">
            <text:p>3077</text:p>
          </table:table-cell>
          <table:table-cell office:value-type="float" office:value="3202" calcext:value-type="float">
            <text:p>3202</text:p>
          </table:table-cell>
          <table:table-cell office:value-type="float" office:value="3077" calcext:value-type="float">
            <text:p>3077</text:p>
          </table:table-cell>
          <table:table-cell office:value-type="float" office:value="3203" calcext:value-type="float">
            <text:p>3203</text:p>
          </table:table-cell>
          <table:table-cell office:value-type="float" office:value="3221" calcext:value-type="float">
            <text:p>3221</text:p>
          </table:table-cell>
          <table:table-cell office:value-type="float" office:value="0" calcext:value-type="float">
            <text:p>0</text:p>
          </table:table-cell>
          <table:table-cell office:value-type="float" office:value="3221" calcext:value-type="float">
            <text:p>3221</text:p>
          </table:table-cell>
          <table:table-cell office:value-type="float" office:value="3222" calcext:value-type="float">
            <text:p>3222</text:p>
          </table:table-cell>
          <table:table-cell office:value-type="float" office:value="3223" calcext:value-type="float">
            <text:p>3223</text:p>
          </table:table-cell>
          <table:table-cell office:value-type="float" office:value="3224" calcext:value-type="float">
            <text:p>3224</text:p>
          </table:table-cell>
          <table:table-cell office:value-type="float" office:value="3225" calcext:value-type="float">
            <text:p>3225</text:p>
          </table:table-cell>
          <table:table-cell office:value-type="float" office:value="3226" calcext:value-type="float">
            <text:p>3226</text:p>
          </table:table-cell>
          <table:table-cell office:value-type="float" office:value="3227" calcext:value-type="float">
            <text:p>3227</text:p>
          </table:table-cell>
          <table:table-cell office:value-type="float" office:value="3228" calcext:value-type="float">
            <text:p>3228</text:p>
          </table:table-cell>
          <table:table-cell office:value-type="float" office:value="3229" calcext:value-type="float">
            <text:p>3229</text:p>
          </table:table-cell>
          <table:table-cell office:value-type="float" office:value="3230" calcext:value-type="float">
            <text:p>3230</text:p>
          </table:table-cell>
          <table:table-cell office:value-type="float" office:value="3231" calcext:value-type="float">
            <text:p>3231</text:p>
          </table:table-cell>
          <table:table-cell office:value-type="float" office:value="3232" calcext:value-type="float">
            <text:p>3232</text:p>
          </table:table-cell>
          <table:table-cell office:value-type="float" office:value="3233" calcext:value-type="float">
            <text:p>3233</text:p>
          </table:table-cell>
          <table:table-cell office:value-type="float" office:value="3234" calcext:value-type="float">
            <text:p>3234</text:p>
          </table:table-cell>
          <table:table-cell office:value-type="float" office:value="3235" calcext:value-type="float">
            <text:p>3235</text:p>
          </table:table-cell>
          <table:table-cell office:value-type="float" office:value="3236" calcext:value-type="float">
            <text:p>3236</text:p>
          </table:table-cell>
          <table:table-cell office:value-type="float" office:value="3237" calcext:value-type="float">
            <text:p>3237</text:p>
          </table:table-cell>
          <table:table-cell office:value-type="float" office:value="3238" calcext:value-type="float">
            <text:p>3238</text:p>
          </table:table-cell>
          <table:table-cell office:value-type="float" office:value="3239" calcext:value-type="float">
            <text:p>3239</text:p>
          </table:table-cell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office:value-type="float" office:value="3242" calcext:value-type="float">
            <text:p>3242</text:p>
          </table:table-cell>
          <table:table-cell office:value-type="float" office:value="3243" calcext:value-type="float">
            <text:p>3243</text:p>
          </table:table-cell>
          <table:table-cell office:value-type="float" office:value="3244" calcext:value-type="float">
            <text:p>3244</text:p>
          </table:table-cell>
          <table:table-cell office:value-type="float" office:value="3245" calcext:value-type="float">
            <text:p>3245</text:p>
          </table:table-cell>
          <table:table-cell office:value-type="float" office:value="3246" calcext:value-type="float">
            <text:p>3246</text:p>
          </table:table-cell>
          <table:table-cell office:value-type="float" office:value="3247" calcext:value-type="float">
            <text:p>3247</text:p>
          </table:table-cell>
          <table:table-cell office:value-type="float" office:value="3248" calcext:value-type="float">
            <text:p>3248</text:p>
          </table:table-cell>
          <table:table-cell office:value-type="float" office:value="3249" calcext:value-type="float">
            <text:p>3249</text:p>
          </table:table-cell>
          <table:table-cell office:value-type="float" office:value="3250" calcext:value-type="float">
            <text:p>3250</text:p>
          </table:table-cell>
          <table:table-cell office:value-type="float" office:value="3251" calcext:value-type="float">
            <text:p>3251</text:p>
          </table:table-cell>
          <table:table-cell office:value-type="float" office:value="3294" calcext:value-type="float">
            <text:p>3294</text:p>
          </table:table-cell>
          <table:table-cell office:value-type="float" office:value="3253" calcext:value-type="float">
            <text:p>3253</text:p>
          </table:table-cell>
          <table:table-cell office:value-type="float" office:value="3254" calcext:value-type="float">
            <text:p>3254</text:p>
          </table:table-cell>
          <table:table-cell office:value-type="float" office:value="3255" calcext:value-type="float">
            <text:p>3255</text:p>
          </table:table-cell>
          <table:table-cell office:value-type="float" office:value="3256" calcext:value-type="float">
            <text:p>3256</text:p>
          </table:table-cell>
          <table:table-cell office:value-type="float" office:value="3257" calcext:value-type="float">
            <text:p>325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0D80</text:p>
          </table:table-cell>
          <table:table-cell office:value-type="string" calcext:value-type="string">
            <text:p>0DFF</text:p>
          </table:table-cell>
          <table:table-cell office:value-type="string" calcext:value-type="string">
            <text:p>Sinhala</text:p>
          </table:table-cell>
          <table:table-cell office:value-type="float" office:value="3461" calcext:value-type="float">
            <text:p>3461</text:p>
          </table:table-cell>
          <table:table-cell office:value-type="float" office:value="3482" calcext:value-type="float">
            <text:p>3482</text:p>
          </table:table-cell>
          <table:table-cell office:value-type="float" office:value="3462" calcext:value-type="float">
            <text:p>3462</text:p>
          </table:table-cell>
          <table:table-cell office:value-type="float" office:value="3535" calcext:value-type="float">
            <text:p>3535</text:p>
          </table:table-cell>
          <table:table-cell office:value-type="float" office:value="3463" calcext:value-type="float">
            <text:p>3463</text:p>
          </table:table-cell>
          <table:table-cell office:value-type="float" office:value="3536" calcext:value-type="float">
            <text:p>3536</text:p>
          </table:table-cell>
          <table:table-cell office:value-type="float" office:value="3464" calcext:value-type="float">
            <text:p>3464</text:p>
          </table:table-cell>
          <table:table-cell office:value-type="float" office:value="3537" calcext:value-type="float">
            <text:p>3537</text:p>
          </table:table-cell>
          <table:table-cell office:value-type="float" office:value="3465" calcext:value-type="float">
            <text:p>3465</text:p>
          </table:table-cell>
          <table:table-cell office:value-type="float" office:value="3538" calcext:value-type="float">
            <text:p>3538</text:p>
          </table:table-cell>
          <table:table-cell office:value-type="float" office:value="3466" calcext:value-type="float">
            <text:p>3466</text:p>
          </table:table-cell>
          <table:table-cell office:value-type="float" office:value="3539" calcext:value-type="float">
            <text:p>3539</text:p>
          </table:table-cell>
          <table:table-cell office:value-type="float" office:value="3467" calcext:value-type="float">
            <text:p>3467</text:p>
          </table:table-cell>
          <table:table-cell office:value-type="float" office:value="3540" calcext:value-type="float">
            <text:p>3540</text:p>
          </table:table-cell>
          <table:table-cell office:value-type="float" office:value="3468" calcext:value-type="float">
            <text:p>3468</text:p>
          </table:table-cell>
          <table:table-cell office:value-type="float" office:value="3542" calcext:value-type="float">
            <text:p>3542</text:p>
          </table:table-cell>
          <table:table-cell office:value-type="float" office:value="3473" calcext:value-type="float">
            <text:p>3473</text:p>
          </table:table-cell>
          <table:table-cell office:value-type="float" office:value="3545" calcext:value-type="float">
            <text:p>3545</text:p>
          </table:table-cell>
          <table:table-cell office:value-type="float" office:value="3474" calcext:value-type="float">
            <text:p>3474</text:p>
          </table:table-cell>
          <table:table-cell office:value-type="float" office:value="3546" calcext:value-type="float">
            <text:p>3546</text:p>
          </table:table-cell>
          <table:table-cell office:value-type="float" office:value="3475" calcext:value-type="float">
            <text:p>3475</text:p>
          </table:table-cell>
          <table:table-cell office:value-type="float" office:value="3547" calcext:value-type="float">
            <text:p>3547</text:p>
          </table:table-cell>
          <table:table-cell office:value-type="float" office:value="3476" calcext:value-type="float">
            <text:p>3476</text:p>
          </table:table-cell>
          <table:table-cell office:value-type="float" office:value="3548" calcext:value-type="float">
            <text:p>3548</text:p>
          </table:table-cell>
          <table:table-cell office:value-type="float" office:value="3477" calcext:value-type="float">
            <text:p>3477</text:p>
          </table:table-cell>
          <table:table-cell office:value-type="float" office:value="3549" calcext:value-type="float">
            <text:p>3549</text:p>
          </table:table-cell>
          <table:table-cell office:value-type="float" office:value="3478" calcext:value-type="float">
            <text:p>3478</text:p>
          </table:table-cell>
          <table:table-cell office:value-type="float" office:value="3550" calcext:value-type="float">
            <text:p>3550</text:p>
          </table:table-cell>
          <table:table-cell office:value-type="float" office:value="3469" calcext:value-type="float">
            <text:p>3469</text:p>
          </table:table-cell>
          <table:table-cell office:value-type="float" office:value="3544" calcext:value-type="float">
            <text:p>3544</text:p>
          </table:table-cell>
          <table:table-cell office:value-type="float" office:value="3470" calcext:value-type="float">
            <text:p>3470</text:p>
          </table:table-cell>
          <table:table-cell office:value-type="float" office:value="3570" calcext:value-type="float">
            <text:p>3570</text:p>
          </table:table-cell>
          <table:table-cell office:value-type="float" office:value="3471" calcext:value-type="float">
            <text:p>3471</text:p>
          </table:table-cell>
          <table:table-cell office:value-type="float" office:value="3551" calcext:value-type="float">
            <text:p>3551</text:p>
          </table:table-cell>
          <table:table-cell office:value-type="float" office:value="3472" calcext:value-type="float">
            <text:p>3472</text:p>
          </table:table-cell>
          <table:table-cell office:value-type="float" office:value="3571" calcext:value-type="float">
            <text:p>3571</text:p>
          </table:table-cell>
          <table:table-cell office:value-type="float" office:value="3461" calcext:value-type="float">
            <text:p>3461</text:p>
          </table:table-cell>
          <table:table-cell office:value-type="float" office:value="3458" calcext:value-type="float">
            <text:p>3458</text:p>
          </table:table-cell>
          <table:table-cell office:value-type="float" office:value="3461" calcext:value-type="float">
            <text:p>3461</text:p>
          </table:table-cell>
          <table:table-cell office:value-type="float" office:value="3459" calcext:value-type="float">
            <text:p>3459</text:p>
          </table:table-cell>
          <table:table-cell office:value-type="float" office:value="3530" calcext:value-type="float">
            <text:p>3530</text:p>
          </table:table-cell>
          <table:table-cell office:value-type="float" office:value="3572" calcext:value-type="float">
            <text:p>3572</text:p>
          </table:table-cell>
          <table:table-cell office:value-type="float" office:value="3482" calcext:value-type="float">
            <text:p>3482</text:p>
          </table:table-cell>
          <table:table-cell office:value-type="float" office:value="3483" calcext:value-type="float">
            <text:p>3483</text:p>
          </table:table-cell>
          <table:table-cell office:value-type="float" office:value="3484" calcext:value-type="float">
            <text:p>3484</text:p>
          </table:table-cell>
          <table:table-cell office:value-type="float" office:value="3485" calcext:value-type="float">
            <text:p>3485</text:p>
          </table:table-cell>
          <table:table-cell office:value-type="float" office:value="3486" calcext:value-type="float">
            <text:p>3486</text:p>
          </table:table-cell>
          <table:table-cell office:value-type="float" office:value="3488" calcext:value-type="float">
            <text:p>3488</text:p>
          </table:table-cell>
          <table:table-cell office:value-type="float" office:value="3489" calcext:value-type="float">
            <text:p>3489</text:p>
          </table:table-cell>
          <table:table-cell office:value-type="float" office:value="3490" calcext:value-type="float">
            <text:p>3490</text:p>
          </table:table-cell>
          <table:table-cell office:value-type="float" office:value="3491" calcext:value-type="float">
            <text:p>3491</text:p>
          </table:table-cell>
          <table:table-cell office:value-type="float" office:value="3492" calcext:value-type="float">
            <text:p>3492</text:p>
          </table:table-cell>
          <table:table-cell office:value-type="float" office:value="3495" calcext:value-type="float">
            <text:p>3495</text:p>
          </table:table-cell>
          <table:table-cell office:value-type="float" office:value="3496" calcext:value-type="float">
            <text:p>3496</text:p>
          </table:table-cell>
          <table:table-cell office:value-type="float" office:value="3497" calcext:value-type="float">
            <text:p>3497</text:p>
          </table:table-cell>
          <table:table-cell office:value-type="float" office:value="3498" calcext:value-type="float">
            <text:p>3498</text:p>
          </table:table-cell>
          <table:table-cell office:value-type="float" office:value="3499" calcext:value-type="float">
            <text:p>3499</text:p>
          </table:table-cell>
          <table:table-cell office:value-type="float" office:value="3501" calcext:value-type="float">
            <text:p>3501</text:p>
          </table:table-cell>
          <table:table-cell office:value-type="float" office:value="3502" calcext:value-type="float">
            <text:p>3502</text:p>
          </table:table-cell>
          <table:table-cell office:value-type="float" office:value="3503" calcext:value-type="float">
            <text:p>3503</text:p>
          </table:table-cell>
          <table:table-cell office:value-type="float" office:value="3504" calcext:value-type="float">
            <text:p>3504</text:p>
          </table:table-cell>
          <table:table-cell office:value-type="float" office:value="3505" calcext:value-type="float">
            <text:p>3505</text:p>
          </table:table-cell>
          <table:table-cell office:value-type="float" office:value="0" calcext:value-type="float">
            <text:p>0</text:p>
          </table:table-cell>
          <table:table-cell office:value-type="float" office:value="3508" calcext:value-type="float">
            <text:p>3508</text:p>
          </table:table-cell>
          <table:table-cell office:value-type="float" office:value="3509" calcext:value-type="float">
            <text:p>3509</text:p>
          </table:table-cell>
          <table:table-cell office:value-type="float" office:value="3510" calcext:value-type="float">
            <text:p>3510</text:p>
          </table:table-cell>
          <table:table-cell office:value-type="float" office:value="3511" calcext:value-type="float">
            <text:p>3511</text:p>
          </table:table-cell>
          <table:table-cell office:value-type="float" office:value="3512" calcext:value-type="float">
            <text:p>3512</text:p>
          </table:table-cell>
          <table:table-cell office:value-type="float" office:value="3514" calcext:value-type="float">
            <text:p>3514</text:p>
          </table:table-cell>
          <table:table-cell office:value-type="float" office:value="3515" calcext:value-type="float">
            <text:p>3515</text:p>
          </table:table-cell>
          <table:table-cell office:value-type="float" office:value="3523" calcext:value-type="float">
            <text:p>3523</text:p>
          </table:table-cell>
          <table:table-cell office:value-type="float" office:value="3517" calcext:value-type="float">
            <text:p>3517</text:p>
          </table:table-cell>
          <table:table-cell office:value-type="float" office:value="3525" calcext:value-type="float">
            <text:p>3525</text:p>
          </table:table-cell>
          <table:table-cell office:value-type="float" office:value="0" calcext:value-type="float">
            <text:p>0</text:p>
          </table:table-cell>
          <table:table-cell office:value-type="float" office:value="3520" calcext:value-type="float">
            <text:p>3520</text:p>
          </table:table-cell>
          <table:table-cell office:value-type="float" office:value="3521" calcext:value-type="float">
            <text:p>3521</text:p>
          </table:table-cell>
          <table:table-cell office:value-type="float" office:value="3522" calcext:value-type="float">
            <text:p>3522</text:p>
          </table:table-cell>
          <table:table-cell office:value-type="float" office:value="3523" calcext:value-type="float">
            <text:p>3523</text:p>
          </table:table-cell>
          <table:table-cell office:value-type="float" office:value="3524" calcext:value-type="float">
            <text:p>3524</text:p>
          </table:table-cell>
          <table:table-cell office:value-type="float" office:value="3526" calcext:value-type="float">
            <text:p>3526</text:p>
          </table:table-cell>
          <table:table-cell office:value-type="float" office:value="3513" calcext:value-type="float">
            <text:p>3513</text:p>
          </table:table-cell>
          <table:table-cell office:value-type="float" office:value="3507" calcext:value-type="float">
            <text:p>3507</text:p>
          </table:table-cell>
          <table:table-cell office:value-type="float" office:value="3494" calcext:value-type="float">
            <text:p>3494</text:p>
          </table:table-cell>
          <table:table-cell office:value-type="float" office:value="3487" calcext:value-type="float">
            <text:p>3487</text:p>
          </table:table-cell>
          <table:table-cell office:value-type="float" office:value="3493" calcext:value-type="float">
            <text:p>3493</text:p>
          </table:table-cell>
          <table:table-cell office:value-type="float" office:value="3500" calcext:value-type="float">
            <text:p>350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E</text:p>
          </table:table-cell>
          <table:table-cell office:value-type="string" calcext:value-type="string">
            <text:p>0D00</text:p>
          </table:table-cell>
          <table:table-cell office:value-type="string" calcext:value-type="string">
            <text:p>0D7F</text:p>
          </table:table-cell>
          <table:table-cell office:value-type="string" calcext:value-type="string">
            <text:p>Malayalam</text:p>
          </table:table-cell>
          <table:table-cell office:value-type="float" office:value="3333" calcext:value-type="float">
            <text:p>3333</text:p>
          </table:table-cell>
          <table:table-cell office:value-type="float" office:value="3349" calcext:value-type="float">
            <text:p>3349</text:p>
          </table:table-cell>
          <table:table-cell office:value-type="float" office:value="3334" calcext:value-type="float">
            <text:p>3334</text:p>
          </table:table-cell>
          <table:table-cell office:value-type="float" office:value="3390" calcext:value-type="float">
            <text:p>339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335" calcext:value-type="float">
            <text:p>3335</text:p>
          </table:table-cell>
          <table:table-cell office:value-type="float" office:value="3391" calcext:value-type="float">
            <text:p>3391</text:p>
          </table:table-cell>
          <table:table-cell office:value-type="float" office:value="3336" calcext:value-type="float">
            <text:p>3336</text:p>
          </table:table-cell>
          <table:table-cell office:value-type="float" office:value="3392" calcext:value-type="float">
            <text:p>3392</text:p>
          </table:table-cell>
          <table:table-cell office:value-type="float" office:value="3337" calcext:value-type="float">
            <text:p>3337</text:p>
          </table:table-cell>
          <table:table-cell office:value-type="float" office:value="3393" calcext:value-type="float">
            <text:p>3393</text:p>
          </table:table-cell>
          <table:table-cell office:value-type="float" office:value="3338" calcext:value-type="float">
            <text:p>3338</text:p>
          </table:table-cell>
          <table:table-cell office:value-type="float" office:value="3394" calcext:value-type="float">
            <text:p>3394</text:p>
          </table:table-cell>
          <table:table-cell office:value-type="float" office:value="3342" calcext:value-type="float">
            <text:p>3342</text:p>
          </table:table-cell>
          <table:table-cell office:value-type="float" office:value="3398" calcext:value-type="float">
            <text:p>3398</text:p>
          </table:table-cell>
          <table:table-cell office:value-type="float" office:value="3343" calcext:value-type="float">
            <text:p>3343</text:p>
          </table:table-cell>
          <table:table-cell office:value-type="float" office:value="3399" calcext:value-type="float">
            <text:p>3399</text:p>
          </table:table-cell>
          <table:table-cell office:value-type="float" office:value="3344" calcext:value-type="float">
            <text:p>3344</text:p>
          </table:table-cell>
          <table:table-cell office:value-type="float" office:value="3400" calcext:value-type="float">
            <text:p>3400</text:p>
          </table:table-cell>
          <table:table-cell office:value-type="float" office:value="3346" calcext:value-type="float">
            <text:p>3346</text:p>
          </table:table-cell>
          <table:table-cell office:value-type="float" office:value="3402" calcext:value-type="float">
            <text:p>3402</text:p>
          </table:table-cell>
          <table:table-cell office:value-type="float" office:value="3347" calcext:value-type="float">
            <text:p>3347</text:p>
          </table:table-cell>
          <table:table-cell office:value-type="float" office:value="3403" calcext:value-type="float">
            <text:p>3403</text:p>
          </table:table-cell>
          <table:table-cell office:value-type="float" office:value="3348" calcext:value-type="float">
            <text:p>3348</text:p>
          </table:table-cell>
          <table:table-cell office:value-type="float" office:value="3415" calcext:value-type="float">
            <text:p>3415</text:p>
          </table:table-cell>
          <table:table-cell office:value-type="float" office:value="3339" calcext:value-type="float">
            <text:p>3339</text:p>
          </table:table-cell>
          <table:table-cell office:value-type="float" office:value="3395" calcext:value-type="float">
            <text:p>3395</text:p>
          </table:table-cell>
          <table:table-cell office:value-type="float" office:value="3424" calcext:value-type="float">
            <text:p>3424</text:p>
          </table:table-cell>
          <table:table-cell office:value-type="float" office:value="3396" calcext:value-type="float">
            <text:p>3396</text:p>
          </table:table-cell>
          <table:table-cell office:value-type="float" office:value="3340" calcext:value-type="float">
            <text:p>3340</text:p>
          </table:table-cell>
          <table:table-cell office:value-type="float" office:value="3426" calcext:value-type="float">
            <text:p>3426</text:p>
          </table:table-cell>
          <table:table-cell office:value-type="float" office:value="3425" calcext:value-type="float">
            <text:p>3425</text:p>
          </table:table-cell>
          <table:table-cell office:value-type="float" office:value="3427" calcext:value-type="float">
            <text:p>3427</text:p>
          </table:table-cell>
          <table:table-cell office:value-type="float" office:value="3333" calcext:value-type="float">
            <text:p>3333</text:p>
          </table:table-cell>
          <table:table-cell office:value-type="float" office:value="3330" calcext:value-type="float">
            <text:p>3330</text:p>
          </table:table-cell>
          <table:table-cell office:value-type="float" office:value="3333" calcext:value-type="float">
            <text:p>3333</text:p>
          </table:table-cell>
          <table:table-cell office:value-type="float" office:value="3331" calcext:value-type="float">
            <text:p>3331</text:p>
          </table:table-cell>
          <table:table-cell office:value-type="float" office:value="3349" calcext:value-type="float">
            <text:p>3349</text:p>
          </table:table-cell>
          <table:table-cell office:value-type="float" office:value="0" calcext:value-type="float">
            <text:p>0</text:p>
          </table:table-cell>
          <table:table-cell office:value-type="float" office:value="3349" calcext:value-type="float">
            <text:p>3349</text:p>
          </table:table-cell>
          <table:table-cell office:value-type="float" office:value="3350" calcext:value-type="float">
            <text:p>3350</text:p>
          </table:table-cell>
          <table:table-cell office:value-type="float" office:value="3351" calcext:value-type="float">
            <text:p>3351</text:p>
          </table:table-cell>
          <table:table-cell office:value-type="float" office:value="3352" calcext:value-type="float">
            <text:p>3352</text:p>
          </table:table-cell>
          <table:table-cell office:value-type="float" office:value="3353" calcext:value-type="float">
            <text:p>3353</text:p>
          </table:table-cell>
          <table:table-cell office:value-type="float" office:value="3354" calcext:value-type="float">
            <text:p>3354</text:p>
          </table:table-cell>
          <table:table-cell office:value-type="float" office:value="3355" calcext:value-type="float">
            <text:p>3355</text:p>
          </table:table-cell>
          <table:table-cell office:value-type="float" office:value="3356" calcext:value-type="float">
            <text:p>3356</text:p>
          </table:table-cell>
          <table:table-cell office:value-type="float" office:value="3357" calcext:value-type="float">
            <text:p>3357</text:p>
          </table:table-cell>
          <table:table-cell office:value-type="float" office:value="3358" calcext:value-type="float">
            <text:p>3358</text:p>
          </table:table-cell>
          <table:table-cell office:value-type="float" office:value="3359" calcext:value-type="float">
            <text:p>3359</text:p>
          </table:table-cell>
          <table:table-cell office:value-type="float" office:value="3360" calcext:value-type="float">
            <text:p>3360</text:p>
          </table:table-cell>
          <table:table-cell office:value-type="float" office:value="3361" calcext:value-type="float">
            <text:p>3361</text:p>
          </table:table-cell>
          <table:table-cell office:value-type="float" office:value="3362" calcext:value-type="float">
            <text:p>3362</text:p>
          </table:table-cell>
          <table:table-cell office:value-type="float" office:value="3363" calcext:value-type="float">
            <text:p>3363</text:p>
          </table:table-cell>
          <table:table-cell office:value-type="float" office:value="3364" calcext:value-type="float">
            <text:p>3364</text:p>
          </table:table-cell>
          <table:table-cell office:value-type="float" office:value="3365" calcext:value-type="float">
            <text:p>3365</text:p>
          </table:table-cell>
          <table:table-cell office:value-type="float" office:value="3366" calcext:value-type="float">
            <text:p>3366</text:p>
          </table:table-cell>
          <table:table-cell office:value-type="float" office:value="3367" calcext:value-type="float">
            <text:p>3367</text:p>
          </table:table-cell>
          <table:table-cell office:value-type="float" office:value="3368" calcext:value-type="float">
            <text:p>3368</text:p>
          </table:table-cell>
          <table:table-cell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  <table:table-cell office:value-type="float" office:value="3371" calcext:value-type="float">
            <text:p>3371</text:p>
          </table:table-cell>
          <table:table-cell office:value-type="float" office:value="3372" calcext:value-type="float">
            <text:p>3372</text:p>
          </table:table-cell>
          <table:table-cell office:value-type="float" office:value="3373" calcext:value-type="float">
            <text:p>3373</text:p>
          </table:table-cell>
          <table:table-cell office:value-type="float" office:value="3374" calcext:value-type="float">
            <text:p>3374</text:p>
          </table:table-cell>
          <table:table-cell office:value-type="float" office:value="3375" calcext:value-type="float">
            <text:p>3375</text:p>
          </table:table-cell>
          <table:table-cell office:value-type="float" office:value="3376" calcext:value-type="float">
            <text:p>3376</text:p>
          </table:table-cell>
          <table:table-cell office:value-type="float" office:value="3377" calcext:value-type="float">
            <text:p>3377</text:p>
          </table:table-cell>
          <table:table-cell office:value-type="float" office:value="3378" calcext:value-type="float">
            <text:p>3378</text:p>
          </table:table-cell>
          <table:table-cell office:value-type="float" office:value="3379" calcext:value-type="float">
            <text:p>3379</text:p>
          </table:table-cell>
          <table:table-cell office:value-type="float" office:value="3380" calcext:value-type="float">
            <text:p>3380</text:p>
          </table:table-cell>
          <table:table-cell office:value-type="float" office:value="3381" calcext:value-type="float">
            <text:p>3381</text:p>
          </table:table-cell>
          <table:table-cell office:value-type="float" office:value="3382" calcext:value-type="float">
            <text:p>3382</text:p>
          </table:table-cell>
          <table:table-cell office:value-type="float" office:value="3383" calcext:value-type="float">
            <text:p>3383</text:p>
          </table:table-cell>
          <table:table-cell office:value-type="float" office:value="3384" calcext:value-type="float">
            <text:p>3384</text:p>
          </table:table-cell>
          <table:table-cell office:value-type="float" office:value="3385" calcext:value-type="float">
            <text:p>338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0B80</text:p>
          </table:table-cell>
          <table:table-cell office:value-type="string" calcext:value-type="string">
            <text:p>0BFF</text:p>
          </table:table-cell>
          <table:table-cell office:value-type="string" calcext:value-type="string">
            <text:p>Tamil</text:p>
          </table:table-cell>
          <table:table-cell office:value-type="float" office:value="2949" calcext:value-type="float">
            <text:p>2949</text:p>
          </table:table-cell>
          <table:table-cell office:value-type="float" office:value="2965" calcext:value-type="float">
            <text:p>2965</text:p>
          </table:table-cell>
          <table:table-cell office:value-type="float" office:value="2950" calcext:value-type="float">
            <text:p>2950</text:p>
          </table:table-cell>
          <table:table-cell office:value-type="float" office:value="3006" calcext:value-type="float">
            <text:p>30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951" calcext:value-type="float">
            <text:p>2951</text:p>
          </table:table-cell>
          <table:table-cell office:value-type="float" office:value="3007" calcext:value-type="float">
            <text:p>3007</text:p>
          </table:table-cell>
          <table:table-cell office:value-type="float" office:value="2952" calcext:value-type="float">
            <text:p>2952</text:p>
          </table:table-cell>
          <table:table-cell office:value-type="float" office:value="3008" calcext:value-type="float">
            <text:p>3008</text:p>
          </table:table-cell>
          <table:table-cell office:value-type="float" office:value="2953" calcext:value-type="float">
            <text:p>2953</text:p>
          </table:table-cell>
          <table:table-cell office:value-type="float" office:value="3009" calcext:value-type="float">
            <text:p>3009</text:p>
          </table:table-cell>
          <table:table-cell office:value-type="float" office:value="2954" calcext:value-type="float">
            <text:p>2954</text:p>
          </table:table-cell>
          <table:table-cell office:value-type="float" office:value="3010" calcext:value-type="float">
            <text:p>3010</text:p>
          </table:table-cell>
          <table:table-cell office:value-type="float" office:value="2958" calcext:value-type="float">
            <text:p>2958</text:p>
          </table:table-cell>
          <table:table-cell office:value-type="float" office:value="3014" calcext:value-type="float">
            <text:p>3014</text:p>
          </table:table-cell>
          <table:table-cell office:value-type="float" office:value="2959" calcext:value-type="float">
            <text:p>2959</text:p>
          </table:table-cell>
          <table:table-cell office:value-type="float" office:value="3015" calcext:value-type="float">
            <text:p>3015</text:p>
          </table:table-cell>
          <table:table-cell office:value-type="float" office:value="2960" calcext:value-type="float">
            <text:p>2960</text:p>
          </table:table-cell>
          <table:table-cell office:value-type="float" office:value="3016" calcext:value-type="float">
            <text:p>3016</text:p>
          </table:table-cell>
          <table:table-cell office:value-type="float" office:value="2962" calcext:value-type="float">
            <text:p>2962</text:p>
          </table:table-cell>
          <table:table-cell office:value-type="float" office:value="3018" calcext:value-type="float">
            <text:p>3018</text:p>
          </table:table-cell>
          <table:table-cell office:value-type="float" office:value="2963" calcext:value-type="float">
            <text:p>2963</text:p>
          </table:table-cell>
          <table:table-cell office:value-type="float" office:value="3019" calcext:value-type="float">
            <text:p>3019</text:p>
          </table:table-cell>
          <table:table-cell office:value-type="float" office:value="2964" calcext:value-type="float">
            <text:p>2964</text:p>
          </table:table-cell>
          <table:table-cell office:value-type="float" office:value="3020" calcext:value-type="float">
            <text:p>3020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office:value-type="float" office:value="0" calcext:value-type="float">
            <text:p>0</text:p>
          </table:table-cell>
          <table:table-cell office:value-type="float" office:value="2965" calcext:value-type="float">
            <text:p>29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9" calcext:value-type="float">
            <text:p>2969</text:p>
          </table:table-cell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  <table:table-cell office:value-type="float" office:value="2972" calcext:value-type="float">
            <text:p>2972</text:p>
          </table:table-cell>
          <table:table-cell office:value-type="float" office:value="0" calcext:value-type="float">
            <text:p>0</text:p>
          </table:table-cell>
          <table:table-cell office:value-type="float" office:value="2974" calcext:value-type="float">
            <text:p>2974</text:p>
          </table:table-cell>
          <table:table-cell office:value-type="float" office:value="2975" calcext:value-type="float">
            <text:p>29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79" calcext:value-type="float">
            <text:p>2979</text:p>
          </table:table-cell>
          <table:table-cell office:value-type="float" office:value="2980" calcext:value-type="float">
            <text:p>29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84" calcext:value-type="float">
            <text:p>2984</text:p>
          </table:table-cell>
          <table:table-cell office:value-type="float" office:value="2985" calcext:value-type="float">
            <text:p>2985</text:p>
          </table:table-cell>
          <table:table-cell office:value-type="float" office:value="2986" calcext:value-type="float">
            <text:p>2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90" calcext:value-type="float">
            <text:p>2990</text:p>
          </table:table-cell>
          <table:table-cell office:value-type="float" office:value="2991" calcext:value-type="float">
            <text:p>2991</text:p>
          </table:table-cell>
          <table:table-cell office:value-type="float" office:value="2992" calcext:value-type="float">
            <text:p>2992</text:p>
          </table:table-cell>
          <table:table-cell office:value-type="float" office:value="2993" calcext:value-type="float">
            <text:p>2993</text:p>
          </table:table-cell>
          <table:table-cell office:value-type="float" office:value="2994" calcext:value-type="float">
            <text:p>2994</text:p>
          </table:table-cell>
          <table:table-cell office:value-type="float" office:value="2995" calcext:value-type="float">
            <text:p>2995</text:p>
          </table:table-cell>
          <table:table-cell office:value-type="float" office:value="2996" calcext:value-type="float">
            <text:p>2996</text:p>
          </table:table-cell>
          <table:table-cell office:value-type="float" office:value="2997" calcext:value-type="float">
            <text:p>2997</text:p>
          </table:table-cell>
          <table:table-cell office:value-type="float" office:value="2998" calcext:value-type="float">
            <text:p>2998</text:p>
          </table:table-cell>
          <table:table-cell office:value-type="float" office:value="2999" calcext:value-type="float">
            <text:p>2999</text:p>
          </table:table-cell>
          <table:table-cell office:value-type="float" office:value="3000" calcext:value-type="float">
            <text:p>3000</text:p>
          </table:table-cell>
          <table:table-cell office:value-type="float" office:value="3001" calcext:value-type="float">
            <text:p>3001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5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104F</text:p>
          </table:table-cell>
          <table:table-cell office:value-type="string" calcext:value-type="string">
            <text:p>Burmese</text:p>
          </table:table-cell>
          <table:table-cell office:value-type="float" office:value="4129" calcext:value-type="float">
            <text:p>4129</text:p>
          </table:table-cell>
          <table:table-cell office:value-type="float" office:value="4096" calcext:value-type="float">
            <text:p>4096</text:p>
          </table:table-cell>
          <table:table-cell office:value-type="float" office:value="4129" calcext:value-type="float">
            <text:p>4129</text:p>
          </table:table-cell>
          <table:table-cell office:value-type="float" office:value="4140" calcext:value-type="float">
            <text:p>414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131" calcext:value-type="float">
            <text:p>4131</text:p>
          </table:table-cell>
          <table:table-cell office:value-type="float" office:value="4141" calcext:value-type="float">
            <text:p>4141</text:p>
          </table:table-cell>
          <table:table-cell office:value-type="float" office:value="4132" calcext:value-type="float">
            <text:p>4132</text:p>
          </table:table-cell>
          <table:table-cell office:value-type="float" office:value="4142" calcext:value-type="float">
            <text:p>4142</text:p>
          </table:table-cell>
          <table:table-cell office:value-type="float" office:value="4133" calcext:value-type="float">
            <text:p>4133</text:p>
          </table:table-cell>
          <table:table-cell office:value-type="float" office:value="4143" calcext:value-type="float">
            <text:p>4143</text:p>
          </table:table-cell>
          <table:table-cell office:value-type="float" office:value="4134" calcext:value-type="float">
            <text:p>4134</text:p>
          </table:table-cell>
          <table:table-cell office:value-type="float" office:value="4144" calcext:value-type="float">
            <text:p>4144</text:p>
          </table:table-cell>
          <table:table-cell office:value-type="float" office:value="4135" calcext:value-type="float">
            <text:p>4135</text:p>
          </table:table-cell>
          <table:table-cell office:value-type="float" office:value="4145" calcext:value-type="float">
            <text:p>4145</text:p>
          </table:table-cell>
          <table:table-cell office:value-type="float" office:value="4129" calcext:value-type="float">
            <text:p>4129</text:p>
          </table:table-cell>
          <table:table-cell office:value-type="float" office:value="4152" calcext:value-type="float">
            <text:p>4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7" calcext:value-type="float">
            <text:p>4137</text:p>
          </table:table-cell>
          <table:table-cell office:value-type="float" office:value="4140" calcext:value-type="float">
            <text:p>41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38" calcext:value-type="float">
            <text:p>4138</text:p>
          </table:table-cell>
          <table:table-cell office:value-type="float" office:value="4154" calcext:value-type="float">
            <text:p>4154</text:p>
          </table:table-cell>
          <table:table-cell office:value-type="float" office:value="4178" calcext:value-type="float">
            <text:p>4178</text:p>
          </table:table-cell>
          <table:table-cell office:value-type="float" office:value="4182" calcext:value-type="float">
            <text:p>4182</text:p>
          </table:table-cell>
          <table:table-cell office:value-type="float" office:value="4179" calcext:value-type="float">
            <text:p>4179</text:p>
          </table:table-cell>
          <table:table-cell office:value-type="float" office:value="4183" calcext:value-type="float">
            <text:p>4183</text:p>
          </table:table-cell>
          <table:table-cell office:value-type="float" office:value="4180" calcext:value-type="float">
            <text:p>4180</text:p>
          </table:table-cell>
          <table:table-cell office:value-type="float" office:value="4184" calcext:value-type="float">
            <text:p>4184</text:p>
          </table:table-cell>
          <table:table-cell office:value-type="float" office:value="4181" calcext:value-type="float">
            <text:p>4181</text:p>
          </table:table-cell>
          <table:table-cell office:value-type="float" office:value="4185" calcext:value-type="float">
            <text:p>418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096" calcext:value-type="float">
            <text:p>4096</text:p>
          </table:table-cell>
          <table:table-cell office:value-type="float" office:value="4097" calcext:value-type="float">
            <text:p>4097</text:p>
          </table:table-cell>
          <table:table-cell office:value-type="float" office:value="4098" calcext:value-type="float">
            <text:p>4098</text:p>
          </table:table-cell>
          <table:table-cell office:value-type="float" office:value="4099" calcext:value-type="float">
            <text:p>4099</text:p>
          </table:table-cell>
          <table:table-cell office:value-type="float" office:value="4100" calcext:value-type="float">
            <text:p>4100</text:p>
          </table:table-cell>
          <table:table-cell office:value-type="float" office:value="4101" calcext:value-type="float">
            <text:p>4101</text:p>
          </table:table-cell>
          <table:table-cell office:value-type="float" office:value="4102" calcext:value-type="float">
            <text:p>4102</text:p>
          </table:table-cell>
          <table:table-cell office:value-type="float" office:value="4103" calcext:value-type="float">
            <text:p>4103</text:p>
          </table:table-cell>
          <table:table-cell office:value-type="float" office:value="4104" calcext:value-type="float">
            <text:p>4104</text:p>
          </table:table-cell>
          <table:table-cell office:value-type="float" office:value="4105" calcext:value-type="float">
            <text:p>4105</text:p>
          </table:table-cell>
          <table:table-cell office:value-type="float" office:value="4107" calcext:value-type="float">
            <text:p>4107</text:p>
          </table:table-cell>
          <table:table-cell office:value-type="float" office:value="4108" calcext:value-type="float">
            <text:p>4108</text:p>
          </table:table-cell>
          <table:table-cell office:value-type="float" office:value="4109" calcext:value-type="float">
            <text:p>4109</text:p>
          </table:table-cell>
          <table:table-cell office:value-type="float" office:value="4110" calcext:value-type="float">
            <text:p>4110</text:p>
          </table:table-cell>
          <table:table-cell office:value-type="float" office:value="4111" calcext:value-type="float">
            <text:p>4111</text:p>
          </table:table-cell>
          <table:table-cell office:value-type="float" office:value="4112" calcext:value-type="float">
            <text:p>4112</text:p>
          </table:table-cell>
          <table:table-cell office:value-type="float" office:value="4113" calcext:value-type="float">
            <text:p>4113</text:p>
          </table:table-cell>
          <table:table-cell office:value-type="float" office:value="4114" calcext:value-type="float">
            <text:p>4114</text:p>
          </table:table-cell>
          <table:table-cell office:value-type="float" office:value="4115" calcext:value-type="float">
            <text:p>4115</text:p>
          </table:table-cell>
          <table:table-cell office:value-type="float" office:value="4116" calcext:value-type="float">
            <text:p>4116</text:p>
          </table:table-cell>
          <table:table-cell office:value-type="float" office:value="0" calcext:value-type="float">
            <text:p>0</text:p>
          </table:table-cell>
          <table:table-cell office:value-type="float" office:value="4117" calcext:value-type="float">
            <text:p>4117</text:p>
          </table:table-cell>
          <table:table-cell office:value-type="float" office:value="4118" calcext:value-type="float">
            <text:p>4118</text:p>
          </table:table-cell>
          <table:table-cell office:value-type="float" office:value="4119" calcext:value-type="float">
            <text:p>4119</text:p>
          </table:table-cell>
          <table:table-cell office:value-type="float" office:value="4120" calcext:value-type="float">
            <text:p>4120</text:p>
          </table:table-cell>
          <table:table-cell office:value-type="float" office:value="4121" calcext:value-type="float">
            <text:p>4121</text:p>
          </table:table-cell>
          <table:table-cell office:value-type="float" office:value="4122" calcext:value-type="float">
            <text:p>4122</text:p>
          </table:table-cell>
          <table:table-cell office:value-type="float" office:value="4123" calcext:value-type="float">
            <text:p>4123</text:p>
          </table:table-cell>
          <table:table-cell office:value-type="float" office:value="0" calcext:value-type="float">
            <text:p>0</text:p>
          </table:table-cell>
          <table:table-cell office:value-type="float" office:value="4124" calcext:value-type="float">
            <text:p>4124</text:p>
          </table:table-cell>
          <table:table-cell office:value-type="float" office:value="4128" calcext:value-type="float">
            <text:p>4128</text:p>
          </table:table-cell>
          <table:table-cell office:value-type="float" office:value="4180" calcext:value-type="float">
            <text:p>4180</text:p>
          </table:table-cell>
          <table:table-cell office:value-type="float" office:value="4125" calcext:value-type="float">
            <text:p>4125</text:p>
          </table:table-cell>
          <table:table-cell office:value-type="float" office:value="4176" calcext:value-type="float">
            <text:p>4176</text:p>
          </table:table-cell>
          <table:table-cell office:value-type="float" office:value="4177" calcext:value-type="float">
            <text:p>4177</text:p>
          </table:table-cell>
          <table:table-cell office:value-type="float" office:value="4126" calcext:value-type="float">
            <text:p>4126</text:p>
          </table:table-cell>
          <table:table-cell office:value-type="float" office:value="4127" calcext:value-type="float">
            <text:p>412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B</text:p>
          </table:table-cell>
          <table:table-cell office:value-type="float" office:value="1780" calcext:value-type="float">
            <text:p>1780</text:p>
          </table:table-cell>
          <table:table-cell office:value-type="string" calcext:value-type="string">
            <text:p>17FF</text:p>
          </table:table-cell>
          <table:table-cell office:value-type="string" calcext:value-type="string">
            <text:p>Khmer</text:p>
          </table:table-cell>
          <table:table-cell office:value-type="float" office:value="6051" calcext:value-type="float">
            <text:p>6051</text:p>
          </table:table-cell>
          <table:table-cell office:value-type="float" office:value="6016" calcext:value-type="float">
            <text:p>6016</text:p>
          </table:table-cell>
          <table:table-cell office:value-type="float" office:value="6052" calcext:value-type="float">
            <text:p>6052</text:p>
          </table:table-cell>
          <table:table-cell office:value-type="float" office:value="6070" calcext:value-type="float">
            <text:p>607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053" calcext:value-type="float">
            <text:p>6053</text:p>
          </table:table-cell>
          <table:table-cell office:value-type="float" office:value="6071" calcext:value-type="float">
            <text:p>6071</text:p>
          </table:table-cell>
          <table:table-cell office:value-type="float" office:value="6054" calcext:value-type="float">
            <text:p>6054</text:p>
          </table:table-cell>
          <table:table-cell office:value-type="float" office:value="6072" calcext:value-type="float">
            <text:p>6072</text:p>
          </table:table-cell>
          <table:table-cell office:value-type="float" office:value="6055" calcext:value-type="float">
            <text:p>6055</text:p>
          </table:table-cell>
          <table:table-cell office:value-type="float" office:value="6075" calcext:value-type="float">
            <text:p>6075</text:p>
          </table:table-cell>
          <table:table-cell office:value-type="float" office:value="6057" calcext:value-type="float">
            <text:p>6057</text:p>
          </table:table-cell>
          <table:table-cell office:value-type="float" office:value="6076" calcext:value-type="float">
            <text:p>6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3" calcext:value-type="float">
            <text:p>6063</text:p>
          </table:table-cell>
          <table:table-cell office:value-type="float" office:value="6081" calcext:value-type="float">
            <text:p>6081</text:p>
          </table:table-cell>
          <table:table-cell office:value-type="float" office:value="6064" calcext:value-type="float">
            <text:p>6064</text:p>
          </table:table-cell>
          <table:table-cell office:value-type="float" office:value="6083" calcext:value-type="float">
            <text:p>60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65" calcext:value-type="float">
            <text:p>6065</text:p>
          </table:table-cell>
          <table:table-cell office:value-type="float" office:value="6084" calcext:value-type="float">
            <text:p>6084</text:p>
          </table:table-cell>
          <table:table-cell office:value-type="float" office:value="6067" calcext:value-type="float">
            <text:p>6067</text:p>
          </table:table-cell>
          <table:table-cell office:value-type="float" office:value="6085" calcext:value-type="float">
            <text:p>6085</text:p>
          </table:table-cell>
          <table:table-cell table:number-columns-repeated="2" office:value-type="float" office:value="6059" calcext:value-type="float">
            <text:p>6059</text:p>
          </table:table-cell>
          <table:table-cell table:number-columns-repeated="2" office:value-type="float" office:value="6060" calcext:value-type="float">
            <text:p>6060</text:p>
          </table:table-cell>
          <table:table-cell table:number-columns-repeated="2" office:value-type="float" office:value="6061" calcext:value-type="float">
            <text:p>6061</text:p>
          </table:table-cell>
          <table:table-cell table:number-columns-repeated="2" office:value-type="float" office:value="6062" calcext:value-type="float">
            <text:p>606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016" calcext:value-type="float">
            <text:p>6016</text:p>
          </table:table-cell>
          <table:table-cell office:value-type="float" office:value="6017" calcext:value-type="float">
            <text:p>6017</text:p>
          </table:table-cell>
          <table:table-cell office:value-type="float" office:value="6018" calcext:value-type="float">
            <text:p>6018</text:p>
          </table:table-cell>
          <table:table-cell office:value-type="float" office:value="6019" calcext:value-type="float">
            <text:p>6019</text:p>
          </table:table-cell>
          <table:table-cell office:value-type="float" office:value="6020" calcext:value-type="float">
            <text:p>6020</text:p>
          </table:table-cell>
          <table:table-cell office:value-type="float" office:value="6021" calcext:value-type="float">
            <text:p>6021</text:p>
          </table:table-cell>
          <table:table-cell office:value-type="float" office:value="6022" calcext:value-type="float">
            <text:p>6022</text:p>
          </table:table-cell>
          <table:table-cell office:value-type="float" office:value="6023" calcext:value-type="float">
            <text:p>6023</text:p>
          </table:table-cell>
          <table:table-cell office:value-type="float" office:value="6024" calcext:value-type="float">
            <text:p>6024</text:p>
          </table:table-cell>
          <table:table-cell office:value-type="float" office:value="6025" calcext:value-type="float">
            <text:p>6025</text:p>
          </table:table-cell>
          <table:table-cell office:value-type="float" office:value="6026" calcext:value-type="float">
            <text:p>6026</text:p>
          </table:table-cell>
          <table:table-cell office:value-type="float" office:value="6027" calcext:value-type="float">
            <text:p>6027</text:p>
          </table:table-cell>
          <table:table-cell office:value-type="float" office:value="6028" calcext:value-type="float">
            <text:p>6028</text:p>
          </table:table-cell>
          <table:table-cell office:value-type="float" office:value="6029" calcext:value-type="float">
            <text:p>6029</text:p>
          </table:table-cell>
          <table:table-cell office:value-type="float" office:value="6030" calcext:value-type="float">
            <text:p>6030</text:p>
          </table:table-cell>
          <table:table-cell office:value-type="float" office:value="6031" calcext:value-type="float">
            <text:p>6031</text:p>
          </table:table-cell>
          <table:table-cell office:value-type="float" office:value="6032" calcext:value-type="float">
            <text:p>6032</text:p>
          </table:table-cell>
          <table:table-cell office:value-type="float" office:value="6033" calcext:value-type="float">
            <text:p>6033</text:p>
          </table:table-cell>
          <table:table-cell office:value-type="float" office:value="6034" calcext:value-type="float">
            <text:p>6034</text:p>
          </table:table-cell>
          <table:table-cell office:value-type="float" office:value="6035" calcext:value-type="float">
            <text:p>6035</text:p>
          </table:table-cell>
          <table:table-cell office:value-type="float" office:value="0" calcext:value-type="float">
            <text:p>0</text:p>
          </table:table-cell>
          <table:table-cell office:value-type="float" office:value="6036" calcext:value-type="float">
            <text:p>6036</text:p>
          </table:table-cell>
          <table:table-cell office:value-type="float" office:value="6037" calcext:value-type="float">
            <text:p>6037</text:p>
          </table:table-cell>
          <table:table-cell office:value-type="float" office:value="6038" calcext:value-type="float">
            <text:p>6038</text:p>
          </table:table-cell>
          <table:table-cell office:value-type="float" office:value="6039" calcext:value-type="float">
            <text:p>6039</text:p>
          </table:table-cell>
          <table:table-cell office:value-type="float" office:value="6040" calcext:value-type="float">
            <text:p>6040</text:p>
          </table:table-cell>
          <table:table-cell office:value-type="float" office:value="6041" calcext:value-type="float">
            <text:p>6041</text:p>
          </table:table-cell>
          <table:table-cell office:value-type="float" office:value="6042" calcext:value-type="float">
            <text:p>6042</text:p>
          </table:table-cell>
          <table:table-cell office:value-type="float" office:value="0" calcext:value-type="float">
            <text:p>0</text:p>
          </table:table-cell>
          <table:table-cell office:value-type="float" office:value="6043" calcext:value-type="float">
            <text:p>6043</text:p>
          </table:table-cell>
          <table:table-cell office:value-type="float" office:value="6049" calcext:value-type="float">
            <text:p>6049</text:p>
          </table:table-cell>
          <table:table-cell office:value-type="float" office:value="0" calcext:value-type="float">
            <text:p>0</text:p>
          </table:table-cell>
          <table:table-cell office:value-type="float" office:value="6044" calcext:value-type="float">
            <text:p>6044</text:p>
          </table:table-cell>
          <table:table-cell office:value-type="float" office:value="6045" calcext:value-type="float">
            <text:p>6045</text:p>
          </table:table-cell>
          <table:table-cell office:value-type="float" office:value="6046" calcext:value-type="float">
            <text:p>6046</text:p>
          </table:table-cell>
          <table:table-cell office:value-type="float" office:value="6047" calcext:value-type="float">
            <text:p>6047</text:p>
          </table:table-cell>
          <table:table-cell office:value-type="float" office:value="6048" calcext:value-type="float">
            <text:p>6048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E00</text:p>
          </table:table-cell>
          <table:table-cell office:value-type="string" calcext:value-type="string">
            <text:p>0E7F</text:p>
          </table:table-cell>
          <table:table-cell office:value-type="string" calcext:value-type="string">
            <text:p>Thai</text:p>
          </table:table-cell>
          <table:table-cell office:value-type="float" office:value="3629" calcext:value-type="float">
            <text:p>3629</text:p>
          </table:table-cell>
          <table:table-cell office:value-type="float" office:value="3632" calcext:value-type="float">
            <text:p>3632</text:p>
          </table:table-cell>
          <table:table-cell office:value-type="float" office:value="3629" calcext:value-type="float">
            <text:p>3629</text:p>
          </table:table-cell>
          <table:table-cell office:value-type="float" office:value="3634" calcext:value-type="float">
            <text:p>3634</text:p>
          </table:table-cell>
          <table:table-cell table:number-columns-repeated="2" office:value-type="float" office:value="3649" calcext:value-type="float">
            <text:p>3649</text:p>
          </table:table-cell>
          <table:table-cell office:value-type="float" office:value="3629" calcext:value-type="float">
            <text:p>3629</text:p>
          </table:table-cell>
          <table:table-cell office:value-type="float" office:value="3651" calcext:value-type="float">
            <text:p>3651</text:p>
          </table:table-cell>
          <table:table-cell office:value-type="float" office:value="3629" calcext:value-type="float">
            <text:p>3629</text:p>
          </table:table-cell>
          <table:table-cell office:value-type="float" office:value="3636" calcext:value-type="float">
            <text:p>3636</text:p>
          </table:table-cell>
          <table:table-cell office:value-type="float" office:value="3629" calcext:value-type="float">
            <text:p>3629</text:p>
          </table:table-cell>
          <table:table-cell office:value-type="float" office:value="3637" calcext:value-type="float">
            <text:p>3637</text:p>
          </table:table-cell>
          <table:table-cell office:value-type="float" office:value="3629" calcext:value-type="float">
            <text:p>3629</text:p>
          </table:table-cell>
          <table:table-cell office:value-type="float" office:value="3640" calcext:value-type="float">
            <text:p>3640</text:p>
          </table:table-cell>
          <table:table-cell office:value-type="float" office:value="3629" calcext:value-type="float">
            <text:p>3629</text:p>
          </table:table-cell>
          <table:table-cell office:value-type="float" office:value="3641" calcext:value-type="float">
            <text:p>3641</text:p>
          </table:table-cell>
          <table:table-cell office:value-type="float" office:value="3648" calcext:value-type="float">
            <text:p>3648</text:p>
          </table:table-cell>
          <table:table-cell office:value-type="float" office:value="3632" calcext:value-type="float">
            <text:p>3632</text:p>
          </table:table-cell>
          <table:table-cell office:value-type="float" office:value="3648" calcext:value-type="float">
            <text:p>3648</text:p>
          </table:table-cell>
          <table:table-cell office:value-type="float" office:value="3585" calcext:value-type="float">
            <text:p>3585</text:p>
          </table:table-cell>
          <table:table-cell office:value-type="float" office:value="3652" calcext:value-type="float">
            <text:p>3652</text:p>
          </table:table-cell>
          <table:table-cell office:value-type="float" office:value="3585" calcext:value-type="float">
            <text:p>3585</text:p>
          </table:table-cell>
          <table:table-cell office:value-type="float" office:value="3629" calcext:value-type="float">
            <text:p>3629</text:p>
          </table:table-cell>
          <table:table-cell office:value-type="float" office:value="3632" calcext:value-type="float">
            <text:p>3632</text:p>
          </table:table-cell>
          <table:table-cell office:value-type="float" office:value="3650" calcext:value-type="float">
            <text:p>3650</text:p>
          </table:table-cell>
          <table:table-cell office:value-type="float" office:value="3585" calcext:value-type="float">
            <text:p>3585</text:p>
          </table:table-cell>
          <table:table-cell office:value-type="float" office:value="3648" calcext:value-type="float">
            <text:p>3648</text:p>
          </table:table-cell>
          <table:table-cell office:value-type="float" office:value="3634" calcext:value-type="float">
            <text:p>3634</text:p>
          </table:table-cell>
          <table:table-cell table:number-columns-repeated="3" office:value-type="float" office:value="3620" calcext:value-type="float">
            <text:p>3620</text:p>
          </table:table-cell>
          <table:table-cell office:value-type="float" office:value="3653" calcext:value-type="float">
            <text:p>3653</text:p>
          </table:table-cell>
          <table:table-cell table:number-columns-repeated="3" office:value-type="float" office:value="3622" calcext:value-type="float">
            <text:p>3622</text:p>
          </table:table-cell>
          <table:table-cell office:value-type="float" office:value="3653" calcext:value-type="float">
            <text:p>3653</text:p>
          </table:table-cell>
          <table:table-cell office:value-type="float" office:value="3629" calcext:value-type="float">
            <text:p>362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586" calcext:value-type="float">
            <text:p>3586</text:p>
          </table:table-cell>
          <table:table-cell office:value-type="float" office:value="3588" calcext:value-type="float">
            <text:p>3588</text:p>
          </table:table-cell>
          <table:table-cell office:value-type="float" office:value="3585" calcext:value-type="float">
            <text:p>3585</text:p>
          </table:table-cell>
          <table:table-cell office:value-type="float" office:value="3590" calcext:value-type="float">
            <text:p>3590</text:p>
          </table:table-cell>
          <table:table-cell office:value-type="float" office:value="3591" calcext:value-type="float">
            <text:p>3591</text:p>
          </table:table-cell>
          <table:table-cell office:value-type="float" office:value="3592" calcext:value-type="float">
            <text:p>3592</text:p>
          </table:table-cell>
          <table:table-cell office:value-type="float" office:value="3593" calcext:value-type="float">
            <text:p>3593</text:p>
          </table:table-cell>
          <table:table-cell office:value-type="float" office:value="3594" calcext:value-type="float">
            <text:p>3594</text:p>
          </table:table-cell>
          <table:table-cell office:value-type="float" office:value="3596" calcext:value-type="float">
            <text:p>3596</text:p>
          </table:table-cell>
          <table:table-cell office:value-type="float" office:value="3597" calcext:value-type="float">
            <text:p>3597</text:p>
          </table:table-cell>
          <table:table-cell office:value-type="float" office:value="3598" calcext:value-type="float">
            <text:p>3598</text:p>
          </table:table-cell>
          <table:table-cell office:value-type="float" office:value="3600" calcext:value-type="float">
            <text:p>3600</text:p>
          </table:table-cell>
          <table:table-cell office:value-type="float" office:value="3601" calcext:value-type="float">
            <text:p>3601</text:p>
          </table:table-cell>
          <table:table-cell office:value-type="float" office:value="3602" calcext:value-type="float">
            <text:p>3602</text:p>
          </table:table-cell>
          <table:table-cell office:value-type="float" office:value="3603" calcext:value-type="float">
            <text:p>3603</text:p>
          </table:table-cell>
          <table:table-cell office:value-type="float" office:value="3604" calcext:value-type="float">
            <text:p>3604</text:p>
          </table:table-cell>
          <table:table-cell office:value-type="float" office:value="3606" calcext:value-type="float">
            <text:p>3606</text:p>
          </table:table-cell>
          <table:table-cell office:value-type="float" office:value="3607" calcext:value-type="float">
            <text:p>3607</text:p>
          </table:table-cell>
          <table:table-cell office:value-type="float" office:value="3608" calcext:value-type="float">
            <text:p>3608</text:p>
          </table:table-cell>
          <table:table-cell office:value-type="float" office:value="3609" calcext:value-type="float">
            <text:p>3609</text:p>
          </table:table-cell>
          <table:table-cell office:value-type="float" office:value="0" calcext:value-type="float">
            <text:p>0</text:p>
          </table:table-cell>
          <table:table-cell office:value-type="float" office:value="3610" calcext:value-type="float">
            <text:p>3610</text:p>
          </table:table-cell>
          <table:table-cell office:value-type="float" office:value="3612" calcext:value-type="float">
            <text:p>3612</text:p>
          </table:table-cell>
          <table:table-cell office:value-type="float" office:value="3614" calcext:value-type="float">
            <text:p>3614</text:p>
          </table:table-cell>
          <table:table-cell office:value-type="float" office:value="3616" calcext:value-type="float">
            <text:p>3616</text:p>
          </table:table-cell>
          <table:table-cell office:value-type="float" office:value="3617" calcext:value-type="float">
            <text:p>3617</text:p>
          </table:table-cell>
          <table:table-cell office:value-type="float" office:value="3618" calcext:value-type="float">
            <text:p>3618</text:p>
          </table:table-cell>
          <table:table-cell office:value-type="float" office:value="3619" calcext:value-type="float">
            <text:p>3619</text:p>
          </table:table-cell>
          <table:table-cell office:value-type="float" office:value="0" calcext:value-type="float">
            <text:p>0</text:p>
          </table:table-cell>
          <table:table-cell office:value-type="float" office:value="3621" calcext:value-type="float">
            <text:p>3621</text:p>
          </table:table-cell>
          <table:table-cell office:value-type="float" office:value="3628" calcext:value-type="float">
            <text:p>3628</text:p>
          </table:table-cell>
          <table:table-cell office:value-type="float" office:value="0" calcext:value-type="float">
            <text:p>0</text:p>
          </table:table-cell>
          <table:table-cell office:value-type="float" office:value="3623" calcext:value-type="float">
            <text:p>3623</text:p>
          </table:table-cell>
          <table:table-cell office:value-type="float" office:value="3624" calcext:value-type="float">
            <text:p>3624</text:p>
          </table:table-cell>
          <table:table-cell office:value-type="float" office:value="3625" calcext:value-type="float">
            <text:p>3625</text:p>
          </table:table-cell>
          <table:table-cell office:value-type="float" office:value="3626" calcext:value-type="float">
            <text:p>3626</text:p>
          </table:table-cell>
          <table:table-cell office:value-type="float" office:value="3627" calcext:value-type="float">
            <text:p>3627</text:p>
          </table:table-cell>
          <table:table-cell office:value-type="float" office:value="3613" calcext:value-type="float">
            <text:p>3613</text:p>
          </table:table-cell>
          <table:table-cell office:value-type="float" office:value="3611" calcext:value-type="float">
            <text:p>361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630" calcext:value-type="float">
            <text:p>3630</text:p>
          </table:table-cell>
          <table:table-cell office:value-type="float" office:value="0" calcext:value-type="float">
            <text:p>0</text:p>
          </table:table-cell>
          <table:table-cell office:value-type="float" office:value="3605" calcext:value-type="float">
            <text:p>3605</text:p>
          </table:table-cell>
          <table:table-cell office:value-type="float" office:value="3587" calcext:value-type="float">
            <text:p>3587</text:p>
          </table:table-cell>
          <table:table-cell office:value-type="float" office:value="3589" calcext:value-type="float">
            <text:p>3589</text:p>
          </table:table-cell>
          <table:table-cell office:value-type="float" office:value="3595" calcext:value-type="float">
            <text:p>3595</text:p>
          </table:table-cell>
          <table:table-cell office:value-type="float" office:value="3605" calcext:value-type="float">
            <text:p>3605</text:p>
          </table:table-cell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0xC</text:p>
          </table:table-cell>
          <table:table-cell office:value-type="string" calcext:value-type="string">
            <text:p>E80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Lao</text:p>
          </table:table-cell>
          <table:table-cell office:value-type="float" office:value="0" calcext:value-type="float">
            <text:p>0</text:p>
          </table:table-cell>
          <table:table-cell office:value-type="float" office:value="3761" calcext:value-type="float">
            <text:p>3761</text:p>
          </table:table-cell>
          <table:table-cell office:value-type="float" office:value="0" calcext:value-type="float">
            <text:p>0</text:p>
          </table:table-cell>
          <table:table-cell office:value-type="float" office:value="3762" calcext:value-type="float">
            <text:p>376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64" calcext:value-type="float">
            <text:p>3764</text:p>
          </table:table-cell>
          <table:table-cell office:value-type="float" office:value="0" calcext:value-type="float">
            <text:p>0</text:p>
          </table:table-cell>
          <table:table-cell office:value-type="float" office:value="3765" calcext:value-type="float">
            <text:p>3765</text:p>
          </table:table-cell>
          <table:table-cell office:value-type="float" office:value="0" calcext:value-type="float">
            <text:p>0</text:p>
          </table:table-cell>
          <table:table-cell office:value-type="float" office:value="3768" calcext:value-type="float">
            <text:p>3768</text:p>
          </table:table-cell>
          <table:table-cell office:value-type="float" office:value="0" calcext:value-type="float">
            <text:p>0</text:p>
          </table:table-cell>
          <table:table-cell office:value-type="float" office:value="3769" calcext:value-type="float">
            <text:p>3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float" office:value="0" calcext:value-type="float">
            <text:p>0</text:p>
          </table:table-cell>
          <table:table-cell office:value-type="float" office:value="3751" calcext:value-type="float">
            <text:p>3751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3713" calcext:value-type="float">
            <text:p>3713</text:p>
          </table:table-cell>
          <table:table-cell office:value-type="float" office:value="3714" calcext:value-type="float">
            <text:p>3714</text:p>
          </table:table-cell>
          <table:table-cell office:value-type="float" office:value="3716" calcext:value-type="float">
            <text:p>3716</text:p>
          </table:table-cell>
          <table:table-cell office:value-type="float" office:value="0" calcext:value-type="float">
            <text:p>0</text:p>
          </table:table-cell>
          <table:table-cell office:value-type="float" office:value="3719" calcext:value-type="float">
            <text:p>3719</text:p>
          </table:table-cell>
          <table:table-cell office:value-type="float" office:value="3720" calcext:value-type="float">
            <text:p>3720</text:p>
          </table:table-cell>
          <table:table-cell office:value-type="float" office:value="0" calcext:value-type="float">
            <text:p>0</text:p>
          </table:table-cell>
          <table:table-cell office:value-type="float" office:value="3722" calcext:value-type="float">
            <text:p>3722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732" calcext:value-type="float">
            <text:p>3732</text:p>
          </table:table-cell>
          <table:table-cell office:value-type="float" office:value="3734" calcext:value-type="float">
            <text:p>3734</text:p>
          </table:table-cell>
          <table:table-cell office:value-type="float" office:value="3735" calcext:value-type="float">
            <text:p>3735</text:p>
          </table:table-cell>
          <table:table-cell office:value-type="float" office:value="0" calcext:value-type="float">
            <text:p>0</text:p>
          </table:table-cell>
          <table:table-cell office:value-type="float" office:value="3737" calcext:value-type="float">
            <text:p>3737</text:p>
          </table:table-cell>
          <table:table-cell office:value-type="float" office:value="0" calcext:value-type="float">
            <text:p>0</text:p>
          </table:table-cell>
          <table:table-cell office:value-type="float" office:value="3738" calcext:value-type="float">
            <text:p>3738</text:p>
          </table:table-cell>
          <table:table-cell office:value-type="float" office:value="3740" calcext:value-type="float">
            <text:p>3740</text:p>
          </table:table-cell>
          <table:table-cell office:value-type="float" office:value="3743" calcext:value-type="float">
            <text:p>3743</text:p>
          </table:table-cell>
          <table:table-cell office:value-type="float" office:value="3742" calcext:value-type="float">
            <text:p>3742</text:p>
          </table:table-cell>
          <table:table-cell office:value-type="float" office:value="3745" calcext:value-type="float">
            <text:p>3745</text:p>
          </table:table-cell>
          <table:table-cell office:value-type="float" office:value="3725" calcext:value-type="float">
            <text:p>3725</text:p>
          </table:table-cell>
          <table:table-cell office:value-type="float" office:value="3747" calcext:value-type="float">
            <text:p>3747</text:p>
          </table:table-cell>
          <table:table-cell office:value-type="float" office:value="0" calcext:value-type="float">
            <text:p>0</text:p>
          </table:table-cell>
          <table:table-cell office:value-type="float" office:value="3749" calcext:value-type="float">
            <text:p>37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1" calcext:value-type="float">
            <text:p>375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754" calcext:value-type="float">
            <text:p>3754</text:p>
          </table:table-cell>
          <table:table-cell office:value-type="float" office:value="3755" calcext:value-type="float">
            <text:p>3755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2</text:p>
          </table:table-cell>
          <table:table-cell office:value-type="string" calcext:value-type="string">
            <text:p>1B00</text:p>
          </table:table-cell>
          <table:table-cell office:value-type="string" calcext:value-type="string">
            <text:p>1B7F</text:p>
          </table:table-cell>
          <table:table-cell office:value-type="string" calcext:value-type="string">
            <text:p>Balinese</text:p>
          </table:table-cell>
          <table:table-cell office:value-type="float" office:value="6917" calcext:value-type="float">
            <text:p>6917</text:p>
          </table:table-cell>
          <table:table-cell office:value-type="float" office:value="6931" calcext:value-type="float">
            <text:p>6931</text:p>
          </table:table-cell>
          <table:table-cell office:value-type="float" office:value="6918" calcext:value-type="float">
            <text:p>6918</text:p>
          </table:table-cell>
          <table:table-cell office:value-type="float" office:value="6965" calcext:value-type="float">
            <text:p>696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919" calcext:value-type="float">
            <text:p>6919</text:p>
          </table:table-cell>
          <table:table-cell office:value-type="float" office:value="6966" calcext:value-type="float">
            <text:p>6966</text:p>
          </table:table-cell>
          <table:table-cell office:value-type="float" office:value="6920" calcext:value-type="float">
            <text:p>6920</text:p>
          </table:table-cell>
          <table:table-cell office:value-type="float" office:value="6967" calcext:value-type="float">
            <text:p>6967</text:p>
          </table:table-cell>
          <table:table-cell office:value-type="float" office:value="6921" calcext:value-type="float">
            <text:p>6921</text:p>
          </table:table-cell>
          <table:table-cell office:value-type="float" office:value="6968" calcext:value-type="float">
            <text:p>6968</text:p>
          </table:table-cell>
          <table:table-cell office:value-type="float" office:value="6922" calcext:value-type="float">
            <text:p>6922</text:p>
          </table:table-cell>
          <table:table-cell office:value-type="float" office:value="6969" calcext:value-type="float">
            <text:p>6969</text:p>
          </table:table-cell>
          <table:table-cell office:value-type="float" office:value="6927" calcext:value-type="float">
            <text:p>6927</text:p>
          </table:table-cell>
          <table:table-cell office:value-type="float" office:value="6974" calcext:value-type="float">
            <text:p>69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28" calcext:value-type="float">
            <text:p>6928</text:p>
          </table:table-cell>
          <table:table-cell office:value-type="float" office:value="6975" calcext:value-type="float">
            <text:p>6975</text:p>
          </table:table-cell>
          <table:table-cell office:value-type="float" office:value="6929" calcext:value-type="float">
            <text:p>6929</text:p>
          </table:table-cell>
          <table:table-cell office:value-type="float" office:value="6976" calcext:value-type="float">
            <text:p>69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30" calcext:value-type="float">
            <text:p>6930</text:p>
          </table:table-cell>
          <table:table-cell office:value-type="float" office:value="6977" calcext:value-type="float">
            <text:p>6977</text:p>
          </table:table-cell>
          <table:table-cell office:value-type="float" office:value="6923" calcext:value-type="float">
            <text:p>6923</text:p>
          </table:table-cell>
          <table:table-cell office:value-type="float" office:value="6970" calcext:value-type="float">
            <text:p>6970</text:p>
          </table:table-cell>
          <table:table-cell office:value-type="float" office:value="6924" calcext:value-type="float">
            <text:p>6924</text:p>
          </table:table-cell>
          <table:table-cell office:value-type="float" office:value="6971" calcext:value-type="float">
            <text:p>6971</text:p>
          </table:table-cell>
          <table:table-cell office:value-type="float" office:value="6925" calcext:value-type="float">
            <text:p>6925</text:p>
          </table:table-cell>
          <table:table-cell office:value-type="float" office:value="6972" calcext:value-type="float">
            <text:p>6972</text:p>
          </table:table-cell>
          <table:table-cell office:value-type="float" office:value="6926" calcext:value-type="float">
            <text:p>6926</text:p>
          </table:table-cell>
          <table:table-cell office:value-type="float" office:value="6973" calcext:value-type="float">
            <text:p>697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931" calcext:value-type="float">
            <text:p>6931</text:p>
          </table:table-cell>
          <table:table-cell office:value-type="float" office:value="6932" calcext:value-type="float">
            <text:p>6932</text:p>
          </table:table-cell>
          <table:table-cell office:value-type="float" office:value="6933" calcext:value-type="float">
            <text:p>6933</text:p>
          </table:table-cell>
          <table:table-cell office:value-type="float" office:value="6934" calcext:value-type="float">
            <text:p>6934</text:p>
          </table:table-cell>
          <table:table-cell office:value-type="float" office:value="6935" calcext:value-type="float">
            <text:p>6935</text:p>
          </table:table-cell>
          <table:table-cell office:value-type="float" office:value="6936" calcext:value-type="float">
            <text:p>6936</text:p>
          </table:table-cell>
          <table:table-cell office:value-type="float" office:value="6937" calcext:value-type="float">
            <text:p>6937</text:p>
          </table:table-cell>
          <table:table-cell office:value-type="float" office:value="6938" calcext:value-type="float">
            <text:p>6938</text:p>
          </table:table-cell>
          <table:table-cell office:value-type="float" office:value="6939" calcext:value-type="float">
            <text:p>6939</text:p>
          </table:table-cell>
          <table:table-cell office:value-type="float" office:value="6940" calcext:value-type="float">
            <text:p>6940</text:p>
          </table:table-cell>
          <table:table-cell office:value-type="float" office:value="6941" calcext:value-type="float">
            <text:p>6941</text:p>
          </table:table-cell>
          <table:table-cell office:value-type="float" office:value="6942" calcext:value-type="float">
            <text:p>6942</text:p>
          </table:table-cell>
          <table:table-cell office:value-type="float" office:value="6943" calcext:value-type="float">
            <text:p>6943</text:p>
          </table:table-cell>
          <table:table-cell office:value-type="float" office:value="6944" calcext:value-type="float">
            <text:p>6944</text:p>
          </table:table-cell>
          <table:table-cell office:value-type="float" office:value="6945" calcext:value-type="float">
            <text:p>6945</text:p>
          </table:table-cell>
          <table:table-cell office:value-type="float" office:value="6946" calcext:value-type="float">
            <text:p>6946</text:p>
          </table:table-cell>
          <table:table-cell office:value-type="float" office:value="6947" calcext:value-type="float">
            <text:p>6947</text:p>
          </table:table-cell>
          <table:table-cell office:value-type="float" office:value="6948" calcext:value-type="float">
            <text:p>6948</text:p>
          </table:table-cell>
          <table:table-cell office:value-type="float" office:value="6949" calcext:value-type="float">
            <text:p>6949</text:p>
          </table:table-cell>
          <table:table-cell office:value-type="float" office:value="6950" calcext:value-type="float">
            <text:p>6950</text:p>
          </table:table-cell>
          <table:table-cell office:value-type="float" office:value="0" calcext:value-type="float">
            <text:p>0</text:p>
          </table:table-cell>
          <table:table-cell office:value-type="float" office:value="6951" calcext:value-type="float">
            <text:p>6951</text:p>
          </table:table-cell>
          <table:table-cell office:value-type="float" office:value="6952" calcext:value-type="float">
            <text:p>6952</text:p>
          </table:table-cell>
          <table:table-cell office:value-type="float" office:value="6953" calcext:value-type="float">
            <text:p>6953</text:p>
          </table:table-cell>
          <table:table-cell office:value-type="float" office:value="6954" calcext:value-type="float">
            <text:p>6954</text:p>
          </table:table-cell>
          <table:table-cell office:value-type="float" office:value="6955" calcext:value-type="float">
            <text:p>6955</text:p>
          </table:table-cell>
          <table:table-cell office:value-type="float" office:value="6956" calcext:value-type="float">
            <text:p>6956</text:p>
          </table:table-cell>
          <table:table-cell office:value-type="float" office:value="6957" calcext:value-type="float">
            <text:p>6957</text:p>
          </table:table-cell>
          <table:table-cell office:value-type="float" office:value="0" calcext:value-type="float">
            <text:p>0</text:p>
          </table:table-cell>
          <table:table-cell office:value-type="float" office:value="6958" calcext:value-type="float">
            <text:p>69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59" calcext:value-type="float">
            <text:p>6959</text:p>
          </table:table-cell>
          <table:table-cell office:value-type="float" office:value="6960" calcext:value-type="float">
            <text:p>6960</text:p>
          </table:table-cell>
          <table:table-cell office:value-type="float" office:value="6961" calcext:value-type="float">
            <text:p>6961</text:p>
          </table:table-cell>
          <table:table-cell office:value-type="float" office:value="6962" calcext:value-type="float">
            <text:p>6962</text:p>
          </table:table-cell>
          <table:table-cell office:value-type="float" office:value="6963" calcext:value-type="float">
            <text:p>6963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9</text:p>
          </table:table-cell>
          <table:table-cell office:value-type="string" calcext:value-type="string">
            <text:p>A980</text:p>
          </table:table-cell>
          <table:table-cell office:value-type="string" calcext:value-type="string">
            <text:p>A9DF</text:p>
          </table:table-cell>
          <table:table-cell office:value-type="string" calcext:value-type="string">
            <text:p>Javanese</text:p>
          </table:table-cell>
          <table:table-cell office:value-type="float" office:value="43396" calcext:value-type="float">
            <text:p>43396</text:p>
          </table:table-cell>
          <table:table-cell office:value-type="float" office:value="43407" calcext:value-type="float">
            <text:p>43407</text:p>
          </table:table-cell>
          <table:table-cell office:value-type="float" office:value="43396" calcext:value-type="float">
            <text:p>43396</text:p>
          </table:table-cell>
          <table:table-cell office:value-type="float" office:value="43444" calcext:value-type="float">
            <text:p>434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3398" calcext:value-type="float">
            <text:p>43398</text:p>
          </table:table-cell>
          <table:table-cell office:value-type="float" office:value="43446" calcext:value-type="float">
            <text:p>43446</text:p>
          </table:table-cell>
          <table:table-cell office:value-type="float" office:value="43399" calcext:value-type="float">
            <text:p>43399</text:p>
          </table:table-cell>
          <table:table-cell office:value-type="float" office:value="43447" calcext:value-type="float">
            <text:p>43447</text:p>
          </table:table-cell>
          <table:table-cell office:value-type="float" office:value="43400" calcext:value-type="float">
            <text:p>43400</text:p>
          </table:table-cell>
          <table:table-cell office:value-type="float" office:value="43448" calcext:value-type="float">
            <text:p>43448</text:p>
          </table:table-cell>
          <table:table-cell office:value-type="float" office:value="43400" calcext:value-type="float">
            <text:p>43400</text:p>
          </table:table-cell>
          <table:table-cell office:value-type="float" office:value="43449" calcext:value-type="float">
            <text:p>43449</text:p>
          </table:table-cell>
          <table:table-cell office:value-type="float" office:value="43404" calcext:value-type="float">
            <text:p>43404</text:p>
          </table:table-cell>
          <table:table-cell office:value-type="float" office:value="43450" calcext:value-type="float">
            <text:p>434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05" calcext:value-type="float">
            <text:p>43405</text:p>
          </table:table-cell>
          <table:table-cell office:value-type="float" office:value="43451" calcext:value-type="float">
            <text:p>43451</text:p>
          </table:table-cell>
          <table:table-cell office:value-type="float" office:value="43406" calcext:value-type="float">
            <text:p>43406</text:p>
          </table:table-cell>
          <table:table-cell office:value-type="float" office:value="43444" calcext:value-type="float">
            <text:p>434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06" calcext:value-type="float">
            <text:p>43406</text:p>
          </table:table-cell>
          <table:table-cell office:value-type="float" office:value="43444" calcext:value-type="float">
            <text:p>43444</text:p>
          </table:table-cell>
          <table:table-cell office:value-type="float" office:value="43401" calcext:value-type="float">
            <text:p>43401</text:p>
          </table:table-cell>
          <table:table-cell office:value-type="float" office:value="43453" calcext:value-type="float">
            <text:p>43453</text:p>
          </table:table-cell>
          <table:table-cell office:value-type="float" office:value="43401" calcext:value-type="float">
            <text:p>43401</text:p>
          </table:table-cell>
          <table:table-cell office:value-type="float" office:value="43444" calcext:value-type="float">
            <text:p>43444</text:p>
          </table:table-cell>
          <table:table-cell office:value-type="float" office:value="43402" calcext:value-type="float">
            <text:p>43402</text:p>
          </table:table-cell>
          <table:table-cell office:value-type="float" office:value="0" calcext:value-type="float">
            <text:p>0</text:p>
          </table:table-cell>
          <table:table-cell office:value-type="float" office:value="43403" calcext:value-type="float">
            <text:p>4340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3407" calcext:value-type="float">
            <text:p>43407</text:p>
          </table:table-cell>
          <table:table-cell office:value-type="float" office:value="43409" calcext:value-type="float">
            <text:p>43409</text:p>
          </table:table-cell>
          <table:table-cell office:value-type="float" office:value="43410" calcext:value-type="float">
            <text:p>43410</text:p>
          </table:table-cell>
          <table:table-cell office:value-type="float" office:value="43411" calcext:value-type="float">
            <text:p>43411</text:p>
          </table:table-cell>
          <table:table-cell office:value-type="float" office:value="43412" calcext:value-type="float">
            <text:p>43412</text:p>
          </table:table-cell>
          <table:table-cell office:value-type="float" office:value="43413" calcext:value-type="float">
            <text:p>43413</text:p>
          </table:table-cell>
          <table:table-cell office:value-type="float" office:value="43414" calcext:value-type="float">
            <text:p>43414</text:p>
          </table:table-cell>
          <table:table-cell office:value-type="float" office:value="43415" calcext:value-type="float">
            <text:p>43415</text:p>
          </table:table-cell>
          <table:table-cell office:value-type="float" office:value="43417" calcext:value-type="float">
            <text:p>43417</text:p>
          </table:table-cell>
          <table:table-cell office:value-type="float" office:value="43418" calcext:value-type="float">
            <text:p>43418</text:p>
          </table:table-cell>
          <table:table-cell office:value-type="float" office:value="43419" calcext:value-type="float">
            <text:p>43419</text:p>
          </table:table-cell>
          <table:table-cell office:value-type="float" office:value="43425" calcext:value-type="float">
            <text:p>43425</text:p>
          </table:table-cell>
          <table:table-cell office:value-type="float" office:value="43421" calcext:value-type="float">
            <text:p>43421</text:p>
          </table:table-cell>
          <table:table-cell office:value-type="float" office:value="43427" calcext:value-type="float">
            <text:p>43427</text:p>
          </table:table-cell>
          <table:table-cell office:value-type="float" office:value="43423" calcext:value-type="float">
            <text:p>43423</text:p>
          </table:table-cell>
          <table:table-cell office:value-type="float" office:value="43424" calcext:value-type="float">
            <text:p>43424</text:p>
          </table:table-cell>
          <table:table-cell office:value-type="float" office:value="43425" calcext:value-type="float">
            <text:p>43425</text:p>
          </table:table-cell>
          <table:table-cell office:value-type="float" office:value="43426" calcext:value-type="float">
            <text:p>43426</text:p>
          </table:table-cell>
          <table:table-cell office:value-type="float" office:value="43427" calcext:value-type="float">
            <text:p>43427</text:p>
          </table:table-cell>
          <table:table-cell office:value-type="float" office:value="43428" calcext:value-type="float">
            <text:p>43428</text:p>
          </table:table-cell>
          <table:table-cell office:value-type="float" office:value="43416" calcext:value-type="float">
            <text:p>43416</text:p>
          </table:table-cell>
          <table:table-cell office:value-type="float" office:value="43429" calcext:value-type="float">
            <text:p>43429</text:p>
          </table:table-cell>
          <table:table-cell office:value-type="float" office:value="43430" calcext:value-type="float">
            <text:p>43430</text:p>
          </table:table-cell>
          <table:table-cell office:value-type="float" office:value="43431" calcext:value-type="float">
            <text:p>43431</text:p>
          </table:table-cell>
          <table:table-cell office:value-type="float" office:value="43432" calcext:value-type="float">
            <text:p>43432</text:p>
          </table:table-cell>
          <table:table-cell office:value-type="float" office:value="43433" calcext:value-type="float">
            <text:p>43433</text:p>
          </table:table-cell>
          <table:table-cell office:value-type="float" office:value="43434" calcext:value-type="float">
            <text:p>43434</text:p>
          </table:table-cell>
          <table:table-cell office:value-type="float" office:value="43435" calcext:value-type="float">
            <text:p>43435</text:p>
          </table:table-cell>
          <table:table-cell office:value-type="float" office:value="0" calcext:value-type="float">
            <text:p>0</text:p>
          </table:table-cell>
          <table:table-cell office:value-type="float" office:value="43437" calcext:value-type="float">
            <text:p>434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438" calcext:value-type="float">
            <text:p>43438</text:p>
          </table:table-cell>
          <table:table-cell office:value-type="float" office:value="43439" calcext:value-type="float">
            <text:p>43439</text:p>
          </table:table-cell>
          <table:table-cell office:value-type="float" office:value="43440" calcext:value-type="float">
            <text:p>43440</text:p>
          </table:table-cell>
          <table:table-cell office:value-type="float" office:value="43441" calcext:value-type="float">
            <text:p>43441</text:p>
          </table:table-cell>
          <table:table-cell office:value-type="float" office:value="43442" calcext:value-type="float">
            <text:p>4344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office:value-type="string" calcext:value-type="string">
            <text:p>1B80</text:p>
          </table:table-cell>
          <table:table-cell office:value-type="string" calcext:value-type="string">
            <text:p>1BFF</text:p>
          </table:table-cell>
          <table:table-cell office:value-type="string" calcext:value-type="string">
            <text:p>Sundanese</text:p>
          </table:table-cell>
          <table:table-cell office:value-type="float" office:value="7043" calcext:value-type="float">
            <text:p>7043</text:p>
          </table:table-cell>
          <table:table-cell office:value-type="float" office:value="7050" calcext:value-type="float">
            <text:p>705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044" calcext:value-type="float">
            <text:p>7044</text:p>
          </table:table-cell>
          <table:table-cell office:value-type="float" office:value="7076" calcext:value-type="float">
            <text:p>70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5" calcext:value-type="float">
            <text:p>7045</text:p>
          </table:table-cell>
          <table:table-cell office:value-type="float" office:value="7077" calcext:value-type="float">
            <text:p>707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48" calcext:value-type="float">
            <text:p>7048</text:p>
          </table:table-cell>
          <table:table-cell office:value-type="float" office:value="7078" calcext:value-type="float">
            <text:p>707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7047" calcext:value-type="float">
            <text:p>7047</text:p>
          </table:table-cell>
          <table:table-cell office:value-type="float" office:value="7079" calcext:value-type="float">
            <text:p>7079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7050" calcext:value-type="float">
            <text:p>7050</text:p>
          </table:table-cell>
          <table:table-cell office:value-type="float" office:value="0" calcext:value-type="float">
            <text:p>0</text:p>
          </table:table-cell>
          <table:table-cell office:value-type="float" office:value="7052" calcext:value-type="float">
            <text:p>7052</text:p>
          </table:table-cell>
          <table:table-cell office:value-type="float" office:value="0" calcext:value-type="float">
            <text:p>0</text:p>
          </table:table-cell>
          <table:table-cell office:value-type="float" office:value="7053" calcext:value-type="float">
            <text:p>7053</text:p>
          </table:table-cell>
          <table:table-cell office:value-type="float" office:value="7054" calcext:value-type="float">
            <text:p>7054</text:p>
          </table:table-cell>
          <table:table-cell office:value-type="float" office:value="0" calcext:value-type="float">
            <text:p>0</text:p>
          </table:table-cell>
          <table:table-cell office:value-type="float" office:value="7055" calcext:value-type="float">
            <text:p>7055</text:p>
          </table:table-cell>
          <table:table-cell office:value-type="float" office:value="0" calcext:value-type="float">
            <text:p>0</text:p>
          </table:table-cell>
          <table:table-cell office:value-type="float" office:value="7057" calcext:value-type="float">
            <text:p>7057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058" calcext:value-type="float">
            <text:p>7058</text:p>
          </table:table-cell>
          <table:table-cell office:value-type="float" office:value="0" calcext:value-type="float">
            <text:p>0</text:p>
          </table:table-cell>
          <table:table-cell office:value-type="float" office:value="7059" calcext:value-type="float">
            <text:p>7059</text:p>
          </table:table-cell>
          <table:table-cell office:value-type="float" office:value="0" calcext:value-type="float">
            <text:p>0</text:p>
          </table:table-cell>
          <table:table-cell office:value-type="float" office:value="7060" calcext:value-type="float">
            <text:p>7060</text:p>
          </table:table-cell>
          <table:table-cell office:value-type="float" office:value="0" calcext:value-type="float">
            <text:p>0</text:p>
          </table:table-cell>
          <table:table-cell office:value-type="float" office:value="7061" calcext:value-type="float">
            <text:p>7061</text:p>
          </table:table-cell>
          <table:table-cell office:value-type="float" office:value="0" calcext:value-type="float">
            <text:p>0</text:p>
          </table:table-cell>
          <table:table-cell office:value-type="float" office:value="7064" calcext:value-type="float">
            <text:p>7064</text:p>
          </table:table-cell>
          <table:table-cell office:value-type="float" office:value="0" calcext:value-type="float">
            <text:p>0</text:p>
          </table:table-cell>
          <table:table-cell office:value-type="float" office:value="7065" calcext:value-type="float">
            <text:p>7065</text:p>
          </table:table-cell>
          <table:table-cell office:value-type="float" office:value="7066" calcext:value-type="float">
            <text:p>7066</text:p>
          </table:table-cell>
          <table:table-cell office:value-type="float" office:value="7067" calcext:value-type="float">
            <text:p>7067</text:p>
          </table:table-cell>
          <table:table-cell office:value-type="float" office:value="0" calcext:value-type="float">
            <text:p>0</text:p>
          </table:table-cell>
          <table:table-cell office:value-type="float" office:value="7068" calcext:value-type="float">
            <text:p>70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69" calcext:value-type="float">
            <text:p>70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70" calcext:value-type="float">
            <text:p>7070</text:p>
          </table:table-cell>
          <table:table-cell office:value-type="float" office:value="7072" calcext:value-type="float">
            <text:p>7072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D</text:p>
          </table:table-cell>
          <table:table-cell office:value-type="string" calcext:value-type="string">
            <text:p>1A00</text:p>
          </table:table-cell>
          <table:table-cell office:value-type="string" calcext:value-type="string">
            <text:p>1A7F</text:p>
          </table:table-cell>
          <table:table-cell office:value-type="string" calcext:value-type="string">
            <text:p>Lontara</text:p>
          </table:table-cell>
          <table:table-cell office:value-type="float" office:value="0" calcext:value-type="float">
            <text:p>0</text:p>
          </table:table-cell>
          <table:table-cell office:value-type="float" office:value="6677" calcext:value-type="float">
            <text:p>6677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679" calcext:value-type="float">
            <text:p>6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80" calcext:value-type="float">
            <text:p>66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81" calcext:value-type="float">
            <text:p>668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82" calcext:value-type="float">
            <text:p>6682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6656" calcext:value-type="float">
            <text:p>6656</text:p>
          </table:table-cell>
          <table:table-cell office:value-type="float" office:value="0" calcext:value-type="float">
            <text:p>0</text:p>
          </table:table-cell>
          <table:table-cell office:value-type="float" office:value="6657" calcext:value-type="float">
            <text:p>6657</text:p>
          </table:table-cell>
          <table:table-cell office:value-type="float" office:value="0" calcext:value-type="float">
            <text:p>0</text:p>
          </table:table-cell>
          <table:table-cell office:value-type="float" office:value="6658" calcext:value-type="float">
            <text:p>6658</text:p>
          </table:table-cell>
          <table:table-cell office:value-type="float" office:value="6668" calcext:value-type="float">
            <text:p>6668</text:p>
          </table:table-cell>
          <table:table-cell office:value-type="float" office:value="0" calcext:value-type="float">
            <text:p>0</text:p>
          </table:table-cell>
          <table:table-cell office:value-type="float" office:value="6669" calcext:value-type="float">
            <text:p>6669</text:p>
          </table:table-cell>
          <table:table-cell office:value-type="float" office:value="0" calcext:value-type="float">
            <text:p>0</text:p>
          </table:table-cell>
          <table:table-cell office:value-type="float" office:value="6670" calcext:value-type="float">
            <text:p>667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664" calcext:value-type="float">
            <text:p>6664</text:p>
          </table:table-cell>
          <table:table-cell office:value-type="float" office:value="0" calcext:value-type="float">
            <text:p>0</text:p>
          </table:table-cell>
          <table:table-cell office:value-type="float" office:value="6665" calcext:value-type="float">
            <text:p>6665</text:p>
          </table:table-cell>
          <table:table-cell office:value-type="float" office:value="0" calcext:value-type="float">
            <text:p>0</text:p>
          </table:table-cell>
          <table:table-cell office:value-type="float" office:value="6666" calcext:value-type="float">
            <text:p>6666</text:p>
          </table:table-cell>
          <table:table-cell office:value-type="float" office:value="0" calcext:value-type="float">
            <text:p>0</text:p>
          </table:table-cell>
          <table:table-cell office:value-type="float" office:value="6660" calcext:value-type="float">
            <text:p>6660</text:p>
          </table:table-cell>
          <table:table-cell office:value-type="float" office:value="0" calcext:value-type="float">
            <text:p>0</text:p>
          </table:table-cell>
          <table:table-cell office:value-type="float" office:value="6661" calcext:value-type="float">
            <text:p>6661</text:p>
          </table:table-cell>
          <table:table-cell office:value-type="float" office:value="0" calcext:value-type="float">
            <text:p>0</text:p>
          </table:table-cell>
          <table:table-cell office:value-type="float" office:value="6662" calcext:value-type="float">
            <text:p>6662</text:p>
          </table:table-cell>
          <table:table-cell office:value-type="float" office:value="6672" calcext:value-type="float">
            <text:p>6672</text:p>
          </table:table-cell>
          <table:table-cell office:value-type="float" office:value="6673" calcext:value-type="float">
            <text:p>6673</text:p>
          </table:table-cell>
          <table:table-cell office:value-type="float" office:value="0" calcext:value-type="float">
            <text:p>0</text:p>
          </table:table-cell>
          <table:table-cell office:value-type="float" office:value="6674" calcext:value-type="float">
            <text:p>66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5" calcext:value-type="float">
            <text:p>66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76" calcext:value-type="float">
            <text:p>6676</text:p>
          </table:table-cell>
          <table:table-cell office:value-type="float" office:value="6677" calcext:value-type="float">
            <text:p>6677</text:p>
          </table:table-cell>
          <table:table-cell table:number-columns-repeated="17" office:value-type="float" office:value="0" calcext:value-type="float">
            <text:p>0</text:p>
          </table:table-cell>
        </table:table-row>
        <table:table-row table:style-name="ro1">
          <table:table-cell table:number-columns-repeated="100"/>
        </table:table-row>
        <table:table-row table:style-name="ro1">
          <table:table-cell table:number-columns-repeated="3"/>
          <table:table-cell office:value-type="string" calcext:value-type="string">
            <text:p>Odia</text:p>
          </table:table-cell>
          <table:table-cell table:formula="of:=UNICHAR([.E3])" office:value-type="string" office:string-value="ଅ" calcext:value-type="string">
            <text:p>ଅ</text:p>
          </table:table-cell>
          <table:table-cell table:formula="of:=UNICHAR([.F3])" office:value-type="string" office:string-value="କ" calcext:value-type="string">
            <text:p>କ</text:p>
          </table:table-cell>
          <table:table-cell table:formula="of:=UNICHAR([.G3])" office:value-type="string" office:string-value="ଆ" calcext:value-type="string">
            <text:p>ଆ</text:p>
          </table:table-cell>
          <table:table-cell table:formula="of:=UNICHAR([.H3])" office:value-type="string" office:string-value="ା" calcext:value-type="string">
            <text:p>ା</text:p>
          </table:table-cell>
          <table:table-cell table:formula="of:=UNICHAR([.I3])" office:value-type="string" office:string-value="ଅ" calcext:value-type="string">
            <text:p>ଅ</text:p>
          </table:table-cell>
          <table:table-cell table:formula="of:=UNICHAR([.J3])" office:value-type="string" office:string-value="ଽ" calcext:value-type="string">
            <text:p>ଽ</text:p>
          </table:table-cell>
          <table:table-cell table:formula="of:=UNICHAR([.K3])" office:value-type="string" office:string-value="" calcext:value-type="string">
            <text:p/>
          </table:table-cell>
          <table:table-cell table:formula="of:=UNICHAR([.L3])" office:value-type="string" office:string-value="" calcext:value-type="string">
            <text:p/>
          </table:table-cell>
          <table:table-cell table:formula="of:=UNICHAR([.M3])" office:value-type="string" office:string-value="ଇ" calcext:value-type="string">
            <text:p>ଇ</text:p>
          </table:table-cell>
          <table:table-cell table:formula="of:=UNICHAR([.N3])" office:value-type="string" office:string-value="ି" calcext:value-type="string">
            <text:p>ି</text:p>
          </table:table-cell>
          <table:table-cell table:formula="of:=UNICHAR([.O3])" office:value-type="string" office:string-value="ଈ" calcext:value-type="string">
            <text:p>ଈ</text:p>
          </table:table-cell>
          <table:table-cell table:formula="of:=UNICHAR([.P3])" office:value-type="string" office:string-value="ୀ" calcext:value-type="string">
            <text:p>ୀ</text:p>
          </table:table-cell>
          <table:table-cell table:formula="of:=UNICHAR([.Q3])" office:value-type="string" office:string-value="ଉ" calcext:value-type="string">
            <text:p>ଉ</text:p>
          </table:table-cell>
          <table:table-cell table:formula="of:=UNICHAR([.R3])" office:value-type="string" office:string-value="ୁ" calcext:value-type="string">
            <text:p>ୁ</text:p>
          </table:table-cell>
          <table:table-cell table:formula="of:=UNICHAR([.S3])" office:value-type="string" office:string-value="ଊ" calcext:value-type="string">
            <text:p>ଊ</text:p>
          </table:table-cell>
          <table:table-cell table:formula="of:=UNICHAR([.T3])" office:value-type="string" office:string-value="ୂ" calcext:value-type="string">
            <text:p>ୂ</text:p>
          </table:table-cell>
          <table:table-cell table:formula="of:=UNICHAR([.U3])" office:value-type="string" office:string-value="" calcext:value-type="string">
            <text:p/>
          </table:table-cell>
          <table:table-cell table:formula="of:=UNICHAR([.V3])" office:value-type="string" office:string-value="" calcext:value-type="string">
            <text:p/>
          </table:table-cell>
          <table:table-cell table:formula="of:=UNICHAR([.W3])" office:value-type="string" office:string-value="ଏ" calcext:value-type="string">
            <text:p>ଏ</text:p>
          </table:table-cell>
          <table:table-cell table:formula="of:=UNICHAR([.X3])" office:value-type="string" office:string-value="େ" calcext:value-type="string">
            <text:p>େ</text:p>
          </table:table-cell>
          <table:table-cell table:formula="of:=UNICHAR([.Y3])" office:value-type="string" office:string-value="ଐ" calcext:value-type="string">
            <text:p>ଐ</text:p>
          </table:table-cell>
          <table:table-cell table:formula="of:=UNICHAR([.Z3])" office:value-type="string" office:string-value="ୈ" calcext:value-type="string">
            <text:p>ୈ</text:p>
          </table:table-cell>
          <table:table-cell table:formula="of:=UNICHAR([.AA3])" office:value-type="string" office:string-value="" calcext:value-type="string">
            <text:p/>
          </table:table-cell>
          <table:table-cell table:formula="of:=UNICHAR([.AB3])" office:value-type="string" office:string-value="" calcext:value-type="string">
            <text:p/>
          </table:table-cell>
          <table:table-cell table:formula="of:=UNICHAR([.AC3])" office:value-type="string" office:string-value="ଓ" calcext:value-type="string">
            <text:p>ଓ</text:p>
          </table:table-cell>
          <table:table-cell table:formula="of:=UNICHAR([.AD3])" office:value-type="string" office:string-value="ୋ" calcext:value-type="string">
            <text:p>ୋ</text:p>
          </table:table-cell>
          <table:table-cell table:formula="of:=UNICHAR([.AE3])" office:value-type="string" office:string-value="ଔ" calcext:value-type="string">
            <text:p>ଔ</text:p>
          </table:table-cell>
          <table:table-cell table:formula="of:=UNICHAR([.AF3])" office:value-type="string" office:string-value="ୌ" calcext:value-type="string">
            <text:p>ୌ</text:p>
          </table:table-cell>
          <table:table-cell table:formula="of:=UNICHAR([.AG3])" office:value-type="string" office:string-value="ଋ" calcext:value-type="string">
            <text:p>ଋ</text:p>
          </table:table-cell>
          <table:table-cell table:formula="of:=UNICHAR([.AH3])" office:value-type="string" office:string-value="ୃ" calcext:value-type="string">
            <text:p>ୃ</text:p>
          </table:table-cell>
          <table:table-cell table:formula="of:=UNICHAR([.AI3])" office:value-type="string" office:string-value="ୠ" calcext:value-type="string">
            <text:p>ୠ</text:p>
          </table:table-cell>
          <table:table-cell table:formula="of:=UNICHAR([.AJ3])" office:value-type="string" office:string-value="୍" calcext:value-type="string">
            <text:p>୍</text:p>
          </table:table-cell>
          <table:table-cell table:formula="of:=UNICHAR([.AK3])" office:value-type="string" office:string-value="ଌ" calcext:value-type="string">
            <text:p>ଌ</text:p>
          </table:table-cell>
          <table:table-cell table:formula="of:=UNICHAR([.AL3])" office:value-type="string" office:string-value="ୃ" calcext:value-type="string">
            <text:p>ୃ</text:p>
          </table:table-cell>
          <table:table-cell table:formula="of:=UNICHAR([.AM3])" office:value-type="string" office:string-value="ୡ" calcext:value-type="string">
            <text:p>ୡ</text:p>
          </table:table-cell>
          <table:table-cell table:formula="of:=UNICHAR([.AN3])" office:value-type="string" office:string-value="ୃ" calcext:value-type="string">
            <text:p>ୃ</text:p>
          </table:table-cell>
          <table:table-cell table:formula="of:=UNICHAR([.AO3])" office:value-type="string" office:string-value="ଂ" calcext:value-type="string">
            <text:p>ଂ</text:p>
          </table:table-cell>
          <table:table-cell table:formula="of:=UNICHAR([.AP3])" office:value-type="string" office:string-value="ଂ" calcext:value-type="string">
            <text:p>ଂ</text:p>
          </table:table-cell>
          <table:table-cell table:formula="of:=UNICHAR([.AQ3])" office:value-type="string" office:string-value="ଃ" calcext:value-type="string">
            <text:p>ଃ</text:p>
          </table:table-cell>
          <table:table-cell table:formula="of:=UNICHAR([.AR3])" office:value-type="string" office:string-value="ଃ" calcext:value-type="string">
            <text:p>ଃ</text:p>
          </table:table-cell>
          <table:table-cell table:formula="of:=UNICHAR([.AS3])" office:value-type="string" office:string-value="କ" calcext:value-type="string">
            <text:p>କ</text:p>
          </table:table-cell>
          <table:table-cell table:formula="of:=UNICHAR([.AT3])" office:value-type="string" office:string-value="" calcext:value-type="string">
            <text:p/>
          </table:table-cell>
          <table:table-cell table:formula="of:=UNICHAR([.AU3])" office:value-type="string" office:string-value="କ" calcext:value-type="string">
            <text:p>କ</text:p>
          </table:table-cell>
          <table:table-cell table:formula="of:=UNICHAR([.AV3])" office:value-type="string" office:string-value="ଖ" calcext:value-type="string">
            <text:p>ଖ</text:p>
          </table:table-cell>
          <table:table-cell table:formula="of:=UNICHAR([.AW3])" office:value-type="string" office:string-value="ଗ" calcext:value-type="string">
            <text:p>ଗ</text:p>
          </table:table-cell>
          <table:table-cell table:formula="of:=UNICHAR([.AX3])" office:value-type="string" office:string-value="ଘ" calcext:value-type="string">
            <text:p>ଘ</text:p>
          </table:table-cell>
          <table:table-cell table:formula="of:=UNICHAR([.AY3])" office:value-type="string" office:string-value="ଙ" calcext:value-type="string">
            <text:p>ଙ</text:p>
          </table:table-cell>
          <table:table-cell table:formula="of:=UNICHAR([.AZ3])" office:value-type="string" office:string-value="ଚ" calcext:value-type="string">
            <text:p>ଚ</text:p>
          </table:table-cell>
          <table:table-cell table:formula="of:=UNICHAR([.BA3])" office:value-type="string" office:string-value="ଛ" calcext:value-type="string">
            <text:p>ଛ</text:p>
          </table:table-cell>
          <table:table-cell table:formula="of:=UNICHAR([.BB3])" office:value-type="string" office:string-value="ଜ" calcext:value-type="string">
            <text:p>ଜ</text:p>
          </table:table-cell>
          <table:table-cell table:formula="of:=UNICHAR([.BC3])" office:value-type="string" office:string-value="ଝ" calcext:value-type="string">
            <text:p>ଝ</text:p>
          </table:table-cell>
          <table:table-cell table:formula="of:=UNICHAR([.BD3])" office:value-type="string" office:string-value="ଞ" calcext:value-type="string">
            <text:p>ଞ</text:p>
          </table:table-cell>
          <table:table-cell table:formula="of:=UNICHAR([.BE3])" office:value-type="string" office:string-value="ଟ" calcext:value-type="string">
            <text:p>ଟ</text:p>
          </table:table-cell>
          <table:table-cell table:formula="of:=UNICHAR([.BF3])" office:value-type="string" office:string-value="ଠ" calcext:value-type="string">
            <text:p>ଠ</text:p>
          </table:table-cell>
          <table:table-cell table:formula="of:=UNICHAR([.BG3])" office:value-type="string" office:string-value="ଡ" calcext:value-type="string">
            <text:p>ଡ</text:p>
          </table:table-cell>
          <table:table-cell table:formula="of:=UNICHAR([.BH3])" office:value-type="string" office:string-value="ଢ" calcext:value-type="string">
            <text:p>ଢ</text:p>
          </table:table-cell>
          <table:table-cell table:formula="of:=UNICHAR([.BI3])" office:value-type="string" office:string-value="ଣ" calcext:value-type="string">
            <text:p>ଣ</text:p>
          </table:table-cell>
          <table:table-cell table:formula="of:=UNICHAR([.BJ3])" office:value-type="string" office:string-value="ତ" calcext:value-type="string">
            <text:p>ତ</text:p>
          </table:table-cell>
          <table:table-cell table:formula="of:=UNICHAR([.BK3])" office:value-type="string" office:string-value="ଥ" calcext:value-type="string">
            <text:p>ଥ</text:p>
          </table:table-cell>
          <table:table-cell table:formula="of:=UNICHAR([.BL3])" office:value-type="string" office:string-value="ଦ" calcext:value-type="string">
            <text:p>ଦ</text:p>
          </table:table-cell>
          <table:table-cell table:formula="of:=UNICHAR([.BM3])" office:value-type="string" office:string-value="ଧ" calcext:value-type="string">
            <text:p>ଧ</text:p>
          </table:table-cell>
          <table:table-cell table:formula="of:=UNICHAR([.BN3])" office:value-type="string" office:string-value="ନ" calcext:value-type="string">
            <text:p>ନ</text:p>
          </table:table-cell>
          <table:table-cell table:formula="of:=UNICHAR([.BO3])" office:value-type="string" office:string-value="ନ" calcext:value-type="string">
            <text:p>ନ</text:p>
          </table:table-cell>
          <table:table-cell table:formula="of:=UNICHAR([.BP3])" office:value-type="string" office:string-value="ପ" calcext:value-type="string">
            <text:p>ପ</text:p>
          </table:table-cell>
          <table:table-cell table:formula="of:=UNICHAR([.BQ3])" office:value-type="string" office:string-value="ଫ" calcext:value-type="string">
            <text:p>ଫ</text:p>
          </table:table-cell>
          <table:table-cell table:formula="of:=UNICHAR([.BR3])" office:value-type="string" office:string-value="ବ" calcext:value-type="string">
            <text:p>ବ</text:p>
          </table:table-cell>
          <table:table-cell table:formula="of:=UNICHAR([.BS3])" office:value-type="string" office:string-value="ଭ" calcext:value-type="string">
            <text:p>ଭ</text:p>
          </table:table-cell>
          <table:table-cell table:formula="of:=UNICHAR([.BT3])" office:value-type="string" office:string-value="ମ" calcext:value-type="string">
            <text:p>ମ</text:p>
          </table:table-cell>
          <table:table-cell table:formula="of:=UNICHAR([.BU3])" office:value-type="string" office:string-value="ୟ" calcext:value-type="string">
            <text:p>ୟ</text:p>
          </table:table-cell>
          <table:table-cell table:formula="of:=UNICHAR([.BV3])" office:value-type="string" office:string-value="ର" calcext:value-type="string">
            <text:p>ର</text:p>
          </table:table-cell>
          <table:table-cell table:formula="of:=UNICHAR([.BW3])" office:value-type="string" office:string-value="ର" calcext:value-type="string">
            <text:p>ର</text:p>
          </table:table-cell>
          <table:table-cell table:formula="of:=UNICHAR([.BX3])" office:value-type="string" office:string-value="ଲ" calcext:value-type="string">
            <text:p>ଲ</text:p>
          </table:table-cell>
          <table:table-cell table:formula="of:=UNICHAR([.BY3])" office:value-type="string" office:string-value="ଳ" calcext:value-type="string">
            <text:p>ଳ</text:p>
          </table:table-cell>
          <table:table-cell table:formula="of:=UNICHAR([.BZ3])" office:value-type="string" office:string-value="ଳ" calcext:value-type="string">
            <text:p>ଳ</text:p>
          </table:table-cell>
          <table:table-cell table:formula="of:=UNICHAR([.CA3])" office:value-type="string" office:string-value="ୱ" calcext:value-type="string">
            <text:p>ୱ</text:p>
          </table:table-cell>
          <table:table-cell table:formula="of:=UNICHAR([.CB3])" office:value-type="string" office:string-value="ଶ" calcext:value-type="string">
            <text:p>ଶ</text:p>
          </table:table-cell>
          <table:table-cell table:formula="of:=UNICHAR([.CC3])" office:value-type="string" office:string-value="ଷ" calcext:value-type="string">
            <text:p>ଷ</text:p>
          </table:table-cell>
          <table:table-cell table:formula="of:=UNICHAR([.CD3])" office:value-type="string" office:string-value="ସ" calcext:value-type="string">
            <text:p>ସ</text:p>
          </table:table-cell>
          <table:table-cell table:formula="of:=UNICHAR([.CE3])" office:value-type="string" office:string-value="ହ" calcext:value-type="string">
            <text:p>ହ</text:p>
          </table:table-cell>
          <table:table-cell table:formula="of:=UNICHAR([.CF3])" office:value-type="string" office:string-value="" calcext:value-type="string">
            <text:p/>
          </table:table-cell>
          <table:table-cell table:formula="of:=UNICHAR([.CG3])" office:value-type="string" office:string-value="" calcext:value-type="string">
            <text:p/>
          </table:table-cell>
          <table:table-cell table:formula="of:=UNICHAR([.CH3])" office:value-type="string" office:string-value="" calcext:value-type="string">
            <text:p/>
          </table:table-cell>
          <table:table-cell table:formula="of:=UNICHAR([.CI3])" office:value-type="string" office:string-value="" calcext:value-type="string">
            <text:p/>
          </table:table-cell>
          <table:table-cell table:formula="of:=UNICHAR([.CJ3])" office:value-type="string" office:string-value="" calcext:value-type="string">
            <text:p/>
          </table:table-cell>
          <table:table-cell table:formula="of:=UNICHAR([.CK3])" office:value-type="string" office:string-value="" calcext:value-type="string">
            <text:p/>
          </table:table-cell>
          <table:table-cell table:formula="of:=UNICHAR([.CL3])" office:value-type="string" office:string-value="" calcext:value-type="string">
            <text:p/>
          </table:table-cell>
          <table:table-cell table:formula="of:=UNICHAR([.CM3])" office:value-type="string" office:string-value="" calcext:value-type="string">
            <text:p/>
          </table:table-cell>
          <table:table-cell table:formula="of:=UNICHAR([.CN3])" office:value-type="string" office:string-value="" calcext:value-type="string">
            <text:p/>
          </table:table-cell>
          <table:table-cell table:formula="of:=UNICHAR([.CO3])" office:value-type="string" office:string-value="" calcext:value-type="string">
            <text:p/>
          </table:table-cell>
          <table:table-cell table:formula="of:=UNICHAR([.CP3])" office:value-type="string" office:string-value="" calcext:value-type="string">
            <text:p/>
          </table:table-cell>
          <table:table-cell table:formula="of:=UNICHAR([.CQ3])" office:value-type="string" office:string-value="" calcext:value-type="string">
            <text:p/>
          </table:table-cell>
          <table:table-cell table:formula="of:=UNICHAR([.CR3])" office:value-type="string" office:string-value="" calcext:value-type="string">
            <text:p/>
          </table:table-cell>
          <table:table-cell table:formula="of:=UNICHAR([.CS3])" office:value-type="string" office:string-value="" calcext:value-type="string">
            <text:p/>
          </table:table-cell>
          <table:table-cell table:formula="of:=UNICHAR([.CT3])" office:value-type="string" office:string-value="" calcext:value-type="string">
            <text:p/>
          </table:table-cell>
          <table:table-cell table:formula="of:=UNICHAR([.CU3])" office:value-type="string" office:string-value="" calcext:value-type="string">
            <text:p/>
          </table:table-cell>
          <table:table-cell table:formula="of:=UNICHAR([.CV3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Assamese</text:p>
          </table:table-cell>
          <table:table-cell table:formula="of:=UNICHAR([.E4])" office:value-type="string" office:string-value="অ" calcext:value-type="string">
            <text:p>অ</text:p>
          </table:table-cell>
          <table:table-cell table:formula="of:=UNICHAR([.F4])" office:value-type="string" office:string-value="ক" calcext:value-type="string">
            <text:p>ক</text:p>
          </table:table-cell>
          <table:table-cell table:formula="of:=UNICHAR([.G4])" office:value-type="string" office:string-value="আ" calcext:value-type="string">
            <text:p>আ</text:p>
          </table:table-cell>
          <table:table-cell table:formula="of:=UNICHAR([.H4])" office:value-type="string" office:string-value="া" calcext:value-type="string">
            <text:p>া</text:p>
          </table:table-cell>
          <table:table-cell table:formula="of:=UNICHAR([.I4])" office:value-type="string" office:string-value="অ" calcext:value-type="string">
            <text:p>অ</text:p>
          </table:table-cell>
          <table:table-cell table:formula="of:=UNICHAR([.J4])" office:value-type="string" office:string-value="া" calcext:value-type="string">
            <text:p>া</text:p>
          </table:table-cell>
          <table:table-cell table:formula="of:=UNICHAR([.K4])" office:value-type="string" office:string-value="" calcext:value-type="string">
            <text:p/>
          </table:table-cell>
          <table:table-cell table:formula="of:=UNICHAR([.L4])" office:value-type="string" office:string-value="" calcext:value-type="string">
            <text:p/>
          </table:table-cell>
          <table:table-cell table:formula="of:=UNICHAR([.M4])" office:value-type="string" office:string-value="ই" calcext:value-type="string">
            <text:p>ই</text:p>
          </table:table-cell>
          <table:table-cell table:formula="of:=UNICHAR([.N4])" office:value-type="string" office:string-value="ি" calcext:value-type="string">
            <text:p>ি</text:p>
          </table:table-cell>
          <table:table-cell table:formula="of:=UNICHAR([.O4])" office:value-type="string" office:string-value="ঈ" calcext:value-type="string">
            <text:p>ঈ</text:p>
          </table:table-cell>
          <table:table-cell table:formula="of:=UNICHAR([.P4])" office:value-type="string" office:string-value="ী" calcext:value-type="string">
            <text:p>ী</text:p>
          </table:table-cell>
          <table:table-cell table:formula="of:=UNICHAR([.Q4])" office:value-type="string" office:string-value="উ" calcext:value-type="string">
            <text:p>উ</text:p>
          </table:table-cell>
          <table:table-cell table:formula="of:=UNICHAR([.R4])" office:value-type="string" office:string-value="ু" calcext:value-type="string">
            <text:p>ু</text:p>
          </table:table-cell>
          <table:table-cell table:formula="of:=UNICHAR([.S4])" office:value-type="string" office:string-value="ঊ" calcext:value-type="string">
            <text:p>ঊ</text:p>
          </table:table-cell>
          <table:table-cell table:formula="of:=UNICHAR([.T4])" office:value-type="string" office:string-value="ূ" calcext:value-type="string">
            <text:p>ূ</text:p>
          </table:table-cell>
          <table:table-cell table:formula="of:=UNICHAR([.U4])" office:value-type="string" office:string-value="" calcext:value-type="string">
            <text:p/>
          </table:table-cell>
          <table:table-cell table:formula="of:=UNICHAR([.V4])" office:value-type="string" office:string-value="" calcext:value-type="string">
            <text:p/>
          </table:table-cell>
          <table:table-cell table:formula="of:=UNICHAR([.W4])" office:value-type="string" office:string-value="এ" calcext:value-type="string">
            <text:p>এ</text:p>
          </table:table-cell>
          <table:table-cell table:formula="of:=UNICHAR([.X4])" office:value-type="string" office:string-value="ে" calcext:value-type="string">
            <text:p>ে</text:p>
          </table:table-cell>
          <table:table-cell table:formula="of:=UNICHAR([.Y4])" office:value-type="string" office:string-value="ঐ" calcext:value-type="string">
            <text:p>ঐ</text:p>
          </table:table-cell>
          <table:table-cell table:formula="of:=UNICHAR([.Z4])" office:value-type="string" office:string-value="ৈ" calcext:value-type="string">
            <text:p>ৈ</text:p>
          </table:table-cell>
          <table:table-cell table:formula="of:=UNICHAR([.AA4])" office:value-type="string" office:string-value="" calcext:value-type="string">
            <text:p/>
          </table:table-cell>
          <table:table-cell table:formula="of:=UNICHAR([.AB4])" office:value-type="string" office:string-value="" calcext:value-type="string">
            <text:p/>
          </table:table-cell>
          <table:table-cell table:formula="of:=UNICHAR([.AC4])" office:value-type="string" office:string-value="ও" calcext:value-type="string">
            <text:p>ও</text:p>
          </table:table-cell>
          <table:table-cell table:formula="of:=UNICHAR([.AD4])" office:value-type="string" office:string-value="ো" calcext:value-type="string">
            <text:p>ো</text:p>
          </table:table-cell>
          <table:table-cell table:formula="of:=UNICHAR([.AE4])" office:value-type="string" office:string-value="ঔ" calcext:value-type="string">
            <text:p>ঔ</text:p>
          </table:table-cell>
          <table:table-cell table:formula="of:=UNICHAR([.AF4])" office:value-type="string" office:string-value="ৌ" calcext:value-type="string">
            <text:p>ৌ</text:p>
          </table:table-cell>
          <table:table-cell table:formula="of:=UNICHAR([.AG4])" office:value-type="string" office:string-value="ঋ" calcext:value-type="string">
            <text:p>ঋ</text:p>
          </table:table-cell>
          <table:table-cell table:formula="of:=UNICHAR([.AH4])" office:value-type="string" office:string-value="ৃ" calcext:value-type="string">
            <text:p>ৃ</text:p>
          </table:table-cell>
          <table:table-cell table:formula="of:=UNICHAR([.AI4])" office:value-type="string" office:string-value="ৠ" calcext:value-type="string">
            <text:p>ৠ</text:p>
          </table:table-cell>
          <table:table-cell table:formula="of:=UNICHAR([.AJ4])" office:value-type="string" office:string-value="ৄ" calcext:value-type="string">
            <text:p>ৄ</text:p>
          </table:table-cell>
          <table:table-cell table:formula="of:=UNICHAR([.AK4])" office:value-type="string" office:string-value="ঌ" calcext:value-type="string">
            <text:p>ঌ</text:p>
          </table:table-cell>
          <table:table-cell table:formula="of:=UNICHAR([.AL4])" office:value-type="string" office:string-value="ৢ" calcext:value-type="string">
            <text:p>ৢ</text:p>
          </table:table-cell>
          <table:table-cell table:formula="of:=UNICHAR([.AM4])" office:value-type="string" office:string-value="ৡ" calcext:value-type="string">
            <text:p>ৡ</text:p>
          </table:table-cell>
          <table:table-cell table:formula="of:=UNICHAR([.AN4])" office:value-type="string" office:string-value="ৣ" calcext:value-type="string">
            <text:p>ৣ</text:p>
          </table:table-cell>
          <table:table-cell table:formula="of:=UNICHAR([.AO4])" office:value-type="string" office:string-value="ং" calcext:value-type="string">
            <text:p>ং</text:p>
          </table:table-cell>
          <table:table-cell table:formula="of:=UNICHAR([.AP4])" office:value-type="string" office:string-value="" calcext:value-type="string">
            <text:p/>
          </table:table-cell>
          <table:table-cell table:formula="of:=UNICHAR([.AQ4])" office:value-type="string" office:string-value="ঃ" calcext:value-type="string">
            <text:p>ঃ</text:p>
          </table:table-cell>
          <table:table-cell table:formula="of:=UNICHAR([.AR4])" office:value-type="string" office:string-value="" calcext:value-type="string">
            <text:p/>
          </table:table-cell>
          <table:table-cell table:formula="of:=UNICHAR([.AS4])" office:value-type="string" office:string-value="" calcext:value-type="string">
            <text:p/>
          </table:table-cell>
          <table:table-cell table:formula="of:=UNICHAR([.AT4])" office:value-type="string" office:string-value="" calcext:value-type="string">
            <text:p/>
          </table:table-cell>
          <table:table-cell table:formula="of:=UNICHAR([.AU4])" office:value-type="string" office:string-value="ক" calcext:value-type="string">
            <text:p>ক</text:p>
          </table:table-cell>
          <table:table-cell table:formula="of:=UNICHAR([.AV4])" office:value-type="string" office:string-value="খ" calcext:value-type="string">
            <text:p>খ</text:p>
          </table:table-cell>
          <table:table-cell table:formula="of:=UNICHAR([.AW4])" office:value-type="string" office:string-value="গ" calcext:value-type="string">
            <text:p>গ</text:p>
          </table:table-cell>
          <table:table-cell table:formula="of:=UNICHAR([.AX4])" office:value-type="string" office:string-value="ঘ" calcext:value-type="string">
            <text:p>ঘ</text:p>
          </table:table-cell>
          <table:table-cell table:formula="of:=UNICHAR([.AY4])" office:value-type="string" office:string-value="ঙ" calcext:value-type="string">
            <text:p>ঙ</text:p>
          </table:table-cell>
          <table:table-cell table:formula="of:=UNICHAR([.AZ4])" office:value-type="string" office:string-value="চ" calcext:value-type="string">
            <text:p>চ</text:p>
          </table:table-cell>
          <table:table-cell table:formula="of:=UNICHAR([.BA4])" office:value-type="string" office:string-value="ছ" calcext:value-type="string">
            <text:p>ছ</text:p>
          </table:table-cell>
          <table:table-cell table:formula="of:=UNICHAR([.BB4])" office:value-type="string" office:string-value="জ" calcext:value-type="string">
            <text:p>জ</text:p>
          </table:table-cell>
          <table:table-cell table:formula="of:=UNICHAR([.BC4])" office:value-type="string" office:string-value="ঝ" calcext:value-type="string">
            <text:p>ঝ</text:p>
          </table:table-cell>
          <table:table-cell table:formula="of:=UNICHAR([.BD4])" office:value-type="string" office:string-value="ঞ" calcext:value-type="string">
            <text:p>ঞ</text:p>
          </table:table-cell>
          <table:table-cell table:formula="of:=UNICHAR([.BE4])" office:value-type="string" office:string-value="ট" calcext:value-type="string">
            <text:p>ট</text:p>
          </table:table-cell>
          <table:table-cell table:formula="of:=UNICHAR([.BF4])" office:value-type="string" office:string-value="ঠ" calcext:value-type="string">
            <text:p>ঠ</text:p>
          </table:table-cell>
          <table:table-cell table:formula="of:=UNICHAR([.BG4])" office:value-type="string" office:string-value="ড" calcext:value-type="string">
            <text:p>ড</text:p>
          </table:table-cell>
          <table:table-cell table:formula="of:=UNICHAR([.BH4])" office:value-type="string" office:string-value="ঢ" calcext:value-type="string">
            <text:p>ঢ</text:p>
          </table:table-cell>
          <table:table-cell table:formula="of:=UNICHAR([.BI4])" office:value-type="string" office:string-value="ণ" calcext:value-type="string">
            <text:p>ণ</text:p>
          </table:table-cell>
          <table:table-cell table:formula="of:=UNICHAR([.BJ4])" office:value-type="string" office:string-value="ত" calcext:value-type="string">
            <text:p>ত</text:p>
          </table:table-cell>
          <table:table-cell table:formula="of:=UNICHAR([.BK4])" office:value-type="string" office:string-value="থ" calcext:value-type="string">
            <text:p>থ</text:p>
          </table:table-cell>
          <table:table-cell table:formula="of:=UNICHAR([.BL4])" office:value-type="string" office:string-value="দ" calcext:value-type="string">
            <text:p>দ</text:p>
          </table:table-cell>
          <table:table-cell table:formula="of:=UNICHAR([.BM4])" office:value-type="string" office:string-value="ধ" calcext:value-type="string">
            <text:p>ধ</text:p>
          </table:table-cell>
          <table:table-cell table:formula="of:=UNICHAR([.BN4])" office:value-type="string" office:string-value="ন" calcext:value-type="string">
            <text:p>ন</text:p>
          </table:table-cell>
          <table:table-cell table:formula="of:=UNICHAR([.BO4])" office:value-type="string" office:string-value="" calcext:value-type="string">
            <text:p/>
          </table:table-cell>
          <table:table-cell table:formula="of:=UNICHAR([.BP4])" office:value-type="string" office:string-value="প" calcext:value-type="string">
            <text:p>প</text:p>
          </table:table-cell>
          <table:table-cell table:formula="of:=UNICHAR([.BQ4])" office:value-type="string" office:string-value="ফ" calcext:value-type="string">
            <text:p>ফ</text:p>
          </table:table-cell>
          <table:table-cell table:formula="of:=UNICHAR([.BR4])" office:value-type="string" office:string-value="ব" calcext:value-type="string">
            <text:p>ব</text:p>
          </table:table-cell>
          <table:table-cell table:formula="of:=UNICHAR([.BS4])" office:value-type="string" office:string-value="ভ" calcext:value-type="string">
            <text:p>ভ</text:p>
          </table:table-cell>
          <table:table-cell table:formula="of:=UNICHAR([.BT4])" office:value-type="string" office:string-value="ম" calcext:value-type="string">
            <text:p>ম</text:p>
          </table:table-cell>
          <table:table-cell table:formula="of:=UNICHAR([.BU4])" office:value-type="string" office:string-value="য" calcext:value-type="string">
            <text:p>য</text:p>
          </table:table-cell>
          <table:table-cell table:formula="of:=UNICHAR([.BV4])" office:value-type="string" office:string-value="ৰ" calcext:value-type="string">
            <text:p>ৰ</text:p>
          </table:table-cell>
          <table:table-cell table:formula="of:=UNICHAR([.BW4])" office:value-type="string" office:string-value="" calcext:value-type="string">
            <text:p/>
          </table:table-cell>
          <table:table-cell table:formula="of:=UNICHAR([.BX4])" office:value-type="string" office:string-value="ল" calcext:value-type="string">
            <text:p>ল</text:p>
          </table:table-cell>
          <table:table-cell table:formula="of:=UNICHAR([.BY4])" office:value-type="string" office:string-value="" calcext:value-type="string">
            <text:p/>
          </table:table-cell>
          <table:table-cell table:formula="of:=UNICHAR([.BZ4])" office:value-type="string" office:string-value="" calcext:value-type="string">
            <text:p/>
          </table:table-cell>
          <table:table-cell table:formula="of:=UNICHAR([.CA4])" office:value-type="string" office:string-value="ৱ" calcext:value-type="string">
            <text:p>ৱ</text:p>
          </table:table-cell>
          <table:table-cell table:formula="of:=UNICHAR([.CB4])" office:value-type="string" office:string-value="শ" calcext:value-type="string">
            <text:p>শ</text:p>
          </table:table-cell>
          <table:table-cell table:formula="of:=UNICHAR([.CC4])" office:value-type="string" office:string-value="ষ" calcext:value-type="string">
            <text:p>ষ</text:p>
          </table:table-cell>
          <table:table-cell table:formula="of:=UNICHAR([.CD4])" office:value-type="string" office:string-value="স" calcext:value-type="string">
            <text:p>স</text:p>
          </table:table-cell>
          <table:table-cell table:formula="of:=UNICHAR([.CE4])" office:value-type="string" office:string-value="হ" calcext:value-type="string">
            <text:p>হ</text:p>
          </table:table-cell>
          <table:table-cell table:formula="of:=UNICHAR([.CF4])" office:value-type="string" office:string-value="" calcext:value-type="string">
            <text:p/>
          </table:table-cell>
          <table:table-cell table:formula="of:=UNICHAR([.CG4])" office:value-type="string" office:string-value="" calcext:value-type="string">
            <text:p/>
          </table:table-cell>
          <table:table-cell table:formula="of:=UNICHAR([.CH4])" office:value-type="string" office:string-value="" calcext:value-type="string">
            <text:p/>
          </table:table-cell>
          <table:table-cell table:formula="of:=UNICHAR([.CI4])" office:value-type="string" office:string-value="" calcext:value-type="string">
            <text:p/>
          </table:table-cell>
          <table:table-cell table:formula="of:=UNICHAR([.CJ4])" office:value-type="string" office:string-value="" calcext:value-type="string">
            <text:p/>
          </table:table-cell>
          <table:table-cell table:formula="of:=UNICHAR([.CK4])" office:value-type="string" office:string-value="" calcext:value-type="string">
            <text:p/>
          </table:table-cell>
          <table:table-cell table:formula="of:=UNICHAR([.CL4])" office:value-type="string" office:string-value="" calcext:value-type="string">
            <text:p/>
          </table:table-cell>
          <table:table-cell table:formula="of:=UNICHAR([.CM4])" office:value-type="string" office:string-value="র" calcext:value-type="string">
            <text:p>র</text:p>
          </table:table-cell>
          <table:table-cell table:formula="of:=UNICHAR([.CN4])" office:value-type="string" office:string-value="ড়" calcext:value-type="string">
            <text:p>ড়</text:p>
          </table:table-cell>
          <table:table-cell table:formula="of:=UNICHAR([.CO4])" office:value-type="string" office:string-value="ঢ়" calcext:value-type="string">
            <text:p>ঢ়</text:p>
          </table:table-cell>
          <table:table-cell table:formula="of:=UNICHAR([.CP4])" office:value-type="string" office:string-value="য়" calcext:value-type="string">
            <text:p>য়</text:p>
          </table:table-cell>
          <table:table-cell table:formula="of:=UNICHAR([.CQ4])" office:value-type="string" office:string-value="ৎ" calcext:value-type="string">
            <text:p>ৎ</text:p>
          </table:table-cell>
          <table:table-cell table:formula="of:=UNICHAR([.CR4])" office:value-type="string" office:string-value="" calcext:value-type="string">
            <text:p/>
          </table:table-cell>
          <table:table-cell table:formula="of:=UNICHAR([.CS4])" office:value-type="string" office:string-value="" calcext:value-type="string">
            <text:p/>
          </table:table-cell>
          <table:table-cell table:formula="of:=UNICHAR([.CT4])" office:value-type="string" office:string-value="" calcext:value-type="string">
            <text:p/>
          </table:table-cell>
          <table:table-cell table:formula="of:=UNICHAR([.CU4])" office:value-type="string" office:string-value="" calcext:value-type="string">
            <text:p/>
          </table:table-cell>
          <table:table-cell table:formula="of:=UNICHAR([.CV4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Bengali</text:p>
          </table:table-cell>
          <table:table-cell table:formula="of:=UNICHAR([.E5])" office:value-type="string" office:string-value="অ" calcext:value-type="string">
            <text:p>অ</text:p>
          </table:table-cell>
          <table:table-cell table:formula="of:=UNICHAR([.F5])" office:value-type="string" office:string-value="ক" calcext:value-type="string">
            <text:p>ক</text:p>
          </table:table-cell>
          <table:table-cell table:formula="of:=UNICHAR([.G5])" office:value-type="string" office:string-value="আ" calcext:value-type="string">
            <text:p>আ</text:p>
          </table:table-cell>
          <table:table-cell table:formula="of:=UNICHAR([.H5])" office:value-type="string" office:string-value="া" calcext:value-type="string">
            <text:p>া</text:p>
          </table:table-cell>
          <table:table-cell table:formula="of:=UNICHAR([.I5])" office:value-type="string" office:string-value="অ" calcext:value-type="string">
            <text:p>অ</text:p>
          </table:table-cell>
          <table:table-cell table:formula="of:=UNICHAR([.J5])" office:value-type="string" office:string-value="া" calcext:value-type="string">
            <text:p>া</text:p>
          </table:table-cell>
          <table:table-cell table:formula="of:=UNICHAR([.K5])" office:value-type="string" office:string-value="" calcext:value-type="string">
            <text:p/>
          </table:table-cell>
          <table:table-cell table:formula="of:=UNICHAR([.L5])" office:value-type="string" office:string-value="" calcext:value-type="string">
            <text:p/>
          </table:table-cell>
          <table:table-cell table:formula="of:=UNICHAR([.M5])" office:value-type="string" office:string-value="ই" calcext:value-type="string">
            <text:p>ই</text:p>
          </table:table-cell>
          <table:table-cell table:formula="of:=UNICHAR([.N5])" office:value-type="string" office:string-value="ি" calcext:value-type="string">
            <text:p>ি</text:p>
          </table:table-cell>
          <table:table-cell table:formula="of:=UNICHAR([.O5])" office:value-type="string" office:string-value="ঈ" calcext:value-type="string">
            <text:p>ঈ</text:p>
          </table:table-cell>
          <table:table-cell table:formula="of:=UNICHAR([.P5])" office:value-type="string" office:string-value="ী" calcext:value-type="string">
            <text:p>ী</text:p>
          </table:table-cell>
          <table:table-cell table:formula="of:=UNICHAR([.Q5])" office:value-type="string" office:string-value="উ" calcext:value-type="string">
            <text:p>উ</text:p>
          </table:table-cell>
          <table:table-cell table:formula="of:=UNICHAR([.R5])" office:value-type="string" office:string-value="ু" calcext:value-type="string">
            <text:p>ু</text:p>
          </table:table-cell>
          <table:table-cell table:formula="of:=UNICHAR([.S5])" office:value-type="string" office:string-value="ঊ" calcext:value-type="string">
            <text:p>ঊ</text:p>
          </table:table-cell>
          <table:table-cell table:formula="of:=UNICHAR([.T5])" office:value-type="string" office:string-value="ূ" calcext:value-type="string">
            <text:p>ূ</text:p>
          </table:table-cell>
          <table:table-cell table:formula="of:=UNICHAR([.U5])" office:value-type="string" office:string-value="এ" calcext:value-type="string">
            <text:p>এ</text:p>
          </table:table-cell>
          <table:table-cell table:formula="of:=UNICHAR([.V5])" office:value-type="string" office:string-value="ে" calcext:value-type="string">
            <text:p>ে</text:p>
          </table:table-cell>
          <table:table-cell table:formula="of:=UNICHAR([.W5])" office:value-type="string" office:string-value="" calcext:value-type="string">
            <text:p/>
          </table:table-cell>
          <table:table-cell table:formula="of:=UNICHAR([.X5])" office:value-type="string" office:string-value="" calcext:value-type="string">
            <text:p/>
          </table:table-cell>
          <table:table-cell table:formula="of:=UNICHAR([.Y5])" office:value-type="string" office:string-value="ঐ" calcext:value-type="string">
            <text:p>ঐ</text:p>
          </table:table-cell>
          <table:table-cell table:formula="of:=UNICHAR([.Z5])" office:value-type="string" office:string-value="ৈ" calcext:value-type="string">
            <text:p>ৈ</text:p>
          </table:table-cell>
          <table:table-cell table:formula="of:=UNICHAR([.AA5])" office:value-type="string" office:string-value="অ" calcext:value-type="string">
            <text:p>অ</text:p>
          </table:table-cell>
          <table:table-cell table:formula="of:=UNICHAR([.AB5])" office:value-type="string" office:string-value="ক" calcext:value-type="string">
            <text:p>ক</text:p>
          </table:table-cell>
          <table:table-cell table:formula="of:=UNICHAR([.AC5])" office:value-type="string" office:string-value="ও" calcext:value-type="string">
            <text:p>ও</text:p>
          </table:table-cell>
          <table:table-cell table:formula="of:=UNICHAR([.AD5])" office:value-type="string" office:string-value="ো" calcext:value-type="string">
            <text:p>ো</text:p>
          </table:table-cell>
          <table:table-cell table:formula="of:=UNICHAR([.AE5])" office:value-type="string" office:string-value="ঔ" calcext:value-type="string">
            <text:p>ঔ</text:p>
          </table:table-cell>
          <table:table-cell table:formula="of:=UNICHAR([.AF5])" office:value-type="string" office:string-value="ৌ" calcext:value-type="string">
            <text:p>ৌ</text:p>
          </table:table-cell>
          <table:table-cell table:formula="of:=UNICHAR([.AG5])" office:value-type="string" office:string-value="ঋ" calcext:value-type="string">
            <text:p>ঋ</text:p>
          </table:table-cell>
          <table:table-cell table:formula="of:=UNICHAR([.AH5])" office:value-type="string" office:string-value="ৃ" calcext:value-type="string">
            <text:p>ৃ</text:p>
          </table:table-cell>
          <table:table-cell table:formula="of:=UNICHAR([.AI5])" office:value-type="string" office:string-value="ৠ" calcext:value-type="string">
            <text:p>ৠ</text:p>
          </table:table-cell>
          <table:table-cell table:formula="of:=UNICHAR([.AJ5])" office:value-type="string" office:string-value="ৄ" calcext:value-type="string">
            <text:p>ৄ</text:p>
          </table:table-cell>
          <table:table-cell table:formula="of:=UNICHAR([.AK5])" office:value-type="string" office:string-value="ঌ" calcext:value-type="string">
            <text:p>ঌ</text:p>
          </table:table-cell>
          <table:table-cell table:formula="of:=UNICHAR([.AL5])" office:value-type="string" office:string-value="ৢ" calcext:value-type="string">
            <text:p>ৢ</text:p>
          </table:table-cell>
          <table:table-cell table:formula="of:=UNICHAR([.AM5])" office:value-type="string" office:string-value="ৡ" calcext:value-type="string">
            <text:p>ৡ</text:p>
          </table:table-cell>
          <table:table-cell table:formula="of:=UNICHAR([.AN5])" office:value-type="string" office:string-value="ৣ" calcext:value-type="string">
            <text:p>ৣ</text:p>
          </table:table-cell>
          <table:table-cell table:formula="of:=UNICHAR([.AO5])" office:value-type="string" office:string-value="ং" calcext:value-type="string">
            <text:p>ং</text:p>
          </table:table-cell>
          <table:table-cell table:formula="of:=UNICHAR([.AP5])" office:value-type="string" office:string-value="" calcext:value-type="string">
            <text:p/>
          </table:table-cell>
          <table:table-cell table:formula="of:=UNICHAR([.AQ5])" office:value-type="string" office:string-value="ঃ" calcext:value-type="string">
            <text:p>ঃ</text:p>
          </table:table-cell>
          <table:table-cell table:formula="of:=UNICHAR([.AR5])" office:value-type="string" office:string-value="" calcext:value-type="string">
            <text:p/>
          </table:table-cell>
          <table:table-cell table:formula="of:=UNICHAR([.AS5])" office:value-type="string" office:string-value="" calcext:value-type="string">
            <text:p/>
          </table:table-cell>
          <table:table-cell table:formula="of:=UNICHAR([.AT5])" office:value-type="string" office:string-value="" calcext:value-type="string">
            <text:p/>
          </table:table-cell>
          <table:table-cell table:formula="of:=UNICHAR([.AU5])" office:value-type="string" office:string-value="ক" calcext:value-type="string">
            <text:p>ক</text:p>
          </table:table-cell>
          <table:table-cell table:formula="of:=UNICHAR([.AV5])" office:value-type="string" office:string-value="খ" calcext:value-type="string">
            <text:p>খ</text:p>
          </table:table-cell>
          <table:table-cell table:formula="of:=UNICHAR([.AW5])" office:value-type="string" office:string-value="গ" calcext:value-type="string">
            <text:p>গ</text:p>
          </table:table-cell>
          <table:table-cell table:formula="of:=UNICHAR([.AX5])" office:value-type="string" office:string-value="ঘ" calcext:value-type="string">
            <text:p>ঘ</text:p>
          </table:table-cell>
          <table:table-cell table:formula="of:=UNICHAR([.AY5])" office:value-type="string" office:string-value="ঙ" calcext:value-type="string">
            <text:p>ঙ</text:p>
          </table:table-cell>
          <table:table-cell table:formula="of:=UNICHAR([.AZ5])" office:value-type="string" office:string-value="চ" calcext:value-type="string">
            <text:p>চ</text:p>
          </table:table-cell>
          <table:table-cell table:formula="of:=UNICHAR([.BA5])" office:value-type="string" office:string-value="ছ" calcext:value-type="string">
            <text:p>ছ</text:p>
          </table:table-cell>
          <table:table-cell table:formula="of:=UNICHAR([.BB5])" office:value-type="string" office:string-value="জ" calcext:value-type="string">
            <text:p>জ</text:p>
          </table:table-cell>
          <table:table-cell table:formula="of:=UNICHAR([.BC5])" office:value-type="string" office:string-value="ঝ" calcext:value-type="string">
            <text:p>ঝ</text:p>
          </table:table-cell>
          <table:table-cell table:formula="of:=UNICHAR([.BD5])" office:value-type="string" office:string-value="ঞ" calcext:value-type="string">
            <text:p>ঞ</text:p>
          </table:table-cell>
          <table:table-cell table:formula="of:=UNICHAR([.BE5])" office:value-type="string" office:string-value="ট" calcext:value-type="string">
            <text:p>ট</text:p>
          </table:table-cell>
          <table:table-cell table:formula="of:=UNICHAR([.BF5])" office:value-type="string" office:string-value="ঠ" calcext:value-type="string">
            <text:p>ঠ</text:p>
          </table:table-cell>
          <table:table-cell table:formula="of:=UNICHAR([.BG5])" office:value-type="string" office:string-value="ড" calcext:value-type="string">
            <text:p>ড</text:p>
          </table:table-cell>
          <table:table-cell table:formula="of:=UNICHAR([.BH5])" office:value-type="string" office:string-value="ঢ" calcext:value-type="string">
            <text:p>ঢ</text:p>
          </table:table-cell>
          <table:table-cell table:formula="of:=UNICHAR([.BI5])" office:value-type="string" office:string-value="ণ" calcext:value-type="string">
            <text:p>ণ</text:p>
          </table:table-cell>
          <table:table-cell table:formula="of:=UNICHAR([.BJ5])" office:value-type="string" office:string-value="ত" calcext:value-type="string">
            <text:p>ত</text:p>
          </table:table-cell>
          <table:table-cell table:formula="of:=UNICHAR([.BK5])" office:value-type="string" office:string-value="থ" calcext:value-type="string">
            <text:p>থ</text:p>
          </table:table-cell>
          <table:table-cell table:formula="of:=UNICHAR([.BL5])" office:value-type="string" office:string-value="দ" calcext:value-type="string">
            <text:p>দ</text:p>
          </table:table-cell>
          <table:table-cell table:formula="of:=UNICHAR([.BM5])" office:value-type="string" office:string-value="ধ" calcext:value-type="string">
            <text:p>ধ</text:p>
          </table:table-cell>
          <table:table-cell table:formula="of:=UNICHAR([.BN5])" office:value-type="string" office:string-value="ন" calcext:value-type="string">
            <text:p>ন</text:p>
          </table:table-cell>
          <table:table-cell table:formula="of:=UNICHAR([.BO5])" office:value-type="string" office:string-value="" calcext:value-type="string">
            <text:p/>
          </table:table-cell>
          <table:table-cell table:formula="of:=UNICHAR([.BP5])" office:value-type="string" office:string-value="প" calcext:value-type="string">
            <text:p>প</text:p>
          </table:table-cell>
          <table:table-cell table:formula="of:=UNICHAR([.BQ5])" office:value-type="string" office:string-value="ফ" calcext:value-type="string">
            <text:p>ফ</text:p>
          </table:table-cell>
          <table:table-cell table:formula="of:=UNICHAR([.BR5])" office:value-type="string" office:string-value="ব" calcext:value-type="string">
            <text:p>ব</text:p>
          </table:table-cell>
          <table:table-cell table:formula="of:=UNICHAR([.BS5])" office:value-type="string" office:string-value="ভ" calcext:value-type="string">
            <text:p>ভ</text:p>
          </table:table-cell>
          <table:table-cell table:formula="of:=UNICHAR([.BT5])" office:value-type="string" office:string-value="ম" calcext:value-type="string">
            <text:p>ম</text:p>
          </table:table-cell>
          <table:table-cell table:formula="of:=UNICHAR([.BU5])" office:value-type="string" office:string-value="য" calcext:value-type="string">
            <text:p>য</text:p>
          </table:table-cell>
          <table:table-cell table:formula="of:=UNICHAR([.BV5])" office:value-type="string" office:string-value="র" calcext:value-type="string">
            <text:p>র</text:p>
          </table:table-cell>
          <table:table-cell table:formula="of:=UNICHAR([.BW5])" office:value-type="string" office:string-value="" calcext:value-type="string">
            <text:p/>
          </table:table-cell>
          <table:table-cell table:formula="of:=UNICHAR([.BX5])" office:value-type="string" office:string-value="ল" calcext:value-type="string">
            <text:p>ল</text:p>
          </table:table-cell>
          <table:table-cell table:formula="of:=UNICHAR([.BY5])" office:value-type="string" office:string-value="" calcext:value-type="string">
            <text:p/>
          </table:table-cell>
          <table:table-cell table:formula="of:=UNICHAR([.BZ5])" office:value-type="string" office:string-value="" calcext:value-type="string">
            <text:p/>
          </table:table-cell>
          <table:table-cell table:formula="of:=UNICHAR([.CA5])" office:value-type="string" office:string-value="" calcext:value-type="string">
            <text:p/>
          </table:table-cell>
          <table:table-cell table:formula="of:=UNICHAR([.CB5])" office:value-type="string" office:string-value="শ" calcext:value-type="string">
            <text:p>শ</text:p>
          </table:table-cell>
          <table:table-cell table:formula="of:=UNICHAR([.CC5])" office:value-type="string" office:string-value="ষ" calcext:value-type="string">
            <text:p>ষ</text:p>
          </table:table-cell>
          <table:table-cell table:formula="of:=UNICHAR([.CD5])" office:value-type="string" office:string-value="স" calcext:value-type="string">
            <text:p>স</text:p>
          </table:table-cell>
          <table:table-cell table:formula="of:=UNICHAR([.CE5])" office:value-type="string" office:string-value="হ" calcext:value-type="string">
            <text:p>হ</text:p>
          </table:table-cell>
          <table:table-cell table:formula="of:=UNICHAR([.CF5])" office:value-type="string" office:string-value="" calcext:value-type="string">
            <text:p/>
          </table:table-cell>
          <table:table-cell table:formula="of:=UNICHAR([.CG5])" office:value-type="string" office:string-value="" calcext:value-type="string">
            <text:p/>
          </table:table-cell>
          <table:table-cell table:formula="of:=UNICHAR([.CH5])" office:value-type="string" office:string-value="" calcext:value-type="string">
            <text:p/>
          </table:table-cell>
          <table:table-cell table:formula="of:=UNICHAR([.CI5])" office:value-type="string" office:string-value="" calcext:value-type="string">
            <text:p/>
          </table:table-cell>
          <table:table-cell table:formula="of:=UNICHAR([.CJ5])" office:value-type="string" office:string-value="" calcext:value-type="string">
            <text:p/>
          </table:table-cell>
          <table:table-cell table:formula="of:=UNICHAR([.CK5])" office:value-type="string" office:string-value="" calcext:value-type="string">
            <text:p/>
          </table:table-cell>
          <table:table-cell table:formula="of:=UNICHAR([.CL5])" office:value-type="string" office:string-value="" calcext:value-type="string">
            <text:p/>
          </table:table-cell>
          <table:table-cell table:formula="of:=UNICHAR([.CM5])" office:value-type="string" office:string-value="র" calcext:value-type="string">
            <text:p>র</text:p>
          </table:table-cell>
          <table:table-cell table:formula="of:=UNICHAR([.CN5])" office:value-type="string" office:string-value="ড়" calcext:value-type="string">
            <text:p>ড়</text:p>
          </table:table-cell>
          <table:table-cell table:formula="of:=UNICHAR([.CO5])" office:value-type="string" office:string-value="ঢ়" calcext:value-type="string">
            <text:p>ঢ়</text:p>
          </table:table-cell>
          <table:table-cell table:formula="of:=UNICHAR([.CP5])" office:value-type="string" office:string-value="য়" calcext:value-type="string">
            <text:p>য়</text:p>
          </table:table-cell>
          <table:table-cell table:formula="of:=UNICHAR([.CQ5])" office:value-type="string" office:string-value="ৎ" calcext:value-type="string">
            <text:p>ৎ</text:p>
          </table:table-cell>
          <table:table-cell table:formula="of:=UNICHAR([.CR5])" office:value-type="string" office:string-value="" calcext:value-type="string">
            <text:p/>
          </table:table-cell>
          <table:table-cell table:formula="of:=UNICHAR([.CS5])" office:value-type="string" office:string-value="" calcext:value-type="string">
            <text:p/>
          </table:table-cell>
          <table:table-cell table:formula="of:=UNICHAR([.CT5])" office:value-type="string" office:string-value="" calcext:value-type="string">
            <text:p/>
          </table:table-cell>
          <table:table-cell table:formula="of:=UNICHAR([.CU5])" office:value-type="string" office:string-value="" calcext:value-type="string">
            <text:p/>
          </table:table-cell>
          <table:table-cell table:formula="of:=UNICHAR([.CV5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Devanagari</text:p>
          </table:table-cell>
          <table:table-cell table:formula="of:=UNICHAR([.E6])" office:value-type="string" office:string-value="अ" calcext:value-type="string">
            <text:p>अ</text:p>
          </table:table-cell>
          <table:table-cell table:formula="of:=UNICHAR([.F6])" office:value-type="string" office:string-value="क" calcext:value-type="string">
            <text:p>क</text:p>
          </table:table-cell>
          <table:table-cell table:formula="of:=UNICHAR([.G6])" office:value-type="string" office:string-value="आ" calcext:value-type="string">
            <text:p>आ</text:p>
          </table:table-cell>
          <table:table-cell table:formula="of:=UNICHAR([.H6])" office:value-type="string" office:string-value="ा" calcext:value-type="string">
            <text:p>ा</text:p>
          </table:table-cell>
          <table:table-cell table:formula="of:=UNICHAR([.I6])" office:value-type="string" office:string-value="अ" calcext:value-type="string">
            <text:p>अ</text:p>
          </table:table-cell>
          <table:table-cell table:formula="of:=UNICHAR([.J6])" office:value-type="string" office:string-value="ॅ" calcext:value-type="string">
            <text:p>ॅ</text:p>
          </table:table-cell>
          <table:table-cell table:formula="of:=UNICHAR([.K6])" office:value-type="string" office:string-value="ऑ" calcext:value-type="string">
            <text:p>ऑ</text:p>
          </table:table-cell>
          <table:table-cell table:formula="of:=UNICHAR([.L6])" office:value-type="string" office:string-value="ॉ" calcext:value-type="string">
            <text:p>ॉ</text:p>
          </table:table-cell>
          <table:table-cell table:formula="of:=UNICHAR([.M6])" office:value-type="string" office:string-value="इ" calcext:value-type="string">
            <text:p>इ</text:p>
          </table:table-cell>
          <table:table-cell table:formula="of:=UNICHAR([.N6])" office:value-type="string" office:string-value="ि" calcext:value-type="string">
            <text:p>ि</text:p>
          </table:table-cell>
          <table:table-cell table:formula="of:=UNICHAR([.O6])" office:value-type="string" office:string-value="ई" calcext:value-type="string">
            <text:p>ई</text:p>
          </table:table-cell>
          <table:table-cell table:formula="of:=UNICHAR([.P6])" office:value-type="string" office:string-value="ी" calcext:value-type="string">
            <text:p>ी</text:p>
          </table:table-cell>
          <table:table-cell table:formula="of:=UNICHAR([.Q6])" office:value-type="string" office:string-value="उ" calcext:value-type="string">
            <text:p>उ</text:p>
          </table:table-cell>
          <table:table-cell table:formula="of:=UNICHAR([.R6])" office:value-type="string" office:string-value="ु" calcext:value-type="string">
            <text:p>ु</text:p>
          </table:table-cell>
          <table:table-cell table:formula="of:=UNICHAR([.S6])" office:value-type="string" office:string-value="ऊ" calcext:value-type="string">
            <text:p>ऊ</text:p>
          </table:table-cell>
          <table:table-cell table:formula="of:=UNICHAR([.T6])" office:value-type="string" office:string-value="ू" calcext:value-type="string">
            <text:p>ू</text:p>
          </table:table-cell>
          <table:table-cell table:formula="of:=UNICHAR([.U6])" office:value-type="string" office:string-value="ऎ" calcext:value-type="string">
            <text:p>ऎ</text:p>
          </table:table-cell>
          <table:table-cell table:formula="of:=UNICHAR([.V6])" office:value-type="string" office:string-value="ॆ" calcext:value-type="string">
            <text:p>ॆ</text:p>
          </table:table-cell>
          <table:table-cell table:formula="of:=UNICHAR([.W6])" office:value-type="string" office:string-value="ए" calcext:value-type="string">
            <text:p>ए</text:p>
          </table:table-cell>
          <table:table-cell table:formula="of:=UNICHAR([.X6])" office:value-type="string" office:string-value="े" calcext:value-type="string">
            <text:p>े</text:p>
          </table:table-cell>
          <table:table-cell table:formula="of:=UNICHAR([.Y6])" office:value-type="string" office:string-value="ऐ" calcext:value-type="string">
            <text:p>ऐ</text:p>
          </table:table-cell>
          <table:table-cell table:formula="of:=UNICHAR([.Z6])" office:value-type="string" office:string-value="ै" calcext:value-type="string">
            <text:p>ै</text:p>
          </table:table-cell>
          <table:table-cell table:formula="of:=UNICHAR([.AA6])" office:value-type="string" office:string-value="ऒ" calcext:value-type="string">
            <text:p>ऒ</text:p>
          </table:table-cell>
          <table:table-cell table:formula="of:=UNICHAR([.AB6])" office:value-type="string" office:string-value="ॊ" calcext:value-type="string">
            <text:p>ॊ</text:p>
          </table:table-cell>
          <table:table-cell table:formula="of:=UNICHAR([.AC6])" office:value-type="string" office:string-value="ओ" calcext:value-type="string">
            <text:p>ओ</text:p>
          </table:table-cell>
          <table:table-cell table:formula="of:=UNICHAR([.AD6])" office:value-type="string" office:string-value="ो" calcext:value-type="string">
            <text:p>ो</text:p>
          </table:table-cell>
          <table:table-cell table:formula="of:=UNICHAR([.AE6])" office:value-type="string" office:string-value="औ" calcext:value-type="string">
            <text:p>औ</text:p>
          </table:table-cell>
          <table:table-cell table:formula="of:=UNICHAR([.AF6])" office:value-type="string" office:string-value="ौ" calcext:value-type="string">
            <text:p>ौ</text:p>
          </table:table-cell>
          <table:table-cell table:formula="of:=UNICHAR([.AG6])" office:value-type="string" office:string-value="ऋ" calcext:value-type="string">
            <text:p>ऋ</text:p>
          </table:table-cell>
          <table:table-cell table:formula="of:=UNICHAR([.AH6])" office:value-type="string" office:string-value="ृ" calcext:value-type="string">
            <text:p>ृ</text:p>
          </table:table-cell>
          <table:table-cell table:formula="of:=UNICHAR([.AI6])" office:value-type="string" office:string-value="ॠ" calcext:value-type="string">
            <text:p>ॠ</text:p>
          </table:table-cell>
          <table:table-cell table:formula="of:=UNICHAR([.AJ6])" office:value-type="string" office:string-value="ॄ" calcext:value-type="string">
            <text:p>ॄ</text:p>
          </table:table-cell>
          <table:table-cell table:formula="of:=UNICHAR([.AK6])" office:value-type="string" office:string-value="ऌ" calcext:value-type="string">
            <text:p>ऌ</text:p>
          </table:table-cell>
          <table:table-cell table:formula="of:=UNICHAR([.AL6])" office:value-type="string" office:string-value="ॢ" calcext:value-type="string">
            <text:p>ॢ</text:p>
          </table:table-cell>
          <table:table-cell table:formula="of:=UNICHAR([.AM6])" office:value-type="string" office:string-value="ॡ" calcext:value-type="string">
            <text:p>ॡ</text:p>
          </table:table-cell>
          <table:table-cell table:formula="of:=UNICHAR([.AN6])" office:value-type="string" office:string-value="ॣ" calcext:value-type="string">
            <text:p>ॣ</text:p>
          </table:table-cell>
          <table:table-cell table:formula="of:=UNICHAR([.AO6])" office:value-type="string" office:string-value="अ" calcext:value-type="string">
            <text:p>अ</text:p>
          </table:table-cell>
          <table:table-cell table:formula="of:=UNICHAR([.AP6])" office:value-type="string" office:string-value="ं" calcext:value-type="string">
            <text:p>ं</text:p>
          </table:table-cell>
          <table:table-cell table:formula="of:=UNICHAR([.AQ6])" office:value-type="string" office:string-value="अ" calcext:value-type="string">
            <text:p>अ</text:p>
          </table:table-cell>
          <table:table-cell table:formula="of:=UNICHAR([.AR6])" office:value-type="string" office:string-value="ः" calcext:value-type="string">
            <text:p>ः</text:p>
          </table:table-cell>
          <table:table-cell table:formula="of:=UNICHAR([.AS6])" office:value-type="string" office:string-value="क" calcext:value-type="string">
            <text:p>क</text:p>
          </table:table-cell>
          <table:table-cell table:formula="of:=UNICHAR([.AT6])" office:value-type="string" office:string-value="।" calcext:value-type="string">
            <text:p>।</text:p>
          </table:table-cell>
          <table:table-cell table:formula="of:=UNICHAR([.AU6])" office:value-type="string" office:string-value="क" calcext:value-type="string">
            <text:p>क</text:p>
          </table:table-cell>
          <table:table-cell table:formula="of:=UNICHAR([.AV6])" office:value-type="string" office:string-value="ख" calcext:value-type="string">
            <text:p>ख</text:p>
          </table:table-cell>
          <table:table-cell table:formula="of:=UNICHAR([.AW6])" office:value-type="string" office:string-value="ग" calcext:value-type="string">
            <text:p>ग</text:p>
          </table:table-cell>
          <table:table-cell table:formula="of:=UNICHAR([.AX6])" office:value-type="string" office:string-value="घ" calcext:value-type="string">
            <text:p>घ</text:p>
          </table:table-cell>
          <table:table-cell table:formula="of:=UNICHAR([.AY6])" office:value-type="string" office:string-value="ङ" calcext:value-type="string">
            <text:p>ङ</text:p>
          </table:table-cell>
          <table:table-cell table:formula="of:=UNICHAR([.AZ6])" office:value-type="string" office:string-value="च" calcext:value-type="string">
            <text:p>च</text:p>
          </table:table-cell>
          <table:table-cell table:formula="of:=UNICHAR([.BA6])" office:value-type="string" office:string-value="छ" calcext:value-type="string">
            <text:p>छ</text:p>
          </table:table-cell>
          <table:table-cell table:formula="of:=UNICHAR([.BB6])" office:value-type="string" office:string-value="ज" calcext:value-type="string">
            <text:p>ज</text:p>
          </table:table-cell>
          <table:table-cell table:formula="of:=UNICHAR([.BC6])" office:value-type="string" office:string-value="झ" calcext:value-type="string">
            <text:p>झ</text:p>
          </table:table-cell>
          <table:table-cell table:formula="of:=UNICHAR([.BD6])" office:value-type="string" office:string-value="ञ" calcext:value-type="string">
            <text:p>ञ</text:p>
          </table:table-cell>
          <table:table-cell table:formula="of:=UNICHAR([.BE6])" office:value-type="string" office:string-value="ट" calcext:value-type="string">
            <text:p>ट</text:p>
          </table:table-cell>
          <table:table-cell table:formula="of:=UNICHAR([.BF6])" office:value-type="string" office:string-value="ठ" calcext:value-type="string">
            <text:p>ठ</text:p>
          </table:table-cell>
          <table:table-cell table:formula="of:=UNICHAR([.BG6])" office:value-type="string" office:string-value="ड" calcext:value-type="string">
            <text:p>ड</text:p>
          </table:table-cell>
          <table:table-cell table:formula="of:=UNICHAR([.BH6])" office:value-type="string" office:string-value="ढ" calcext:value-type="string">
            <text:p>ढ</text:p>
          </table:table-cell>
          <table:table-cell table:formula="of:=UNICHAR([.BI6])" office:value-type="string" office:string-value="ण" calcext:value-type="string">
            <text:p>ण</text:p>
          </table:table-cell>
          <table:table-cell table:formula="of:=UNICHAR([.BJ6])" office:value-type="string" office:string-value="त" calcext:value-type="string">
            <text:p>त</text:p>
          </table:table-cell>
          <table:table-cell table:formula="of:=UNICHAR([.BK6])" office:value-type="string" office:string-value="थ" calcext:value-type="string">
            <text:p>थ</text:p>
          </table:table-cell>
          <table:table-cell table:formula="of:=UNICHAR([.BL6])" office:value-type="string" office:string-value="द" calcext:value-type="string">
            <text:p>द</text:p>
          </table:table-cell>
          <table:table-cell table:formula="of:=UNICHAR([.BM6])" office:value-type="string" office:string-value="ध" calcext:value-type="string">
            <text:p>ध</text:p>
          </table:table-cell>
          <table:table-cell table:formula="of:=UNICHAR([.BN6])" office:value-type="string" office:string-value="न" calcext:value-type="string">
            <text:p>न</text:p>
          </table:table-cell>
          <table:table-cell table:formula="of:=UNICHAR([.BO6])" office:value-type="string" office:string-value="ऩ" calcext:value-type="string">
            <text:p>ऩ</text:p>
          </table:table-cell>
          <table:table-cell table:formula="of:=UNICHAR([.BP6])" office:value-type="string" office:string-value="प" calcext:value-type="string">
            <text:p>प</text:p>
          </table:table-cell>
          <table:table-cell table:formula="of:=UNICHAR([.BQ6])" office:value-type="string" office:string-value="फ" calcext:value-type="string">
            <text:p>फ</text:p>
          </table:table-cell>
          <table:table-cell table:formula="of:=UNICHAR([.BR6])" office:value-type="string" office:string-value="ब" calcext:value-type="string">
            <text:p>ब</text:p>
          </table:table-cell>
          <table:table-cell table:formula="of:=UNICHAR([.BS6])" office:value-type="string" office:string-value="भ" calcext:value-type="string">
            <text:p>भ</text:p>
          </table:table-cell>
          <table:table-cell table:formula="of:=UNICHAR([.BT6])" office:value-type="string" office:string-value="म" calcext:value-type="string">
            <text:p>म</text:p>
          </table:table-cell>
          <table:table-cell table:formula="of:=UNICHAR([.BU6])" office:value-type="string" office:string-value="य" calcext:value-type="string">
            <text:p>य</text:p>
          </table:table-cell>
          <table:table-cell table:formula="of:=UNICHAR([.BV6])" office:value-type="string" office:string-value="र" calcext:value-type="string">
            <text:p>र</text:p>
          </table:table-cell>
          <table:table-cell table:formula="of:=UNICHAR([.BW6])" office:value-type="string" office:string-value="ऱ" calcext:value-type="string">
            <text:p>ऱ</text:p>
          </table:table-cell>
          <table:table-cell table:formula="of:=UNICHAR([.BX6])" office:value-type="string" office:string-value="ल" calcext:value-type="string">
            <text:p>ल</text:p>
          </table:table-cell>
          <table:table-cell table:formula="of:=UNICHAR([.BY6])" office:value-type="string" office:string-value="ळ" calcext:value-type="string">
            <text:p>ळ</text:p>
          </table:table-cell>
          <table:table-cell table:formula="of:=UNICHAR([.BZ6])" office:value-type="string" office:string-value="ऴ" calcext:value-type="string">
            <text:p>ऴ</text:p>
          </table:table-cell>
          <table:table-cell table:formula="of:=UNICHAR([.CA6])" office:value-type="string" office:string-value="व" calcext:value-type="string">
            <text:p>व</text:p>
          </table:table-cell>
          <table:table-cell table:formula="of:=UNICHAR([.CB6])" office:value-type="string" office:string-value="श" calcext:value-type="string">
            <text:p>श</text:p>
          </table:table-cell>
          <table:table-cell table:formula="of:=UNICHAR([.CC6])" office:value-type="string" office:string-value="ष" calcext:value-type="string">
            <text:p>ष</text:p>
          </table:table-cell>
          <table:table-cell table:formula="of:=UNICHAR([.CD6])" office:value-type="string" office:string-value="स" calcext:value-type="string">
            <text:p>स</text:p>
          </table:table-cell>
          <table:table-cell table:formula="of:=UNICHAR([.CE6])" office:value-type="string" office:string-value="ह" calcext:value-type="string">
            <text:p>ह</text:p>
          </table:table-cell>
          <table:table-cell table:formula="of:=UNICHAR([.CF6])" office:value-type="string" office:string-value="" calcext:value-type="string">
            <text:p/>
          </table:table-cell>
          <table:table-cell table:formula="of:=UNICHAR([.CG6])" office:value-type="string" office:string-value="" calcext:value-type="string">
            <text:p/>
          </table:table-cell>
          <table:table-cell table:formula="of:=UNICHAR([.CH6])" office:value-type="string" office:string-value="" calcext:value-type="string">
            <text:p/>
          </table:table-cell>
          <table:table-cell table:formula="of:=UNICHAR([.CI6])" office:value-type="string" office:string-value="" calcext:value-type="string">
            <text:p/>
          </table:table-cell>
          <table:table-cell table:formula="of:=UNICHAR([.CJ6])" office:value-type="string" office:string-value="" calcext:value-type="string">
            <text:p/>
          </table:table-cell>
          <table:table-cell table:formula="of:=UNICHAR([.CK6])" office:value-type="string" office:string-value="" calcext:value-type="string">
            <text:p/>
          </table:table-cell>
          <table:table-cell table:formula="of:=UNICHAR([.CL6])" office:value-type="string" office:string-value="" calcext:value-type="string">
            <text:p/>
          </table:table-cell>
          <table:table-cell table:formula="of:=UNICHAR([.CM6])" office:value-type="string" office:string-value="" calcext:value-type="string">
            <text:p/>
          </table:table-cell>
          <table:table-cell table:formula="of:=UNICHAR([.CN6])" office:value-type="string" office:string-value="" calcext:value-type="string">
            <text:p/>
          </table:table-cell>
          <table:table-cell table:formula="of:=UNICHAR([.CO6])" office:value-type="string" office:string-value="" calcext:value-type="string">
            <text:p/>
          </table:table-cell>
          <table:table-cell table:formula="of:=UNICHAR([.CP6])" office:value-type="string" office:string-value="" calcext:value-type="string">
            <text:p/>
          </table:table-cell>
          <table:table-cell table:formula="of:=UNICHAR([.CQ6])" office:value-type="string" office:string-value="" calcext:value-type="string">
            <text:p/>
          </table:table-cell>
          <table:table-cell table:formula="of:=UNICHAR([.CR6])" office:value-type="string" office:string-value="" calcext:value-type="string">
            <text:p/>
          </table:table-cell>
          <table:table-cell table:formula="of:=UNICHAR([.CS6])" office:value-type="string" office:string-value="" calcext:value-type="string">
            <text:p/>
          </table:table-cell>
          <table:table-cell table:formula="of:=UNICHAR([.CT6])" office:value-type="string" office:string-value="" calcext:value-type="string">
            <text:p/>
          </table:table-cell>
          <table:table-cell table:formula="of:=UNICHAR([.CU6])" office:value-type="string" office:string-value="" calcext:value-type="string">
            <text:p/>
          </table:table-cell>
          <table:table-cell table:formula="of:=UNICHAR([.CV6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ujarati</text:p>
          </table:table-cell>
          <table:table-cell table:formula="of:=UNICHAR([.E7])" office:value-type="string" office:string-value="અ" calcext:value-type="string">
            <text:p>અ</text:p>
          </table:table-cell>
          <table:table-cell table:formula="of:=UNICHAR([.F7])" office:value-type="string" office:string-value="ક" calcext:value-type="string">
            <text:p>ક</text:p>
          </table:table-cell>
          <table:table-cell table:formula="of:=UNICHAR([.G7])" office:value-type="string" office:string-value="આ" calcext:value-type="string">
            <text:p>આ</text:p>
          </table:table-cell>
          <table:table-cell table:formula="of:=UNICHAR([.H7])" office:value-type="string" office:string-value="ા" calcext:value-type="string">
            <text:p>ા</text:p>
          </table:table-cell>
          <table:table-cell table:formula="of:=UNICHAR([.I7])" office:value-type="string" office:string-value="" calcext:value-type="string">
            <text:p/>
          </table:table-cell>
          <table:table-cell table:formula="of:=UNICHAR([.J7])" office:value-type="string" office:string-value="" calcext:value-type="string">
            <text:p/>
          </table:table-cell>
          <table:table-cell table:formula="of:=UNICHAR([.K7])" office:value-type="string" office:string-value="" calcext:value-type="string">
            <text:p/>
          </table:table-cell>
          <table:table-cell table:formula="of:=UNICHAR([.L7])" office:value-type="string" office:string-value="" calcext:value-type="string">
            <text:p/>
          </table:table-cell>
          <table:table-cell table:formula="of:=UNICHAR([.M7])" office:value-type="string" office:string-value="ઇ" calcext:value-type="string">
            <text:p>ઇ</text:p>
          </table:table-cell>
          <table:table-cell table:formula="of:=UNICHAR([.N7])" office:value-type="string" office:string-value="િ" calcext:value-type="string">
            <text:p>િ</text:p>
          </table:table-cell>
          <table:table-cell table:formula="of:=UNICHAR([.O7])" office:value-type="string" office:string-value="ઈ" calcext:value-type="string">
            <text:p>ઈ</text:p>
          </table:table-cell>
          <table:table-cell table:formula="of:=UNICHAR([.P7])" office:value-type="string" office:string-value="ી" calcext:value-type="string">
            <text:p>ી</text:p>
          </table:table-cell>
          <table:table-cell table:formula="of:=UNICHAR([.Q7])" office:value-type="string" office:string-value="ઉ" calcext:value-type="string">
            <text:p>ઉ</text:p>
          </table:table-cell>
          <table:table-cell table:formula="of:=UNICHAR([.R7])" office:value-type="string" office:string-value="ુ" calcext:value-type="string">
            <text:p>ુ</text:p>
          </table:table-cell>
          <table:table-cell table:formula="of:=UNICHAR([.S7])" office:value-type="string" office:string-value="ઊ" calcext:value-type="string">
            <text:p>ઊ</text:p>
          </table:table-cell>
          <table:table-cell table:formula="of:=UNICHAR([.T7])" office:value-type="string" office:string-value="ૂ" calcext:value-type="string">
            <text:p>ૂ</text:p>
          </table:table-cell>
          <table:table-cell table:formula="of:=UNICHAR([.U7])" office:value-type="string" office:string-value="" calcext:value-type="string">
            <text:p/>
          </table:table-cell>
          <table:table-cell table:formula="of:=UNICHAR([.V7])" office:value-type="string" office:string-value="" calcext:value-type="string">
            <text:p/>
          </table:table-cell>
          <table:table-cell table:formula="of:=UNICHAR([.W7])" office:value-type="string" office:string-value="એ" calcext:value-type="string">
            <text:p>એ</text:p>
          </table:table-cell>
          <table:table-cell table:formula="of:=UNICHAR([.X7])" office:value-type="string" office:string-value="ે" calcext:value-type="string">
            <text:p>ે</text:p>
          </table:table-cell>
          <table:table-cell table:formula="of:=UNICHAR([.Y7])" office:value-type="string" office:string-value="ઐ" calcext:value-type="string">
            <text:p>ઐ</text:p>
          </table:table-cell>
          <table:table-cell table:formula="of:=UNICHAR([.Z7])" office:value-type="string" office:string-value="ૈ" calcext:value-type="string">
            <text:p>ૈ</text:p>
          </table:table-cell>
          <table:table-cell table:formula="of:=UNICHAR([.AA7])" office:value-type="string" office:string-value="" calcext:value-type="string">
            <text:p/>
          </table:table-cell>
          <table:table-cell table:formula="of:=UNICHAR([.AB7])" office:value-type="string" office:string-value="" calcext:value-type="string">
            <text:p/>
          </table:table-cell>
          <table:table-cell table:formula="of:=UNICHAR([.AC7])" office:value-type="string" office:string-value="ઓ" calcext:value-type="string">
            <text:p>ઓ</text:p>
          </table:table-cell>
          <table:table-cell table:formula="of:=UNICHAR([.AD7])" office:value-type="string" office:string-value="ો" calcext:value-type="string">
            <text:p>ો</text:p>
          </table:table-cell>
          <table:table-cell table:formula="of:=UNICHAR([.AE7])" office:value-type="string" office:string-value="ઔ" calcext:value-type="string">
            <text:p>ઔ</text:p>
          </table:table-cell>
          <table:table-cell table:formula="of:=UNICHAR([.AF7])" office:value-type="string" office:string-value="ૌ" calcext:value-type="string">
            <text:p>ૌ</text:p>
          </table:table-cell>
          <table:table-cell table:formula="of:=UNICHAR([.AG7])" office:value-type="string" office:string-value="ઋ" calcext:value-type="string">
            <text:p>ઋ</text:p>
          </table:table-cell>
          <table:table-cell table:formula="of:=UNICHAR([.AH7])" office:value-type="string" office:string-value="ૃ" calcext:value-type="string">
            <text:p>ૃ</text:p>
          </table:table-cell>
          <table:table-cell table:formula="of:=UNICHAR([.AI7])" office:value-type="string" office:string-value="ૠ" calcext:value-type="string">
            <text:p>ૠ</text:p>
          </table:table-cell>
          <table:table-cell table:formula="of:=UNICHAR([.AJ7])" office:value-type="string" office:string-value="ૄ" calcext:value-type="string">
            <text:p>ૄ</text:p>
          </table:table-cell>
          <table:table-cell table:formula="of:=UNICHAR([.AK7])" office:value-type="string" office:string-value="ઌ" calcext:value-type="string">
            <text:p>ઌ</text:p>
          </table:table-cell>
          <table:table-cell table:formula="of:=UNICHAR([.AL7])" office:value-type="string" office:string-value="ૢ" calcext:value-type="string">
            <text:p>ૢ</text:p>
          </table:table-cell>
          <table:table-cell table:formula="of:=UNICHAR([.AM7])" office:value-type="string" office:string-value="ૡ" calcext:value-type="string">
            <text:p>ૡ</text:p>
          </table:table-cell>
          <table:table-cell table:formula="of:=UNICHAR([.AN7])" office:value-type="string" office:string-value="ૣ" calcext:value-type="string">
            <text:p>ૣ</text:p>
          </table:table-cell>
          <table:table-cell table:formula="of:=UNICHAR([.AO7])" office:value-type="string" office:string-value="" calcext:value-type="string">
            <text:p/>
          </table:table-cell>
          <table:table-cell table:formula="of:=UNICHAR([.AP7])" office:value-type="string" office:string-value="" calcext:value-type="string">
            <text:p/>
          </table:table-cell>
          <table:table-cell table:formula="of:=UNICHAR([.AQ7])" office:value-type="string" office:string-value="" calcext:value-type="string">
            <text:p/>
          </table:table-cell>
          <table:table-cell table:formula="of:=UNICHAR([.AR7])" office:value-type="string" office:string-value="" calcext:value-type="string">
            <text:p/>
          </table:table-cell>
          <table:table-cell table:formula="of:=UNICHAR([.AS7])" office:value-type="string" office:string-value="" calcext:value-type="string">
            <text:p/>
          </table:table-cell>
          <table:table-cell table:formula="of:=UNICHAR([.AT7])" office:value-type="string" office:string-value="q" calcext:value-type="string">
            <text:p>q</text:p>
          </table:table-cell>
          <table:table-cell table:formula="of:=UNICHAR([.AU7])" office:value-type="string" office:string-value="ક" calcext:value-type="string">
            <text:p>ક</text:p>
          </table:table-cell>
          <table:table-cell table:formula="of:=UNICHAR([.AV7])" office:value-type="string" office:string-value="ખ" calcext:value-type="string">
            <text:p>ખ</text:p>
          </table:table-cell>
          <table:table-cell table:formula="of:=UNICHAR([.AW7])" office:value-type="string" office:string-value="ગ" calcext:value-type="string">
            <text:p>ગ</text:p>
          </table:table-cell>
          <table:table-cell table:formula="of:=UNICHAR([.AX7])" office:value-type="string" office:string-value="ઘ" calcext:value-type="string">
            <text:p>ઘ</text:p>
          </table:table-cell>
          <table:table-cell table:formula="of:=UNICHAR([.AY7])" office:value-type="string" office:string-value="ઙ" calcext:value-type="string">
            <text:p>ઙ</text:p>
          </table:table-cell>
          <table:table-cell table:formula="of:=UNICHAR([.AZ7])" office:value-type="string" office:string-value="ચ" calcext:value-type="string">
            <text:p>ચ</text:p>
          </table:table-cell>
          <table:table-cell table:formula="of:=UNICHAR([.BA7])" office:value-type="string" office:string-value="છ" calcext:value-type="string">
            <text:p>છ</text:p>
          </table:table-cell>
          <table:table-cell table:formula="of:=UNICHAR([.BB7])" office:value-type="string" office:string-value="જ" calcext:value-type="string">
            <text:p>જ</text:p>
          </table:table-cell>
          <table:table-cell table:formula="of:=UNICHAR([.BC7])" office:value-type="string" office:string-value="ઝ" calcext:value-type="string">
            <text:p>ઝ</text:p>
          </table:table-cell>
          <table:table-cell table:formula="of:=UNICHAR([.BD7])" office:value-type="string" office:string-value="ઞ" calcext:value-type="string">
            <text:p>ઞ</text:p>
          </table:table-cell>
          <table:table-cell table:formula="of:=UNICHAR([.BE7])" office:value-type="string" office:string-value="ટ" calcext:value-type="string">
            <text:p>ટ</text:p>
          </table:table-cell>
          <table:table-cell table:formula="of:=UNICHAR([.BF7])" office:value-type="string" office:string-value="ઠ" calcext:value-type="string">
            <text:p>ઠ</text:p>
          </table:table-cell>
          <table:table-cell table:formula="of:=UNICHAR([.BG7])" office:value-type="string" office:string-value="ડ" calcext:value-type="string">
            <text:p>ડ</text:p>
          </table:table-cell>
          <table:table-cell table:formula="of:=UNICHAR([.BH7])" office:value-type="string" office:string-value="ઢ" calcext:value-type="string">
            <text:p>ઢ</text:p>
          </table:table-cell>
          <table:table-cell table:formula="of:=UNICHAR([.BI7])" office:value-type="string" office:string-value="ણ" calcext:value-type="string">
            <text:p>ણ</text:p>
          </table:table-cell>
          <table:table-cell table:formula="of:=UNICHAR([.BJ7])" office:value-type="string" office:string-value="ત" calcext:value-type="string">
            <text:p>ત</text:p>
          </table:table-cell>
          <table:table-cell table:formula="of:=UNICHAR([.BK7])" office:value-type="string" office:string-value="થ" calcext:value-type="string">
            <text:p>થ</text:p>
          </table:table-cell>
          <table:table-cell table:formula="of:=UNICHAR([.BL7])" office:value-type="string" office:string-value="દ" calcext:value-type="string">
            <text:p>દ</text:p>
          </table:table-cell>
          <table:table-cell table:formula="of:=UNICHAR([.BM7])" office:value-type="string" office:string-value="ધ" calcext:value-type="string">
            <text:p>ધ</text:p>
          </table:table-cell>
          <table:table-cell table:formula="of:=UNICHAR([.BN7])" office:value-type="string" office:string-value="ન" calcext:value-type="string">
            <text:p>ન</text:p>
          </table:table-cell>
          <table:table-cell table:formula="of:=UNICHAR([.BO7])" office:value-type="string" office:string-value="" calcext:value-type="string">
            <text:p/>
          </table:table-cell>
          <table:table-cell table:formula="of:=UNICHAR([.BP7])" office:value-type="string" office:string-value="પ" calcext:value-type="string">
            <text:p>પ</text:p>
          </table:table-cell>
          <table:table-cell table:formula="of:=UNICHAR([.BQ7])" office:value-type="string" office:string-value="ફ" calcext:value-type="string">
            <text:p>ફ</text:p>
          </table:table-cell>
          <table:table-cell table:formula="of:=UNICHAR([.BR7])" office:value-type="string" office:string-value="બ" calcext:value-type="string">
            <text:p>બ</text:p>
          </table:table-cell>
          <table:table-cell table:formula="of:=UNICHAR([.BS7])" office:value-type="string" office:string-value="ભ" calcext:value-type="string">
            <text:p>ભ</text:p>
          </table:table-cell>
          <table:table-cell table:formula="of:=UNICHAR([.BT7])" office:value-type="string" office:string-value="મ" calcext:value-type="string">
            <text:p>મ</text:p>
          </table:table-cell>
          <table:table-cell table:formula="of:=UNICHAR([.BU7])" office:value-type="string" office:string-value="ય" calcext:value-type="string">
            <text:p>ય</text:p>
          </table:table-cell>
          <table:table-cell table:formula="of:=UNICHAR([.BV7])" office:value-type="string" office:string-value="ર" calcext:value-type="string">
            <text:p>ર</text:p>
          </table:table-cell>
          <table:table-cell table:formula="of:=UNICHAR([.BW7])" office:value-type="string" office:string-value="" calcext:value-type="string">
            <text:p/>
          </table:table-cell>
          <table:table-cell table:formula="of:=UNICHAR([.BX7])" office:value-type="string" office:string-value="લ" calcext:value-type="string">
            <text:p>લ</text:p>
          </table:table-cell>
          <table:table-cell table:formula="of:=UNICHAR([.BY7])" office:value-type="string" office:string-value="ળ" calcext:value-type="string">
            <text:p>ળ</text:p>
          </table:table-cell>
          <table:table-cell table:formula="of:=UNICHAR([.BZ7])" office:value-type="string" office:string-value="" calcext:value-type="string">
            <text:p/>
          </table:table-cell>
          <table:table-cell table:formula="of:=UNICHAR([.CA7])" office:value-type="string" office:string-value="વ" calcext:value-type="string">
            <text:p>વ</text:p>
          </table:table-cell>
          <table:table-cell table:formula="of:=UNICHAR([.CB7])" office:value-type="string" office:string-value="શ" calcext:value-type="string">
            <text:p>શ</text:p>
          </table:table-cell>
          <table:table-cell table:formula="of:=UNICHAR([.CC7])" office:value-type="string" office:string-value="ષ" calcext:value-type="string">
            <text:p>ષ</text:p>
          </table:table-cell>
          <table:table-cell table:formula="of:=UNICHAR([.CD7])" office:value-type="string" office:string-value="સ" calcext:value-type="string">
            <text:p>સ</text:p>
          </table:table-cell>
          <table:table-cell table:formula="of:=UNICHAR([.CE7])" office:value-type="string" office:string-value="હ" calcext:value-type="string">
            <text:p>હ</text:p>
          </table:table-cell>
          <table:table-cell table:formula="of:=UNICHAR([.CF7])" office:value-type="string" office:string-value="" calcext:value-type="string">
            <text:p/>
          </table:table-cell>
          <table:table-cell table:formula="of:=UNICHAR([.CG7])" office:value-type="string" office:string-value="" calcext:value-type="string">
            <text:p/>
          </table:table-cell>
          <table:table-cell table:formula="of:=UNICHAR([.CH7])" office:value-type="string" office:string-value="" calcext:value-type="string">
            <text:p/>
          </table:table-cell>
          <table:table-cell table:formula="of:=UNICHAR([.CI7])" office:value-type="string" office:string-value="" calcext:value-type="string">
            <text:p/>
          </table:table-cell>
          <table:table-cell table:formula="of:=UNICHAR([.CJ7])" office:value-type="string" office:string-value="" calcext:value-type="string">
            <text:p/>
          </table:table-cell>
          <table:table-cell table:formula="of:=UNICHAR([.CK7])" office:value-type="string" office:string-value="" calcext:value-type="string">
            <text:p/>
          </table:table-cell>
          <table:table-cell table:formula="of:=UNICHAR([.CL7])" office:value-type="string" office:string-value="" calcext:value-type="string">
            <text:p/>
          </table:table-cell>
          <table:table-cell table:formula="of:=UNICHAR([.CM7])" office:value-type="string" office:string-value="" calcext:value-type="string">
            <text:p/>
          </table:table-cell>
          <table:table-cell table:formula="of:=UNICHAR([.CN7])" office:value-type="string" office:string-value="" calcext:value-type="string">
            <text:p/>
          </table:table-cell>
          <table:table-cell table:formula="of:=UNICHAR([.CO7])" office:value-type="string" office:string-value="" calcext:value-type="string">
            <text:p/>
          </table:table-cell>
          <table:table-cell table:formula="of:=UNICHAR([.CP7])" office:value-type="string" office:string-value="" calcext:value-type="string">
            <text:p/>
          </table:table-cell>
          <table:table-cell table:formula="of:=UNICHAR([.CQ7])" office:value-type="string" office:string-value="" calcext:value-type="string">
            <text:p/>
          </table:table-cell>
          <table:table-cell table:formula="of:=UNICHAR([.CR7])" office:value-type="string" office:string-value="" calcext:value-type="string">
            <text:p/>
          </table:table-cell>
          <table:table-cell table:formula="of:=UNICHAR([.CS7])" office:value-type="string" office:string-value="" calcext:value-type="string">
            <text:p/>
          </table:table-cell>
          <table:table-cell table:formula="of:=UNICHAR([.CT7])" office:value-type="string" office:string-value="" calcext:value-type="string">
            <text:p/>
          </table:table-cell>
          <table:table-cell table:formula="of:=UNICHAR([.CU7])" office:value-type="string" office:string-value="" calcext:value-type="string">
            <text:p/>
          </table:table-cell>
          <table:table-cell table:formula="of:=UNICHAR([.CV7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Gurmukhi</text:p>
          </table:table-cell>
          <table:table-cell table:formula="of:=UNICHAR([.E8])" office:value-type="string" office:string-value="ਅ" calcext:value-type="string">
            <text:p>ਅ</text:p>
          </table:table-cell>
          <table:table-cell table:formula="of:=UNICHAR([.F8])" office:value-type="string" office:string-value="ਕ" calcext:value-type="string">
            <text:p>ਕ</text:p>
          </table:table-cell>
          <table:table-cell table:formula="of:=UNICHAR([.G8])" office:value-type="string" office:string-value="ਆ" calcext:value-type="string">
            <text:p>ਆ</text:p>
          </table:table-cell>
          <table:table-cell table:formula="of:=UNICHAR([.H8])" office:value-type="string" office:string-value="ਾ" calcext:value-type="string">
            <text:p>ਾ</text:p>
          </table:table-cell>
          <table:table-cell table:formula="of:=UNICHAR([.I8])" office:value-type="string" office:string-value="" calcext:value-type="string">
            <text:p/>
          </table:table-cell>
          <table:table-cell table:formula="of:=UNICHAR([.J8])" office:value-type="string" office:string-value="" calcext:value-type="string">
            <text:p/>
          </table:table-cell>
          <table:table-cell table:formula="of:=UNICHAR([.K8])" office:value-type="string" office:string-value="" calcext:value-type="string">
            <text:p/>
          </table:table-cell>
          <table:table-cell table:formula="of:=UNICHAR([.L8])" office:value-type="string" office:string-value="" calcext:value-type="string">
            <text:p/>
          </table:table-cell>
          <table:table-cell table:formula="of:=UNICHAR([.M8])" office:value-type="string" office:string-value="ਇ" calcext:value-type="string">
            <text:p>ਇ</text:p>
          </table:table-cell>
          <table:table-cell table:formula="of:=UNICHAR([.N8])" office:value-type="string" office:string-value="ਿ" calcext:value-type="string">
            <text:p>ਿ</text:p>
          </table:table-cell>
          <table:table-cell table:formula="of:=UNICHAR([.O8])" office:value-type="string" office:string-value="ਈ" calcext:value-type="string">
            <text:p>ਈ</text:p>
          </table:table-cell>
          <table:table-cell table:formula="of:=UNICHAR([.P8])" office:value-type="string" office:string-value="ੀ" calcext:value-type="string">
            <text:p>ੀ</text:p>
          </table:table-cell>
          <table:table-cell table:formula="of:=UNICHAR([.Q8])" office:value-type="string" office:string-value="ਉ" calcext:value-type="string">
            <text:p>ਉ</text:p>
          </table:table-cell>
          <table:table-cell table:formula="of:=UNICHAR([.R8])" office:value-type="string" office:string-value="ੁ" calcext:value-type="string">
            <text:p>ੁ</text:p>
          </table:table-cell>
          <table:table-cell table:formula="of:=UNICHAR([.S8])" office:value-type="string" office:string-value="ਊ" calcext:value-type="string">
            <text:p>ਊ</text:p>
          </table:table-cell>
          <table:table-cell table:formula="of:=UNICHAR([.T8])" office:value-type="string" office:string-value="ੂ" calcext:value-type="string">
            <text:p>ੂ</text:p>
          </table:table-cell>
          <table:table-cell table:formula="of:=UNICHAR([.U8])" office:value-type="string" office:string-value="" calcext:value-type="string">
            <text:p/>
          </table:table-cell>
          <table:table-cell table:formula="of:=UNICHAR([.V8])" office:value-type="string" office:string-value="" calcext:value-type="string">
            <text:p/>
          </table:table-cell>
          <table:table-cell table:formula="of:=UNICHAR([.W8])" office:value-type="string" office:string-value="ਏ" calcext:value-type="string">
            <text:p>ਏ</text:p>
          </table:table-cell>
          <table:table-cell table:formula="of:=UNICHAR([.X8])" office:value-type="string" office:string-value="ੇ" calcext:value-type="string">
            <text:p>ੇ</text:p>
          </table:table-cell>
          <table:table-cell table:formula="of:=UNICHAR([.Y8])" office:value-type="string" office:string-value="ਐ" calcext:value-type="string">
            <text:p>ਐ</text:p>
          </table:table-cell>
          <table:table-cell table:formula="of:=UNICHAR([.Z8])" office:value-type="string" office:string-value="ੈ" calcext:value-type="string">
            <text:p>ੈ</text:p>
          </table:table-cell>
          <table:table-cell table:formula="of:=UNICHAR([.AA8])" office:value-type="string" office:string-value="" calcext:value-type="string">
            <text:p/>
          </table:table-cell>
          <table:table-cell table:formula="of:=UNICHAR([.AB8])" office:value-type="string" office:string-value="" calcext:value-type="string">
            <text:p/>
          </table:table-cell>
          <table:table-cell table:formula="of:=UNICHAR([.AC8])" office:value-type="string" office:string-value="ਓ" calcext:value-type="string">
            <text:p>ਓ</text:p>
          </table:table-cell>
          <table:table-cell table:formula="of:=UNICHAR([.AD8])" office:value-type="string" office:string-value="ੋ" calcext:value-type="string">
            <text:p>ੋ</text:p>
          </table:table-cell>
          <table:table-cell table:formula="of:=UNICHAR([.AE8])" office:value-type="string" office:string-value="ਔ" calcext:value-type="string">
            <text:p>ਔ</text:p>
          </table:table-cell>
          <table:table-cell table:formula="of:=UNICHAR([.AF8])" office:value-type="string" office:string-value="ੌ" calcext:value-type="string">
            <text:p>ੌ</text:p>
          </table:table-cell>
          <table:table-cell table:formula="of:=UNICHAR([.AG8])" office:value-type="string" office:string-value="" calcext:value-type="string">
            <text:p/>
          </table:table-cell>
          <table:table-cell table:formula="of:=UNICHAR([.AH8])" office:value-type="string" office:string-value="" calcext:value-type="string">
            <text:p/>
          </table:table-cell>
          <table:table-cell table:formula="of:=UNICHAR([.AI8])" office:value-type="string" office:string-value="" calcext:value-type="string">
            <text:p/>
          </table:table-cell>
          <table:table-cell table:formula="of:=UNICHAR([.AJ8])" office:value-type="string" office:string-value="" calcext:value-type="string">
            <text:p/>
          </table:table-cell>
          <table:table-cell table:formula="of:=UNICHAR([.AK8])" office:value-type="string" office:string-value="" calcext:value-type="string">
            <text:p/>
          </table:table-cell>
          <table:table-cell table:formula="of:=UNICHAR([.AL8])" office:value-type="string" office:string-value="" calcext:value-type="string">
            <text:p/>
          </table:table-cell>
          <table:table-cell table:formula="of:=UNICHAR([.AM8])" office:value-type="string" office:string-value="" calcext:value-type="string">
            <text:p/>
          </table:table-cell>
          <table:table-cell table:formula="of:=UNICHAR([.AN8])" office:value-type="string" office:string-value="" calcext:value-type="string">
            <text:p/>
          </table:table-cell>
          <table:table-cell table:formula="of:=UNICHAR([.AO8])" office:value-type="string" office:string-value="" calcext:value-type="string">
            <text:p/>
          </table:table-cell>
          <table:table-cell table:formula="of:=UNICHAR([.AP8])" office:value-type="string" office:string-value="" calcext:value-type="string">
            <text:p/>
          </table:table-cell>
          <table:table-cell table:formula="of:=UNICHAR([.AQ8])" office:value-type="string" office:string-value="" calcext:value-type="string">
            <text:p/>
          </table:table-cell>
          <table:table-cell table:formula="of:=UNICHAR([.AR8])" office:value-type="string" office:string-value="" calcext:value-type="string">
            <text:p/>
          </table:table-cell>
          <table:table-cell table:formula="of:=UNICHAR([.AS8])" office:value-type="string" office:string-value="" calcext:value-type="string">
            <text:p/>
          </table:table-cell>
          <table:table-cell table:formula="of:=UNICHAR([.AT8])" office:value-type="string" office:string-value="" calcext:value-type="string">
            <text:p/>
          </table:table-cell>
          <table:table-cell table:formula="of:=UNICHAR([.AU8])" office:value-type="string" office:string-value="ਕ" calcext:value-type="string">
            <text:p>ਕ</text:p>
          </table:table-cell>
          <table:table-cell table:formula="of:=UNICHAR([.AV8])" office:value-type="string" office:string-value="ਖ" calcext:value-type="string">
            <text:p>ਖ</text:p>
          </table:table-cell>
          <table:table-cell table:formula="of:=UNICHAR([.AW8])" office:value-type="string" office:string-value="ਗ" calcext:value-type="string">
            <text:p>ਗ</text:p>
          </table:table-cell>
          <table:table-cell table:formula="of:=UNICHAR([.AX8])" office:value-type="string" office:string-value="ਘ" calcext:value-type="string">
            <text:p>ਘ</text:p>
          </table:table-cell>
          <table:table-cell table:formula="of:=UNICHAR([.AY8])" office:value-type="string" office:string-value="ਙ" calcext:value-type="string">
            <text:p>ਙ</text:p>
          </table:table-cell>
          <table:table-cell table:formula="of:=UNICHAR([.AZ8])" office:value-type="string" office:string-value="ਚ" calcext:value-type="string">
            <text:p>ਚ</text:p>
          </table:table-cell>
          <table:table-cell table:formula="of:=UNICHAR([.BA8])" office:value-type="string" office:string-value="ਛ" calcext:value-type="string">
            <text:p>ਛ</text:p>
          </table:table-cell>
          <table:table-cell table:formula="of:=UNICHAR([.BB8])" office:value-type="string" office:string-value="ਜ" calcext:value-type="string">
            <text:p>ਜ</text:p>
          </table:table-cell>
          <table:table-cell table:formula="of:=UNICHAR([.BC8])" office:value-type="string" office:string-value="ਝ" calcext:value-type="string">
            <text:p>ਝ</text:p>
          </table:table-cell>
          <table:table-cell table:formula="of:=UNICHAR([.BD8])" office:value-type="string" office:string-value="ਞ" calcext:value-type="string">
            <text:p>ਞ</text:p>
          </table:table-cell>
          <table:table-cell table:formula="of:=UNICHAR([.BE8])" office:value-type="string" office:string-value="ਟ" calcext:value-type="string">
            <text:p>ਟ</text:p>
          </table:table-cell>
          <table:table-cell table:formula="of:=UNICHAR([.BF8])" office:value-type="string" office:string-value="ਠ" calcext:value-type="string">
            <text:p>ਠ</text:p>
          </table:table-cell>
          <table:table-cell table:formula="of:=UNICHAR([.BG8])" office:value-type="string" office:string-value="ਡ" calcext:value-type="string">
            <text:p>ਡ</text:p>
          </table:table-cell>
          <table:table-cell table:formula="of:=UNICHAR([.BH8])" office:value-type="string" office:string-value="ਢ" calcext:value-type="string">
            <text:p>ਢ</text:p>
          </table:table-cell>
          <table:table-cell table:formula="of:=UNICHAR([.BI8])" office:value-type="string" office:string-value="ਣ" calcext:value-type="string">
            <text:p>ਣ</text:p>
          </table:table-cell>
          <table:table-cell table:formula="of:=UNICHAR([.BJ8])" office:value-type="string" office:string-value="ਤ" calcext:value-type="string">
            <text:p>ਤ</text:p>
          </table:table-cell>
          <table:table-cell table:formula="of:=UNICHAR([.BK8])" office:value-type="string" office:string-value="ਥ" calcext:value-type="string">
            <text:p>ਥ</text:p>
          </table:table-cell>
          <table:table-cell table:formula="of:=UNICHAR([.BL8])" office:value-type="string" office:string-value="ਦ" calcext:value-type="string">
            <text:p>ਦ</text:p>
          </table:table-cell>
          <table:table-cell table:formula="of:=UNICHAR([.BM8])" office:value-type="string" office:string-value="ਧ" calcext:value-type="string">
            <text:p>ਧ</text:p>
          </table:table-cell>
          <table:table-cell table:formula="of:=UNICHAR([.BN8])" office:value-type="string" office:string-value="ਨ" calcext:value-type="string">
            <text:p>ਨ</text:p>
          </table:table-cell>
          <table:table-cell table:formula="of:=UNICHAR([.BO8])" office:value-type="string" office:string-value="" calcext:value-type="string">
            <text:p/>
          </table:table-cell>
          <table:table-cell table:formula="of:=UNICHAR([.BP8])" office:value-type="string" office:string-value="ਪ" calcext:value-type="string">
            <text:p>ਪ</text:p>
          </table:table-cell>
          <table:table-cell table:formula="of:=UNICHAR([.BQ8])" office:value-type="string" office:string-value="ਫ" calcext:value-type="string">
            <text:p>ਫ</text:p>
          </table:table-cell>
          <table:table-cell table:formula="of:=UNICHAR([.BR8])" office:value-type="string" office:string-value="ਬ" calcext:value-type="string">
            <text:p>ਬ</text:p>
          </table:table-cell>
          <table:table-cell table:formula="of:=UNICHAR([.BS8])" office:value-type="string" office:string-value="ਭ" calcext:value-type="string">
            <text:p>ਭ</text:p>
          </table:table-cell>
          <table:table-cell table:formula="of:=UNICHAR([.BT8])" office:value-type="string" office:string-value="ਮ" calcext:value-type="string">
            <text:p>ਮ</text:p>
          </table:table-cell>
          <table:table-cell table:formula="of:=UNICHAR([.BU8])" office:value-type="string" office:string-value="ਯ" calcext:value-type="string">
            <text:p>ਯ</text:p>
          </table:table-cell>
          <table:table-cell table:formula="of:=UNICHAR([.BV8])" office:value-type="string" office:string-value="ਰ" calcext:value-type="string">
            <text:p>ਰ</text:p>
          </table:table-cell>
          <table:table-cell table:formula="of:=UNICHAR([.BW8])" office:value-type="string" office:string-value="" calcext:value-type="string">
            <text:p/>
          </table:table-cell>
          <table:table-cell table:formula="of:=UNICHAR([.BX8])" office:value-type="string" office:string-value="ਲ" calcext:value-type="string">
            <text:p>ਲ</text:p>
          </table:table-cell>
          <table:table-cell table:formula="of:=UNICHAR([.BY8])" office:value-type="string" office:string-value="ਲ" calcext:value-type="string">
            <text:p>ਲ</text:p>
          </table:table-cell>
          <table:table-cell table:formula="of:=UNICHAR([.BZ8])" office:value-type="string" office:string-value="" calcext:value-type="string">
            <text:p/>
          </table:table-cell>
          <table:table-cell table:formula="of:=UNICHAR([.CA8])" office:value-type="string" office:string-value="ਵ" calcext:value-type="string">
            <text:p>ਵ</text:p>
          </table:table-cell>
          <table:table-cell table:formula="of:=UNICHAR([.CB8])" office:value-type="string" office:string-value="ਸ" calcext:value-type="string">
            <text:p>ਸ</text:p>
          </table:table-cell>
          <table:table-cell table:formula="of:=UNICHAR([.CC8])" office:value-type="string" office:string-value="" calcext:value-type="string">
            <text:p/>
          </table:table-cell>
          <table:table-cell table:formula="of:=UNICHAR([.CD8])" office:value-type="string" office:string-value="ਸ" calcext:value-type="string">
            <text:p>ਸ</text:p>
          </table:table-cell>
          <table:table-cell table:formula="of:=UNICHAR([.CE8])" office:value-type="string" office:string-value="ਹ" calcext:value-type="string">
            <text:p>ਹ</text:p>
          </table:table-cell>
          <table:table-cell table:formula="of:=UNICHAR([.CF8])" office:value-type="string" office:string-value="" calcext:value-type="string">
            <text:p/>
          </table:table-cell>
          <table:table-cell table:formula="of:=UNICHAR([.CG8])" office:value-type="string" office:string-value="" calcext:value-type="string">
            <text:p/>
          </table:table-cell>
          <table:table-cell table:formula="of:=UNICHAR([.CH8])" office:value-type="string" office:string-value="" calcext:value-type="string">
            <text:p/>
          </table:table-cell>
          <table:table-cell table:formula="of:=UNICHAR([.CI8])" office:value-type="string" office:string-value="" calcext:value-type="string">
            <text:p/>
          </table:table-cell>
          <table:table-cell table:formula="of:=UNICHAR([.CJ8])" office:value-type="string" office:string-value="" calcext:value-type="string">
            <text:p/>
          </table:table-cell>
          <table:table-cell table:formula="of:=UNICHAR([.CK8])" office:value-type="string" office:string-value="" calcext:value-type="string">
            <text:p/>
          </table:table-cell>
          <table:table-cell table:formula="of:=UNICHAR([.CL8])" office:value-type="string" office:string-value="" calcext:value-type="string">
            <text:p/>
          </table:table-cell>
          <table:table-cell table:formula="of:=UNICHAR([.CM8])" office:value-type="string" office:string-value="" calcext:value-type="string">
            <text:p/>
          </table:table-cell>
          <table:table-cell table:formula="of:=UNICHAR([.CN8])" office:value-type="string" office:string-value="" calcext:value-type="string">
            <text:p/>
          </table:table-cell>
          <table:table-cell table:formula="of:=UNICHAR([.CO8])" office:value-type="string" office:string-value="" calcext:value-type="string">
            <text:p/>
          </table:table-cell>
          <table:table-cell table:formula="of:=UNICHAR([.CP8])" office:value-type="string" office:string-value="" calcext:value-type="string">
            <text:p/>
          </table:table-cell>
          <table:table-cell table:formula="of:=UNICHAR([.CQ8])" office:value-type="string" office:string-value="" calcext:value-type="string">
            <text:p/>
          </table:table-cell>
          <table:table-cell table:formula="of:=UNICHAR([.CR8])" office:value-type="string" office:string-value="" calcext:value-type="string">
            <text:p/>
          </table:table-cell>
          <table:table-cell table:formula="of:=UNICHAR([.CS8])" office:value-type="string" office:string-value="" calcext:value-type="string">
            <text:p/>
          </table:table-cell>
          <table:table-cell table:formula="of:=UNICHAR([.CT8])" office:value-type="string" office:string-value="" calcext:value-type="string">
            <text:p/>
          </table:table-cell>
          <table:table-cell table:formula="of:=UNICHAR([.CU8])" office:value-type="string" office:string-value="" calcext:value-type="string">
            <text:p/>
          </table:table-cell>
          <table:table-cell table:formula="of:=UNICHAR([.CV8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Tibetan</text:p>
          </table:table-cell>
          <table:table-cell table:formula="of:=UNICHAR([.E9])" office:value-type="string" office:string-value="ཨ" calcext:value-type="string">
            <text:p>ཨ</text:p>
          </table:table-cell>
          <table:table-cell table:formula="of:=UNICHAR([.F9])" office:value-type="string" office:string-value="ཀ" calcext:value-type="string">
            <text:p>ཀ</text:p>
          </table:table-cell>
          <table:table-cell table:formula="of:=UNICHAR([.G9])" office:value-type="string" office:string-value="ཨ" calcext:value-type="string">
            <text:p>ཨ</text:p>
          </table:table-cell>
          <table:table-cell table:formula="of:=UNICHAR([.H9])" office:value-type="string" office:string-value="ཱ" calcext:value-type="string">
            <text:p>ཱ</text:p>
          </table:table-cell>
          <table:table-cell table:formula="of:=UNICHAR([.I9])" office:value-type="string" office:string-value="" calcext:value-type="string">
            <text:p/>
          </table:table-cell>
          <table:table-cell table:formula="of:=UNICHAR([.J9])" office:value-type="string" office:string-value="" calcext:value-type="string">
            <text:p/>
          </table:table-cell>
          <table:table-cell table:formula="of:=UNICHAR([.K9])" office:value-type="string" office:string-value="" calcext:value-type="string">
            <text:p/>
          </table:table-cell>
          <table:table-cell table:formula="of:=UNICHAR([.L9])" office:value-type="string" office:string-value="" calcext:value-type="string">
            <text:p/>
          </table:table-cell>
          <table:table-cell table:formula="of:=UNICHAR([.M9])" office:value-type="string" office:string-value="ཨ" calcext:value-type="string">
            <text:p>ཨ</text:p>
          </table:table-cell>
          <table:table-cell table:formula="of:=UNICHAR([.N9])" office:value-type="string" office:string-value="ི" calcext:value-type="string">
            <text:p>ི</text:p>
          </table:table-cell>
          <table:table-cell table:formula="of:=UNICHAR([.O9])" office:value-type="string" office:string-value="ཨ" calcext:value-type="string">
            <text:p>ཨ</text:p>
          </table:table-cell>
          <table:table-cell table:formula="of:=UNICHAR([.P9])" office:value-type="string" office:string-value="ི" calcext:value-type="string">
            <text:p>ི</text:p>
          </table:table-cell>
          <table:table-cell table:formula="of:=UNICHAR([.Q9])" office:value-type="string" office:string-value="ཨ" calcext:value-type="string">
            <text:p>ཨ</text:p>
          </table:table-cell>
          <table:table-cell table:formula="of:=UNICHAR([.R9])" office:value-type="string" office:string-value="ུ" calcext:value-type="string">
            <text:p>ུ</text:p>
          </table:table-cell>
          <table:table-cell table:formula="of:=UNICHAR([.S9])" office:value-type="string" office:string-value="ཨ" calcext:value-type="string">
            <text:p>ཨ</text:p>
          </table:table-cell>
          <table:table-cell table:formula="of:=UNICHAR([.T9])" office:value-type="string" office:string-value="ུ" calcext:value-type="string">
            <text:p>ུ</text:p>
          </table:table-cell>
          <table:table-cell table:formula="of:=UNICHAR([.U9])" office:value-type="string" office:string-value="" calcext:value-type="string">
            <text:p/>
          </table:table-cell>
          <table:table-cell table:formula="of:=UNICHAR([.V9])" office:value-type="string" office:string-value="" calcext:value-type="string">
            <text:p/>
          </table:table-cell>
          <table:table-cell table:formula="of:=UNICHAR([.W9])" office:value-type="string" office:string-value="ཨ" calcext:value-type="string">
            <text:p>ཨ</text:p>
          </table:table-cell>
          <table:table-cell table:formula="of:=UNICHAR([.X9])" office:value-type="string" office:string-value="ེ" calcext:value-type="string">
            <text:p>ེ</text:p>
          </table:table-cell>
          <table:table-cell table:formula="of:=UNICHAR([.Y9])" office:value-type="string" office:string-value="ཨ" calcext:value-type="string">
            <text:p>ཨ</text:p>
          </table:table-cell>
          <table:table-cell table:formula="of:=UNICHAR([.Z9])" office:value-type="string" office:string-value="ཻ" calcext:value-type="string">
            <text:p>ཻ</text:p>
          </table:table-cell>
          <table:table-cell table:formula="of:=UNICHAR([.AA9])" office:value-type="string" office:string-value="" calcext:value-type="string">
            <text:p/>
          </table:table-cell>
          <table:table-cell table:formula="of:=UNICHAR([.AB9])" office:value-type="string" office:string-value="" calcext:value-type="string">
            <text:p/>
          </table:table-cell>
          <table:table-cell table:formula="of:=UNICHAR([.AC9])" office:value-type="string" office:string-value="ཨ" calcext:value-type="string">
            <text:p>ཨ</text:p>
          </table:table-cell>
          <table:table-cell table:formula="of:=UNICHAR([.AD9])" office:value-type="string" office:string-value="ོ" calcext:value-type="string">
            <text:p>ོ</text:p>
          </table:table-cell>
          <table:table-cell table:formula="of:=UNICHAR([.AE9])" office:value-type="string" office:string-value="ཨ" calcext:value-type="string">
            <text:p>ཨ</text:p>
          </table:table-cell>
          <table:table-cell table:formula="of:=UNICHAR([.AF9])" office:value-type="string" office:string-value="ཽ" calcext:value-type="string">
            <text:p>ཽ</text:p>
          </table:table-cell>
          <table:table-cell table:formula="of:=UNICHAR([.AG9])" office:value-type="string" office:string-value="ར" calcext:value-type="string">
            <text:p>ར</text:p>
          </table:table-cell>
          <table:table-cell table:formula="of:=UNICHAR([.AH9])" office:value-type="string" office:string-value="ྀ" calcext:value-type="string">
            <text:p>ྀ</text:p>
          </table:table-cell>
          <table:table-cell table:formula="of:=UNICHAR([.AI9])" office:value-type="string" office:string-value="ར" calcext:value-type="string">
            <text:p>ར</text:p>
          </table:table-cell>
          <table:table-cell table:formula="of:=UNICHAR([.AJ9])" office:value-type="string" office:string-value="ཷ" calcext:value-type="string">
            <text:p>ཷ</text:p>
          </table:table-cell>
          <table:table-cell table:formula="of:=UNICHAR([.AK9])" office:value-type="string" office:string-value="ལ" calcext:value-type="string">
            <text:p>ལ</text:p>
          </table:table-cell>
          <table:table-cell table:formula="of:=UNICHAR([.AL9])" office:value-type="string" office:string-value="ྀ" calcext:value-type="string">
            <text:p>ྀ</text:p>
          </table:table-cell>
          <table:table-cell table:formula="of:=UNICHAR([.AM9])" office:value-type="string" office:string-value="ལ" calcext:value-type="string">
            <text:p>ལ</text:p>
          </table:table-cell>
          <table:table-cell table:formula="of:=UNICHAR([.AN9])" office:value-type="string" office:string-value="ྀ" calcext:value-type="string">
            <text:p>ྀ</text:p>
          </table:table-cell>
          <table:table-cell table:formula="of:=UNICHAR([.AO9])" office:value-type="string" office:string-value="" calcext:value-type="string">
            <text:p/>
          </table:table-cell>
          <table:table-cell table:formula="of:=UNICHAR([.AP9])" office:value-type="string" office:string-value="" calcext:value-type="string">
            <text:p/>
          </table:table-cell>
          <table:table-cell table:formula="of:=UNICHAR([.AQ9])" office:value-type="string" office:string-value="" calcext:value-type="string">
            <text:p/>
          </table:table-cell>
          <table:table-cell table:formula="of:=UNICHAR([.AR9])" office:value-type="string" office:string-value="" calcext:value-type="string">
            <text:p/>
          </table:table-cell>
          <table:table-cell table:formula="of:=UNICHAR([.AS9])" office:value-type="string" office:string-value="" calcext:value-type="string">
            <text:p/>
          </table:table-cell>
          <table:table-cell table:formula="of:=UNICHAR([.AT9])" office:value-type="string" office:string-value="" calcext:value-type="string">
            <text:p/>
          </table:table-cell>
          <table:table-cell table:formula="of:=UNICHAR([.AU9])" office:value-type="string" office:string-value="ཀ" calcext:value-type="string">
            <text:p>ཀ</text:p>
          </table:table-cell>
          <table:table-cell table:formula="of:=UNICHAR([.AV9])" office:value-type="string" office:string-value="ཁ" calcext:value-type="string">
            <text:p>ཁ</text:p>
          </table:table-cell>
          <table:table-cell table:formula="of:=UNICHAR([.AW9])" office:value-type="string" office:string-value="ག" calcext:value-type="string">
            <text:p>ག</text:p>
          </table:table-cell>
          <table:table-cell table:formula="of:=UNICHAR([.AX9])" office:value-type="string" office:string-value="གྷ" calcext:value-type="string">
            <text:p>གྷ</text:p>
          </table:table-cell>
          <table:table-cell table:formula="of:=UNICHAR([.AY9])" office:value-type="string" office:string-value="ང" calcext:value-type="string">
            <text:p>ང</text:p>
          </table:table-cell>
          <table:table-cell table:formula="of:=UNICHAR([.AZ9])" office:value-type="string" office:string-value="ཅ" calcext:value-type="string">
            <text:p>ཅ</text:p>
          </table:table-cell>
          <table:table-cell table:formula="of:=UNICHAR([.BA9])" office:value-type="string" office:string-value="ཆ" calcext:value-type="string">
            <text:p>ཆ</text:p>
          </table:table-cell>
          <table:table-cell table:formula="of:=UNICHAR([.BB9])" office:value-type="string" office:string-value="ཇ" calcext:value-type="string">
            <text:p>ཇ</text:p>
          </table:table-cell>
          <table:table-cell table:formula="of:=UNICHAR([.BC9])" office:value-type="string" office:string-value="ཎ" calcext:value-type="string">
            <text:p>ཎ</text:p>
          </table:table-cell>
          <table:table-cell table:formula="of:=UNICHAR([.BD9])" office:value-type="string" office:string-value="ཉ" calcext:value-type="string">
            <text:p>ཉ</text:p>
          </table:table-cell>
          <table:table-cell table:formula="of:=UNICHAR([.BE9])" office:value-type="string" office:string-value="ཊ" calcext:value-type="string">
            <text:p>ཊ</text:p>
          </table:table-cell>
          <table:table-cell table:formula="of:=UNICHAR([.BF9])" office:value-type="string" office:string-value="ཋ" calcext:value-type="string">
            <text:p>ཋ</text:p>
          </table:table-cell>
          <table:table-cell table:formula="of:=UNICHAR([.BG9])" office:value-type="string" office:string-value="ཌ" calcext:value-type="string">
            <text:p>ཌ</text:p>
          </table:table-cell>
          <table:table-cell table:formula="of:=UNICHAR([.BH9])" office:value-type="string" office:string-value="ཌྷ" calcext:value-type="string">
            <text:p>ཌྷ</text:p>
          </table:table-cell>
          <table:table-cell table:formula="of:=UNICHAR([.BI9])" office:value-type="string" office:string-value="ཎ" calcext:value-type="string">
            <text:p>ཎ</text:p>
          </table:table-cell>
          <table:table-cell table:formula="of:=UNICHAR([.BJ9])" office:value-type="string" office:string-value="ཏ" calcext:value-type="string">
            <text:p>ཏ</text:p>
          </table:table-cell>
          <table:table-cell table:formula="of:=UNICHAR([.BK9])" office:value-type="string" office:string-value="ཐ" calcext:value-type="string">
            <text:p>ཐ</text:p>
          </table:table-cell>
          <table:table-cell table:formula="of:=UNICHAR([.BL9])" office:value-type="string" office:string-value="ད" calcext:value-type="string">
            <text:p>ད</text:p>
          </table:table-cell>
          <table:table-cell table:formula="of:=UNICHAR([.BM9])" office:value-type="string" office:string-value="དྷ" calcext:value-type="string">
            <text:p>དྷ</text:p>
          </table:table-cell>
          <table:table-cell table:formula="of:=UNICHAR([.BN9])" office:value-type="string" office:string-value="ན" calcext:value-type="string">
            <text:p>ན</text:p>
          </table:table-cell>
          <table:table-cell table:formula="of:=UNICHAR([.BO9])" office:value-type="string" office:string-value="" calcext:value-type="string">
            <text:p/>
          </table:table-cell>
          <table:table-cell table:formula="of:=UNICHAR([.BP9])" office:value-type="string" office:string-value="པ" calcext:value-type="string">
            <text:p>པ</text:p>
          </table:table-cell>
          <table:table-cell table:formula="of:=UNICHAR([.BQ9])" office:value-type="string" office:string-value="ཕ" calcext:value-type="string">
            <text:p>ཕ</text:p>
          </table:table-cell>
          <table:table-cell table:formula="of:=UNICHAR([.BR9])" office:value-type="string" office:string-value="བ" calcext:value-type="string">
            <text:p>བ</text:p>
          </table:table-cell>
          <table:table-cell table:formula="of:=UNICHAR([.BS9])" office:value-type="string" office:string-value="བྷ" calcext:value-type="string">
            <text:p>བྷ</text:p>
          </table:table-cell>
          <table:table-cell table:formula="of:=UNICHAR([.BT9])" office:value-type="string" office:string-value="མ" calcext:value-type="string">
            <text:p>མ</text:p>
          </table:table-cell>
          <table:table-cell table:formula="of:=UNICHAR([.BU9])" office:value-type="string" office:string-value="ཡ" calcext:value-type="string">
            <text:p>ཡ</text:p>
          </table:table-cell>
          <table:table-cell table:formula="of:=UNICHAR([.BV9])" office:value-type="string" office:string-value="ར" calcext:value-type="string">
            <text:p>ར</text:p>
          </table:table-cell>
          <table:table-cell table:formula="of:=UNICHAR([.BW9])" office:value-type="string" office:string-value="" calcext:value-type="string">
            <text:p/>
          </table:table-cell>
          <table:table-cell table:formula="of:=UNICHAR([.BX9])" office:value-type="string" office:string-value="ལ" calcext:value-type="string">
            <text:p>ལ</text:p>
          </table:table-cell>
          <table:table-cell table:formula="of:=UNICHAR([.BY9])" office:value-type="string" office:string-value="" calcext:value-type="string">
            <text:p/>
          </table:table-cell>
          <table:table-cell table:formula="of:=UNICHAR([.BZ9])" office:value-type="string" office:string-value="" calcext:value-type="string">
            <text:p/>
          </table:table-cell>
          <table:table-cell table:formula="of:=UNICHAR([.CA9])" office:value-type="string" office:string-value="ཝ" calcext:value-type="string">
            <text:p>ཝ</text:p>
          </table:table-cell>
          <table:table-cell table:formula="of:=UNICHAR([.CB9])" office:value-type="string" office:string-value="ཤ" calcext:value-type="string">
            <text:p>ཤ</text:p>
          </table:table-cell>
          <table:table-cell table:formula="of:=UNICHAR([.CC9])" office:value-type="string" office:string-value="ཥ" calcext:value-type="string">
            <text:p>ཥ</text:p>
          </table:table-cell>
          <table:table-cell table:formula="of:=UNICHAR([.CD9])" office:value-type="string" office:string-value="ས" calcext:value-type="string">
            <text:p>ས</text:p>
          </table:table-cell>
          <table:table-cell table:formula="of:=UNICHAR([.CE9])" office:value-type="string" office:string-value="ཧ" calcext:value-type="string">
            <text:p>ཧ</text:p>
          </table:table-cell>
          <table:table-cell table:formula="of:=UNICHAR([.CF9])" office:value-type="string" office:string-value="" calcext:value-type="string">
            <text:p/>
          </table:table-cell>
          <table:table-cell table:formula="of:=UNICHAR([.CG9])" office:value-type="string" office:string-value="" calcext:value-type="string">
            <text:p/>
          </table:table-cell>
          <table:table-cell table:formula="of:=UNICHAR([.CH9])" office:value-type="string" office:string-value="" calcext:value-type="string">
            <text:p/>
          </table:table-cell>
          <table:table-cell table:formula="of:=UNICHAR([.CI9])" office:value-type="string" office:string-value="" calcext:value-type="string">
            <text:p/>
          </table:table-cell>
          <table:table-cell table:formula="of:=UNICHAR([.CJ9])" office:value-type="string" office:string-value="" calcext:value-type="string">
            <text:p/>
          </table:table-cell>
          <table:table-cell table:formula="of:=UNICHAR([.CK9])" office:value-type="string" office:string-value="" calcext:value-type="string">
            <text:p/>
          </table:table-cell>
          <table:table-cell table:formula="of:=UNICHAR([.CL9])" office:value-type="string" office:string-value="" calcext:value-type="string">
            <text:p/>
          </table:table-cell>
          <table:table-cell table:formula="of:=UNICHAR([.CM9])" office:value-type="string" office:string-value="" calcext:value-type="string">
            <text:p/>
          </table:table-cell>
          <table:table-cell table:formula="of:=UNICHAR([.CN9])" office:value-type="string" office:string-value="" calcext:value-type="string">
            <text:p/>
          </table:table-cell>
          <table:table-cell table:formula="of:=UNICHAR([.CO9])" office:value-type="string" office:string-value="" calcext:value-type="string">
            <text:p/>
          </table:table-cell>
          <table:table-cell table:formula="of:=UNICHAR([.CP9])" office:value-type="string" office:string-value="" calcext:value-type="string">
            <text:p/>
          </table:table-cell>
          <table:table-cell table:formula="of:=UNICHAR([.CQ9])" office:value-type="string" office:string-value="" calcext:value-type="string">
            <text:p/>
          </table:table-cell>
          <table:table-cell table:formula="of:=UNICHAR([.CR9])" office:value-type="string" office:string-value="" calcext:value-type="string">
            <text:p/>
          </table:table-cell>
          <table:table-cell table:formula="of:=UNICHAR([.CS9])" office:value-type="string" office:string-value="" calcext:value-type="string">
            <text:p/>
          </table:table-cell>
          <table:table-cell table:formula="of:=UNICHAR([.CT9])" office:value-type="string" office:string-value="" calcext:value-type="string">
            <text:p/>
          </table:table-cell>
          <table:table-cell table:formula="of:=UNICHAR([.CU9])" office:value-type="string" office:string-value="" calcext:value-type="string">
            <text:p/>
          </table:table-cell>
          <table:table-cell table:formula="of:=UNICHAR([.CV9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Brahmi</text:p>
          </table:table-cell>
          <table:table-cell table:formula="of:=UNICHAR([.E10])" office:value-type="string" office:string-value="𑀅" calcext:value-type="string">
            <text:p>𑀅</text:p>
          </table:table-cell>
          <table:table-cell table:formula="of:=UNICHAR([.F10])" office:value-type="string" office:string-value="" calcext:value-type="string">
            <text:p/>
          </table:table-cell>
          <table:table-cell table:formula="of:=UNICHAR([.G10])" office:value-type="string" office:string-value="𑀆" calcext:value-type="string">
            <text:p>𑀆</text:p>
          </table:table-cell>
          <table:table-cell table:formula="of:=UNICHAR([.H10])" office:value-type="string" office:string-value="" calcext:value-type="string">
            <text:p/>
          </table:table-cell>
          <table:table-cell table:formula="of:=UNICHAR([.I10])" office:value-type="string" office:string-value="" calcext:value-type="string">
            <text:p/>
          </table:table-cell>
          <table:table-cell table:formula="of:=UNICHAR([.J10])" office:value-type="string" office:string-value="" calcext:value-type="string">
            <text:p/>
          </table:table-cell>
          <table:table-cell table:formula="of:=UNICHAR([.K10])" office:value-type="string" office:string-value="" calcext:value-type="string">
            <text:p/>
          </table:table-cell>
          <table:table-cell table:formula="of:=UNICHAR([.L10])" office:value-type="string" office:string-value="" calcext:value-type="string">
            <text:p/>
          </table:table-cell>
          <table:table-cell table:formula="of:=UNICHAR([.M10])" office:value-type="string" office:string-value="𑀇" calcext:value-type="string">
            <text:p>𑀇</text:p>
          </table:table-cell>
          <table:table-cell table:formula="of:=UNICHAR([.N10])" office:value-type="string" office:string-value="" calcext:value-type="string">
            <text:p/>
          </table:table-cell>
          <table:table-cell table:formula="of:=UNICHAR([.O10])" office:value-type="string" office:string-value="𑀈" calcext:value-type="string">
            <text:p>𑀈</text:p>
          </table:table-cell>
          <table:table-cell table:formula="of:=UNICHAR([.P10])" office:value-type="string" office:string-value="" calcext:value-type="string">
            <text:p/>
          </table:table-cell>
          <table:table-cell table:formula="of:=UNICHAR([.Q10])" office:value-type="string" office:string-value="𑀉" calcext:value-type="string">
            <text:p>𑀉</text:p>
          </table:table-cell>
          <table:table-cell table:formula="of:=UNICHAR([.R10])" office:value-type="string" office:string-value="" calcext:value-type="string">
            <text:p/>
          </table:table-cell>
          <table:table-cell table:formula="of:=UNICHAR([.S10])" office:value-type="string" office:string-value="𑀊" calcext:value-type="string">
            <text:p>𑀊</text:p>
          </table:table-cell>
          <table:table-cell table:formula="of:=UNICHAR([.T10])" office:value-type="string" office:string-value="" calcext:value-type="string">
            <text:p/>
          </table:table-cell>
          <table:table-cell table:formula="of:=UNICHAR([.U10])" office:value-type="string" office:string-value="" calcext:value-type="string">
            <text:p/>
          </table:table-cell>
          <table:table-cell table:formula="of:=UNICHAR([.V10])" office:value-type="string" office:string-value="" calcext:value-type="string">
            <text:p/>
          </table:table-cell>
          <table:table-cell table:formula="of:=UNICHAR([.W10])" office:value-type="string" office:string-value="𑀏" calcext:value-type="string">
            <text:p>𑀏</text:p>
          </table:table-cell>
          <table:table-cell table:formula="of:=UNICHAR([.X10])" office:value-type="string" office:string-value="" calcext:value-type="string">
            <text:p/>
          </table:table-cell>
          <table:table-cell table:formula="of:=UNICHAR([.Y10])" office:value-type="string" office:string-value="𑀐" calcext:value-type="string">
            <text:p>𑀐</text:p>
          </table:table-cell>
          <table:table-cell table:formula="of:=UNICHAR([.Z10])" office:value-type="string" office:string-value="" calcext:value-type="string">
            <text:p/>
          </table:table-cell>
          <table:table-cell table:formula="of:=UNICHAR([.AA10])" office:value-type="string" office:string-value="" calcext:value-type="string">
            <text:p/>
          </table:table-cell>
          <table:table-cell table:formula="of:=UNICHAR([.AB10])" office:value-type="string" office:string-value="" calcext:value-type="string">
            <text:p/>
          </table:table-cell>
          <table:table-cell table:formula="of:=UNICHAR([.AC10])" office:value-type="string" office:string-value="𑀑" calcext:value-type="string">
            <text:p>𑀑</text:p>
          </table:table-cell>
          <table:table-cell table:formula="of:=UNICHAR([.AD10])" office:value-type="string" office:string-value="" calcext:value-type="string">
            <text:p/>
          </table:table-cell>
          <table:table-cell table:formula="of:=UNICHAR([.AE10])" office:value-type="string" office:string-value="𑀒" calcext:value-type="string">
            <text:p>𑀒</text:p>
          </table:table-cell>
          <table:table-cell table:formula="of:=UNICHAR([.AF10])" office:value-type="string" office:string-value="" calcext:value-type="string">
            <text:p/>
          </table:table-cell>
          <table:table-cell table:formula="of:=UNICHAR([.AG10])" office:value-type="string" office:string-value="𑀋" calcext:value-type="string">
            <text:p>𑀋</text:p>
          </table:table-cell>
          <table:table-cell table:formula="of:=UNICHAR([.AH10])" office:value-type="string" office:string-value="" calcext:value-type="string">
            <text:p/>
          </table:table-cell>
          <table:table-cell table:formula="of:=UNICHAR([.AI10])" office:value-type="string" office:string-value="𑀌" calcext:value-type="string">
            <text:p>𑀌</text:p>
          </table:table-cell>
          <table:table-cell table:formula="of:=UNICHAR([.AJ10])" office:value-type="string" office:string-value="" calcext:value-type="string">
            <text:p/>
          </table:table-cell>
          <table:table-cell table:formula="of:=UNICHAR([.AK10])" office:value-type="string" office:string-value="𑀍" calcext:value-type="string">
            <text:p>𑀍</text:p>
          </table:table-cell>
          <table:table-cell table:formula="of:=UNICHAR([.AL10])" office:value-type="string" office:string-value="" calcext:value-type="string">
            <text:p/>
          </table:table-cell>
          <table:table-cell table:formula="of:=UNICHAR([.AM10])" office:value-type="string" office:string-value="𑀎" calcext:value-type="string">
            <text:p>𑀎</text:p>
          </table:table-cell>
          <table:table-cell table:formula="of:=UNICHAR([.AN10])" office:value-type="string" office:string-value="" calcext:value-type="string">
            <text:p/>
          </table:table-cell>
          <table:table-cell table:formula="of:=UNICHAR([.AO10])" office:value-type="string" office:string-value="" calcext:value-type="string">
            <text:p/>
          </table:table-cell>
          <table:table-cell table:formula="of:=UNICHAR([.AP10])" office:value-type="string" office:string-value="" calcext:value-type="string">
            <text:p/>
          </table:table-cell>
          <table:table-cell table:formula="of:=UNICHAR([.AQ10])" office:value-type="string" office:string-value="" calcext:value-type="string">
            <text:p/>
          </table:table-cell>
          <table:table-cell table:formula="of:=UNICHAR([.AR10])" office:value-type="string" office:string-value="" calcext:value-type="string">
            <text:p/>
          </table:table-cell>
          <table:table-cell table:formula="of:=UNICHAR([.AS10])" office:value-type="string" office:string-value="" calcext:value-type="string">
            <text:p/>
          </table:table-cell>
          <table:table-cell table:formula="of:=UNICHAR([.AT10])" office:value-type="string" office:string-value="" calcext:value-type="string">
            <text:p/>
          </table:table-cell>
          <table:table-cell table:formula="of:=UNICHAR([.AU10])" office:value-type="string" office:string-value="𑀓" calcext:value-type="string">
            <text:p>𑀓</text:p>
          </table:table-cell>
          <table:table-cell table:formula="of:=UNICHAR([.AV10])" office:value-type="string" office:string-value="𑀔" calcext:value-type="string">
            <text:p>𑀔</text:p>
          </table:table-cell>
          <table:table-cell table:formula="of:=UNICHAR([.AW10])" office:value-type="string" office:string-value="𑀕" calcext:value-type="string">
            <text:p>𑀕</text:p>
          </table:table-cell>
          <table:table-cell table:formula="of:=UNICHAR([.AX10])" office:value-type="string" office:string-value="𑀖" calcext:value-type="string">
            <text:p>𑀖</text:p>
          </table:table-cell>
          <table:table-cell table:formula="of:=UNICHAR([.AY10])" office:value-type="string" office:string-value="𑀗" calcext:value-type="string">
            <text:p>𑀗</text:p>
          </table:table-cell>
          <table:table-cell table:formula="of:=UNICHAR([.AZ10])" office:value-type="string" office:string-value="𑀘" calcext:value-type="string">
            <text:p>𑀘</text:p>
          </table:table-cell>
          <table:table-cell table:formula="of:=UNICHAR([.BA10])" office:value-type="string" office:string-value="𑀙" calcext:value-type="string">
            <text:p>𑀙</text:p>
          </table:table-cell>
          <table:table-cell table:formula="of:=UNICHAR([.BB10])" office:value-type="string" office:string-value="𑀚" calcext:value-type="string">
            <text:p>𑀚</text:p>
          </table:table-cell>
          <table:table-cell table:formula="of:=UNICHAR([.BC10])" office:value-type="string" office:string-value="𑀛" calcext:value-type="string">
            <text:p>𑀛</text:p>
          </table:table-cell>
          <table:table-cell table:formula="of:=UNICHAR([.BD10])" office:value-type="string" office:string-value="𑀜" calcext:value-type="string">
            <text:p>𑀜</text:p>
          </table:table-cell>
          <table:table-cell table:formula="of:=UNICHAR([.BE10])" office:value-type="string" office:string-value="𑀝" calcext:value-type="string">
            <text:p>𑀝</text:p>
          </table:table-cell>
          <table:table-cell table:formula="of:=UNICHAR([.BF10])" office:value-type="string" office:string-value="𑀞" calcext:value-type="string">
            <text:p>𑀞</text:p>
          </table:table-cell>
          <table:table-cell table:formula="of:=UNICHAR([.BG10])" office:value-type="string" office:string-value="𑀟" calcext:value-type="string">
            <text:p>𑀟</text:p>
          </table:table-cell>
          <table:table-cell table:formula="of:=UNICHAR([.BH10])" office:value-type="string" office:string-value="𑀠" calcext:value-type="string">
            <text:p>𑀠</text:p>
          </table:table-cell>
          <table:table-cell table:formula="of:=UNICHAR([.BI10])" office:value-type="string" office:string-value="𑀡" calcext:value-type="string">
            <text:p>𑀡</text:p>
          </table:table-cell>
          <table:table-cell table:formula="of:=UNICHAR([.BJ10])" office:value-type="string" office:string-value="𑀢" calcext:value-type="string">
            <text:p>𑀢</text:p>
          </table:table-cell>
          <table:table-cell table:formula="of:=UNICHAR([.BK10])" office:value-type="string" office:string-value="𑀣" calcext:value-type="string">
            <text:p>𑀣</text:p>
          </table:table-cell>
          <table:table-cell table:formula="of:=UNICHAR([.BL10])" office:value-type="string" office:string-value="𑀤" calcext:value-type="string">
            <text:p>𑀤</text:p>
          </table:table-cell>
          <table:table-cell table:formula="of:=UNICHAR([.BM10])" office:value-type="string" office:string-value="𑀥" calcext:value-type="string">
            <text:p>𑀥</text:p>
          </table:table-cell>
          <table:table-cell table:formula="of:=UNICHAR([.BN10])" office:value-type="string" office:string-value="𑀦" calcext:value-type="string">
            <text:p>𑀦</text:p>
          </table:table-cell>
          <table:table-cell table:formula="of:=UNICHAR([.BO10])" office:value-type="string" office:string-value="" calcext:value-type="string">
            <text:p/>
          </table:table-cell>
          <table:table-cell table:formula="of:=UNICHAR([.BP10])" office:value-type="string" office:string-value="𑀧" calcext:value-type="string">
            <text:p>𑀧</text:p>
          </table:table-cell>
          <table:table-cell table:formula="of:=UNICHAR([.BQ10])" office:value-type="string" office:string-value="𑀨" calcext:value-type="string">
            <text:p>𑀨</text:p>
          </table:table-cell>
          <table:table-cell table:formula="of:=UNICHAR([.BR10])" office:value-type="string" office:string-value="𑀩" calcext:value-type="string">
            <text:p>𑀩</text:p>
          </table:table-cell>
          <table:table-cell table:formula="of:=UNICHAR([.BS10])" office:value-type="string" office:string-value="𑀪" calcext:value-type="string">
            <text:p>𑀪</text:p>
          </table:table-cell>
          <table:table-cell table:formula="of:=UNICHAR([.BT10])" office:value-type="string" office:string-value="𑀫" calcext:value-type="string">
            <text:p>𑀫</text:p>
          </table:table-cell>
          <table:table-cell table:formula="of:=UNICHAR([.BU10])" office:value-type="string" office:string-value="𑀬" calcext:value-type="string">
            <text:p>𑀬</text:p>
          </table:table-cell>
          <table:table-cell table:formula="of:=UNICHAR([.BV10])" office:value-type="string" office:string-value="𑀭" calcext:value-type="string">
            <text:p>𑀭</text:p>
          </table:table-cell>
          <table:table-cell table:formula="of:=UNICHAR([.BW10])" office:value-type="string" office:string-value="" calcext:value-type="string">
            <text:p/>
          </table:table-cell>
          <table:table-cell table:formula="of:=UNICHAR([.BX10])" office:value-type="string" office:string-value="𑀮" calcext:value-type="string">
            <text:p>𑀮</text:p>
          </table:table-cell>
          <table:table-cell table:formula="of:=UNICHAR([.BY10])" office:value-type="string" office:string-value="𑀴" calcext:value-type="string">
            <text:p>𑀴</text:p>
          </table:table-cell>
          <table:table-cell table:formula="of:=UNICHAR([.BZ10])" office:value-type="string" office:string-value="" calcext:value-type="string">
            <text:p/>
          </table:table-cell>
          <table:table-cell table:formula="of:=UNICHAR([.CA10])" office:value-type="string" office:string-value="𑀯" calcext:value-type="string">
            <text:p>𑀯</text:p>
          </table:table-cell>
          <table:table-cell table:formula="of:=UNICHAR([.CB10])" office:value-type="string" office:string-value="𑀰" calcext:value-type="string">
            <text:p>𑀰</text:p>
          </table:table-cell>
          <table:table-cell table:formula="of:=UNICHAR([.CC10])" office:value-type="string" office:string-value="𑀱" calcext:value-type="string">
            <text:p>𑀱</text:p>
          </table:table-cell>
          <table:table-cell table:formula="of:=UNICHAR([.CD10])" office:value-type="string" office:string-value="𑀲" calcext:value-type="string">
            <text:p>𑀲</text:p>
          </table:table-cell>
          <table:table-cell table:formula="of:=UNICHAR([.CE10])" office:value-type="string" office:string-value="𑀳" calcext:value-type="string">
            <text:p>𑀳</text:p>
          </table:table-cell>
          <table:table-cell table:formula="of:=UNICHAR([.CF10])" office:value-type="string" office:string-value="" calcext:value-type="string">
            <text:p/>
          </table:table-cell>
          <table:table-cell table:formula="of:=UNICHAR([.CG10])" office:value-type="string" office:string-value="" calcext:value-type="string">
            <text:p/>
          </table:table-cell>
          <table:table-cell table:formula="of:=UNICHAR([.CH10])" office:value-type="string" office:string-value="" calcext:value-type="string">
            <text:p/>
          </table:table-cell>
          <table:table-cell table:formula="of:=UNICHAR([.CI10])" office:value-type="string" office:string-value="" calcext:value-type="string">
            <text:p/>
          </table:table-cell>
          <table:table-cell table:formula="of:=UNICHAR([.CJ10])" office:value-type="string" office:string-value="" calcext:value-type="string">
            <text:p/>
          </table:table-cell>
          <table:table-cell table:formula="of:=UNICHAR([.CK10])" office:value-type="string" office:string-value="" calcext:value-type="string">
            <text:p/>
          </table:table-cell>
          <table:table-cell table:formula="of:=UNICHAR([.CL10])" office:value-type="string" office:string-value="" calcext:value-type="string">
            <text:p/>
          </table:table-cell>
          <table:table-cell table:formula="of:=UNICHAR([.CM10])" office:value-type="string" office:string-value="" calcext:value-type="string">
            <text:p/>
          </table:table-cell>
          <table:table-cell table:formula="of:=UNICHAR([.CN10])" office:value-type="string" office:string-value="" calcext:value-type="string">
            <text:p/>
          </table:table-cell>
          <table:table-cell table:formula="of:=UNICHAR([.CO10])" office:value-type="string" office:string-value="" calcext:value-type="string">
            <text:p/>
          </table:table-cell>
          <table:table-cell table:formula="of:=UNICHAR([.CP10])" office:value-type="string" office:string-value="" calcext:value-type="string">
            <text:p/>
          </table:table-cell>
          <table:table-cell table:formula="of:=UNICHAR([.CQ10])" office:value-type="string" office:string-value="" calcext:value-type="string">
            <text:p/>
          </table:table-cell>
          <table:table-cell table:formula="of:=UNICHAR([.CR10])" office:value-type="string" office:string-value="" calcext:value-type="string">
            <text:p/>
          </table:table-cell>
          <table:table-cell table:formula="of:=UNICHAR([.CS10])" office:value-type="string" office:string-value="" calcext:value-type="string">
            <text:p/>
          </table:table-cell>
          <table:table-cell table:formula="of:=UNICHAR([.CT10])" office:value-type="string" office:string-value="" calcext:value-type="string">
            <text:p/>
          </table:table-cell>
          <table:table-cell table:formula="of:=UNICHAR([.CU10])" office:value-type="string" office:string-value="" calcext:value-type="string">
            <text:p/>
          </table:table-cell>
          <table:table-cell table:formula="of:=UNICHAR([.CV10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Telugu</text:p>
          </table:table-cell>
          <table:table-cell table:formula="of:=UNICHAR([.E11])" office:value-type="string" office:string-value="అ" calcext:value-type="string">
            <text:p>అ</text:p>
          </table:table-cell>
          <table:table-cell table:formula="of:=UNICHAR([.F11])" office:value-type="string" office:string-value="క" calcext:value-type="string">
            <text:p>క</text:p>
          </table:table-cell>
          <table:table-cell table:formula="of:=UNICHAR([.G11])" office:value-type="string" office:string-value="ఆ" calcext:value-type="string">
            <text:p>ఆ</text:p>
          </table:table-cell>
          <table:table-cell table:formula="of:=UNICHAR([.H11])" office:value-type="string" office:string-value="ా" calcext:value-type="string">
            <text:p>ా</text:p>
          </table:table-cell>
          <table:table-cell table:formula="of:=UNICHAR([.I11])" office:value-type="string" office:string-value="" calcext:value-type="string">
            <text:p/>
          </table:table-cell>
          <table:table-cell table:formula="of:=UNICHAR([.J11])" office:value-type="string" office:string-value="" calcext:value-type="string">
            <text:p/>
          </table:table-cell>
          <table:table-cell table:formula="of:=UNICHAR([.K11])" office:value-type="string" office:string-value="" calcext:value-type="string">
            <text:p/>
          </table:table-cell>
          <table:table-cell table:formula="of:=UNICHAR([.L11])" office:value-type="string" office:string-value="" calcext:value-type="string">
            <text:p/>
          </table:table-cell>
          <table:table-cell table:formula="of:=UNICHAR([.M11])" office:value-type="string" office:string-value="ఇ" calcext:value-type="string">
            <text:p>ఇ</text:p>
          </table:table-cell>
          <table:table-cell table:formula="of:=UNICHAR([.N11])" office:value-type="string" office:string-value="ి" calcext:value-type="string">
            <text:p>ి</text:p>
          </table:table-cell>
          <table:table-cell table:formula="of:=UNICHAR([.O11])" office:value-type="string" office:string-value="ఈ" calcext:value-type="string">
            <text:p>ఈ</text:p>
          </table:table-cell>
          <table:table-cell table:formula="of:=UNICHAR([.P11])" office:value-type="string" office:string-value="ీ" calcext:value-type="string">
            <text:p>ీ</text:p>
          </table:table-cell>
          <table:table-cell table:formula="of:=UNICHAR([.Q11])" office:value-type="string" office:string-value="ఉ" calcext:value-type="string">
            <text:p>ఉ</text:p>
          </table:table-cell>
          <table:table-cell table:formula="of:=UNICHAR([.R11])" office:value-type="string" office:string-value="ు" calcext:value-type="string">
            <text:p>ు</text:p>
          </table:table-cell>
          <table:table-cell table:formula="of:=UNICHAR([.S11])" office:value-type="string" office:string-value="ఊ" calcext:value-type="string">
            <text:p>ఊ</text:p>
          </table:table-cell>
          <table:table-cell table:formula="of:=UNICHAR([.T11])" office:value-type="string" office:string-value="ూ" calcext:value-type="string">
            <text:p>ూ</text:p>
          </table:table-cell>
          <table:table-cell table:formula="of:=UNICHAR([.U11])" office:value-type="string" office:string-value="ఎ" calcext:value-type="string">
            <text:p>ఎ</text:p>
          </table:table-cell>
          <table:table-cell table:formula="of:=UNICHAR([.V11])" office:value-type="string" office:string-value="ె" calcext:value-type="string">
            <text:p>ె</text:p>
          </table:table-cell>
          <table:table-cell table:formula="of:=UNICHAR([.W11])" office:value-type="string" office:string-value="ఏ" calcext:value-type="string">
            <text:p>ఏ</text:p>
          </table:table-cell>
          <table:table-cell table:formula="of:=UNICHAR([.X11])" office:value-type="string" office:string-value="ే" calcext:value-type="string">
            <text:p>ే</text:p>
          </table:table-cell>
          <table:table-cell table:formula="of:=UNICHAR([.Y11])" office:value-type="string" office:string-value="ఐ" calcext:value-type="string">
            <text:p>ఐ</text:p>
          </table:table-cell>
          <table:table-cell table:formula="of:=UNICHAR([.Z11])" office:value-type="string" office:string-value="ై" calcext:value-type="string">
            <text:p>ై</text:p>
          </table:table-cell>
          <table:table-cell table:formula="of:=UNICHAR([.AA11])" office:value-type="string" office:string-value="ఒ" calcext:value-type="string">
            <text:p>ఒ</text:p>
          </table:table-cell>
          <table:table-cell table:formula="of:=UNICHAR([.AB11])" office:value-type="string" office:string-value="ొ" calcext:value-type="string">
            <text:p>ొ</text:p>
          </table:table-cell>
          <table:table-cell table:formula="of:=UNICHAR([.AC11])" office:value-type="string" office:string-value="ఓ" calcext:value-type="string">
            <text:p>ఓ</text:p>
          </table:table-cell>
          <table:table-cell table:formula="of:=UNICHAR([.AD11])" office:value-type="string" office:string-value="ో" calcext:value-type="string">
            <text:p>ో</text:p>
          </table:table-cell>
          <table:table-cell table:formula="of:=UNICHAR([.AE11])" office:value-type="string" office:string-value="ఔ" calcext:value-type="string">
            <text:p>ఔ</text:p>
          </table:table-cell>
          <table:table-cell table:formula="of:=UNICHAR([.AF11])" office:value-type="string" office:string-value="ౌ" calcext:value-type="string">
            <text:p>ౌ</text:p>
          </table:table-cell>
          <table:table-cell table:formula="of:=UNICHAR([.AG11])" office:value-type="string" office:string-value="ఋ" calcext:value-type="string">
            <text:p>ఋ</text:p>
          </table:table-cell>
          <table:table-cell table:formula="of:=UNICHAR([.AH11])" office:value-type="string" office:string-value="ృ" calcext:value-type="string">
            <text:p>ృ</text:p>
          </table:table-cell>
          <table:table-cell table:formula="of:=UNICHAR([.AI11])" office:value-type="string" office:string-value="ౠ" calcext:value-type="string">
            <text:p>ౠ</text:p>
          </table:table-cell>
          <table:table-cell table:formula="of:=UNICHAR([.AJ11])" office:value-type="string" office:string-value="ౄ" calcext:value-type="string">
            <text:p>ౄ</text:p>
          </table:table-cell>
          <table:table-cell table:formula="of:=UNICHAR([.AK11])" office:value-type="string" office:string-value="ఌ" calcext:value-type="string">
            <text:p>ఌ</text:p>
          </table:table-cell>
          <table:table-cell table:formula="of:=UNICHAR([.AL11])" office:value-type="string" office:string-value="ౢ" calcext:value-type="string">
            <text:p>ౢ</text:p>
          </table:table-cell>
          <table:table-cell table:formula="of:=UNICHAR([.AM11])" office:value-type="string" office:string-value="ౡ" calcext:value-type="string">
            <text:p>ౡ</text:p>
          </table:table-cell>
          <table:table-cell table:formula="of:=UNICHAR([.AN11])" office:value-type="string" office:string-value="ౣ" calcext:value-type="string">
            <text:p>ౣ</text:p>
          </table:table-cell>
          <table:table-cell table:formula="of:=UNICHAR([.AO11])" office:value-type="string" office:string-value="అ" calcext:value-type="string">
            <text:p>అ</text:p>
          </table:table-cell>
          <table:table-cell table:formula="of:=UNICHAR([.AP11])" office:value-type="string" office:string-value="ం" calcext:value-type="string">
            <text:p>ం</text:p>
          </table:table-cell>
          <table:table-cell table:formula="of:=UNICHAR([.AQ11])" office:value-type="string" office:string-value="అ" calcext:value-type="string">
            <text:p>అ</text:p>
          </table:table-cell>
          <table:table-cell table:formula="of:=UNICHAR([.AR11])" office:value-type="string" office:string-value="ః" calcext:value-type="string">
            <text:p>ః</text:p>
          </table:table-cell>
          <table:table-cell table:formula="of:=UNICHAR([.AS11])" office:value-type="string" office:string-value="క" calcext:value-type="string">
            <text:p>క</text:p>
          </table:table-cell>
          <table:table-cell table:formula="of:=UNICHAR([.AT11])" office:value-type="string" office:string-value="" calcext:value-type="string">
            <text:p/>
          </table:table-cell>
          <table:table-cell table:formula="of:=UNICHAR([.AU11])" office:value-type="string" office:string-value="క" calcext:value-type="string">
            <text:p>క</text:p>
          </table:table-cell>
          <table:table-cell table:formula="of:=UNICHAR([.AV11])" office:value-type="string" office:string-value="ఖ" calcext:value-type="string">
            <text:p>ఖ</text:p>
          </table:table-cell>
          <table:table-cell table:formula="of:=UNICHAR([.AW11])" office:value-type="string" office:string-value="గ" calcext:value-type="string">
            <text:p>గ</text:p>
          </table:table-cell>
          <table:table-cell table:formula="of:=UNICHAR([.AX11])" office:value-type="string" office:string-value="ఘ" calcext:value-type="string">
            <text:p>ఘ</text:p>
          </table:table-cell>
          <table:table-cell table:formula="of:=UNICHAR([.AY11])" office:value-type="string" office:string-value="ఙ" calcext:value-type="string">
            <text:p>ఙ</text:p>
          </table:table-cell>
          <table:table-cell table:formula="of:=UNICHAR([.AZ11])" office:value-type="string" office:string-value="చ" calcext:value-type="string">
            <text:p>చ</text:p>
          </table:table-cell>
          <table:table-cell table:formula="of:=UNICHAR([.BA11])" office:value-type="string" office:string-value="ఛ" calcext:value-type="string">
            <text:p>ఛ</text:p>
          </table:table-cell>
          <table:table-cell table:formula="of:=UNICHAR([.BB11])" office:value-type="string" office:string-value="జ" calcext:value-type="string">
            <text:p>జ</text:p>
          </table:table-cell>
          <table:table-cell table:formula="of:=UNICHAR([.BC11])" office:value-type="string" office:string-value="ఝ" calcext:value-type="string">
            <text:p>ఝ</text:p>
          </table:table-cell>
          <table:table-cell table:formula="of:=UNICHAR([.BD11])" office:value-type="string" office:string-value="ఞ" calcext:value-type="string">
            <text:p>ఞ</text:p>
          </table:table-cell>
          <table:table-cell table:formula="of:=UNICHAR([.BE11])" office:value-type="string" office:string-value="ట" calcext:value-type="string">
            <text:p>ట</text:p>
          </table:table-cell>
          <table:table-cell table:formula="of:=UNICHAR([.BF11])" office:value-type="string" office:string-value="ఠ" calcext:value-type="string">
            <text:p>ఠ</text:p>
          </table:table-cell>
          <table:table-cell table:formula="of:=UNICHAR([.BG11])" office:value-type="string" office:string-value="డ" calcext:value-type="string">
            <text:p>డ</text:p>
          </table:table-cell>
          <table:table-cell table:formula="of:=UNICHAR([.BH11])" office:value-type="string" office:string-value="ఢ" calcext:value-type="string">
            <text:p>ఢ</text:p>
          </table:table-cell>
          <table:table-cell table:formula="of:=UNICHAR([.BI11])" office:value-type="string" office:string-value="ణ" calcext:value-type="string">
            <text:p>ణ</text:p>
          </table:table-cell>
          <table:table-cell table:formula="of:=UNICHAR([.BJ11])" office:value-type="string" office:string-value="త" calcext:value-type="string">
            <text:p>త</text:p>
          </table:table-cell>
          <table:table-cell table:formula="of:=UNICHAR([.BK11])" office:value-type="string" office:string-value="థ" calcext:value-type="string">
            <text:p>థ</text:p>
          </table:table-cell>
          <table:table-cell table:formula="of:=UNICHAR([.BL11])" office:value-type="string" office:string-value="ద" calcext:value-type="string">
            <text:p>ద</text:p>
          </table:table-cell>
          <table:table-cell table:formula="of:=UNICHAR([.BM11])" office:value-type="string" office:string-value="ధ" calcext:value-type="string">
            <text:p>ధ</text:p>
          </table:table-cell>
          <table:table-cell table:formula="of:=UNICHAR([.BN11])" office:value-type="string" office:string-value="న" calcext:value-type="string">
            <text:p>న</text:p>
          </table:table-cell>
          <table:table-cell table:formula="of:=UNICHAR([.BO11])" office:value-type="string" office:string-value="" calcext:value-type="string">
            <text:p/>
          </table:table-cell>
          <table:table-cell table:formula="of:=UNICHAR([.BP11])" office:value-type="string" office:string-value="ప" calcext:value-type="string">
            <text:p>ప</text:p>
          </table:table-cell>
          <table:table-cell table:formula="of:=UNICHAR([.BQ11])" office:value-type="string" office:string-value="ఫ" calcext:value-type="string">
            <text:p>ఫ</text:p>
          </table:table-cell>
          <table:table-cell table:formula="of:=UNICHAR([.BR11])" office:value-type="string" office:string-value="బ" calcext:value-type="string">
            <text:p>బ</text:p>
          </table:table-cell>
          <table:table-cell table:formula="of:=UNICHAR([.BS11])" office:value-type="string" office:string-value="భ" calcext:value-type="string">
            <text:p>భ</text:p>
          </table:table-cell>
          <table:table-cell table:formula="of:=UNICHAR([.BT11])" office:value-type="string" office:string-value="మ" calcext:value-type="string">
            <text:p>మ</text:p>
          </table:table-cell>
          <table:table-cell table:formula="of:=UNICHAR([.BU11])" office:value-type="string" office:string-value="య" calcext:value-type="string">
            <text:p>య</text:p>
          </table:table-cell>
          <table:table-cell table:formula="of:=UNICHAR([.BV11])" office:value-type="string" office:string-value="ర" calcext:value-type="string">
            <text:p>ర</text:p>
          </table:table-cell>
          <table:table-cell table:formula="of:=UNICHAR([.BW11])" office:value-type="string" office:string-value="ఱ" calcext:value-type="string">
            <text:p>ఱ</text:p>
          </table:table-cell>
          <table:table-cell table:formula="of:=UNICHAR([.BX11])" office:value-type="string" office:string-value="ల" calcext:value-type="string">
            <text:p>ల</text:p>
          </table:table-cell>
          <table:table-cell table:formula="of:=UNICHAR([.BY11])" office:value-type="string" office:string-value="ళ" calcext:value-type="string">
            <text:p>ళ</text:p>
          </table:table-cell>
          <table:table-cell table:formula="of:=UNICHAR([.BZ11])" office:value-type="string" office:string-value="ೞ" calcext:value-type="string">
            <text:p>ೞ</text:p>
          </table:table-cell>
          <table:table-cell table:formula="of:=UNICHAR([.CA11])" office:value-type="string" office:string-value="వ" calcext:value-type="string">
            <text:p>వ</text:p>
          </table:table-cell>
          <table:table-cell table:formula="of:=UNICHAR([.CB11])" office:value-type="string" office:string-value="శ" calcext:value-type="string">
            <text:p>శ</text:p>
          </table:table-cell>
          <table:table-cell table:formula="of:=UNICHAR([.CC11])" office:value-type="string" office:string-value="ష" calcext:value-type="string">
            <text:p>ష</text:p>
          </table:table-cell>
          <table:table-cell table:formula="of:=UNICHAR([.CD11])" office:value-type="string" office:string-value="స" calcext:value-type="string">
            <text:p>స</text:p>
          </table:table-cell>
          <table:table-cell table:formula="of:=UNICHAR([.CE11])" office:value-type="string" office:string-value="హ" calcext:value-type="string">
            <text:p>హ</text:p>
          </table:table-cell>
          <table:table-cell table:formula="of:=UNICHAR([.CF11])" office:value-type="string" office:string-value="" calcext:value-type="string">
            <text:p/>
          </table:table-cell>
          <table:table-cell table:formula="of:=UNICHAR([.CG11])" office:value-type="string" office:string-value="" calcext:value-type="string">
            <text:p/>
          </table:table-cell>
          <table:table-cell table:formula="of:=UNICHAR([.CH11])" office:value-type="string" office:string-value="" calcext:value-type="string">
            <text:p/>
          </table:table-cell>
          <table:table-cell table:formula="of:=UNICHAR([.CI11])" office:value-type="string" office:string-value="" calcext:value-type="string">
            <text:p/>
          </table:table-cell>
          <table:table-cell table:formula="of:=UNICHAR([.CJ11])" office:value-type="string" office:string-value="" calcext:value-type="string">
            <text:p/>
          </table:table-cell>
          <table:table-cell table:formula="of:=UNICHAR([.CK11])" office:value-type="string" office:string-value="" calcext:value-type="string">
            <text:p/>
          </table:table-cell>
          <table:table-cell table:formula="of:=UNICHAR([.CL11])" office:value-type="string" office:string-value="" calcext:value-type="string">
            <text:p/>
          </table:table-cell>
          <table:table-cell table:formula="of:=UNICHAR([.CM11])" office:value-type="string" office:string-value="" calcext:value-type="string">
            <text:p/>
          </table:table-cell>
          <table:table-cell table:formula="of:=UNICHAR([.CN11])" office:value-type="string" office:string-value="" calcext:value-type="string">
            <text:p/>
          </table:table-cell>
          <table:table-cell table:formula="of:=UNICHAR([.CO11])" office:value-type="string" office:string-value="" calcext:value-type="string">
            <text:p/>
          </table:table-cell>
          <table:table-cell table:formula="of:=UNICHAR([.CP11])" office:value-type="string" office:string-value="" calcext:value-type="string">
            <text:p/>
          </table:table-cell>
          <table:table-cell table:formula="of:=UNICHAR([.CQ11])" office:value-type="string" office:string-value="" calcext:value-type="string">
            <text:p/>
          </table:table-cell>
          <table:table-cell table:formula="of:=UNICHAR([.CR11])" office:value-type="string" office:string-value="" calcext:value-type="string">
            <text:p/>
          </table:table-cell>
          <table:table-cell table:formula="of:=UNICHAR([.CS11])" office:value-type="string" office:string-value="" calcext:value-type="string">
            <text:p/>
          </table:table-cell>
          <table:table-cell table:formula="of:=UNICHAR([.CT11])" office:value-type="string" office:string-value="" calcext:value-type="string">
            <text:p/>
          </table:table-cell>
          <table:table-cell table:formula="of:=UNICHAR([.CU11])" office:value-type="string" office:string-value="" calcext:value-type="string">
            <text:p/>
          </table:table-cell>
          <table:table-cell table:formula="of:=UNICHAR([.CV11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Kannada</text:p>
          </table:table-cell>
          <table:table-cell table:formula="of:=UNICHAR([.E12])" office:value-type="string" office:string-value="ಅ" calcext:value-type="string">
            <text:p>ಅ</text:p>
          </table:table-cell>
          <table:table-cell table:formula="of:=UNICHAR([.F12])" office:value-type="string" office:string-value="ಕ" calcext:value-type="string">
            <text:p>ಕ</text:p>
          </table:table-cell>
          <table:table-cell table:formula="of:=UNICHAR([.G12])" office:value-type="string" office:string-value="ಆ" calcext:value-type="string">
            <text:p>ಆ</text:p>
          </table:table-cell>
          <table:table-cell table:formula="of:=UNICHAR([.H12])" office:value-type="string" office:string-value="ಾ" calcext:value-type="string">
            <text:p>ಾ</text:p>
          </table:table-cell>
          <table:table-cell table:formula="of:=UNICHAR([.I12])" office:value-type="string" office:string-value="" calcext:value-type="string">
            <text:p/>
          </table:table-cell>
          <table:table-cell table:formula="of:=UNICHAR([.J12])" office:value-type="string" office:string-value="" calcext:value-type="string">
            <text:p/>
          </table:table-cell>
          <table:table-cell table:formula="of:=UNICHAR([.K12])" office:value-type="string" office:string-value="" calcext:value-type="string">
            <text:p/>
          </table:table-cell>
          <table:table-cell table:formula="of:=UNICHAR([.L12])" office:value-type="string" office:string-value="" calcext:value-type="string">
            <text:p/>
          </table:table-cell>
          <table:table-cell table:formula="of:=UNICHAR([.M12])" office:value-type="string" office:string-value="ಇ" calcext:value-type="string">
            <text:p>ಇ</text:p>
          </table:table-cell>
          <table:table-cell table:formula="of:=UNICHAR([.N12])" office:value-type="string" office:string-value="ಿ" calcext:value-type="string">
            <text:p>ಿ</text:p>
          </table:table-cell>
          <table:table-cell table:formula="of:=UNICHAR([.O12])" office:value-type="string" office:string-value="ಈ" calcext:value-type="string">
            <text:p>ಈ</text:p>
          </table:table-cell>
          <table:table-cell table:formula="of:=UNICHAR([.P12])" office:value-type="string" office:string-value="ೀ" calcext:value-type="string">
            <text:p>ೀ</text:p>
          </table:table-cell>
          <table:table-cell table:formula="of:=UNICHAR([.Q12])" office:value-type="string" office:string-value="ಉ" calcext:value-type="string">
            <text:p>ಉ</text:p>
          </table:table-cell>
          <table:table-cell table:formula="of:=UNICHAR([.R12])" office:value-type="string" office:string-value="ು" calcext:value-type="string">
            <text:p>ು</text:p>
          </table:table-cell>
          <table:table-cell table:formula="of:=UNICHAR([.S12])" office:value-type="string" office:string-value="ಊ" calcext:value-type="string">
            <text:p>ಊ</text:p>
          </table:table-cell>
          <table:table-cell table:formula="of:=UNICHAR([.T12])" office:value-type="string" office:string-value="ೂ" calcext:value-type="string">
            <text:p>ೂ</text:p>
          </table:table-cell>
          <table:table-cell table:formula="of:=UNICHAR([.U12])" office:value-type="string" office:string-value="ಎ" calcext:value-type="string">
            <text:p>ಎ</text:p>
          </table:table-cell>
          <table:table-cell table:formula="of:=UNICHAR([.V12])" office:value-type="string" office:string-value="ೆ" calcext:value-type="string">
            <text:p>ೆ</text:p>
          </table:table-cell>
          <table:table-cell table:formula="of:=UNICHAR([.W12])" office:value-type="string" office:string-value="ಏ" calcext:value-type="string">
            <text:p>ಏ</text:p>
          </table:table-cell>
          <table:table-cell table:formula="of:=UNICHAR([.X12])" office:value-type="string" office:string-value="ೇ" calcext:value-type="string">
            <text:p>ೇ</text:p>
          </table:table-cell>
          <table:table-cell table:formula="of:=UNICHAR([.Y12])" office:value-type="string" office:string-value="ಐ" calcext:value-type="string">
            <text:p>ಐ</text:p>
          </table:table-cell>
          <table:table-cell table:formula="of:=UNICHAR([.Z12])" office:value-type="string" office:string-value="ೈ" calcext:value-type="string">
            <text:p>ೈ</text:p>
          </table:table-cell>
          <table:table-cell table:formula="of:=UNICHAR([.AA12])" office:value-type="string" office:string-value="ಒ" calcext:value-type="string">
            <text:p>ಒ</text:p>
          </table:table-cell>
          <table:table-cell table:formula="of:=UNICHAR([.AB12])" office:value-type="string" office:string-value="ೊ" calcext:value-type="string">
            <text:p>ೊ</text:p>
          </table:table-cell>
          <table:table-cell table:formula="of:=UNICHAR([.AC12])" office:value-type="string" office:string-value="ಓ" calcext:value-type="string">
            <text:p>ಓ</text:p>
          </table:table-cell>
          <table:table-cell table:formula="of:=UNICHAR([.AD12])" office:value-type="string" office:string-value="ೋ" calcext:value-type="string">
            <text:p>ೋ</text:p>
          </table:table-cell>
          <table:table-cell table:formula="of:=UNICHAR([.AE12])" office:value-type="string" office:string-value="ಔ" calcext:value-type="string">
            <text:p>ಔ</text:p>
          </table:table-cell>
          <table:table-cell table:formula="of:=UNICHAR([.AF12])" office:value-type="string" office:string-value="ೌ" calcext:value-type="string">
            <text:p>ೌ</text:p>
          </table:table-cell>
          <table:table-cell table:formula="of:=UNICHAR([.AG12])" office:value-type="string" office:string-value="ಋ" calcext:value-type="string">
            <text:p>ಋ</text:p>
          </table:table-cell>
          <table:table-cell table:formula="of:=UNICHAR([.AH12])" office:value-type="string" office:string-value="ೃ" calcext:value-type="string">
            <text:p>ೃ</text:p>
          </table:table-cell>
          <table:table-cell table:formula="of:=UNICHAR([.AI12])" office:value-type="string" office:string-value="ೠ" calcext:value-type="string">
            <text:p>ೠ</text:p>
          </table:table-cell>
          <table:table-cell table:formula="of:=UNICHAR([.AJ12])" office:value-type="string" office:string-value="ೄ" calcext:value-type="string">
            <text:p>ೄ</text:p>
          </table:table-cell>
          <table:table-cell table:formula="of:=UNICHAR([.AK12])" office:value-type="string" office:string-value="ಌ" calcext:value-type="string">
            <text:p>ಌ</text:p>
          </table:table-cell>
          <table:table-cell table:formula="of:=UNICHAR([.AL12])" office:value-type="string" office:string-value="ೢ" calcext:value-type="string">
            <text:p>ೢ</text:p>
          </table:table-cell>
          <table:table-cell table:formula="of:=UNICHAR([.AM12])" office:value-type="string" office:string-value="ೡ" calcext:value-type="string">
            <text:p>ೡ</text:p>
          </table:table-cell>
          <table:table-cell table:formula="of:=UNICHAR([.AN12])" office:value-type="string" office:string-value="ೣ" calcext:value-type="string">
            <text:p>ೣ</text:p>
          </table:table-cell>
          <table:table-cell table:formula="of:=UNICHAR([.AO12])" office:value-type="string" office:string-value="అ" calcext:value-type="string">
            <text:p>అ</text:p>
          </table:table-cell>
          <table:table-cell table:formula="of:=UNICHAR([.AP12])" office:value-type="string" office:string-value="ಂ" calcext:value-type="string">
            <text:p>ಂ</text:p>
          </table:table-cell>
          <table:table-cell table:formula="of:=UNICHAR([.AQ12])" office:value-type="string" office:string-value="అ" calcext:value-type="string">
            <text:p>అ</text:p>
          </table:table-cell>
          <table:table-cell table:formula="of:=UNICHAR([.AR12])" office:value-type="string" office:string-value="ಃ" calcext:value-type="string">
            <text:p>ಃ</text:p>
          </table:table-cell>
          <table:table-cell table:formula="of:=UNICHAR([.AS12])" office:value-type="string" office:string-value="ಕ" calcext:value-type="string">
            <text:p>ಕ</text:p>
          </table:table-cell>
          <table:table-cell table:formula="of:=UNICHAR([.AT12])" office:value-type="string" office:string-value="" calcext:value-type="string">
            <text:p/>
          </table:table-cell>
          <table:table-cell table:formula="of:=UNICHAR([.AU12])" office:value-type="string" office:string-value="ಕ" calcext:value-type="string">
            <text:p>ಕ</text:p>
          </table:table-cell>
          <table:table-cell table:formula="of:=UNICHAR([.AV12])" office:value-type="string" office:string-value="ಖ" calcext:value-type="string">
            <text:p>ಖ</text:p>
          </table:table-cell>
          <table:table-cell table:formula="of:=UNICHAR([.AW12])" office:value-type="string" office:string-value="ಗ" calcext:value-type="string">
            <text:p>ಗ</text:p>
          </table:table-cell>
          <table:table-cell table:formula="of:=UNICHAR([.AX12])" office:value-type="string" office:string-value="ಘ" calcext:value-type="string">
            <text:p>ಘ</text:p>
          </table:table-cell>
          <table:table-cell table:formula="of:=UNICHAR([.AY12])" office:value-type="string" office:string-value="ಙ" calcext:value-type="string">
            <text:p>ಙ</text:p>
          </table:table-cell>
          <table:table-cell table:formula="of:=UNICHAR([.AZ12])" office:value-type="string" office:string-value="ಚ" calcext:value-type="string">
            <text:p>ಚ</text:p>
          </table:table-cell>
          <table:table-cell table:formula="of:=UNICHAR([.BA12])" office:value-type="string" office:string-value="ಛ" calcext:value-type="string">
            <text:p>ಛ</text:p>
          </table:table-cell>
          <table:table-cell table:formula="of:=UNICHAR([.BB12])" office:value-type="string" office:string-value="ಜ" calcext:value-type="string">
            <text:p>ಜ</text:p>
          </table:table-cell>
          <table:table-cell table:formula="of:=UNICHAR([.BC12])" office:value-type="string" office:string-value="ಝ" calcext:value-type="string">
            <text:p>ಝ</text:p>
          </table:table-cell>
          <table:table-cell table:formula="of:=UNICHAR([.BD12])" office:value-type="string" office:string-value="ಞ" calcext:value-type="string">
            <text:p>ಞ</text:p>
          </table:table-cell>
          <table:table-cell table:formula="of:=UNICHAR([.BE12])" office:value-type="string" office:string-value="ಟ" calcext:value-type="string">
            <text:p>ಟ</text:p>
          </table:table-cell>
          <table:table-cell table:formula="of:=UNICHAR([.BF12])" office:value-type="string" office:string-value="ಠ" calcext:value-type="string">
            <text:p>ಠ</text:p>
          </table:table-cell>
          <table:table-cell table:formula="of:=UNICHAR([.BG12])" office:value-type="string" office:string-value="ಡ" calcext:value-type="string">
            <text:p>ಡ</text:p>
          </table:table-cell>
          <table:table-cell table:formula="of:=UNICHAR([.BH12])" office:value-type="string" office:string-value="ಢ" calcext:value-type="string">
            <text:p>ಢ</text:p>
          </table:table-cell>
          <table:table-cell table:formula="of:=UNICHAR([.BI12])" office:value-type="string" office:string-value="ಣ" calcext:value-type="string">
            <text:p>ಣ</text:p>
          </table:table-cell>
          <table:table-cell table:formula="of:=UNICHAR([.BJ12])" office:value-type="string" office:string-value="ತ" calcext:value-type="string">
            <text:p>ತ</text:p>
          </table:table-cell>
          <table:table-cell table:formula="of:=UNICHAR([.BK12])" office:value-type="string" office:string-value="ಥ" calcext:value-type="string">
            <text:p>ಥ</text:p>
          </table:table-cell>
          <table:table-cell table:formula="of:=UNICHAR([.BL12])" office:value-type="string" office:string-value="ದ" calcext:value-type="string">
            <text:p>ದ</text:p>
          </table:table-cell>
          <table:table-cell table:formula="of:=UNICHAR([.BM12])" office:value-type="string" office:string-value="ಧ" calcext:value-type="string">
            <text:p>ಧ</text:p>
          </table:table-cell>
          <table:table-cell table:formula="of:=UNICHAR([.BN12])" office:value-type="string" office:string-value="ನ" calcext:value-type="string">
            <text:p>ನ</text:p>
          </table:table-cell>
          <table:table-cell table:formula="of:=UNICHAR([.BO12])" office:value-type="string" office:string-value="" calcext:value-type="string">
            <text:p/>
          </table:table-cell>
          <table:table-cell table:formula="of:=UNICHAR([.BP12])" office:value-type="string" office:string-value="ಪ" calcext:value-type="string">
            <text:p>ಪ</text:p>
          </table:table-cell>
          <table:table-cell table:formula="of:=UNICHAR([.BQ12])" office:value-type="string" office:string-value="ಫ" calcext:value-type="string">
            <text:p>ಫ</text:p>
          </table:table-cell>
          <table:table-cell table:formula="of:=UNICHAR([.BR12])" office:value-type="string" office:string-value="ಬ" calcext:value-type="string">
            <text:p>ಬ</text:p>
          </table:table-cell>
          <table:table-cell table:formula="of:=UNICHAR([.BS12])" office:value-type="string" office:string-value="ಭ" calcext:value-type="string">
            <text:p>ಭ</text:p>
          </table:table-cell>
          <table:table-cell table:formula="of:=UNICHAR([.BT12])" office:value-type="string" office:string-value="ಮ" calcext:value-type="string">
            <text:p>ಮ</text:p>
          </table:table-cell>
          <table:table-cell table:formula="of:=UNICHAR([.BU12])" office:value-type="string" office:string-value="ಯ" calcext:value-type="string">
            <text:p>ಯ</text:p>
          </table:table-cell>
          <table:table-cell table:formula="of:=UNICHAR([.BV12])" office:value-type="string" office:string-value="ರ" calcext:value-type="string">
            <text:p>ರ</text:p>
          </table:table-cell>
          <table:table-cell table:formula="of:=UNICHAR([.BW12])" office:value-type="string" office:string-value="ಱ" calcext:value-type="string">
            <text:p>ಱ</text:p>
          </table:table-cell>
          <table:table-cell table:formula="of:=UNICHAR([.BX12])" office:value-type="string" office:string-value="ಲ" calcext:value-type="string">
            <text:p>ಲ</text:p>
          </table:table-cell>
          <table:table-cell table:formula="of:=UNICHAR([.BY12])" office:value-type="string" office:string-value="ಳ" calcext:value-type="string">
            <text:p>ಳ</text:p>
          </table:table-cell>
          <table:table-cell table:formula="of:=UNICHAR([.BZ12])" office:value-type="string" office:string-value="ೞ" calcext:value-type="string">
            <text:p>ೞ</text:p>
          </table:table-cell>
          <table:table-cell table:formula="of:=UNICHAR([.CA12])" office:value-type="string" office:string-value="ವ" calcext:value-type="string">
            <text:p>ವ</text:p>
          </table:table-cell>
          <table:table-cell table:formula="of:=UNICHAR([.CB12])" office:value-type="string" office:string-value="ಶ" calcext:value-type="string">
            <text:p>ಶ</text:p>
          </table:table-cell>
          <table:table-cell table:formula="of:=UNICHAR([.CC12])" office:value-type="string" office:string-value="ಷ" calcext:value-type="string">
            <text:p>ಷ</text:p>
          </table:table-cell>
          <table:table-cell table:formula="of:=UNICHAR([.CD12])" office:value-type="string" office:string-value="ಸ" calcext:value-type="string">
            <text:p>ಸ</text:p>
          </table:table-cell>
          <table:table-cell table:formula="of:=UNICHAR([.CE12])" office:value-type="string" office:string-value="ಹ" calcext:value-type="string">
            <text:p>ಹ</text:p>
          </table:table-cell>
          <table:table-cell table:formula="of:=UNICHAR([.CF12])" office:value-type="string" office:string-value="" calcext:value-type="string">
            <text:p/>
          </table:table-cell>
          <table:table-cell table:formula="of:=UNICHAR([.CG12])" office:value-type="string" office:string-value="" calcext:value-type="string">
            <text:p/>
          </table:table-cell>
          <table:table-cell table:formula="of:=UNICHAR([.CH12])" office:value-type="string" office:string-value="" calcext:value-type="string">
            <text:p/>
          </table:table-cell>
          <table:table-cell table:formula="of:=UNICHAR([.CI12])" office:value-type="string" office:string-value="" calcext:value-type="string">
            <text:p/>
          </table:table-cell>
          <table:table-cell table:formula="of:=UNICHAR([.CJ12])" office:value-type="string" office:string-value="" calcext:value-type="string">
            <text:p/>
          </table:table-cell>
          <table:table-cell table:formula="of:=UNICHAR([.CK12])" office:value-type="string" office:string-value="" calcext:value-type="string">
            <text:p/>
          </table:table-cell>
          <table:table-cell table:formula="of:=UNICHAR([.CL12])" office:value-type="string" office:string-value="" calcext:value-type="string">
            <text:p/>
          </table:table-cell>
          <table:table-cell table:formula="of:=UNICHAR([.CM12])" office:value-type="string" office:string-value="" calcext:value-type="string">
            <text:p/>
          </table:table-cell>
          <table:table-cell table:formula="of:=UNICHAR([.CN12])" office:value-type="string" office:string-value="" calcext:value-type="string">
            <text:p/>
          </table:table-cell>
          <table:table-cell table:formula="of:=UNICHAR([.CO12])" office:value-type="string" office:string-value="" calcext:value-type="string">
            <text:p/>
          </table:table-cell>
          <table:table-cell table:formula="of:=UNICHAR([.CP12])" office:value-type="string" office:string-value="" calcext:value-type="string">
            <text:p/>
          </table:table-cell>
          <table:table-cell table:formula="of:=UNICHAR([.CQ12])" office:value-type="string" office:string-value="" calcext:value-type="string">
            <text:p/>
          </table:table-cell>
          <table:table-cell table:formula="of:=UNICHAR([.CR12])" office:value-type="string" office:string-value="" calcext:value-type="string">
            <text:p/>
          </table:table-cell>
          <table:table-cell table:formula="of:=UNICHAR([.CS12])" office:value-type="string" office:string-value="" calcext:value-type="string">
            <text:p/>
          </table:table-cell>
          <table:table-cell table:formula="of:=UNICHAR([.CT12])" office:value-type="string" office:string-value="" calcext:value-type="string">
            <text:p/>
          </table:table-cell>
          <table:table-cell table:formula="of:=UNICHAR([.CU12])" office:value-type="string" office:string-value="" calcext:value-type="string">
            <text:p/>
          </table:table-cell>
          <table:table-cell table:formula="of:=UNICHAR([.CV12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inhala</text:p>
          </table:table-cell>
          <table:table-cell table:formula="of:=UNICHAR([.E13])" office:value-type="string" office:string-value="අ" calcext:value-type="string">
            <text:p>අ</text:p>
          </table:table-cell>
          <table:table-cell table:formula="of:=UNICHAR([.F13])" office:value-type="string" office:string-value="ක" calcext:value-type="string">
            <text:p>ක</text:p>
          </table:table-cell>
          <table:table-cell table:formula="of:=UNICHAR([.G13])" office:value-type="string" office:string-value="ආ" calcext:value-type="string">
            <text:p>ආ</text:p>
          </table:table-cell>
          <table:table-cell table:formula="of:=UNICHAR([.H13])" office:value-type="string" office:string-value="ා" calcext:value-type="string">
            <text:p>ා</text:p>
          </table:table-cell>
          <table:table-cell table:formula="of:=UNICHAR([.I13])" office:value-type="string" office:string-value="ඇ" calcext:value-type="string">
            <text:p>ඇ</text:p>
          </table:table-cell>
          <table:table-cell table:formula="of:=UNICHAR([.J13])" office:value-type="string" office:string-value="ැ" calcext:value-type="string">
            <text:p>ැ</text:p>
          </table:table-cell>
          <table:table-cell table:formula="of:=UNICHAR([.K13])" office:value-type="string" office:string-value="ඈ" calcext:value-type="string">
            <text:p>ඈ</text:p>
          </table:table-cell>
          <table:table-cell table:formula="of:=UNICHAR([.L13])" office:value-type="string" office:string-value="ෑ" calcext:value-type="string">
            <text:p>ෑ</text:p>
          </table:table-cell>
          <table:table-cell table:formula="of:=UNICHAR([.M13])" office:value-type="string" office:string-value="ඉ" calcext:value-type="string">
            <text:p>ඉ</text:p>
          </table:table-cell>
          <table:table-cell table:formula="of:=UNICHAR([.N13])" office:value-type="string" office:string-value="ි" calcext:value-type="string">
            <text:p>ි</text:p>
          </table:table-cell>
          <table:table-cell table:formula="of:=UNICHAR([.O13])" office:value-type="string" office:string-value="ඊ" calcext:value-type="string">
            <text:p>ඊ</text:p>
          </table:table-cell>
          <table:table-cell table:formula="of:=UNICHAR([.P13])" office:value-type="string" office:string-value="ී" calcext:value-type="string">
            <text:p>ී</text:p>
          </table:table-cell>
          <table:table-cell table:formula="of:=UNICHAR([.Q13])" office:value-type="string" office:string-value="උ" calcext:value-type="string">
            <text:p>උ</text:p>
          </table:table-cell>
          <table:table-cell table:formula="of:=UNICHAR([.R13])" office:value-type="string" office:string-value="ු" calcext:value-type="string">
            <text:p>ු</text:p>
          </table:table-cell>
          <table:table-cell table:formula="of:=UNICHAR([.S13])" office:value-type="string" office:string-value="ඌ" calcext:value-type="string">
            <text:p>ඌ</text:p>
          </table:table-cell>
          <table:table-cell table:formula="of:=UNICHAR([.T13])" office:value-type="string" office:string-value="ූ" calcext:value-type="string">
            <text:p>ූ</text:p>
          </table:table-cell>
          <table:table-cell table:formula="of:=UNICHAR([.U13])" office:value-type="string" office:string-value="එ" calcext:value-type="string">
            <text:p>එ</text:p>
          </table:table-cell>
          <table:table-cell table:formula="of:=UNICHAR([.V13])" office:value-type="string" office:string-value="ෙ" calcext:value-type="string">
            <text:p>ෙ</text:p>
          </table:table-cell>
          <table:table-cell table:formula="of:=UNICHAR([.W13])" office:value-type="string" office:string-value="ඒ" calcext:value-type="string">
            <text:p>ඒ</text:p>
          </table:table-cell>
          <table:table-cell table:formula="of:=UNICHAR([.X13])" office:value-type="string" office:string-value="ේ" calcext:value-type="string">
            <text:p>ේ</text:p>
          </table:table-cell>
          <table:table-cell table:formula="of:=UNICHAR([.Y13])" office:value-type="string" office:string-value="ඓ" calcext:value-type="string">
            <text:p>ඓ</text:p>
          </table:table-cell>
          <table:table-cell table:formula="of:=UNICHAR([.Z13])" office:value-type="string" office:string-value="ෛ" calcext:value-type="string">
            <text:p>ෛ</text:p>
          </table:table-cell>
          <table:table-cell table:formula="of:=UNICHAR([.AA13])" office:value-type="string" office:string-value="ඔ" calcext:value-type="string">
            <text:p>ඔ</text:p>
          </table:table-cell>
          <table:table-cell table:formula="of:=UNICHAR([.AB13])" office:value-type="string" office:string-value="ො" calcext:value-type="string">
            <text:p>ො</text:p>
          </table:table-cell>
          <table:table-cell table:formula="of:=UNICHAR([.AC13])" office:value-type="string" office:string-value="ඕ" calcext:value-type="string">
            <text:p>ඕ</text:p>
          </table:table-cell>
          <table:table-cell table:formula="of:=UNICHAR([.AD13])" office:value-type="string" office:string-value="ෝ" calcext:value-type="string">
            <text:p>ෝ</text:p>
          </table:table-cell>
          <table:table-cell table:formula="of:=UNICHAR([.AE13])" office:value-type="string" office:string-value="ඖ" calcext:value-type="string">
            <text:p>ඖ</text:p>
          </table:table-cell>
          <table:table-cell table:formula="of:=UNICHAR([.AF13])" office:value-type="string" office:string-value="ෞ" calcext:value-type="string">
            <text:p>ෞ</text:p>
          </table:table-cell>
          <table:table-cell table:formula="of:=UNICHAR([.AG13])" office:value-type="string" office:string-value="ඍ" calcext:value-type="string">
            <text:p>ඍ</text:p>
          </table:table-cell>
          <table:table-cell table:formula="of:=UNICHAR([.AH13])" office:value-type="string" office:string-value="ෘ" calcext:value-type="string">
            <text:p>ෘ</text:p>
          </table:table-cell>
          <table:table-cell table:formula="of:=UNICHAR([.AI13])" office:value-type="string" office:string-value="ඎ" calcext:value-type="string">
            <text:p>ඎ</text:p>
          </table:table-cell>
          <table:table-cell table:formula="of:=UNICHAR([.AJ13])" office:value-type="string" office:string-value="ෲ" calcext:value-type="string">
            <text:p>ෲ</text:p>
          </table:table-cell>
          <table:table-cell table:formula="of:=UNICHAR([.AK13])" office:value-type="string" office:string-value="ඏ" calcext:value-type="string">
            <text:p>ඏ</text:p>
          </table:table-cell>
          <table:table-cell table:formula="of:=UNICHAR([.AL13])" office:value-type="string" office:string-value="ෟ" calcext:value-type="string">
            <text:p>ෟ</text:p>
          </table:table-cell>
          <table:table-cell table:formula="of:=UNICHAR([.AM13])" office:value-type="string" office:string-value="ඐ" calcext:value-type="string">
            <text:p>ඐ</text:p>
          </table:table-cell>
          <table:table-cell table:formula="of:=UNICHAR([.AN13])" office:value-type="string" office:string-value="ෳ" calcext:value-type="string">
            <text:p>ෳ</text:p>
          </table:table-cell>
          <table:table-cell table:formula="of:=UNICHAR([.AO13])" office:value-type="string" office:string-value="අ" calcext:value-type="string">
            <text:p>අ</text:p>
          </table:table-cell>
          <table:table-cell table:formula="of:=UNICHAR([.AP13])" office:value-type="string" office:string-value="ං" calcext:value-type="string">
            <text:p>ං</text:p>
          </table:table-cell>
          <table:table-cell table:formula="of:=UNICHAR([.AQ13])" office:value-type="string" office:string-value="අ" calcext:value-type="string">
            <text:p>අ</text:p>
          </table:table-cell>
          <table:table-cell table:formula="of:=UNICHAR([.AR13])" office:value-type="string" office:string-value="ඃ" calcext:value-type="string">
            <text:p>ඃ</text:p>
          </table:table-cell>
          <table:table-cell table:formula="of:=UNICHAR([.AS13])" office:value-type="string" office:string-value="්" calcext:value-type="string">
            <text:p>්</text:p>
          </table:table-cell>
          <table:table-cell table:formula="of:=UNICHAR([.AT13])" office:value-type="string" office:string-value="෴" calcext:value-type="string">
            <text:p>෴</text:p>
          </table:table-cell>
          <table:table-cell table:formula="of:=UNICHAR([.AU13])" office:value-type="string" office:string-value="ක" calcext:value-type="string">
            <text:p>ක</text:p>
          </table:table-cell>
          <table:table-cell table:formula="of:=UNICHAR([.AV13])" office:value-type="string" office:string-value="ඛ" calcext:value-type="string">
            <text:p>ඛ</text:p>
          </table:table-cell>
          <table:table-cell table:formula="of:=UNICHAR([.AW13])" office:value-type="string" office:string-value="ග" calcext:value-type="string">
            <text:p>ග</text:p>
          </table:table-cell>
          <table:table-cell table:formula="of:=UNICHAR([.AX13])" office:value-type="string" office:string-value="ඝ" calcext:value-type="string">
            <text:p>ඝ</text:p>
          </table:table-cell>
          <table:table-cell table:formula="of:=UNICHAR([.AY13])" office:value-type="string" office:string-value="ඞ" calcext:value-type="string">
            <text:p>ඞ</text:p>
          </table:table-cell>
          <table:table-cell table:formula="of:=UNICHAR([.AZ13])" office:value-type="string" office:string-value="ච" calcext:value-type="string">
            <text:p>ච</text:p>
          </table:table-cell>
          <table:table-cell table:formula="of:=UNICHAR([.BA13])" office:value-type="string" office:string-value="ඡ" calcext:value-type="string">
            <text:p>ඡ</text:p>
          </table:table-cell>
          <table:table-cell table:formula="of:=UNICHAR([.BB13])" office:value-type="string" office:string-value="ජ" calcext:value-type="string">
            <text:p>ජ</text:p>
          </table:table-cell>
          <table:table-cell table:formula="of:=UNICHAR([.BC13])" office:value-type="string" office:string-value="ඣ" calcext:value-type="string">
            <text:p>ඣ</text:p>
          </table:table-cell>
          <table:table-cell table:formula="of:=UNICHAR([.BD13])" office:value-type="string" office:string-value="ඤ" calcext:value-type="string">
            <text:p>ඤ</text:p>
          </table:table-cell>
          <table:table-cell table:formula="of:=UNICHAR([.BE13])" office:value-type="string" office:string-value="ට" calcext:value-type="string">
            <text:p>ට</text:p>
          </table:table-cell>
          <table:table-cell table:formula="of:=UNICHAR([.BF13])" office:value-type="string" office:string-value="ඨ" calcext:value-type="string">
            <text:p>ඨ</text:p>
          </table:table-cell>
          <table:table-cell table:formula="of:=UNICHAR([.BG13])" office:value-type="string" office:string-value="ඩ" calcext:value-type="string">
            <text:p>ඩ</text:p>
          </table:table-cell>
          <table:table-cell table:formula="of:=UNICHAR([.BH13])" office:value-type="string" office:string-value="ඪ" calcext:value-type="string">
            <text:p>ඪ</text:p>
          </table:table-cell>
          <table:table-cell table:formula="of:=UNICHAR([.BI13])" office:value-type="string" office:string-value="ණ" calcext:value-type="string">
            <text:p>ණ</text:p>
          </table:table-cell>
          <table:table-cell table:formula="of:=UNICHAR([.BJ13])" office:value-type="string" office:string-value="ත" calcext:value-type="string">
            <text:p>ත</text:p>
          </table:table-cell>
          <table:table-cell table:formula="of:=UNICHAR([.BK13])" office:value-type="string" office:string-value="ථ" calcext:value-type="string">
            <text:p>ථ</text:p>
          </table:table-cell>
          <table:table-cell table:formula="of:=UNICHAR([.BL13])" office:value-type="string" office:string-value="ද" calcext:value-type="string">
            <text:p>ද</text:p>
          </table:table-cell>
          <table:table-cell table:formula="of:=UNICHAR([.BM13])" office:value-type="string" office:string-value="ධ" calcext:value-type="string">
            <text:p>ධ</text:p>
          </table:table-cell>
          <table:table-cell table:formula="of:=UNICHAR([.BN13])" office:value-type="string" office:string-value="න" calcext:value-type="string">
            <text:p>න</text:p>
          </table:table-cell>
          <table:table-cell table:formula="of:=UNICHAR([.BO13])" office:value-type="string" office:string-value="" calcext:value-type="string">
            <text:p/>
          </table:table-cell>
          <table:table-cell table:formula="of:=UNICHAR([.BP13])" office:value-type="string" office:string-value="ප" calcext:value-type="string">
            <text:p>ප</text:p>
          </table:table-cell>
          <table:table-cell table:formula="of:=UNICHAR([.BQ13])" office:value-type="string" office:string-value="ඵ" calcext:value-type="string">
            <text:p>ඵ</text:p>
          </table:table-cell>
          <table:table-cell table:formula="of:=UNICHAR([.BR13])" office:value-type="string" office:string-value="බ" calcext:value-type="string">
            <text:p>බ</text:p>
          </table:table-cell>
          <table:table-cell table:formula="of:=UNICHAR([.BS13])" office:value-type="string" office:string-value="භ" calcext:value-type="string">
            <text:p>භ</text:p>
          </table:table-cell>
          <table:table-cell table:formula="of:=UNICHAR([.BT13])" office:value-type="string" office:string-value="ම" calcext:value-type="string">
            <text:p>ම</text:p>
          </table:table-cell>
          <table:table-cell table:formula="of:=UNICHAR([.BU13])" office:value-type="string" office:string-value="ය" calcext:value-type="string">
            <text:p>ය</text:p>
          </table:table-cell>
          <table:table-cell table:formula="of:=UNICHAR([.BV13])" office:value-type="string" office:string-value="ර" calcext:value-type="string">
            <text:p>ර</text:p>
          </table:table-cell>
          <table:table-cell table:formula="of:=UNICHAR([.BW13])" office:value-type="string" office:string-value="ස" calcext:value-type="string">
            <text:p>ස</text:p>
          </table:table-cell>
          <table:table-cell table:formula="of:=UNICHAR([.BX13])" office:value-type="string" office:string-value="ල" calcext:value-type="string">
            <text:p>ල</text:p>
          </table:table-cell>
          <table:table-cell table:formula="of:=UNICHAR([.BY13])" office:value-type="string" office:string-value="ළ" calcext:value-type="string">
            <text:p>ළ</text:p>
          </table:table-cell>
          <table:table-cell table:formula="of:=UNICHAR([.BZ13])" office:value-type="string" office:string-value="" calcext:value-type="string">
            <text:p/>
          </table:table-cell>
          <table:table-cell table:formula="of:=UNICHAR([.CA13])" office:value-type="string" office:string-value="ව" calcext:value-type="string">
            <text:p>ව</text:p>
          </table:table-cell>
          <table:table-cell table:formula="of:=UNICHAR([.CB13])" office:value-type="string" office:string-value="ශ" calcext:value-type="string">
            <text:p>ශ</text:p>
          </table:table-cell>
          <table:table-cell table:formula="of:=UNICHAR([.CC13])" office:value-type="string" office:string-value="ෂ" calcext:value-type="string">
            <text:p>ෂ</text:p>
          </table:table-cell>
          <table:table-cell table:formula="of:=UNICHAR([.CD13])" office:value-type="string" office:string-value="ස" calcext:value-type="string">
            <text:p>ස</text:p>
          </table:table-cell>
          <table:table-cell table:formula="of:=UNICHAR([.CE13])" office:value-type="string" office:string-value="හ" calcext:value-type="string">
            <text:p>හ</text:p>
          </table:table-cell>
          <table:table-cell table:formula="of:=UNICHAR([.CF13])" office:value-type="string" office:string-value="ෆ" calcext:value-type="string">
            <text:p>ෆ</text:p>
          </table:table-cell>
          <table:table-cell table:formula="of:=UNICHAR([.CG13])" office:value-type="string" office:string-value="ඹ" calcext:value-type="string">
            <text:p>ඹ</text:p>
          </table:table-cell>
          <table:table-cell table:formula="of:=UNICHAR([.CH13])" office:value-type="string" office:string-value="ඳ" calcext:value-type="string">
            <text:p>ඳ</text:p>
          </table:table-cell>
          <table:table-cell table:formula="of:=UNICHAR([.CI13])" office:value-type="string" office:string-value="ඦ" calcext:value-type="string">
            <text:p>ඦ</text:p>
          </table:table-cell>
          <table:table-cell table:formula="of:=UNICHAR([.CJ13])" office:value-type="string" office:string-value="ඟ" calcext:value-type="string">
            <text:p>ඟ</text:p>
          </table:table-cell>
          <table:table-cell table:formula="of:=UNICHAR([.CK13])" office:value-type="string" office:string-value="ඥ" calcext:value-type="string">
            <text:p>ඥ</text:p>
          </table:table-cell>
          <table:table-cell table:formula="of:=UNICHAR([.CL13])" office:value-type="string" office:string-value="ඬ" calcext:value-type="string">
            <text:p>ඬ</text:p>
          </table:table-cell>
          <table:table-cell table:formula="of:=UNICHAR([.CM13])" office:value-type="string" office:string-value="" calcext:value-type="string">
            <text:p/>
          </table:table-cell>
          <table:table-cell table:formula="of:=UNICHAR([.CN13])" office:value-type="string" office:string-value="" calcext:value-type="string">
            <text:p/>
          </table:table-cell>
          <table:table-cell table:formula="of:=UNICHAR([.CO13])" office:value-type="string" office:string-value="" calcext:value-type="string">
            <text:p/>
          </table:table-cell>
          <table:table-cell table:formula="of:=UNICHAR([.CP13])" office:value-type="string" office:string-value="" calcext:value-type="string">
            <text:p/>
          </table:table-cell>
          <table:table-cell table:formula="of:=UNICHAR([.CQ13])" office:value-type="string" office:string-value="" calcext:value-type="string">
            <text:p/>
          </table:table-cell>
          <table:table-cell table:formula="of:=UNICHAR([.CR13])" office:value-type="string" office:string-value="" calcext:value-type="string">
            <text:p/>
          </table:table-cell>
          <table:table-cell table:formula="of:=UNICHAR([.CS13])" office:value-type="string" office:string-value="" calcext:value-type="string">
            <text:p/>
          </table:table-cell>
          <table:table-cell table:formula="of:=UNICHAR([.CT13])" office:value-type="string" office:string-value="" calcext:value-type="string">
            <text:p/>
          </table:table-cell>
          <table:table-cell table:formula="of:=UNICHAR([.CU13])" office:value-type="string" office:string-value="" calcext:value-type="string">
            <text:p/>
          </table:table-cell>
          <table:table-cell table:formula="of:=UNICHAR([.CV13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Malayalam</text:p>
          </table:table-cell>
          <table:table-cell table:formula="of:=UNICHAR([.E14])" office:value-type="string" office:string-value="അ" calcext:value-type="string">
            <text:p>അ</text:p>
          </table:table-cell>
          <table:table-cell table:formula="of:=UNICHAR([.F14])" office:value-type="string" office:string-value="ക" calcext:value-type="string">
            <text:p>ക</text:p>
          </table:table-cell>
          <table:table-cell table:formula="of:=UNICHAR([.G14])" office:value-type="string" office:string-value="ആ" calcext:value-type="string">
            <text:p>ആ</text:p>
          </table:table-cell>
          <table:table-cell table:formula="of:=UNICHAR([.H14])" office:value-type="string" office:string-value="ാ" calcext:value-type="string">
            <text:p>ാ</text:p>
          </table:table-cell>
          <table:table-cell table:formula="of:=UNICHAR([.I14])" office:value-type="string" office:string-value="" calcext:value-type="string">
            <text:p/>
          </table:table-cell>
          <table:table-cell table:formula="of:=UNICHAR([.J14])" office:value-type="string" office:string-value="" calcext:value-type="string">
            <text:p/>
          </table:table-cell>
          <table:table-cell table:formula="of:=UNICHAR([.K14])" office:value-type="string" office:string-value="" calcext:value-type="string">
            <text:p/>
          </table:table-cell>
          <table:table-cell table:formula="of:=UNICHAR([.L14])" office:value-type="string" office:string-value="" calcext:value-type="string">
            <text:p/>
          </table:table-cell>
          <table:table-cell table:formula="of:=UNICHAR([.M14])" office:value-type="string" office:string-value="ഇ" calcext:value-type="string">
            <text:p>ഇ</text:p>
          </table:table-cell>
          <table:table-cell table:formula="of:=UNICHAR([.N14])" office:value-type="string" office:string-value="ി" calcext:value-type="string">
            <text:p>ി</text:p>
          </table:table-cell>
          <table:table-cell table:formula="of:=UNICHAR([.O14])" office:value-type="string" office:string-value="ഈ" calcext:value-type="string">
            <text:p>ഈ</text:p>
          </table:table-cell>
          <table:table-cell table:formula="of:=UNICHAR([.P14])" office:value-type="string" office:string-value="ീ" calcext:value-type="string">
            <text:p>ീ</text:p>
          </table:table-cell>
          <table:table-cell table:formula="of:=UNICHAR([.Q14])" office:value-type="string" office:string-value="ഉ" calcext:value-type="string">
            <text:p>ഉ</text:p>
          </table:table-cell>
          <table:table-cell table:formula="of:=UNICHAR([.R14])" office:value-type="string" office:string-value="ു" calcext:value-type="string">
            <text:p>ു</text:p>
          </table:table-cell>
          <table:table-cell table:formula="of:=UNICHAR([.S14])" office:value-type="string" office:string-value="ഊ" calcext:value-type="string">
            <text:p>ഊ</text:p>
          </table:table-cell>
          <table:table-cell table:formula="of:=UNICHAR([.T14])" office:value-type="string" office:string-value="ൂ" calcext:value-type="string">
            <text:p>ൂ</text:p>
          </table:table-cell>
          <table:table-cell table:formula="of:=UNICHAR([.U14])" office:value-type="string" office:string-value="എ" calcext:value-type="string">
            <text:p>എ</text:p>
          </table:table-cell>
          <table:table-cell table:formula="of:=UNICHAR([.V14])" office:value-type="string" office:string-value="െ" calcext:value-type="string">
            <text:p>െ</text:p>
          </table:table-cell>
          <table:table-cell table:formula="of:=UNICHAR([.W14])" office:value-type="string" office:string-value="ഏ" calcext:value-type="string">
            <text:p>ഏ</text:p>
          </table:table-cell>
          <table:table-cell table:formula="of:=UNICHAR([.X14])" office:value-type="string" office:string-value="േ" calcext:value-type="string">
            <text:p>േ</text:p>
          </table:table-cell>
          <table:table-cell table:formula="of:=UNICHAR([.Y14])" office:value-type="string" office:string-value="ഐ" calcext:value-type="string">
            <text:p>ഐ</text:p>
          </table:table-cell>
          <table:table-cell table:formula="of:=UNICHAR([.Z14])" office:value-type="string" office:string-value="ൈ" calcext:value-type="string">
            <text:p>ൈ</text:p>
          </table:table-cell>
          <table:table-cell table:formula="of:=UNICHAR([.AA14])" office:value-type="string" office:string-value="ഒ" calcext:value-type="string">
            <text:p>ഒ</text:p>
          </table:table-cell>
          <table:table-cell table:formula="of:=UNICHAR([.AB14])" office:value-type="string" office:string-value="ൊ" calcext:value-type="string">
            <text:p>ൊ</text:p>
          </table:table-cell>
          <table:table-cell table:formula="of:=UNICHAR([.AC14])" office:value-type="string" office:string-value="ഓ" calcext:value-type="string">
            <text:p>ഓ</text:p>
          </table:table-cell>
          <table:table-cell table:formula="of:=UNICHAR([.AD14])" office:value-type="string" office:string-value="ോ" calcext:value-type="string">
            <text:p>ോ</text:p>
          </table:table-cell>
          <table:table-cell table:formula="of:=UNICHAR([.AE14])" office:value-type="string" office:string-value="ഔ" calcext:value-type="string">
            <text:p>ഔ</text:p>
          </table:table-cell>
          <table:table-cell table:formula="of:=UNICHAR([.AF14])" office:value-type="string" office:string-value="ൗ" calcext:value-type="string">
            <text:p>ൗ</text:p>
          </table:table-cell>
          <table:table-cell table:formula="of:=UNICHAR([.AG14])" office:value-type="string" office:string-value="ഋ" calcext:value-type="string">
            <text:p>ഋ</text:p>
          </table:table-cell>
          <table:table-cell table:formula="of:=UNICHAR([.AH14])" office:value-type="string" office:string-value="ൃ" calcext:value-type="string">
            <text:p>ൃ</text:p>
          </table:table-cell>
          <table:table-cell table:formula="of:=UNICHAR([.AI14])" office:value-type="string" office:string-value="ൠ" calcext:value-type="string">
            <text:p>ൠ</text:p>
          </table:table-cell>
          <table:table-cell table:formula="of:=UNICHAR([.AJ14])" office:value-type="string" office:string-value="ൄ" calcext:value-type="string">
            <text:p>ൄ</text:p>
          </table:table-cell>
          <table:table-cell table:formula="of:=UNICHAR([.AK14])" office:value-type="string" office:string-value="ഌ" calcext:value-type="string">
            <text:p>ഌ</text:p>
          </table:table-cell>
          <table:table-cell table:formula="of:=UNICHAR([.AL14])" office:value-type="string" office:string-value="ൢ" calcext:value-type="string">
            <text:p>ൢ</text:p>
          </table:table-cell>
          <table:table-cell table:formula="of:=UNICHAR([.AM14])" office:value-type="string" office:string-value="ൡ" calcext:value-type="string">
            <text:p>ൡ</text:p>
          </table:table-cell>
          <table:table-cell table:formula="of:=UNICHAR([.AN14])" office:value-type="string" office:string-value="ൣ" calcext:value-type="string">
            <text:p>ൣ</text:p>
          </table:table-cell>
          <table:table-cell table:formula="of:=UNICHAR([.AO14])" office:value-type="string" office:string-value="അ" calcext:value-type="string">
            <text:p>അ</text:p>
          </table:table-cell>
          <table:table-cell table:formula="of:=UNICHAR([.AP14])" office:value-type="string" office:string-value="ം" calcext:value-type="string">
            <text:p>ം</text:p>
          </table:table-cell>
          <table:table-cell table:formula="of:=UNICHAR([.AQ14])" office:value-type="string" office:string-value="അ" calcext:value-type="string">
            <text:p>അ</text:p>
          </table:table-cell>
          <table:table-cell table:formula="of:=UNICHAR([.AR14])" office:value-type="string" office:string-value="ഃ" calcext:value-type="string">
            <text:p>ഃ</text:p>
          </table:table-cell>
          <table:table-cell table:formula="of:=UNICHAR([.AS14])" office:value-type="string" office:string-value="ക" calcext:value-type="string">
            <text:p>ക</text:p>
          </table:table-cell>
          <table:table-cell table:formula="of:=UNICHAR([.AT14])" office:value-type="string" office:string-value="" calcext:value-type="string">
            <text:p/>
          </table:table-cell>
          <table:table-cell table:formula="of:=UNICHAR([.AU14])" office:value-type="string" office:string-value="ക" calcext:value-type="string">
            <text:p>ക</text:p>
          </table:table-cell>
          <table:table-cell table:formula="of:=UNICHAR([.AV14])" office:value-type="string" office:string-value="ഖ" calcext:value-type="string">
            <text:p>ഖ</text:p>
          </table:table-cell>
          <table:table-cell table:formula="of:=UNICHAR([.AW14])" office:value-type="string" office:string-value="ഗ" calcext:value-type="string">
            <text:p>ഗ</text:p>
          </table:table-cell>
          <table:table-cell table:formula="of:=UNICHAR([.AX14])" office:value-type="string" office:string-value="ഘ" calcext:value-type="string">
            <text:p>ഘ</text:p>
          </table:table-cell>
          <table:table-cell table:formula="of:=UNICHAR([.AY14])" office:value-type="string" office:string-value="ങ" calcext:value-type="string">
            <text:p>ങ</text:p>
          </table:table-cell>
          <table:table-cell table:formula="of:=UNICHAR([.AZ14])" office:value-type="string" office:string-value="ച" calcext:value-type="string">
            <text:p>ച</text:p>
          </table:table-cell>
          <table:table-cell table:formula="of:=UNICHAR([.BA14])" office:value-type="string" office:string-value="ഛ" calcext:value-type="string">
            <text:p>ഛ</text:p>
          </table:table-cell>
          <table:table-cell table:formula="of:=UNICHAR([.BB14])" office:value-type="string" office:string-value="ജ" calcext:value-type="string">
            <text:p>ജ</text:p>
          </table:table-cell>
          <table:table-cell table:formula="of:=UNICHAR([.BC14])" office:value-type="string" office:string-value="ഝ" calcext:value-type="string">
            <text:p>ഝ</text:p>
          </table:table-cell>
          <table:table-cell table:formula="of:=UNICHAR([.BD14])" office:value-type="string" office:string-value="ഞ" calcext:value-type="string">
            <text:p>ഞ</text:p>
          </table:table-cell>
          <table:table-cell table:formula="of:=UNICHAR([.BE14])" office:value-type="string" office:string-value="ട" calcext:value-type="string">
            <text:p>ട</text:p>
          </table:table-cell>
          <table:table-cell table:formula="of:=UNICHAR([.BF14])" office:value-type="string" office:string-value="ഠ" calcext:value-type="string">
            <text:p>ഠ</text:p>
          </table:table-cell>
          <table:table-cell table:formula="of:=UNICHAR([.BG14])" office:value-type="string" office:string-value="ഡ" calcext:value-type="string">
            <text:p>ഡ</text:p>
          </table:table-cell>
          <table:table-cell table:formula="of:=UNICHAR([.BH14])" office:value-type="string" office:string-value="ഢ" calcext:value-type="string">
            <text:p>ഢ</text:p>
          </table:table-cell>
          <table:table-cell table:formula="of:=UNICHAR([.BI14])" office:value-type="string" office:string-value="ണ" calcext:value-type="string">
            <text:p>ണ</text:p>
          </table:table-cell>
          <table:table-cell table:formula="of:=UNICHAR([.BJ14])" office:value-type="string" office:string-value="ത" calcext:value-type="string">
            <text:p>ത</text:p>
          </table:table-cell>
          <table:table-cell table:formula="of:=UNICHAR([.BK14])" office:value-type="string" office:string-value="ഥ" calcext:value-type="string">
            <text:p>ഥ</text:p>
          </table:table-cell>
          <table:table-cell table:formula="of:=UNICHAR([.BL14])" office:value-type="string" office:string-value="ദ" calcext:value-type="string">
            <text:p>ദ</text:p>
          </table:table-cell>
          <table:table-cell table:formula="of:=UNICHAR([.BM14])" office:value-type="string" office:string-value="ധ" calcext:value-type="string">
            <text:p>ധ</text:p>
          </table:table-cell>
          <table:table-cell table:formula="of:=UNICHAR([.BN14])" office:value-type="string" office:string-value="ന" calcext:value-type="string">
            <text:p>ന</text:p>
          </table:table-cell>
          <table:table-cell table:formula="of:=UNICHAR([.BO14])" office:value-type="string" office:string-value="" calcext:value-type="string">
            <text:p/>
          </table:table-cell>
          <table:table-cell table:formula="of:=UNICHAR([.BP14])" office:value-type="string" office:string-value="പ" calcext:value-type="string">
            <text:p>പ</text:p>
          </table:table-cell>
          <table:table-cell table:formula="of:=UNICHAR([.BQ14])" office:value-type="string" office:string-value="ഫ" calcext:value-type="string">
            <text:p>ഫ</text:p>
          </table:table-cell>
          <table:table-cell table:formula="of:=UNICHAR([.BR14])" office:value-type="string" office:string-value="ബ" calcext:value-type="string">
            <text:p>ബ</text:p>
          </table:table-cell>
          <table:table-cell table:formula="of:=UNICHAR([.BS14])" office:value-type="string" office:string-value="ഭ" calcext:value-type="string">
            <text:p>ഭ</text:p>
          </table:table-cell>
          <table:table-cell table:formula="of:=UNICHAR([.BT14])" office:value-type="string" office:string-value="മ" calcext:value-type="string">
            <text:p>മ</text:p>
          </table:table-cell>
          <table:table-cell table:formula="of:=UNICHAR([.BU14])" office:value-type="string" office:string-value="യ" calcext:value-type="string">
            <text:p>യ</text:p>
          </table:table-cell>
          <table:table-cell table:formula="of:=UNICHAR([.BV14])" office:value-type="string" office:string-value="ര" calcext:value-type="string">
            <text:p>ര</text:p>
          </table:table-cell>
          <table:table-cell table:formula="of:=UNICHAR([.BW14])" office:value-type="string" office:string-value="റ" calcext:value-type="string">
            <text:p>റ</text:p>
          </table:table-cell>
          <table:table-cell table:formula="of:=UNICHAR([.BX14])" office:value-type="string" office:string-value="ല" calcext:value-type="string">
            <text:p>ല</text:p>
          </table:table-cell>
          <table:table-cell table:formula="of:=UNICHAR([.BY14])" office:value-type="string" office:string-value="ള" calcext:value-type="string">
            <text:p>ള</text:p>
          </table:table-cell>
          <table:table-cell table:formula="of:=UNICHAR([.BZ14])" office:value-type="string" office:string-value="ഴ" calcext:value-type="string">
            <text:p>ഴ</text:p>
          </table:table-cell>
          <table:table-cell table:formula="of:=UNICHAR([.CA14])" office:value-type="string" office:string-value="വ" calcext:value-type="string">
            <text:p>വ</text:p>
          </table:table-cell>
          <table:table-cell table:formula="of:=UNICHAR([.CB14])" office:value-type="string" office:string-value="ശ" calcext:value-type="string">
            <text:p>ശ</text:p>
          </table:table-cell>
          <table:table-cell table:formula="of:=UNICHAR([.CC14])" office:value-type="string" office:string-value="ഷ" calcext:value-type="string">
            <text:p>ഷ</text:p>
          </table:table-cell>
          <table:table-cell table:formula="of:=UNICHAR([.CD14])" office:value-type="string" office:string-value="സ" calcext:value-type="string">
            <text:p>സ</text:p>
          </table:table-cell>
          <table:table-cell table:formula="of:=UNICHAR([.CE14])" office:value-type="string" office:string-value="ഹ" calcext:value-type="string">
            <text:p>ഹ</text:p>
          </table:table-cell>
          <table:table-cell table:formula="of:=UNICHAR([.CF14])" office:value-type="string" office:string-value="" calcext:value-type="string">
            <text:p/>
          </table:table-cell>
          <table:table-cell table:formula="of:=UNICHAR([.CG14])" office:value-type="string" office:string-value="" calcext:value-type="string">
            <text:p/>
          </table:table-cell>
          <table:table-cell table:formula="of:=UNICHAR([.CH14])" office:value-type="string" office:string-value="" calcext:value-type="string">
            <text:p/>
          </table:table-cell>
          <table:table-cell table:formula="of:=UNICHAR([.CI14])" office:value-type="string" office:string-value="" calcext:value-type="string">
            <text:p/>
          </table:table-cell>
          <table:table-cell table:formula="of:=UNICHAR([.CJ14])" office:value-type="string" office:string-value="" calcext:value-type="string">
            <text:p/>
          </table:table-cell>
          <table:table-cell table:formula="of:=UNICHAR([.CK14])" office:value-type="string" office:string-value="" calcext:value-type="string">
            <text:p/>
          </table:table-cell>
          <table:table-cell table:formula="of:=UNICHAR([.CL14])" office:value-type="string" office:string-value="" calcext:value-type="string">
            <text:p/>
          </table:table-cell>
          <table:table-cell table:formula="of:=UNICHAR([.CM14])" office:value-type="string" office:string-value="" calcext:value-type="string">
            <text:p/>
          </table:table-cell>
          <table:table-cell table:formula="of:=UNICHAR([.CN14])" office:value-type="string" office:string-value="" calcext:value-type="string">
            <text:p/>
          </table:table-cell>
          <table:table-cell table:formula="of:=UNICHAR([.CO14])" office:value-type="string" office:string-value="" calcext:value-type="string">
            <text:p/>
          </table:table-cell>
          <table:table-cell table:formula="of:=UNICHAR([.CP14])" office:value-type="string" office:string-value="" calcext:value-type="string">
            <text:p/>
          </table:table-cell>
          <table:table-cell table:formula="of:=UNICHAR([.CQ14])" office:value-type="string" office:string-value="" calcext:value-type="string">
            <text:p/>
          </table:table-cell>
          <table:table-cell table:formula="of:=UNICHAR([.CR14])" office:value-type="string" office:string-value="" calcext:value-type="string">
            <text:p/>
          </table:table-cell>
          <table:table-cell table:formula="of:=UNICHAR([.CS14])" office:value-type="string" office:string-value="" calcext:value-type="string">
            <text:p/>
          </table:table-cell>
          <table:table-cell table:formula="of:=UNICHAR([.CT14])" office:value-type="string" office:string-value="" calcext:value-type="string">
            <text:p/>
          </table:table-cell>
          <table:table-cell table:formula="of:=UNICHAR([.CU14])" office:value-type="string" office:string-value="" calcext:value-type="string">
            <text:p/>
          </table:table-cell>
          <table:table-cell table:formula="of:=UNICHAR([.CV14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Tamil</text:p>
          </table:table-cell>
          <table:table-cell table:formula="of:=UNICHAR([.E15])" office:value-type="string" office:string-value="அ" calcext:value-type="string">
            <text:p>அ</text:p>
          </table:table-cell>
          <table:table-cell table:formula="of:=UNICHAR([.F15])" office:value-type="string" office:string-value="க" calcext:value-type="string">
            <text:p>க</text:p>
          </table:table-cell>
          <table:table-cell table:formula="of:=UNICHAR([.G15])" office:value-type="string" office:string-value="ஆ" calcext:value-type="string">
            <text:p>ஆ</text:p>
          </table:table-cell>
          <table:table-cell table:formula="of:=UNICHAR([.H15])" office:value-type="string" office:string-value="ா" calcext:value-type="string">
            <text:p>ா</text:p>
          </table:table-cell>
          <table:table-cell table:formula="of:=UNICHAR([.I15])" office:value-type="string" office:string-value="" calcext:value-type="string">
            <text:p/>
          </table:table-cell>
          <table:table-cell table:formula="of:=UNICHAR([.J15])" office:value-type="string" office:string-value="" calcext:value-type="string">
            <text:p/>
          </table:table-cell>
          <table:table-cell table:formula="of:=UNICHAR([.K15])" office:value-type="string" office:string-value="" calcext:value-type="string">
            <text:p/>
          </table:table-cell>
          <table:table-cell table:formula="of:=UNICHAR([.L15])" office:value-type="string" office:string-value="" calcext:value-type="string">
            <text:p/>
          </table:table-cell>
          <table:table-cell table:formula="of:=UNICHAR([.M15])" office:value-type="string" office:string-value="இ" calcext:value-type="string">
            <text:p>இ</text:p>
          </table:table-cell>
          <table:table-cell table:formula="of:=UNICHAR([.N15])" office:value-type="string" office:string-value="ி" calcext:value-type="string">
            <text:p>ி</text:p>
          </table:table-cell>
          <table:table-cell table:formula="of:=UNICHAR([.O15])" office:value-type="string" office:string-value="ஈ" calcext:value-type="string">
            <text:p>ஈ</text:p>
          </table:table-cell>
          <table:table-cell table:formula="of:=UNICHAR([.P15])" office:value-type="string" office:string-value="ீ" calcext:value-type="string">
            <text:p>ீ</text:p>
          </table:table-cell>
          <table:table-cell table:formula="of:=UNICHAR([.Q15])" office:value-type="string" office:string-value="உ" calcext:value-type="string">
            <text:p>உ</text:p>
          </table:table-cell>
          <table:table-cell table:formula="of:=UNICHAR([.R15])" office:value-type="string" office:string-value="ு" calcext:value-type="string">
            <text:p>ு</text:p>
          </table:table-cell>
          <table:table-cell table:formula="of:=UNICHAR([.S15])" office:value-type="string" office:string-value="ஊ" calcext:value-type="string">
            <text:p>ஊ</text:p>
          </table:table-cell>
          <table:table-cell table:formula="of:=UNICHAR([.T15])" office:value-type="string" office:string-value="ூ" calcext:value-type="string">
            <text:p>ூ</text:p>
          </table:table-cell>
          <table:table-cell table:formula="of:=UNICHAR([.U15])" office:value-type="string" office:string-value="எ" calcext:value-type="string">
            <text:p>எ</text:p>
          </table:table-cell>
          <table:table-cell table:formula="of:=UNICHAR([.V15])" office:value-type="string" office:string-value="ெ" calcext:value-type="string">
            <text:p>ெ</text:p>
          </table:table-cell>
          <table:table-cell table:formula="of:=UNICHAR([.W15])" office:value-type="string" office:string-value="ஏ" calcext:value-type="string">
            <text:p>ஏ</text:p>
          </table:table-cell>
          <table:table-cell table:formula="of:=UNICHAR([.X15])" office:value-type="string" office:string-value="ே" calcext:value-type="string">
            <text:p>ே</text:p>
          </table:table-cell>
          <table:table-cell table:formula="of:=UNICHAR([.Y15])" office:value-type="string" office:string-value="ஐ" calcext:value-type="string">
            <text:p>ஐ</text:p>
          </table:table-cell>
          <table:table-cell table:formula="of:=UNICHAR([.Z15])" office:value-type="string" office:string-value="ை" calcext:value-type="string">
            <text:p>ை</text:p>
          </table:table-cell>
          <table:table-cell table:formula="of:=UNICHAR([.AA15])" office:value-type="string" office:string-value="ஒ" calcext:value-type="string">
            <text:p>ஒ</text:p>
          </table:table-cell>
          <table:table-cell table:formula="of:=UNICHAR([.AB15])" office:value-type="string" office:string-value="ொ" calcext:value-type="string">
            <text:p>ொ</text:p>
          </table:table-cell>
          <table:table-cell table:formula="of:=UNICHAR([.AC15])" office:value-type="string" office:string-value="ஓ" calcext:value-type="string">
            <text:p>ஓ</text:p>
          </table:table-cell>
          <table:table-cell table:formula="of:=UNICHAR([.AD15])" office:value-type="string" office:string-value="ோ" calcext:value-type="string">
            <text:p>ோ</text:p>
          </table:table-cell>
          <table:table-cell table:formula="of:=UNICHAR([.AE15])" office:value-type="string" office:string-value="ஔ" calcext:value-type="string">
            <text:p>ஔ</text:p>
          </table:table-cell>
          <table:table-cell table:formula="of:=UNICHAR([.AF15])" office:value-type="string" office:string-value="ௌ" calcext:value-type="string">
            <text:p>ௌ</text:p>
          </table:table-cell>
          <table:table-cell table:formula="of:=UNICHAR([.AG15])" office:value-type="string" office:string-value="" calcext:value-type="string">
            <text:p/>
          </table:table-cell>
          <table:table-cell table:formula="of:=UNICHAR([.AH15])" office:value-type="string" office:string-value="" calcext:value-type="string">
            <text:p/>
          </table:table-cell>
          <table:table-cell table:formula="of:=UNICHAR([.AI15])" office:value-type="string" office:string-value="" calcext:value-type="string">
            <text:p/>
          </table:table-cell>
          <table:table-cell table:formula="of:=UNICHAR([.AJ15])" office:value-type="string" office:string-value="" calcext:value-type="string">
            <text:p/>
          </table:table-cell>
          <table:table-cell table:formula="of:=UNICHAR([.AK15])" office:value-type="string" office:string-value="" calcext:value-type="string">
            <text:p/>
          </table:table-cell>
          <table:table-cell table:formula="of:=UNICHAR([.AL15])" office:value-type="string" office:string-value="" calcext:value-type="string">
            <text:p/>
          </table:table-cell>
          <table:table-cell table:formula="of:=UNICHAR([.AM15])" office:value-type="string" office:string-value="" calcext:value-type="string">
            <text:p/>
          </table:table-cell>
          <table:table-cell table:formula="of:=UNICHAR([.AN15])" office:value-type="string" office:string-value="" calcext:value-type="string">
            <text:p/>
          </table:table-cell>
          <table:table-cell table:formula="of:=UNICHAR([.AO15])" office:value-type="string" office:string-value="" calcext:value-type="string">
            <text:p/>
          </table:table-cell>
          <table:table-cell table:formula="of:=UNICHAR([.AP15])" office:value-type="string" office:string-value="" calcext:value-type="string">
            <text:p/>
          </table:table-cell>
          <table:table-cell table:formula="of:=UNICHAR([.AQ15])" office:value-type="string" office:string-value="" calcext:value-type="string">
            <text:p/>
          </table:table-cell>
          <table:table-cell table:formula="of:=UNICHAR([.AR15])" office:value-type="string" office:string-value="" calcext:value-type="string">
            <text:p/>
          </table:table-cell>
          <table:table-cell table:formula="of:=UNICHAR([.AS15])" office:value-type="string" office:string-value="க" calcext:value-type="string">
            <text:p>க</text:p>
          </table:table-cell>
          <table:table-cell table:formula="of:=UNICHAR([.AT15])" office:value-type="string" office:string-value="" calcext:value-type="string">
            <text:p/>
          </table:table-cell>
          <table:table-cell table:formula="of:=UNICHAR([.AU15])" office:value-type="string" office:string-value="க" calcext:value-type="string">
            <text:p>க</text:p>
          </table:table-cell>
          <table:table-cell table:formula="of:=UNICHAR([.AV15])" office:value-type="string" office:string-value="" calcext:value-type="string">
            <text:p/>
          </table:table-cell>
          <table:table-cell table:formula="of:=UNICHAR([.AW15])" office:value-type="string" office:string-value="" calcext:value-type="string">
            <text:p/>
          </table:table-cell>
          <table:table-cell table:formula="of:=UNICHAR([.AX15])" office:value-type="string" office:string-value="" calcext:value-type="string">
            <text:p/>
          </table:table-cell>
          <table:table-cell table:formula="of:=UNICHAR([.AY15])" office:value-type="string" office:string-value="ங" calcext:value-type="string">
            <text:p>ங</text:p>
          </table:table-cell>
          <table:table-cell table:formula="of:=UNICHAR([.AZ15])" office:value-type="string" office:string-value="ச" calcext:value-type="string">
            <text:p>ச</text:p>
          </table:table-cell>
          <table:table-cell table:formula="of:=UNICHAR([.BA15])" office:value-type="string" office:string-value="" calcext:value-type="string">
            <text:p/>
          </table:table-cell>
          <table:table-cell table:formula="of:=UNICHAR([.BB15])" office:value-type="string" office:string-value="ஜ" calcext:value-type="string">
            <text:p>ஜ</text:p>
          </table:table-cell>
          <table:table-cell table:formula="of:=UNICHAR([.BC15])" office:value-type="string" office:string-value="" calcext:value-type="string">
            <text:p/>
          </table:table-cell>
          <table:table-cell table:formula="of:=UNICHAR([.BD15])" office:value-type="string" office:string-value="ஞ" calcext:value-type="string">
            <text:p>ஞ</text:p>
          </table:table-cell>
          <table:table-cell table:formula="of:=UNICHAR([.BE15])" office:value-type="string" office:string-value="ட" calcext:value-type="string">
            <text:p>ட</text:p>
          </table:table-cell>
          <table:table-cell table:formula="of:=UNICHAR([.BF15])" office:value-type="string" office:string-value="" calcext:value-type="string">
            <text:p/>
          </table:table-cell>
          <table:table-cell table:formula="of:=UNICHAR([.BG15])" office:value-type="string" office:string-value="" calcext:value-type="string">
            <text:p/>
          </table:table-cell>
          <table:table-cell table:formula="of:=UNICHAR([.BH15])" office:value-type="string" office:string-value="" calcext:value-type="string">
            <text:p/>
          </table:table-cell>
          <table:table-cell table:formula="of:=UNICHAR([.BI15])" office:value-type="string" office:string-value="ண" calcext:value-type="string">
            <text:p>ண</text:p>
          </table:table-cell>
          <table:table-cell table:formula="of:=UNICHAR([.BJ15])" office:value-type="string" office:string-value="த" calcext:value-type="string">
            <text:p>த</text:p>
          </table:table-cell>
          <table:table-cell table:formula="of:=UNICHAR([.BK15])" office:value-type="string" office:string-value="" calcext:value-type="string">
            <text:p/>
          </table:table-cell>
          <table:table-cell table:formula="of:=UNICHAR([.BL15])" office:value-type="string" office:string-value="" calcext:value-type="string">
            <text:p/>
          </table:table-cell>
          <table:table-cell table:formula="of:=UNICHAR([.BM15])" office:value-type="string" office:string-value="" calcext:value-type="string">
            <text:p/>
          </table:table-cell>
          <table:table-cell table:formula="of:=UNICHAR([.BN15])" office:value-type="string" office:string-value="ந" calcext:value-type="string">
            <text:p>ந</text:p>
          </table:table-cell>
          <table:table-cell table:formula="of:=UNICHAR([.BO15])" office:value-type="string" office:string-value="ன" calcext:value-type="string">
            <text:p>ன</text:p>
          </table:table-cell>
          <table:table-cell table:formula="of:=UNICHAR([.BP15])" office:value-type="string" office:string-value="ப" calcext:value-type="string">
            <text:p>ப</text:p>
          </table:table-cell>
          <table:table-cell table:formula="of:=UNICHAR([.BQ15])" office:value-type="string" office:string-value="" calcext:value-type="string">
            <text:p/>
          </table:table-cell>
          <table:table-cell table:formula="of:=UNICHAR([.BR15])" office:value-type="string" office:string-value="" calcext:value-type="string">
            <text:p/>
          </table:table-cell>
          <table:table-cell table:formula="of:=UNICHAR([.BS15])" office:value-type="string" office:string-value="" calcext:value-type="string">
            <text:p/>
          </table:table-cell>
          <table:table-cell table:formula="of:=UNICHAR([.BT15])" office:value-type="string" office:string-value="ம" calcext:value-type="string">
            <text:p>ம</text:p>
          </table:table-cell>
          <table:table-cell table:formula="of:=UNICHAR([.BU15])" office:value-type="string" office:string-value="ய" calcext:value-type="string">
            <text:p>ய</text:p>
          </table:table-cell>
          <table:table-cell table:formula="of:=UNICHAR([.BV15])" office:value-type="string" office:string-value="ர" calcext:value-type="string">
            <text:p>ர</text:p>
          </table:table-cell>
          <table:table-cell table:formula="of:=UNICHAR([.BW15])" office:value-type="string" office:string-value="ற" calcext:value-type="string">
            <text:p>ற</text:p>
          </table:table-cell>
          <table:table-cell table:formula="of:=UNICHAR([.BX15])" office:value-type="string" office:string-value="ல" calcext:value-type="string">
            <text:p>ல</text:p>
          </table:table-cell>
          <table:table-cell table:formula="of:=UNICHAR([.BY15])" office:value-type="string" office:string-value="ள" calcext:value-type="string">
            <text:p>ள</text:p>
          </table:table-cell>
          <table:table-cell table:formula="of:=UNICHAR([.BZ15])" office:value-type="string" office:string-value="ழ" calcext:value-type="string">
            <text:p>ழ</text:p>
          </table:table-cell>
          <table:table-cell table:formula="of:=UNICHAR([.CA15])" office:value-type="string" office:string-value="வ" calcext:value-type="string">
            <text:p>வ</text:p>
          </table:table-cell>
          <table:table-cell table:formula="of:=UNICHAR([.CB15])" office:value-type="string" office:string-value="ஶ" calcext:value-type="string">
            <text:p>ஶ</text:p>
          </table:table-cell>
          <table:table-cell table:formula="of:=UNICHAR([.CC15])" office:value-type="string" office:string-value="ஷ" calcext:value-type="string">
            <text:p>ஷ</text:p>
          </table:table-cell>
          <table:table-cell table:formula="of:=UNICHAR([.CD15])" office:value-type="string" office:string-value="ஸ" calcext:value-type="string">
            <text:p>ஸ</text:p>
          </table:table-cell>
          <table:table-cell table:formula="of:=UNICHAR([.CE15])" office:value-type="string" office:string-value="ஹ" calcext:value-type="string">
            <text:p>ஹ</text:p>
          </table:table-cell>
          <table:table-cell table:formula="of:=UNICHAR([.CF15])" office:value-type="string" office:string-value="" calcext:value-type="string">
            <text:p/>
          </table:table-cell>
          <table:table-cell table:formula="of:=UNICHAR([.CG15])" office:value-type="string" office:string-value="" calcext:value-type="string">
            <text:p/>
          </table:table-cell>
          <table:table-cell table:formula="of:=UNICHAR([.CH15])" office:value-type="string" office:string-value="" calcext:value-type="string">
            <text:p/>
          </table:table-cell>
          <table:table-cell table:formula="of:=UNICHAR([.CI15])" office:value-type="string" office:string-value="" calcext:value-type="string">
            <text:p/>
          </table:table-cell>
          <table:table-cell table:formula="of:=UNICHAR([.CJ15])" office:value-type="string" office:string-value="" calcext:value-type="string">
            <text:p/>
          </table:table-cell>
          <table:table-cell table:formula="of:=UNICHAR([.CK15])" office:value-type="string" office:string-value="" calcext:value-type="string">
            <text:p/>
          </table:table-cell>
          <table:table-cell table:formula="of:=UNICHAR([.CL15])" office:value-type="string" office:string-value="" calcext:value-type="string">
            <text:p/>
          </table:table-cell>
          <table:table-cell table:formula="of:=UNICHAR([.CM15])" office:value-type="string" office:string-value="" calcext:value-type="string">
            <text:p/>
          </table:table-cell>
          <table:table-cell table:formula="of:=UNICHAR([.CN15])" office:value-type="string" office:string-value="" calcext:value-type="string">
            <text:p/>
          </table:table-cell>
          <table:table-cell table:formula="of:=UNICHAR([.CO15])" office:value-type="string" office:string-value="" calcext:value-type="string">
            <text:p/>
          </table:table-cell>
          <table:table-cell table:formula="of:=UNICHAR([.CP15])" office:value-type="string" office:string-value="" calcext:value-type="string">
            <text:p/>
          </table:table-cell>
          <table:table-cell table:formula="of:=UNICHAR([.CQ15])" office:value-type="string" office:string-value="" calcext:value-type="string">
            <text:p/>
          </table:table-cell>
          <table:table-cell table:formula="of:=UNICHAR([.CR15])" office:value-type="string" office:string-value="" calcext:value-type="string">
            <text:p/>
          </table:table-cell>
          <table:table-cell table:formula="of:=UNICHAR([.CS15])" office:value-type="string" office:string-value="" calcext:value-type="string">
            <text:p/>
          </table:table-cell>
          <table:table-cell table:formula="of:=UNICHAR([.CT15])" office:value-type="string" office:string-value="" calcext:value-type="string">
            <text:p/>
          </table:table-cell>
          <table:table-cell table:formula="of:=UNICHAR([.CU15])" office:value-type="string" office:string-value="" calcext:value-type="string">
            <text:p/>
          </table:table-cell>
          <table:table-cell table:formula="of:=UNICHAR([.CV15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Burmese</text:p>
          </table:table-cell>
          <table:table-cell table:formula="of:=UNICHAR([.E16])" office:value-type="string" office:string-value="အ" calcext:value-type="string">
            <text:p>အ</text:p>
          </table:table-cell>
          <table:table-cell table:formula="of:=UNICHAR([.F16])" office:value-type="string" office:string-value="က" calcext:value-type="string">
            <text:p>က</text:p>
          </table:table-cell>
          <table:table-cell table:formula="of:=UNICHAR([.G16])" office:value-type="string" office:string-value="အ" calcext:value-type="string">
            <text:p>အ</text:p>
          </table:table-cell>
          <table:table-cell table:formula="of:=UNICHAR([.H16])" office:value-type="string" office:string-value="ာ" calcext:value-type="string">
            <text:p>ာ</text:p>
          </table:table-cell>
          <table:table-cell table:formula="of:=UNICHAR([.I16])" office:value-type="string" office:string-value="" calcext:value-type="string">
            <text:p/>
          </table:table-cell>
          <table:table-cell table:formula="of:=UNICHAR([.J16])" office:value-type="string" office:string-value="" calcext:value-type="string">
            <text:p/>
          </table:table-cell>
          <table:table-cell table:formula="of:=UNICHAR([.K16])" office:value-type="string" office:string-value="" calcext:value-type="string">
            <text:p/>
          </table:table-cell>
          <table:table-cell table:formula="of:=UNICHAR([.L16])" office:value-type="string" office:string-value="" calcext:value-type="string">
            <text:p/>
          </table:table-cell>
          <table:table-cell table:formula="of:=UNICHAR([.M16])" office:value-type="string" office:string-value="ဣ" calcext:value-type="string">
            <text:p>ဣ</text:p>
          </table:table-cell>
          <table:table-cell table:formula="of:=UNICHAR([.N16])" office:value-type="string" office:string-value="ိ" calcext:value-type="string">
            <text:p>ိ</text:p>
          </table:table-cell>
          <table:table-cell table:formula="of:=UNICHAR([.O16])" office:value-type="string" office:string-value="ဤ" calcext:value-type="string">
            <text:p>ဤ</text:p>
          </table:table-cell>
          <table:table-cell table:formula="of:=UNICHAR([.P16])" office:value-type="string" office:string-value="ီ" calcext:value-type="string">
            <text:p>ီ</text:p>
          </table:table-cell>
          <table:table-cell table:formula="of:=UNICHAR([.Q16])" office:value-type="string" office:string-value="ဥ" calcext:value-type="string">
            <text:p>ဥ</text:p>
          </table:table-cell>
          <table:table-cell table:formula="of:=UNICHAR([.R16])" office:value-type="string" office:string-value="ု" calcext:value-type="string">
            <text:p>ု</text:p>
          </table:table-cell>
          <table:table-cell table:formula="of:=UNICHAR([.S16])" office:value-type="string" office:string-value="ဦ" calcext:value-type="string">
            <text:p>ဦ</text:p>
          </table:table-cell>
          <table:table-cell table:formula="of:=UNICHAR([.T16])" office:value-type="string" office:string-value="ူ" calcext:value-type="string">
            <text:p>ူ</text:p>
          </table:table-cell>
          <table:table-cell table:formula="of:=UNICHAR([.U16])" office:value-type="string" office:string-value="ဧ" calcext:value-type="string">
            <text:p>ဧ</text:p>
          </table:table-cell>
          <table:table-cell table:formula="of:=UNICHAR([.V16])" office:value-type="string" office:string-value="ေ" calcext:value-type="string">
            <text:p>ေ</text:p>
          </table:table-cell>
          <table:table-cell table:formula="of:=UNICHAR([.W16])" office:value-type="string" office:string-value="အ" calcext:value-type="string">
            <text:p>အ</text:p>
          </table:table-cell>
          <table:table-cell table:formula="of:=UNICHAR([.X16])" office:value-type="string" office:string-value="း" calcext:value-type="string">
            <text:p>း</text:p>
          </table:table-cell>
          <table:table-cell table:formula="of:=UNICHAR([.Y16])" office:value-type="string" office:string-value="" calcext:value-type="string">
            <text:p/>
          </table:table-cell>
          <table:table-cell table:formula="of:=UNICHAR([.Z16])" office:value-type="string" office:string-value="" calcext:value-type="string">
            <text:p/>
          </table:table-cell>
          <table:table-cell table:formula="of:=UNICHAR([.AA16])" office:value-type="string" office:string-value="ဩ" calcext:value-type="string">
            <text:p>ဩ</text:p>
          </table:table-cell>
          <table:table-cell table:formula="of:=UNICHAR([.AB16])" office:value-type="string" office:string-value="ာ" calcext:value-type="string">
            <text:p>ာ</text:p>
          </table:table-cell>
          <table:table-cell table:formula="of:=UNICHAR([.AC16])" office:value-type="string" office:string-value="" calcext:value-type="string">
            <text:p/>
          </table:table-cell>
          <table:table-cell table:formula="of:=UNICHAR([.AD16])" office:value-type="string" office:string-value="" calcext:value-type="string">
            <text:p/>
          </table:table-cell>
          <table:table-cell table:formula="of:=UNICHAR([.AE16])" office:value-type="string" office:string-value="ဪ" calcext:value-type="string">
            <text:p>ဪ</text:p>
          </table:table-cell>
          <table:table-cell table:formula="of:=UNICHAR([.AF16])" office:value-type="string" office:string-value="်" calcext:value-type="string">
            <text:p>်</text:p>
          </table:table-cell>
          <table:table-cell table:formula="of:=UNICHAR([.AG16])" office:value-type="string" office:string-value="ၒ" calcext:value-type="string">
            <text:p>ၒ</text:p>
          </table:table-cell>
          <table:table-cell table:formula="of:=UNICHAR([.AH16])" office:value-type="string" office:string-value="ၖ" calcext:value-type="string">
            <text:p>ၖ</text:p>
          </table:table-cell>
          <table:table-cell table:formula="of:=UNICHAR([.AI16])" office:value-type="string" office:string-value="ၓ" calcext:value-type="string">
            <text:p>ၓ</text:p>
          </table:table-cell>
          <table:table-cell table:formula="of:=UNICHAR([.AJ16])" office:value-type="string" office:string-value="ၗ" calcext:value-type="string">
            <text:p>ၗ</text:p>
          </table:table-cell>
          <table:table-cell table:formula="of:=UNICHAR([.AK16])" office:value-type="string" office:string-value="ၔ" calcext:value-type="string">
            <text:p>ၔ</text:p>
          </table:table-cell>
          <table:table-cell table:formula="of:=UNICHAR([.AL16])" office:value-type="string" office:string-value="ၘ" calcext:value-type="string">
            <text:p>ၘ</text:p>
          </table:table-cell>
          <table:table-cell table:formula="of:=UNICHAR([.AM16])" office:value-type="string" office:string-value="ၕ" calcext:value-type="string">
            <text:p>ၕ</text:p>
          </table:table-cell>
          <table:table-cell table:formula="of:=UNICHAR([.AN16])" office:value-type="string" office:string-value="ၙ" calcext:value-type="string">
            <text:p>ၙ</text:p>
          </table:table-cell>
          <table:table-cell table:formula="of:=UNICHAR([.AO16])" office:value-type="string" office:string-value="" calcext:value-type="string">
            <text:p/>
          </table:table-cell>
          <table:table-cell table:formula="of:=UNICHAR([.AP16])" office:value-type="string" office:string-value="" calcext:value-type="string">
            <text:p/>
          </table:table-cell>
          <table:table-cell table:formula="of:=UNICHAR([.AQ16])" office:value-type="string" office:string-value="" calcext:value-type="string">
            <text:p/>
          </table:table-cell>
          <table:table-cell table:formula="of:=UNICHAR([.AR16])" office:value-type="string" office:string-value="" calcext:value-type="string">
            <text:p/>
          </table:table-cell>
          <table:table-cell table:formula="of:=UNICHAR([.AS16])" office:value-type="string" office:string-value="" calcext:value-type="string">
            <text:p/>
          </table:table-cell>
          <table:table-cell table:formula="of:=UNICHAR([.AT16])" office:value-type="string" office:string-value="" calcext:value-type="string">
            <text:p/>
          </table:table-cell>
          <table:table-cell table:formula="of:=UNICHAR([.AU16])" office:value-type="string" office:string-value="က" calcext:value-type="string">
            <text:p>က</text:p>
          </table:table-cell>
          <table:table-cell table:formula="of:=UNICHAR([.AV16])" office:value-type="string" office:string-value="ခ" calcext:value-type="string">
            <text:p>ခ</text:p>
          </table:table-cell>
          <table:table-cell table:formula="of:=UNICHAR([.AW16])" office:value-type="string" office:string-value="ဂ" calcext:value-type="string">
            <text:p>ဂ</text:p>
          </table:table-cell>
          <table:table-cell table:formula="of:=UNICHAR([.AX16])" office:value-type="string" office:string-value="ဃ" calcext:value-type="string">
            <text:p>ဃ</text:p>
          </table:table-cell>
          <table:table-cell table:formula="of:=UNICHAR([.AY16])" office:value-type="string" office:string-value="င" calcext:value-type="string">
            <text:p>င</text:p>
          </table:table-cell>
          <table:table-cell table:formula="of:=UNICHAR([.AZ16])" office:value-type="string" office:string-value="စ" calcext:value-type="string">
            <text:p>စ</text:p>
          </table:table-cell>
          <table:table-cell table:formula="of:=UNICHAR([.BA16])" office:value-type="string" office:string-value="ဆ" calcext:value-type="string">
            <text:p>ဆ</text:p>
          </table:table-cell>
          <table:table-cell table:formula="of:=UNICHAR([.BB16])" office:value-type="string" office:string-value="ဇ" calcext:value-type="string">
            <text:p>ဇ</text:p>
          </table:table-cell>
          <table:table-cell table:formula="of:=UNICHAR([.BC16])" office:value-type="string" office:string-value="ဈ" calcext:value-type="string">
            <text:p>ဈ</text:p>
          </table:table-cell>
          <table:table-cell table:formula="of:=UNICHAR([.BD16])" office:value-type="string" office:string-value="ဉ" calcext:value-type="string">
            <text:p>ဉ</text:p>
          </table:table-cell>
          <table:table-cell table:formula="of:=UNICHAR([.BE16])" office:value-type="string" office:string-value="ဋ" calcext:value-type="string">
            <text:p>ဋ</text:p>
          </table:table-cell>
          <table:table-cell table:formula="of:=UNICHAR([.BF16])" office:value-type="string" office:string-value="ဌ" calcext:value-type="string">
            <text:p>ဌ</text:p>
          </table:table-cell>
          <table:table-cell table:formula="of:=UNICHAR([.BG16])" office:value-type="string" office:string-value="ဍ" calcext:value-type="string">
            <text:p>ဍ</text:p>
          </table:table-cell>
          <table:table-cell table:formula="of:=UNICHAR([.BH16])" office:value-type="string" office:string-value="ဎ" calcext:value-type="string">
            <text:p>ဎ</text:p>
          </table:table-cell>
          <table:table-cell table:formula="of:=UNICHAR([.BI16])" office:value-type="string" office:string-value="ဏ" calcext:value-type="string">
            <text:p>ဏ</text:p>
          </table:table-cell>
          <table:table-cell table:formula="of:=UNICHAR([.BJ16])" office:value-type="string" office:string-value="တ" calcext:value-type="string">
            <text:p>တ</text:p>
          </table:table-cell>
          <table:table-cell table:formula="of:=UNICHAR([.BK16])" office:value-type="string" office:string-value="ထ" calcext:value-type="string">
            <text:p>ထ</text:p>
          </table:table-cell>
          <table:table-cell table:formula="of:=UNICHAR([.BL16])" office:value-type="string" office:string-value="ဒ" calcext:value-type="string">
            <text:p>ဒ</text:p>
          </table:table-cell>
          <table:table-cell table:formula="of:=UNICHAR([.BM16])" office:value-type="string" office:string-value="ဓ" calcext:value-type="string">
            <text:p>ဓ</text:p>
          </table:table-cell>
          <table:table-cell table:formula="of:=UNICHAR([.BN16])" office:value-type="string" office:string-value="န" calcext:value-type="string">
            <text:p>န</text:p>
          </table:table-cell>
          <table:table-cell table:formula="of:=UNICHAR([.BO16])" office:value-type="string" office:string-value="" calcext:value-type="string">
            <text:p/>
          </table:table-cell>
          <table:table-cell table:formula="of:=UNICHAR([.BP16])" office:value-type="string" office:string-value="ပ" calcext:value-type="string">
            <text:p>ပ</text:p>
          </table:table-cell>
          <table:table-cell table:formula="of:=UNICHAR([.BQ16])" office:value-type="string" office:string-value="ဖ" calcext:value-type="string">
            <text:p>ဖ</text:p>
          </table:table-cell>
          <table:table-cell table:formula="of:=UNICHAR([.BR16])" office:value-type="string" office:string-value="ဗ" calcext:value-type="string">
            <text:p>ဗ</text:p>
          </table:table-cell>
          <table:table-cell table:formula="of:=UNICHAR([.BS16])" office:value-type="string" office:string-value="ဘ" calcext:value-type="string">
            <text:p>ဘ</text:p>
          </table:table-cell>
          <table:table-cell table:formula="of:=UNICHAR([.BT16])" office:value-type="string" office:string-value="မ" calcext:value-type="string">
            <text:p>မ</text:p>
          </table:table-cell>
          <table:table-cell table:formula="of:=UNICHAR([.BU16])" office:value-type="string" office:string-value="ယ" calcext:value-type="string">
            <text:p>ယ</text:p>
          </table:table-cell>
          <table:table-cell table:formula="of:=UNICHAR([.BV16])" office:value-type="string" office:string-value="ရ" calcext:value-type="string">
            <text:p>ရ</text:p>
          </table:table-cell>
          <table:table-cell table:formula="of:=UNICHAR([.BW16])" office:value-type="string" office:string-value="" calcext:value-type="string">
            <text:p/>
          </table:table-cell>
          <table:table-cell table:formula="of:=UNICHAR([.BX16])" office:value-type="string" office:string-value="လ" calcext:value-type="string">
            <text:p>လ</text:p>
          </table:table-cell>
          <table:table-cell table:formula="of:=UNICHAR([.BY16])" office:value-type="string" office:string-value="ဠ" calcext:value-type="string">
            <text:p>ဠ</text:p>
          </table:table-cell>
          <table:table-cell table:formula="of:=UNICHAR([.BZ16])" office:value-type="string" office:string-value="ၔ" calcext:value-type="string">
            <text:p>ၔ</text:p>
          </table:table-cell>
          <table:table-cell table:formula="of:=UNICHAR([.CA16])" office:value-type="string" office:string-value="ဝ" calcext:value-type="string">
            <text:p>ဝ</text:p>
          </table:table-cell>
          <table:table-cell table:formula="of:=UNICHAR([.CB16])" office:value-type="string" office:string-value="ၐ" calcext:value-type="string">
            <text:p>ၐ</text:p>
          </table:table-cell>
          <table:table-cell table:formula="of:=UNICHAR([.CC16])" office:value-type="string" office:string-value="ၑ" calcext:value-type="string">
            <text:p>ၑ</text:p>
          </table:table-cell>
          <table:table-cell table:formula="of:=UNICHAR([.CD16])" office:value-type="string" office:string-value="သ" calcext:value-type="string">
            <text:p>သ</text:p>
          </table:table-cell>
          <table:table-cell table:formula="of:=UNICHAR([.CE16])" office:value-type="string" office:string-value="ဟ" calcext:value-type="string">
            <text:p>ဟ</text:p>
          </table:table-cell>
          <table:table-cell table:formula="of:=UNICHAR([.CF16])" office:value-type="string" office:string-value="" calcext:value-type="string">
            <text:p/>
          </table:table-cell>
          <table:table-cell table:formula="of:=UNICHAR([.CG16])" office:value-type="string" office:string-value="" calcext:value-type="string">
            <text:p/>
          </table:table-cell>
          <table:table-cell table:formula="of:=UNICHAR([.CH16])" office:value-type="string" office:string-value="" calcext:value-type="string">
            <text:p/>
          </table:table-cell>
          <table:table-cell table:formula="of:=UNICHAR([.CI16])" office:value-type="string" office:string-value="" calcext:value-type="string">
            <text:p/>
          </table:table-cell>
          <table:table-cell table:formula="of:=UNICHAR([.CJ16])" office:value-type="string" office:string-value="" calcext:value-type="string">
            <text:p/>
          </table:table-cell>
          <table:table-cell table:formula="of:=UNICHAR([.CK16])" office:value-type="string" office:string-value="" calcext:value-type="string">
            <text:p/>
          </table:table-cell>
          <table:table-cell table:formula="of:=UNICHAR([.CL16])" office:value-type="string" office:string-value="" calcext:value-type="string">
            <text:p/>
          </table:table-cell>
          <table:table-cell table:formula="of:=UNICHAR([.CM16])" office:value-type="string" office:string-value="" calcext:value-type="string">
            <text:p/>
          </table:table-cell>
          <table:table-cell table:formula="of:=UNICHAR([.CN16])" office:value-type="string" office:string-value="" calcext:value-type="string">
            <text:p/>
          </table:table-cell>
          <table:table-cell table:formula="of:=UNICHAR([.CO16])" office:value-type="string" office:string-value="" calcext:value-type="string">
            <text:p/>
          </table:table-cell>
          <table:table-cell table:formula="of:=UNICHAR([.CP16])" office:value-type="string" office:string-value="" calcext:value-type="string">
            <text:p/>
          </table:table-cell>
          <table:table-cell table:formula="of:=UNICHAR([.CQ16])" office:value-type="string" office:string-value="" calcext:value-type="string">
            <text:p/>
          </table:table-cell>
          <table:table-cell table:formula="of:=UNICHAR([.CR16])" office:value-type="string" office:string-value="" calcext:value-type="string">
            <text:p/>
          </table:table-cell>
          <table:table-cell table:formula="of:=UNICHAR([.CS16])" office:value-type="string" office:string-value="" calcext:value-type="string">
            <text:p/>
          </table:table-cell>
          <table:table-cell table:formula="of:=UNICHAR([.CT16])" office:value-type="string" office:string-value="" calcext:value-type="string">
            <text:p/>
          </table:table-cell>
          <table:table-cell table:formula="of:=UNICHAR([.CU16])" office:value-type="string" office:string-value="" calcext:value-type="string">
            <text:p/>
          </table:table-cell>
          <table:table-cell table:formula="of:=UNICHAR([.CV16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Khmer</text:p>
          </table:table-cell>
          <table:table-cell table:formula="of:=UNICHAR([.E17])" office:value-type="string" office:string-value="ឣ" calcext:value-type="string">
            <text:p>ឣ</text:p>
          </table:table-cell>
          <table:table-cell table:formula="of:=UNICHAR([.F17])" office:value-type="string" office:string-value="ក" calcext:value-type="string">
            <text:p>ក</text:p>
          </table:table-cell>
          <table:table-cell table:formula="of:=UNICHAR([.G17])" office:value-type="string" office:string-value="ឤ" calcext:value-type="string">
            <text:p>ឤ</text:p>
          </table:table-cell>
          <table:table-cell table:formula="of:=UNICHAR([.H17])" office:value-type="string" office:string-value="ា" calcext:value-type="string">
            <text:p>ា</text:p>
          </table:table-cell>
          <table:table-cell table:formula="of:=UNICHAR([.I17])" office:value-type="string" office:string-value="" calcext:value-type="string">
            <text:p/>
          </table:table-cell>
          <table:table-cell table:formula="of:=UNICHAR([.J17])" office:value-type="string" office:string-value="" calcext:value-type="string">
            <text:p/>
          </table:table-cell>
          <table:table-cell table:formula="of:=UNICHAR([.K17])" office:value-type="string" office:string-value="" calcext:value-type="string">
            <text:p/>
          </table:table-cell>
          <table:table-cell table:formula="of:=UNICHAR([.L17])" office:value-type="string" office:string-value="" calcext:value-type="string">
            <text:p/>
          </table:table-cell>
          <table:table-cell table:formula="of:=UNICHAR([.M17])" office:value-type="string" office:string-value="ឥ" calcext:value-type="string">
            <text:p>ឥ</text:p>
          </table:table-cell>
          <table:table-cell table:formula="of:=UNICHAR([.N17])" office:value-type="string" office:string-value="ិ" calcext:value-type="string">
            <text:p>ិ</text:p>
          </table:table-cell>
          <table:table-cell table:formula="of:=UNICHAR([.O17])" office:value-type="string" office:string-value="ឦ" calcext:value-type="string">
            <text:p>ឦ</text:p>
          </table:table-cell>
          <table:table-cell table:formula="of:=UNICHAR([.P17])" office:value-type="string" office:string-value="ី" calcext:value-type="string">
            <text:p>ី</text:p>
          </table:table-cell>
          <table:table-cell table:formula="of:=UNICHAR([.Q17])" office:value-type="string" office:string-value="ឧ" calcext:value-type="string">
            <text:p>ឧ</text:p>
          </table:table-cell>
          <table:table-cell table:formula="of:=UNICHAR([.R17])" office:value-type="string" office:string-value="ុ" calcext:value-type="string">
            <text:p>ុ</text:p>
          </table:table-cell>
          <table:table-cell table:formula="of:=UNICHAR([.S17])" office:value-type="string" office:string-value="ឩ" calcext:value-type="string">
            <text:p>ឩ</text:p>
          </table:table-cell>
          <table:table-cell table:formula="of:=UNICHAR([.T17])" office:value-type="string" office:string-value="ូ" calcext:value-type="string">
            <text:p>ូ</text:p>
          </table:table-cell>
          <table:table-cell table:formula="of:=UNICHAR([.U17])" office:value-type="string" office:string-value="" calcext:value-type="string">
            <text:p/>
          </table:table-cell>
          <table:table-cell table:formula="of:=UNICHAR([.V17])" office:value-type="string" office:string-value="" calcext:value-type="string">
            <text:p/>
          </table:table-cell>
          <table:table-cell table:formula="of:=UNICHAR([.W17])" office:value-type="string" office:string-value="ឯ" calcext:value-type="string">
            <text:p>ឯ</text:p>
          </table:table-cell>
          <table:table-cell table:formula="of:=UNICHAR([.X17])" office:value-type="string" office:string-value="េ" calcext:value-type="string">
            <text:p>េ</text:p>
          </table:table-cell>
          <table:table-cell table:formula="of:=UNICHAR([.Y17])" office:value-type="string" office:string-value="ឰ" calcext:value-type="string">
            <text:p>ឰ</text:p>
          </table:table-cell>
          <table:table-cell table:formula="of:=UNICHAR([.Z17])" office:value-type="string" office:string-value="ៃ" calcext:value-type="string">
            <text:p>ៃ</text:p>
          </table:table-cell>
          <table:table-cell table:formula="of:=UNICHAR([.AA17])" office:value-type="string" office:string-value="" calcext:value-type="string">
            <text:p/>
          </table:table-cell>
          <table:table-cell table:formula="of:=UNICHAR([.AB17])" office:value-type="string" office:string-value="" calcext:value-type="string">
            <text:p/>
          </table:table-cell>
          <table:table-cell table:formula="of:=UNICHAR([.AC17])" office:value-type="string" office:string-value="ឱ" calcext:value-type="string">
            <text:p>ឱ</text:p>
          </table:table-cell>
          <table:table-cell table:formula="of:=UNICHAR([.AD17])" office:value-type="string" office:string-value="ោ" calcext:value-type="string">
            <text:p>ោ</text:p>
          </table:table-cell>
          <table:table-cell table:formula="of:=UNICHAR([.AE17])" office:value-type="string" office:string-value="ឳ" calcext:value-type="string">
            <text:p>ឳ</text:p>
          </table:table-cell>
          <table:table-cell table:formula="of:=UNICHAR([.AF17])" office:value-type="string" office:string-value="ៅ" calcext:value-type="string">
            <text:p>ៅ</text:p>
          </table:table-cell>
          <table:table-cell table:formula="of:=UNICHAR([.AG17])" office:value-type="string" office:string-value="ឫ" calcext:value-type="string">
            <text:p>ឫ</text:p>
          </table:table-cell>
          <table:table-cell table:formula="of:=UNICHAR([.AH17])" office:value-type="string" office:string-value="ឫ" calcext:value-type="string">
            <text:p>ឫ</text:p>
          </table:table-cell>
          <table:table-cell table:formula="of:=UNICHAR([.AI17])" office:value-type="string" office:string-value="ឬ" calcext:value-type="string">
            <text:p>ឬ</text:p>
          </table:table-cell>
          <table:table-cell table:formula="of:=UNICHAR([.AJ17])" office:value-type="string" office:string-value="ឬ" calcext:value-type="string">
            <text:p>ឬ</text:p>
          </table:table-cell>
          <table:table-cell table:formula="of:=UNICHAR([.AK17])" office:value-type="string" office:string-value="ឭ" calcext:value-type="string">
            <text:p>ឭ</text:p>
          </table:table-cell>
          <table:table-cell table:formula="of:=UNICHAR([.AL17])" office:value-type="string" office:string-value="ឭ" calcext:value-type="string">
            <text:p>ឭ</text:p>
          </table:table-cell>
          <table:table-cell table:formula="of:=UNICHAR([.AM17])" office:value-type="string" office:string-value="ឮ" calcext:value-type="string">
            <text:p>ឮ</text:p>
          </table:table-cell>
          <table:table-cell table:formula="of:=UNICHAR([.AN17])" office:value-type="string" office:string-value="ឮ" calcext:value-type="string">
            <text:p>ឮ</text:p>
          </table:table-cell>
          <table:table-cell table:formula="of:=UNICHAR([.AO17])" office:value-type="string" office:string-value="" calcext:value-type="string">
            <text:p/>
          </table:table-cell>
          <table:table-cell table:formula="of:=UNICHAR([.AP17])" office:value-type="string" office:string-value="" calcext:value-type="string">
            <text:p/>
          </table:table-cell>
          <table:table-cell table:formula="of:=UNICHAR([.AQ17])" office:value-type="string" office:string-value="" calcext:value-type="string">
            <text:p/>
          </table:table-cell>
          <table:table-cell table:formula="of:=UNICHAR([.AR17])" office:value-type="string" office:string-value="" calcext:value-type="string">
            <text:p/>
          </table:table-cell>
          <table:table-cell table:formula="of:=UNICHAR([.AS17])" office:value-type="string" office:string-value="" calcext:value-type="string">
            <text:p/>
          </table:table-cell>
          <table:table-cell table:formula="of:=UNICHAR([.AT17])" office:value-type="string" office:string-value="" calcext:value-type="string">
            <text:p/>
          </table:table-cell>
          <table:table-cell table:formula="of:=UNICHAR([.AU17])" office:value-type="string" office:string-value="ក" calcext:value-type="string">
            <text:p>ក</text:p>
          </table:table-cell>
          <table:table-cell table:formula="of:=UNICHAR([.AV17])" office:value-type="string" office:string-value="ខ" calcext:value-type="string">
            <text:p>ខ</text:p>
          </table:table-cell>
          <table:table-cell table:formula="of:=UNICHAR([.AW17])" office:value-type="string" office:string-value="គ" calcext:value-type="string">
            <text:p>គ</text:p>
          </table:table-cell>
          <table:table-cell table:formula="of:=UNICHAR([.AX17])" office:value-type="string" office:string-value="ឃ" calcext:value-type="string">
            <text:p>ឃ</text:p>
          </table:table-cell>
          <table:table-cell table:formula="of:=UNICHAR([.AY17])" office:value-type="string" office:string-value="ង" calcext:value-type="string">
            <text:p>ង</text:p>
          </table:table-cell>
          <table:table-cell table:formula="of:=UNICHAR([.AZ17])" office:value-type="string" office:string-value="ច" calcext:value-type="string">
            <text:p>ច</text:p>
          </table:table-cell>
          <table:table-cell table:formula="of:=UNICHAR([.BA17])" office:value-type="string" office:string-value="ឆ" calcext:value-type="string">
            <text:p>ឆ</text:p>
          </table:table-cell>
          <table:table-cell table:formula="of:=UNICHAR([.BB17])" office:value-type="string" office:string-value="ជ" calcext:value-type="string">
            <text:p>ជ</text:p>
          </table:table-cell>
          <table:table-cell table:formula="of:=UNICHAR([.BC17])" office:value-type="string" office:string-value="ឈ" calcext:value-type="string">
            <text:p>ឈ</text:p>
          </table:table-cell>
          <table:table-cell table:formula="of:=UNICHAR([.BD17])" office:value-type="string" office:string-value="ញ" calcext:value-type="string">
            <text:p>ញ</text:p>
          </table:table-cell>
          <table:table-cell table:formula="of:=UNICHAR([.BE17])" office:value-type="string" office:string-value="ដ" calcext:value-type="string">
            <text:p>ដ</text:p>
          </table:table-cell>
          <table:table-cell table:formula="of:=UNICHAR([.BF17])" office:value-type="string" office:string-value="ឋ" calcext:value-type="string">
            <text:p>ឋ</text:p>
          </table:table-cell>
          <table:table-cell table:formula="of:=UNICHAR([.BG17])" office:value-type="string" office:string-value="ឌ" calcext:value-type="string">
            <text:p>ឌ</text:p>
          </table:table-cell>
          <table:table-cell table:formula="of:=UNICHAR([.BH17])" office:value-type="string" office:string-value="ឍ" calcext:value-type="string">
            <text:p>ឍ</text:p>
          </table:table-cell>
          <table:table-cell table:formula="of:=UNICHAR([.BI17])" office:value-type="string" office:string-value="ណ" calcext:value-type="string">
            <text:p>ណ</text:p>
          </table:table-cell>
          <table:table-cell table:formula="of:=UNICHAR([.BJ17])" office:value-type="string" office:string-value="ត" calcext:value-type="string">
            <text:p>ត</text:p>
          </table:table-cell>
          <table:table-cell table:formula="of:=UNICHAR([.BK17])" office:value-type="string" office:string-value="ថ" calcext:value-type="string">
            <text:p>ថ</text:p>
          </table:table-cell>
          <table:table-cell table:formula="of:=UNICHAR([.BL17])" office:value-type="string" office:string-value="ទ" calcext:value-type="string">
            <text:p>ទ</text:p>
          </table:table-cell>
          <table:table-cell table:formula="of:=UNICHAR([.BM17])" office:value-type="string" office:string-value="ធ" calcext:value-type="string">
            <text:p>ធ</text:p>
          </table:table-cell>
          <table:table-cell table:formula="of:=UNICHAR([.BN17])" office:value-type="string" office:string-value="ន" calcext:value-type="string">
            <text:p>ន</text:p>
          </table:table-cell>
          <table:table-cell table:formula="of:=UNICHAR([.BO17])" office:value-type="string" office:string-value="" calcext:value-type="string">
            <text:p/>
          </table:table-cell>
          <table:table-cell table:formula="of:=UNICHAR([.BP17])" office:value-type="string" office:string-value="ប" calcext:value-type="string">
            <text:p>ប</text:p>
          </table:table-cell>
          <table:table-cell table:formula="of:=UNICHAR([.BQ17])" office:value-type="string" office:string-value="ផ" calcext:value-type="string">
            <text:p>ផ</text:p>
          </table:table-cell>
          <table:table-cell table:formula="of:=UNICHAR([.BR17])" office:value-type="string" office:string-value="ព" calcext:value-type="string">
            <text:p>ព</text:p>
          </table:table-cell>
          <table:table-cell table:formula="of:=UNICHAR([.BS17])" office:value-type="string" office:string-value="ភ" calcext:value-type="string">
            <text:p>ភ</text:p>
          </table:table-cell>
          <table:table-cell table:formula="of:=UNICHAR([.BT17])" office:value-type="string" office:string-value="ម" calcext:value-type="string">
            <text:p>ម</text:p>
          </table:table-cell>
          <table:table-cell table:formula="of:=UNICHAR([.BU17])" office:value-type="string" office:string-value="យ" calcext:value-type="string">
            <text:p>យ</text:p>
          </table:table-cell>
          <table:table-cell table:formula="of:=UNICHAR([.BV17])" office:value-type="string" office:string-value="រ" calcext:value-type="string">
            <text:p>រ</text:p>
          </table:table-cell>
          <table:table-cell table:formula="of:=UNICHAR([.BW17])" office:value-type="string" office:string-value="" calcext:value-type="string">
            <text:p/>
          </table:table-cell>
          <table:table-cell table:formula="of:=UNICHAR([.BX17])" office:value-type="string" office:string-value="ល" calcext:value-type="string">
            <text:p>ល</text:p>
          </table:table-cell>
          <table:table-cell table:formula="of:=UNICHAR([.BY17])" office:value-type="string" office:string-value="ឡ" calcext:value-type="string">
            <text:p>ឡ</text:p>
          </table:table-cell>
          <table:table-cell table:formula="of:=UNICHAR([.BZ17])" office:value-type="string" office:string-value="" calcext:value-type="string">
            <text:p/>
          </table:table-cell>
          <table:table-cell table:formula="of:=UNICHAR([.CA17])" office:value-type="string" office:string-value="វ" calcext:value-type="string">
            <text:p>វ</text:p>
          </table:table-cell>
          <table:table-cell table:formula="of:=UNICHAR([.CB17])" office:value-type="string" office:string-value="ឝ" calcext:value-type="string">
            <text:p>ឝ</text:p>
          </table:table-cell>
          <table:table-cell table:formula="of:=UNICHAR([.CC17])" office:value-type="string" office:string-value="ឞ" calcext:value-type="string">
            <text:p>ឞ</text:p>
          </table:table-cell>
          <table:table-cell table:formula="of:=UNICHAR([.CD17])" office:value-type="string" office:string-value="ស" calcext:value-type="string">
            <text:p>ស</text:p>
          </table:table-cell>
          <table:table-cell table:formula="of:=UNICHAR([.CE17])" office:value-type="string" office:string-value="ហ" calcext:value-type="string">
            <text:p>ហ</text:p>
          </table:table-cell>
          <table:table-cell table:formula="of:=UNICHAR([.CF17])" office:value-type="string" office:string-value="" calcext:value-type="string">
            <text:p/>
          </table:table-cell>
          <table:table-cell table:formula="of:=UNICHAR([.CG17])" office:value-type="string" office:string-value="" calcext:value-type="string">
            <text:p/>
          </table:table-cell>
          <table:table-cell table:formula="of:=UNICHAR([.CH17])" office:value-type="string" office:string-value="" calcext:value-type="string">
            <text:p/>
          </table:table-cell>
          <table:table-cell table:formula="of:=UNICHAR([.CI17])" office:value-type="string" office:string-value="" calcext:value-type="string">
            <text:p/>
          </table:table-cell>
          <table:table-cell table:formula="of:=UNICHAR([.CJ17])" office:value-type="string" office:string-value="" calcext:value-type="string">
            <text:p/>
          </table:table-cell>
          <table:table-cell table:formula="of:=UNICHAR([.CK17])" office:value-type="string" office:string-value="" calcext:value-type="string">
            <text:p/>
          </table:table-cell>
          <table:table-cell table:formula="of:=UNICHAR([.CL17])" office:value-type="string" office:string-value="" calcext:value-type="string">
            <text:p/>
          </table:table-cell>
          <table:table-cell table:formula="of:=UNICHAR([.CM17])" office:value-type="string" office:string-value="" calcext:value-type="string">
            <text:p/>
          </table:table-cell>
          <table:table-cell table:formula="of:=UNICHAR([.CN17])" office:value-type="string" office:string-value="" calcext:value-type="string">
            <text:p/>
          </table:table-cell>
          <table:table-cell table:formula="of:=UNICHAR([.CO17])" office:value-type="string" office:string-value="" calcext:value-type="string">
            <text:p/>
          </table:table-cell>
          <table:table-cell table:formula="of:=UNICHAR([.CP17])" office:value-type="string" office:string-value="" calcext:value-type="string">
            <text:p/>
          </table:table-cell>
          <table:table-cell table:formula="of:=UNICHAR([.CQ17])" office:value-type="string" office:string-value="" calcext:value-type="string">
            <text:p/>
          </table:table-cell>
          <table:table-cell table:formula="of:=UNICHAR([.CR17])" office:value-type="string" office:string-value="" calcext:value-type="string">
            <text:p/>
          </table:table-cell>
          <table:table-cell table:formula="of:=UNICHAR([.CS17])" office:value-type="string" office:string-value="" calcext:value-type="string">
            <text:p/>
          </table:table-cell>
          <table:table-cell table:formula="of:=UNICHAR([.CT17])" office:value-type="string" office:string-value="" calcext:value-type="string">
            <text:p/>
          </table:table-cell>
          <table:table-cell table:formula="of:=UNICHAR([.CU17])" office:value-type="string" office:string-value="" calcext:value-type="string">
            <text:p/>
          </table:table-cell>
          <table:table-cell table:formula="of:=UNICHAR([.CV17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Thai</text:p>
          </table:table-cell>
          <table:table-cell table:formula="of:=UNICHAR([.E18])" office:value-type="string" office:string-value="อ" calcext:value-type="string">
            <text:p>อ</text:p>
          </table:table-cell>
          <table:table-cell table:formula="of:=UNICHAR([.F18])" office:value-type="string" office:string-value="ะ" calcext:value-type="string">
            <text:p>ะ</text:p>
          </table:table-cell>
          <table:table-cell table:formula="of:=UNICHAR([.G18])" office:value-type="string" office:string-value="อ" calcext:value-type="string">
            <text:p>อ</text:p>
          </table:table-cell>
          <table:table-cell table:formula="of:=UNICHAR([.H18])" office:value-type="string" office:string-value="า" calcext:value-type="string">
            <text:p>า</text:p>
          </table:table-cell>
          <table:table-cell table:formula="of:=UNICHAR([.I18])" office:value-type="string" office:string-value="แ" calcext:value-type="string">
            <text:p>แ</text:p>
          </table:table-cell>
          <table:table-cell table:formula="of:=UNICHAR([.J18])" office:value-type="string" office:string-value="แ" calcext:value-type="string">
            <text:p>แ</text:p>
          </table:table-cell>
          <table:table-cell table:formula="of:=UNICHAR([.K18])" office:value-type="string" office:string-value="อ" calcext:value-type="string">
            <text:p>อ</text:p>
          </table:table-cell>
          <table:table-cell table:formula="of:=UNICHAR([.L18])" office:value-type="string" office:string-value="ใ" calcext:value-type="string">
            <text:p>ใ</text:p>
          </table:table-cell>
          <table:table-cell table:formula="of:=UNICHAR([.M18])" office:value-type="string" office:string-value="อ" calcext:value-type="string">
            <text:p>อ</text:p>
          </table:table-cell>
          <table:table-cell table:formula="of:=UNICHAR([.N18])" office:value-type="string" office:string-value="ิ" calcext:value-type="string">
            <text:p>ิ</text:p>
          </table:table-cell>
          <table:table-cell table:formula="of:=UNICHAR([.O18])" office:value-type="string" office:string-value="อ" calcext:value-type="string">
            <text:p>อ</text:p>
          </table:table-cell>
          <table:table-cell table:formula="of:=UNICHAR([.P18])" office:value-type="string" office:string-value="ี" calcext:value-type="string">
            <text:p>ี</text:p>
          </table:table-cell>
          <table:table-cell table:formula="of:=UNICHAR([.Q18])" office:value-type="string" office:string-value="อ" calcext:value-type="string">
            <text:p>อ</text:p>
          </table:table-cell>
          <table:table-cell table:formula="of:=UNICHAR([.R18])" office:value-type="string" office:string-value="ุ" calcext:value-type="string">
            <text:p>ุ</text:p>
          </table:table-cell>
          <table:table-cell table:formula="of:=UNICHAR([.S18])" office:value-type="string" office:string-value="อ" calcext:value-type="string">
            <text:p>อ</text:p>
          </table:table-cell>
          <table:table-cell table:formula="of:=UNICHAR([.T18])" office:value-type="string" office:string-value="ู" calcext:value-type="string">
            <text:p>ู</text:p>
          </table:table-cell>
          <table:table-cell table:formula="of:=UNICHAR([.U18])" office:value-type="string" office:string-value="เ" calcext:value-type="string">
            <text:p>เ</text:p>
          </table:table-cell>
          <table:table-cell table:formula="of:=UNICHAR([.V18])" office:value-type="string" office:string-value="ะ" calcext:value-type="string">
            <text:p>ะ</text:p>
          </table:table-cell>
          <table:table-cell table:formula="of:=UNICHAR([.W18])" office:value-type="string" office:string-value="เ" calcext:value-type="string">
            <text:p>เ</text:p>
          </table:table-cell>
          <table:table-cell table:formula="of:=UNICHAR([.X18])" office:value-type="string" office:string-value="ก" calcext:value-type="string">
            <text:p>ก</text:p>
          </table:table-cell>
          <table:table-cell table:formula="of:=UNICHAR([.Y18])" office:value-type="string" office:string-value="ไ" calcext:value-type="string">
            <text:p>ไ</text:p>
          </table:table-cell>
          <table:table-cell table:formula="of:=UNICHAR([.Z18])" office:value-type="string" office:string-value="ก" calcext:value-type="string">
            <text:p>ก</text:p>
          </table:table-cell>
          <table:table-cell table:formula="of:=UNICHAR([.AA18])" office:value-type="string" office:string-value="อ" calcext:value-type="string">
            <text:p>อ</text:p>
          </table:table-cell>
          <table:table-cell table:formula="of:=UNICHAR([.AB18])" office:value-type="string" office:string-value="ะ" calcext:value-type="string">
            <text:p>ะ</text:p>
          </table:table-cell>
          <table:table-cell table:formula="of:=UNICHAR([.AC18])" office:value-type="string" office:string-value="โ" calcext:value-type="string">
            <text:p>โ</text:p>
          </table:table-cell>
          <table:table-cell table:formula="of:=UNICHAR([.AD18])" office:value-type="string" office:string-value="ก" calcext:value-type="string">
            <text:p>ก</text:p>
          </table:table-cell>
          <table:table-cell table:formula="of:=UNICHAR([.AE18])" office:value-type="string" office:string-value="เ" calcext:value-type="string">
            <text:p>เ</text:p>
          </table:table-cell>
          <table:table-cell table:formula="of:=UNICHAR([.AF18])" office:value-type="string" office:string-value="า" calcext:value-type="string">
            <text:p>า</text:p>
          </table:table-cell>
          <table:table-cell table:formula="of:=UNICHAR([.AG18])" office:value-type="string" office:string-value="ฤ" calcext:value-type="string">
            <text:p>ฤ</text:p>
          </table:table-cell>
          <table:table-cell table:formula="of:=UNICHAR([.AH18])" office:value-type="string" office:string-value="ฤ" calcext:value-type="string">
            <text:p>ฤ</text:p>
          </table:table-cell>
          <table:table-cell table:formula="of:=UNICHAR([.AI18])" office:value-type="string" office:string-value="ฤ" calcext:value-type="string">
            <text:p>ฤ</text:p>
          </table:table-cell>
          <table:table-cell table:formula="of:=UNICHAR([.AJ18])" office:value-type="string" office:string-value="ๅ" calcext:value-type="string">
            <text:p>ๅ</text:p>
          </table:table-cell>
          <table:table-cell table:formula="of:=UNICHAR([.AK18])" office:value-type="string" office:string-value="ฦ" calcext:value-type="string">
            <text:p>ฦ</text:p>
          </table:table-cell>
          <table:table-cell table:formula="of:=UNICHAR([.AL18])" office:value-type="string" office:string-value="ฦ" calcext:value-type="string">
            <text:p>ฦ</text:p>
          </table:table-cell>
          <table:table-cell table:formula="of:=UNICHAR([.AM18])" office:value-type="string" office:string-value="ฦ" calcext:value-type="string">
            <text:p>ฦ</text:p>
          </table:table-cell>
          <table:table-cell table:formula="of:=UNICHAR([.AN18])" office:value-type="string" office:string-value="ๅ" calcext:value-type="string">
            <text:p>ๅ</text:p>
          </table:table-cell>
          <table:table-cell table:formula="of:=UNICHAR([.AO18])" office:value-type="string" office:string-value="อ" calcext:value-type="string">
            <text:p>อ</text:p>
          </table:table-cell>
          <table:table-cell table:formula="of:=UNICHAR([.AP18])" office:value-type="string" office:string-value="" calcext:value-type="string">
            <text:p/>
          </table:table-cell>
          <table:table-cell table:formula="of:=UNICHAR([.AQ18])" office:value-type="string" office:string-value="" calcext:value-type="string">
            <text:p/>
          </table:table-cell>
          <table:table-cell table:formula="of:=UNICHAR([.AR18])" office:value-type="string" office:string-value="" calcext:value-type="string">
            <text:p/>
          </table:table-cell>
          <table:table-cell table:formula="of:=UNICHAR([.AS18])" office:value-type="string" office:string-value="" calcext:value-type="string">
            <text:p/>
          </table:table-cell>
          <table:table-cell table:formula="of:=UNICHAR([.AT18])" office:value-type="string" office:string-value="" calcext:value-type="string">
            <text:p/>
          </table:table-cell>
          <table:table-cell table:formula="of:=UNICHAR([.AU18])" office:value-type="string" office:string-value="ข" calcext:value-type="string">
            <text:p>ข</text:p>
          </table:table-cell>
          <table:table-cell table:formula="of:=UNICHAR([.AV18])" office:value-type="string" office:string-value="ค" calcext:value-type="string">
            <text:p>ค</text:p>
          </table:table-cell>
          <table:table-cell table:formula="of:=UNICHAR([.AW18])" office:value-type="string" office:string-value="ก" calcext:value-type="string">
            <text:p>ก</text:p>
          </table:table-cell>
          <table:table-cell table:formula="of:=UNICHAR([.AX18])" office:value-type="string" office:string-value="ฆ" calcext:value-type="string">
            <text:p>ฆ</text:p>
          </table:table-cell>
          <table:table-cell table:formula="of:=UNICHAR([.AY18])" office:value-type="string" office:string-value="ง" calcext:value-type="string">
            <text:p>ง</text:p>
          </table:table-cell>
          <table:table-cell table:formula="of:=UNICHAR([.AZ18])" office:value-type="string" office:string-value="จ" calcext:value-type="string">
            <text:p>จ</text:p>
          </table:table-cell>
          <table:table-cell table:formula="of:=UNICHAR([.BA18])" office:value-type="string" office:string-value="ฉ" calcext:value-type="string">
            <text:p>ฉ</text:p>
          </table:table-cell>
          <table:table-cell table:formula="of:=UNICHAR([.BB18])" office:value-type="string" office:string-value="ช" calcext:value-type="string">
            <text:p>ช</text:p>
          </table:table-cell>
          <table:table-cell table:formula="of:=UNICHAR([.BC18])" office:value-type="string" office:string-value="ฌ" calcext:value-type="string">
            <text:p>ฌ</text:p>
          </table:table-cell>
          <table:table-cell table:formula="of:=UNICHAR([.BD18])" office:value-type="string" office:string-value="ญ" calcext:value-type="string">
            <text:p>ญ</text:p>
          </table:table-cell>
          <table:table-cell table:formula="of:=UNICHAR([.BE18])" office:value-type="string" office:string-value="ฎ" calcext:value-type="string">
            <text:p>ฎ</text:p>
          </table:table-cell>
          <table:table-cell table:formula="of:=UNICHAR([.BF18])" office:value-type="string" office:string-value="ฐ" calcext:value-type="string">
            <text:p>ฐ</text:p>
          </table:table-cell>
          <table:table-cell table:formula="of:=UNICHAR([.BG18])" office:value-type="string" office:string-value="ฑ" calcext:value-type="string">
            <text:p>ฑ</text:p>
          </table:table-cell>
          <table:table-cell table:formula="of:=UNICHAR([.BH18])" office:value-type="string" office:string-value="ฒ" calcext:value-type="string">
            <text:p>ฒ</text:p>
          </table:table-cell>
          <table:table-cell table:formula="of:=UNICHAR([.BI18])" office:value-type="string" office:string-value="ณ" calcext:value-type="string">
            <text:p>ณ</text:p>
          </table:table-cell>
          <table:table-cell table:formula="of:=UNICHAR([.BJ18])" office:value-type="string" office:string-value="ด" calcext:value-type="string">
            <text:p>ด</text:p>
          </table:table-cell>
          <table:table-cell table:formula="of:=UNICHAR([.BK18])" office:value-type="string" office:string-value="ถ" calcext:value-type="string">
            <text:p>ถ</text:p>
          </table:table-cell>
          <table:table-cell table:formula="of:=UNICHAR([.BL18])" office:value-type="string" office:string-value="ท" calcext:value-type="string">
            <text:p>ท</text:p>
          </table:table-cell>
          <table:table-cell table:formula="of:=UNICHAR([.BM18])" office:value-type="string" office:string-value="ธ" calcext:value-type="string">
            <text:p>ธ</text:p>
          </table:table-cell>
          <table:table-cell table:formula="of:=UNICHAR([.BN18])" office:value-type="string" office:string-value="น" calcext:value-type="string">
            <text:p>น</text:p>
          </table:table-cell>
          <table:table-cell table:formula="of:=UNICHAR([.BO18])" office:value-type="string" office:string-value="" calcext:value-type="string">
            <text:p/>
          </table:table-cell>
          <table:table-cell table:formula="of:=UNICHAR([.BP18])" office:value-type="string" office:string-value="บ" calcext:value-type="string">
            <text:p>บ</text:p>
          </table:table-cell>
          <table:table-cell table:formula="of:=UNICHAR([.BQ18])" office:value-type="string" office:string-value="ผ" calcext:value-type="string">
            <text:p>ผ</text:p>
          </table:table-cell>
          <table:table-cell table:formula="of:=UNICHAR([.BR18])" office:value-type="string" office:string-value="พ" calcext:value-type="string">
            <text:p>พ</text:p>
          </table:table-cell>
          <table:table-cell table:formula="of:=UNICHAR([.BS18])" office:value-type="string" office:string-value="ภ" calcext:value-type="string">
            <text:p>ภ</text:p>
          </table:table-cell>
          <table:table-cell table:formula="of:=UNICHAR([.BT18])" office:value-type="string" office:string-value="ม" calcext:value-type="string">
            <text:p>ม</text:p>
          </table:table-cell>
          <table:table-cell table:formula="of:=UNICHAR([.BU18])" office:value-type="string" office:string-value="ย" calcext:value-type="string">
            <text:p>ย</text:p>
          </table:table-cell>
          <table:table-cell table:formula="of:=UNICHAR([.BV18])" office:value-type="string" office:string-value="ร" calcext:value-type="string">
            <text:p>ร</text:p>
          </table:table-cell>
          <table:table-cell table:formula="of:=UNICHAR([.BW18])" office:value-type="string" office:string-value="" calcext:value-type="string">
            <text:p/>
          </table:table-cell>
          <table:table-cell table:formula="of:=UNICHAR([.BX18])" office:value-type="string" office:string-value="ล" calcext:value-type="string">
            <text:p>ล</text:p>
          </table:table-cell>
          <table:table-cell table:formula="of:=UNICHAR([.BY18])" office:value-type="string" office:string-value="ฬ" calcext:value-type="string">
            <text:p>ฬ</text:p>
          </table:table-cell>
          <table:table-cell table:formula="of:=UNICHAR([.BZ18])" office:value-type="string" office:string-value="" calcext:value-type="string">
            <text:p/>
          </table:table-cell>
          <table:table-cell table:formula="of:=UNICHAR([.CA18])" office:value-type="string" office:string-value="ว" calcext:value-type="string">
            <text:p>ว</text:p>
          </table:table-cell>
          <table:table-cell table:formula="of:=UNICHAR([.CB18])" office:value-type="string" office:string-value="ศ" calcext:value-type="string">
            <text:p>ศ</text:p>
          </table:table-cell>
          <table:table-cell table:formula="of:=UNICHAR([.CC18])" office:value-type="string" office:string-value="ษ" calcext:value-type="string">
            <text:p>ษ</text:p>
          </table:table-cell>
          <table:table-cell table:formula="of:=UNICHAR([.CD18])" office:value-type="string" office:string-value="ส" calcext:value-type="string">
            <text:p>ส</text:p>
          </table:table-cell>
          <table:table-cell table:formula="of:=UNICHAR([.CE18])" office:value-type="string" office:string-value="ห" calcext:value-type="string">
            <text:p>ห</text:p>
          </table:table-cell>
          <table:table-cell table:formula="of:=UNICHAR([.CF18])" office:value-type="string" office:string-value="ฝ" calcext:value-type="string">
            <text:p>ฝ</text:p>
          </table:table-cell>
          <table:table-cell table:formula="of:=UNICHAR([.CG18])" office:value-type="string" office:string-value="ป" calcext:value-type="string">
            <text:p>ป</text:p>
          </table:table-cell>
          <table:table-cell table:formula="of:=UNICHAR([.CH18])" office:value-type="string" office:string-value="" calcext:value-type="string">
            <text:p/>
          </table:table-cell>
          <table:table-cell table:formula="of:=UNICHAR([.CI18])" office:value-type="string" office:string-value="" calcext:value-type="string">
            <text:p/>
          </table:table-cell>
          <table:table-cell table:formula="of:=UNICHAR([.CJ18])" office:value-type="string" office:string-value="" calcext:value-type="string">
            <text:p/>
          </table:table-cell>
          <table:table-cell table:formula="of:=UNICHAR([.CK18])" office:value-type="string" office:string-value="" calcext:value-type="string">
            <text:p/>
          </table:table-cell>
          <table:table-cell table:formula="of:=UNICHAR([.CL18])" office:value-type="string" office:string-value="" calcext:value-type="string">
            <text:p/>
          </table:table-cell>
          <table:table-cell table:formula="of:=UNICHAR([.CM18])" office:value-type="string" office:string-value="" calcext:value-type="string">
            <text:p/>
          </table:table-cell>
          <table:table-cell table:formula="of:=UNICHAR([.CN18])" office:value-type="string" office:string-value="" calcext:value-type="string">
            <text:p/>
          </table:table-cell>
          <table:table-cell table:formula="of:=UNICHAR([.CO18])" office:value-type="string" office:string-value="ฮ" calcext:value-type="string">
            <text:p>ฮ</text:p>
          </table:table-cell>
          <table:table-cell table:formula="of:=UNICHAR([.CP18])" office:value-type="string" office:string-value="" calcext:value-type="string">
            <text:p/>
          </table:table-cell>
          <table:table-cell table:formula="of:=UNICHAR([.CQ18])" office:value-type="string" office:string-value="ต" calcext:value-type="string">
            <text:p>ต</text:p>
          </table:table-cell>
          <table:table-cell table:formula="of:=UNICHAR([.CR18])" office:value-type="string" office:string-value="ฃ" calcext:value-type="string">
            <text:p>ฃ</text:p>
          </table:table-cell>
          <table:table-cell table:formula="of:=UNICHAR([.CS18])" office:value-type="string" office:string-value="ฅ" calcext:value-type="string">
            <text:p>ฅ</text:p>
          </table:table-cell>
          <table:table-cell table:formula="of:=UNICHAR([.CT18])" office:value-type="string" office:string-value="ซ" calcext:value-type="string">
            <text:p>ซ</text:p>
          </table:table-cell>
          <table:table-cell table:formula="of:=UNICHAR([.CU18])" office:value-type="string" office:string-value="ต" calcext:value-type="string">
            <text:p>ต</text:p>
          </table:table-cell>
          <table:table-cell table:formula="of:=UNICHAR([.CV18])" office:value-type="string" office:string-value="ฟ" calcext:value-type="string">
            <text:p>ฟ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Lao</text:p>
          </table:table-cell>
          <table:table-cell table:formula="of:=UNICHAR([.E19])" office:value-type="string" office:string-value="" calcext:value-type="string">
            <text:p/>
          </table:table-cell>
          <table:table-cell table:formula="of:=UNICHAR([.F19])" office:value-type="string" office:string-value="ັ" calcext:value-type="string">
            <text:p>ັ</text:p>
          </table:table-cell>
          <table:table-cell table:formula="of:=UNICHAR([.G19])" office:value-type="string" office:string-value="" calcext:value-type="string">
            <text:p/>
          </table:table-cell>
          <table:table-cell table:formula="of:=UNICHAR([.H19])" office:value-type="string" office:string-value="າ" calcext:value-type="string">
            <text:p>າ</text:p>
          </table:table-cell>
          <table:table-cell table:formula="of:=UNICHAR([.I19])" office:value-type="string" office:string-value="" calcext:value-type="string">
            <text:p/>
          </table:table-cell>
          <table:table-cell table:formula="of:=UNICHAR([.J19])" office:value-type="string" office:string-value="" calcext:value-type="string">
            <text:p/>
          </table:table-cell>
          <table:table-cell table:formula="of:=UNICHAR([.K19])" office:value-type="string" office:string-value="" calcext:value-type="string">
            <text:p/>
          </table:table-cell>
          <table:table-cell table:formula="of:=UNICHAR([.L19])" office:value-type="string" office:string-value="" calcext:value-type="string">
            <text:p/>
          </table:table-cell>
          <table:table-cell table:formula="of:=UNICHAR([.M19])" office:value-type="string" office:string-value="" calcext:value-type="string">
            <text:p/>
          </table:table-cell>
          <table:table-cell table:formula="of:=UNICHAR([.N19])" office:value-type="string" office:string-value="ິ" calcext:value-type="string">
            <text:p>ິ</text:p>
          </table:table-cell>
          <table:table-cell table:formula="of:=UNICHAR([.O19])" office:value-type="string" office:string-value="" calcext:value-type="string">
            <text:p/>
          </table:table-cell>
          <table:table-cell table:formula="of:=UNICHAR([.P19])" office:value-type="string" office:string-value="ີ" calcext:value-type="string">
            <text:p>ີ</text:p>
          </table:table-cell>
          <table:table-cell table:formula="of:=UNICHAR([.Q19])" office:value-type="string" office:string-value="" calcext:value-type="string">
            <text:p/>
          </table:table-cell>
          <table:table-cell table:formula="of:=UNICHAR([.R19])" office:value-type="string" office:string-value="ຸ" calcext:value-type="string">
            <text:p>ຸ</text:p>
          </table:table-cell>
          <table:table-cell table:formula="of:=UNICHAR([.S19])" office:value-type="string" office:string-value="" calcext:value-type="string">
            <text:p/>
          </table:table-cell>
          <table:table-cell table:formula="of:=UNICHAR([.T19])" office:value-type="string" office:string-value="ູ" calcext:value-type="string">
            <text:p>ູ</text:p>
          </table:table-cell>
          <table:table-cell table:formula="of:=UNICHAR([.U19])" office:value-type="string" office:string-value="" calcext:value-type="string">
            <text:p/>
          </table:table-cell>
          <table:table-cell table:formula="of:=UNICHAR([.V19])" office:value-type="string" office:string-value="" calcext:value-type="string">
            <text:p/>
          </table:table-cell>
          <table:table-cell table:formula="of:=UNICHAR([.W19])" office:value-type="string" office:string-value="" calcext:value-type="string">
            <text:p/>
          </table:table-cell>
          <table:table-cell table:formula="of:=UNICHAR([.X19])" office:value-type="string" office:string-value="ກ" calcext:value-type="string">
            <text:p>ກ</text:p>
          </table:table-cell>
          <table:table-cell table:formula="of:=UNICHAR([.Y19])" office:value-type="string" office:string-value="" calcext:value-type="string">
            <text:p/>
          </table:table-cell>
          <table:table-cell table:formula="of:=UNICHAR([.Z19])" office:value-type="string" office:string-value="ກ" calcext:value-type="string">
            <text:p>ກ</text:p>
          </table:table-cell>
          <table:table-cell table:formula="of:=UNICHAR([.AA19])" office:value-type="string" office:string-value="" calcext:value-type="string">
            <text:p/>
          </table:table-cell>
          <table:table-cell table:formula="of:=UNICHAR([.AB19])" office:value-type="string" office:string-value="" calcext:value-type="string">
            <text:p/>
          </table:table-cell>
          <table:table-cell table:formula="of:=UNICHAR([.AC19])" office:value-type="string" office:string-value="" calcext:value-type="string">
            <text:p/>
          </table:table-cell>
          <table:table-cell table:formula="of:=UNICHAR([.AD19])" office:value-type="string" office:string-value="ກ" calcext:value-type="string">
            <text:p>ກ</text:p>
          </table:table-cell>
          <table:table-cell table:formula="of:=UNICHAR([.AE19])" office:value-type="string" office:string-value="" calcext:value-type="string">
            <text:p/>
          </table:table-cell>
          <table:table-cell table:formula="of:=UNICHAR([.AF19])" office:value-type="string" office:string-value="ວ" calcext:value-type="string">
            <text:p>ວ</text:p>
          </table:table-cell>
          <table:table-cell table:formula="of:=UNICHAR([.AG19])" office:value-type="string" office:string-value="" calcext:value-type="string">
            <text:p/>
          </table:table-cell>
          <table:table-cell table:formula="of:=UNICHAR([.AH19])" office:value-type="string" office:string-value="" calcext:value-type="string">
            <text:p/>
          </table:table-cell>
          <table:table-cell table:formula="of:=UNICHAR([.AI19])" office:value-type="string" office:string-value="" calcext:value-type="string">
            <text:p/>
          </table:table-cell>
          <table:table-cell table:formula="of:=UNICHAR([.AJ19])" office:value-type="string" office:string-value="" calcext:value-type="string">
            <text:p/>
          </table:table-cell>
          <table:table-cell table:formula="of:=UNICHAR([.AK19])" office:value-type="string" office:string-value="" calcext:value-type="string">
            <text:p/>
          </table:table-cell>
          <table:table-cell table:formula="of:=UNICHAR([.AL19])" office:value-type="string" office:string-value="" calcext:value-type="string">
            <text:p/>
          </table:table-cell>
          <table:table-cell table:formula="of:=UNICHAR([.AM19])" office:value-type="string" office:string-value="" calcext:value-type="string">
            <text:p/>
          </table:table-cell>
          <table:table-cell table:formula="of:=UNICHAR([.AN19])" office:value-type="string" office:string-value="" calcext:value-type="string">
            <text:p/>
          </table:table-cell>
          <table:table-cell table:formula="of:=UNICHAR([.AO19])" office:value-type="string" office:string-value="" calcext:value-type="string">
            <text:p/>
          </table:table-cell>
          <table:table-cell table:formula="of:=UNICHAR([.AP19])" office:value-type="string" office:string-value="" calcext:value-type="string">
            <text:p/>
          </table:table-cell>
          <table:table-cell table:formula="of:=UNICHAR([.AQ19])" office:value-type="string" office:string-value="" calcext:value-type="string">
            <text:p/>
          </table:table-cell>
          <table:table-cell table:formula="of:=UNICHAR([.AR19])" office:value-type="string" office:string-value="" calcext:value-type="string">
            <text:p/>
          </table:table-cell>
          <table:table-cell table:formula="of:=UNICHAR([.AS19])" office:value-type="string" office:string-value="" calcext:value-type="string">
            <text:p/>
          </table:table-cell>
          <table:table-cell table:formula="of:=UNICHAR([.AT19])" office:value-type="string" office:string-value="" calcext:value-type="string">
            <text:p/>
          </table:table-cell>
          <table:table-cell table:formula="of:=UNICHAR([.AU19])" office:value-type="string" office:string-value="ກ" calcext:value-type="string">
            <text:p>ກ</text:p>
          </table:table-cell>
          <table:table-cell table:formula="of:=UNICHAR([.AV19])" office:value-type="string" office:string-value="ຂ" calcext:value-type="string">
            <text:p>ຂ</text:p>
          </table:table-cell>
          <table:table-cell table:formula="of:=UNICHAR([.AW19])" office:value-type="string" office:string-value="ຄ" calcext:value-type="string">
            <text:p>ຄ</text:p>
          </table:table-cell>
          <table:table-cell table:formula="of:=UNICHAR([.AX19])" office:value-type="string" office:string-value="" calcext:value-type="string">
            <text:p/>
          </table:table-cell>
          <table:table-cell table:formula="of:=UNICHAR([.AY19])" office:value-type="string" office:string-value="ງ" calcext:value-type="string">
            <text:p>ງ</text:p>
          </table:table-cell>
          <table:table-cell table:formula="of:=UNICHAR([.AZ19])" office:value-type="string" office:string-value="ຈ" calcext:value-type="string">
            <text:p>ຈ</text:p>
          </table:table-cell>
          <table:table-cell table:formula="of:=UNICHAR([.BA19])" office:value-type="string" office:string-value="" calcext:value-type="string">
            <text:p/>
          </table:table-cell>
          <table:table-cell table:formula="of:=UNICHAR([.BB19])" office:value-type="string" office:string-value="ຊ" calcext:value-type="string">
            <text:p>ຊ</text:p>
          </table:table-cell>
          <table:table-cell table:formula="of:=UNICHAR([.BC19])" office:value-type="string" office:string-value="" calcext:value-type="string">
            <text:p/>
          </table:table-cell>
          <table:table-cell table:formula="of:=UNICHAR([.BD19])" office:value-type="string" office:string-value="" calcext:value-type="string">
            <text:p/>
          </table:table-cell>
          <table:table-cell table:formula="of:=UNICHAR([.BE19])" office:value-type="string" office:string-value="" calcext:value-type="string">
            <text:p/>
          </table:table-cell>
          <table:table-cell table:formula="of:=UNICHAR([.BF19])" office:value-type="string" office:string-value="" calcext:value-type="string">
            <text:p/>
          </table:table-cell>
          <table:table-cell table:formula="of:=UNICHAR([.BG19])" office:value-type="string" office:string-value="" calcext:value-type="string">
            <text:p/>
          </table:table-cell>
          <table:table-cell table:formula="of:=UNICHAR([.BH19])" office:value-type="string" office:string-value="" calcext:value-type="string">
            <text:p/>
          </table:table-cell>
          <table:table-cell table:formula="of:=UNICHAR([.BI19])" office:value-type="string" office:string-value="" calcext:value-type="string">
            <text:p/>
          </table:table-cell>
          <table:table-cell table:formula="of:=UNICHAR([.BJ19])" office:value-type="string" office:string-value="ດ" calcext:value-type="string">
            <text:p>ດ</text:p>
          </table:table-cell>
          <table:table-cell table:formula="of:=UNICHAR([.BK19])" office:value-type="string" office:string-value="ຖ" calcext:value-type="string">
            <text:p>ຖ</text:p>
          </table:table-cell>
          <table:table-cell table:formula="of:=UNICHAR([.BL19])" office:value-type="string" office:string-value="ທ" calcext:value-type="string">
            <text:p>ທ</text:p>
          </table:table-cell>
          <table:table-cell table:formula="of:=UNICHAR([.BM19])" office:value-type="string" office:string-value="" calcext:value-type="string">
            <text:p/>
          </table:table-cell>
          <table:table-cell table:formula="of:=UNICHAR([.BN19])" office:value-type="string" office:string-value="ນ" calcext:value-type="string">
            <text:p>ນ</text:p>
          </table:table-cell>
          <table:table-cell table:formula="of:=UNICHAR([.BO19])" office:value-type="string" office:string-value="" calcext:value-type="string">
            <text:p/>
          </table:table-cell>
          <table:table-cell table:formula="of:=UNICHAR([.BP19])" office:value-type="string" office:string-value="ບ" calcext:value-type="string">
            <text:p>ບ</text:p>
          </table:table-cell>
          <table:table-cell table:formula="of:=UNICHAR([.BQ19])" office:value-type="string" office:string-value="ຜ" calcext:value-type="string">
            <text:p>ຜ</text:p>
          </table:table-cell>
          <table:table-cell table:formula="of:=UNICHAR([.BR19])" office:value-type="string" office:string-value="ຟ" calcext:value-type="string">
            <text:p>ຟ</text:p>
          </table:table-cell>
          <table:table-cell table:formula="of:=UNICHAR([.BS19])" office:value-type="string" office:string-value="ພ" calcext:value-type="string">
            <text:p>ພ</text:p>
          </table:table-cell>
          <table:table-cell table:formula="of:=UNICHAR([.BT19])" office:value-type="string" office:string-value="ມ" calcext:value-type="string">
            <text:p>ມ</text:p>
          </table:table-cell>
          <table:table-cell table:formula="of:=UNICHAR([.BU19])" office:value-type="string" office:string-value="ຍ" calcext:value-type="string">
            <text:p>ຍ</text:p>
          </table:table-cell>
          <table:table-cell table:formula="of:=UNICHAR([.BV19])" office:value-type="string" office:string-value="ຣ" calcext:value-type="string">
            <text:p>ຣ</text:p>
          </table:table-cell>
          <table:table-cell table:formula="of:=UNICHAR([.BW19])" office:value-type="string" office:string-value="" calcext:value-type="string">
            <text:p/>
          </table:table-cell>
          <table:table-cell table:formula="of:=UNICHAR([.BX19])" office:value-type="string" office:string-value="ລ" calcext:value-type="string">
            <text:p>ລ</text:p>
          </table:table-cell>
          <table:table-cell table:formula="of:=UNICHAR([.BY19])" office:value-type="string" office:string-value="" calcext:value-type="string">
            <text:p/>
          </table:table-cell>
          <table:table-cell table:formula="of:=UNICHAR([.BZ19])" office:value-type="string" office:string-value="" calcext:value-type="string">
            <text:p/>
          </table:table-cell>
          <table:table-cell table:formula="of:=UNICHAR([.CA19])" office:value-type="string" office:string-value="ວ" calcext:value-type="string">
            <text:p>ວ</text:p>
          </table:table-cell>
          <table:table-cell table:formula="of:=UNICHAR([.CB19])" office:value-type="string" office:string-value="" calcext:value-type="string">
            <text:p/>
          </table:table-cell>
          <table:table-cell table:formula="of:=UNICHAR([.CC19])" office:value-type="string" office:string-value="" calcext:value-type="string">
            <text:p/>
          </table:table-cell>
          <table:table-cell table:formula="of:=UNICHAR([.CD19])" office:value-type="string" office:string-value="ສ" calcext:value-type="string">
            <text:p>ສ</text:p>
          </table:table-cell>
          <table:table-cell table:formula="of:=UNICHAR([.CE19])" office:value-type="string" office:string-value="ຫ" calcext:value-type="string">
            <text:p>ຫ</text:p>
          </table:table-cell>
          <table:table-cell table:formula="of:=UNICHAR([.CF19])" office:value-type="string" office:string-value="" calcext:value-type="string">
            <text:p/>
          </table:table-cell>
          <table:table-cell table:formula="of:=UNICHAR([.CG19])" office:value-type="string" office:string-value="" calcext:value-type="string">
            <text:p/>
          </table:table-cell>
          <table:table-cell table:formula="of:=UNICHAR([.CH19])" office:value-type="string" office:string-value="" calcext:value-type="string">
            <text:p/>
          </table:table-cell>
          <table:table-cell table:formula="of:=UNICHAR([.CI19])" office:value-type="string" office:string-value="" calcext:value-type="string">
            <text:p/>
          </table:table-cell>
          <table:table-cell table:formula="of:=UNICHAR([.CJ19])" office:value-type="string" office:string-value="" calcext:value-type="string">
            <text:p/>
          </table:table-cell>
          <table:table-cell table:formula="of:=UNICHAR([.CK19])" office:value-type="string" office:string-value="" calcext:value-type="string">
            <text:p/>
          </table:table-cell>
          <table:table-cell table:formula="of:=UNICHAR([.CL19])" office:value-type="string" office:string-value="" calcext:value-type="string">
            <text:p/>
          </table:table-cell>
          <table:table-cell table:formula="of:=UNICHAR([.CM19])" office:value-type="string" office:string-value="" calcext:value-type="string">
            <text:p/>
          </table:table-cell>
          <table:table-cell table:formula="of:=UNICHAR([.CN19])" office:value-type="string" office:string-value="" calcext:value-type="string">
            <text:p/>
          </table:table-cell>
          <table:table-cell table:formula="of:=UNICHAR([.CO19])" office:value-type="string" office:string-value="" calcext:value-type="string">
            <text:p/>
          </table:table-cell>
          <table:table-cell table:formula="of:=UNICHAR([.CP19])" office:value-type="string" office:string-value="" calcext:value-type="string">
            <text:p/>
          </table:table-cell>
          <table:table-cell table:formula="of:=UNICHAR([.CQ19])" office:value-type="string" office:string-value="" calcext:value-type="string">
            <text:p/>
          </table:table-cell>
          <table:table-cell table:formula="of:=UNICHAR([.CR19])" office:value-type="string" office:string-value="" calcext:value-type="string">
            <text:p/>
          </table:table-cell>
          <table:table-cell table:formula="of:=UNICHAR([.CS19])" office:value-type="string" office:string-value="" calcext:value-type="string">
            <text:p/>
          </table:table-cell>
          <table:table-cell table:formula="of:=UNICHAR([.CT19])" office:value-type="string" office:string-value="" calcext:value-type="string">
            <text:p/>
          </table:table-cell>
          <table:table-cell table:formula="of:=UNICHAR([.CU19])" office:value-type="string" office:string-value="" calcext:value-type="string">
            <text:p/>
          </table:table-cell>
          <table:table-cell table:formula="of:=UNICHAR([.CV19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Balinese</text:p>
          </table:table-cell>
          <table:table-cell table:formula="of:=UNICHAR([.E20])" office:value-type="string" office:string-value="ᬅ" calcext:value-type="string">
            <text:p>ᬅ</text:p>
          </table:table-cell>
          <table:table-cell table:formula="of:=UNICHAR([.F20])" office:value-type="string" office:string-value="ᬓ" calcext:value-type="string">
            <text:p>ᬓ</text:p>
          </table:table-cell>
          <table:table-cell table:formula="of:=UNICHAR([.G20])" office:value-type="string" office:string-value="ᬆ" calcext:value-type="string">
            <text:p>ᬆ</text:p>
          </table:table-cell>
          <table:table-cell table:formula="of:=UNICHAR([.H20])" office:value-type="string" office:string-value="ᬵ" calcext:value-type="string">
            <text:p>ᬵ</text:p>
          </table:table-cell>
          <table:table-cell table:formula="of:=UNICHAR([.I20])" office:value-type="string" office:string-value="" calcext:value-type="string">
            <text:p/>
          </table:table-cell>
          <table:table-cell table:formula="of:=UNICHAR([.J20])" office:value-type="string" office:string-value="" calcext:value-type="string">
            <text:p/>
          </table:table-cell>
          <table:table-cell table:formula="of:=UNICHAR([.K20])" office:value-type="string" office:string-value="" calcext:value-type="string">
            <text:p/>
          </table:table-cell>
          <table:table-cell table:formula="of:=UNICHAR([.L20])" office:value-type="string" office:string-value="" calcext:value-type="string">
            <text:p/>
          </table:table-cell>
          <table:table-cell table:formula="of:=UNICHAR([.M20])" office:value-type="string" office:string-value="ᬇ" calcext:value-type="string">
            <text:p>ᬇ</text:p>
          </table:table-cell>
          <table:table-cell table:formula="of:=UNICHAR([.N20])" office:value-type="string" office:string-value="ᬶ" calcext:value-type="string">
            <text:p>ᬶ</text:p>
          </table:table-cell>
          <table:table-cell table:formula="of:=UNICHAR([.O20])" office:value-type="string" office:string-value="ᬈ" calcext:value-type="string">
            <text:p>ᬈ</text:p>
          </table:table-cell>
          <table:table-cell table:formula="of:=UNICHAR([.P20])" office:value-type="string" office:string-value="ᬷ" calcext:value-type="string">
            <text:p>ᬷ</text:p>
          </table:table-cell>
          <table:table-cell table:formula="of:=UNICHAR([.Q20])" office:value-type="string" office:string-value="ᬉ" calcext:value-type="string">
            <text:p>ᬉ</text:p>
          </table:table-cell>
          <table:table-cell table:formula="of:=UNICHAR([.R20])" office:value-type="string" office:string-value="ᬸ" calcext:value-type="string">
            <text:p>ᬸ</text:p>
          </table:table-cell>
          <table:table-cell table:formula="of:=UNICHAR([.S20])" office:value-type="string" office:string-value="ᬊ" calcext:value-type="string">
            <text:p>ᬊ</text:p>
          </table:table-cell>
          <table:table-cell table:formula="of:=UNICHAR([.T20])" office:value-type="string" office:string-value="ᬹ" calcext:value-type="string">
            <text:p>ᬹ</text:p>
          </table:table-cell>
          <table:table-cell table:formula="of:=UNICHAR([.U20])" office:value-type="string" office:string-value="ᬏ" calcext:value-type="string">
            <text:p>ᬏ</text:p>
          </table:table-cell>
          <table:table-cell table:formula="of:=UNICHAR([.V20])" office:value-type="string" office:string-value="ᬾ" calcext:value-type="string">
            <text:p>ᬾ</text:p>
          </table:table-cell>
          <table:table-cell table:formula="of:=UNICHAR([.W20])" office:value-type="string" office:string-value="" calcext:value-type="string">
            <text:p/>
          </table:table-cell>
          <table:table-cell table:formula="of:=UNICHAR([.X20])" office:value-type="string" office:string-value="" calcext:value-type="string">
            <text:p/>
          </table:table-cell>
          <table:table-cell table:formula="of:=UNICHAR([.Y20])" office:value-type="string" office:string-value="ᬐ" calcext:value-type="string">
            <text:p>ᬐ</text:p>
          </table:table-cell>
          <table:table-cell table:formula="of:=UNICHAR([.Z20])" office:value-type="string" office:string-value="ᬿ" calcext:value-type="string">
            <text:p>ᬿ</text:p>
          </table:table-cell>
          <table:table-cell table:formula="of:=UNICHAR([.AA20])" office:value-type="string" office:string-value="ᬑ" calcext:value-type="string">
            <text:p>ᬑ</text:p>
          </table:table-cell>
          <table:table-cell table:formula="of:=UNICHAR([.AB20])" office:value-type="string" office:string-value="ᭀ" calcext:value-type="string">
            <text:p>ᭀ</text:p>
          </table:table-cell>
          <table:table-cell table:formula="of:=UNICHAR([.AC20])" office:value-type="string" office:string-value="" calcext:value-type="string">
            <text:p/>
          </table:table-cell>
          <table:table-cell table:formula="of:=UNICHAR([.AD20])" office:value-type="string" office:string-value="" calcext:value-type="string">
            <text:p/>
          </table:table-cell>
          <table:table-cell table:formula="of:=UNICHAR([.AE20])" office:value-type="string" office:string-value="ᬒ" calcext:value-type="string">
            <text:p>ᬒ</text:p>
          </table:table-cell>
          <table:table-cell table:formula="of:=UNICHAR([.AF20])" office:value-type="string" office:string-value="ᭁ" calcext:value-type="string">
            <text:p>ᭁ</text:p>
          </table:table-cell>
          <table:table-cell table:formula="of:=UNICHAR([.AG20])" office:value-type="string" office:string-value="ᬋ" calcext:value-type="string">
            <text:p>ᬋ</text:p>
          </table:table-cell>
          <table:table-cell table:formula="of:=UNICHAR([.AH20])" office:value-type="string" office:string-value="ᬺ" calcext:value-type="string">
            <text:p>ᬺ</text:p>
          </table:table-cell>
          <table:table-cell table:formula="of:=UNICHAR([.AI20])" office:value-type="string" office:string-value="ᬌ" calcext:value-type="string">
            <text:p>ᬌ</text:p>
          </table:table-cell>
          <table:table-cell table:formula="of:=UNICHAR([.AJ20])" office:value-type="string" office:string-value="ᬻ" calcext:value-type="string">
            <text:p>ᬻ</text:p>
          </table:table-cell>
          <table:table-cell table:formula="of:=UNICHAR([.AK20])" office:value-type="string" office:string-value="ᬍ" calcext:value-type="string">
            <text:p>ᬍ</text:p>
          </table:table-cell>
          <table:table-cell table:formula="of:=UNICHAR([.AL20])" office:value-type="string" office:string-value="ᬼ" calcext:value-type="string">
            <text:p>ᬼ</text:p>
          </table:table-cell>
          <table:table-cell table:formula="of:=UNICHAR([.AM20])" office:value-type="string" office:string-value="ᬎ" calcext:value-type="string">
            <text:p>ᬎ</text:p>
          </table:table-cell>
          <table:table-cell table:formula="of:=UNICHAR([.AN20])" office:value-type="string" office:string-value="ᬽ" calcext:value-type="string">
            <text:p>ᬽ</text:p>
          </table:table-cell>
          <table:table-cell table:formula="of:=UNICHAR([.AO20])" office:value-type="string" office:string-value="" calcext:value-type="string">
            <text:p/>
          </table:table-cell>
          <table:table-cell table:formula="of:=UNICHAR([.AP20])" office:value-type="string" office:string-value="" calcext:value-type="string">
            <text:p/>
          </table:table-cell>
          <table:table-cell table:formula="of:=UNICHAR([.AQ20])" office:value-type="string" office:string-value="" calcext:value-type="string">
            <text:p/>
          </table:table-cell>
          <table:table-cell table:formula="of:=UNICHAR([.AR20])" office:value-type="string" office:string-value="" calcext:value-type="string">
            <text:p/>
          </table:table-cell>
          <table:table-cell table:formula="of:=UNICHAR([.AS20])" office:value-type="string" office:string-value="" calcext:value-type="string">
            <text:p/>
          </table:table-cell>
          <table:table-cell table:formula="of:=UNICHAR([.AT20])" office:value-type="string" office:string-value="" calcext:value-type="string">
            <text:p/>
          </table:table-cell>
          <table:table-cell table:formula="of:=UNICHAR([.AU20])" office:value-type="string" office:string-value="ᬓ" calcext:value-type="string">
            <text:p>ᬓ</text:p>
          </table:table-cell>
          <table:table-cell table:formula="of:=UNICHAR([.AV20])" office:value-type="string" office:string-value="ᬔ" calcext:value-type="string">
            <text:p>ᬔ</text:p>
          </table:table-cell>
          <table:table-cell table:formula="of:=UNICHAR([.AW20])" office:value-type="string" office:string-value="ᬕ" calcext:value-type="string">
            <text:p>ᬕ</text:p>
          </table:table-cell>
          <table:table-cell table:formula="of:=UNICHAR([.AX20])" office:value-type="string" office:string-value="ᬖ" calcext:value-type="string">
            <text:p>ᬖ</text:p>
          </table:table-cell>
          <table:table-cell table:formula="of:=UNICHAR([.AY20])" office:value-type="string" office:string-value="ᬗ" calcext:value-type="string">
            <text:p>ᬗ</text:p>
          </table:table-cell>
          <table:table-cell table:formula="of:=UNICHAR([.AZ20])" office:value-type="string" office:string-value="ᬘ" calcext:value-type="string">
            <text:p>ᬘ</text:p>
          </table:table-cell>
          <table:table-cell table:formula="of:=UNICHAR([.BA20])" office:value-type="string" office:string-value="ᬙ" calcext:value-type="string">
            <text:p>ᬙ</text:p>
          </table:table-cell>
          <table:table-cell table:formula="of:=UNICHAR([.BB20])" office:value-type="string" office:string-value="ᬚ" calcext:value-type="string">
            <text:p>ᬚ</text:p>
          </table:table-cell>
          <table:table-cell table:formula="of:=UNICHAR([.BC20])" office:value-type="string" office:string-value="ᬛ" calcext:value-type="string">
            <text:p>ᬛ</text:p>
          </table:table-cell>
          <table:table-cell table:formula="of:=UNICHAR([.BD20])" office:value-type="string" office:string-value="ᬜ" calcext:value-type="string">
            <text:p>ᬜ</text:p>
          </table:table-cell>
          <table:table-cell table:formula="of:=UNICHAR([.BE20])" office:value-type="string" office:string-value="ᬝ" calcext:value-type="string">
            <text:p>ᬝ</text:p>
          </table:table-cell>
          <table:table-cell table:formula="of:=UNICHAR([.BF20])" office:value-type="string" office:string-value="ᬞ" calcext:value-type="string">
            <text:p>ᬞ</text:p>
          </table:table-cell>
          <table:table-cell table:formula="of:=UNICHAR([.BG20])" office:value-type="string" office:string-value="ᬟ" calcext:value-type="string">
            <text:p>ᬟ</text:p>
          </table:table-cell>
          <table:table-cell table:formula="of:=UNICHAR([.BH20])" office:value-type="string" office:string-value="ᬠ" calcext:value-type="string">
            <text:p>ᬠ</text:p>
          </table:table-cell>
          <table:table-cell table:formula="of:=UNICHAR([.BI20])" office:value-type="string" office:string-value="ᬡ" calcext:value-type="string">
            <text:p>ᬡ</text:p>
          </table:table-cell>
          <table:table-cell table:formula="of:=UNICHAR([.BJ20])" office:value-type="string" office:string-value="ᬢ" calcext:value-type="string">
            <text:p>ᬢ</text:p>
          </table:table-cell>
          <table:table-cell table:formula="of:=UNICHAR([.BK20])" office:value-type="string" office:string-value="ᬣ" calcext:value-type="string">
            <text:p>ᬣ</text:p>
          </table:table-cell>
          <table:table-cell table:formula="of:=UNICHAR([.BL20])" office:value-type="string" office:string-value="ᬤ" calcext:value-type="string">
            <text:p>ᬤ</text:p>
          </table:table-cell>
          <table:table-cell table:formula="of:=UNICHAR([.BM20])" office:value-type="string" office:string-value="ᬥ" calcext:value-type="string">
            <text:p>ᬥ</text:p>
          </table:table-cell>
          <table:table-cell table:formula="of:=UNICHAR([.BN20])" office:value-type="string" office:string-value="ᬦ" calcext:value-type="string">
            <text:p>ᬦ</text:p>
          </table:table-cell>
          <table:table-cell table:formula="of:=UNICHAR([.BO20])" office:value-type="string" office:string-value="" calcext:value-type="string">
            <text:p/>
          </table:table-cell>
          <table:table-cell table:formula="of:=UNICHAR([.BP20])" office:value-type="string" office:string-value="ᬧ" calcext:value-type="string">
            <text:p>ᬧ</text:p>
          </table:table-cell>
          <table:table-cell table:formula="of:=UNICHAR([.BQ20])" office:value-type="string" office:string-value="ᬨ" calcext:value-type="string">
            <text:p>ᬨ</text:p>
          </table:table-cell>
          <table:table-cell table:formula="of:=UNICHAR([.BR20])" office:value-type="string" office:string-value="ᬩ" calcext:value-type="string">
            <text:p>ᬩ</text:p>
          </table:table-cell>
          <table:table-cell table:formula="of:=UNICHAR([.BS20])" office:value-type="string" office:string-value="ᬪ" calcext:value-type="string">
            <text:p>ᬪ</text:p>
          </table:table-cell>
          <table:table-cell table:formula="of:=UNICHAR([.BT20])" office:value-type="string" office:string-value="ᬫ" calcext:value-type="string">
            <text:p>ᬫ</text:p>
          </table:table-cell>
          <table:table-cell table:formula="of:=UNICHAR([.BU20])" office:value-type="string" office:string-value="ᬬ" calcext:value-type="string">
            <text:p>ᬬ</text:p>
          </table:table-cell>
          <table:table-cell table:formula="of:=UNICHAR([.BV20])" office:value-type="string" office:string-value="ᬭ" calcext:value-type="string">
            <text:p>ᬭ</text:p>
          </table:table-cell>
          <table:table-cell table:formula="of:=UNICHAR([.BW20])" office:value-type="string" office:string-value="" calcext:value-type="string">
            <text:p/>
          </table:table-cell>
          <table:table-cell table:formula="of:=UNICHAR([.BX20])" office:value-type="string" office:string-value="ᬮ" calcext:value-type="string">
            <text:p>ᬮ</text:p>
          </table:table-cell>
          <table:table-cell table:formula="of:=UNICHAR([.BY20])" office:value-type="string" office:string-value="" calcext:value-type="string">
            <text:p/>
          </table:table-cell>
          <table:table-cell table:formula="of:=UNICHAR([.BZ20])" office:value-type="string" office:string-value="" calcext:value-type="string">
            <text:p/>
          </table:table-cell>
          <table:table-cell table:formula="of:=UNICHAR([.CA20])" office:value-type="string" office:string-value="ᬯ" calcext:value-type="string">
            <text:p>ᬯ</text:p>
          </table:table-cell>
          <table:table-cell table:formula="of:=UNICHAR([.CB20])" office:value-type="string" office:string-value="ᬰ" calcext:value-type="string">
            <text:p>ᬰ</text:p>
          </table:table-cell>
          <table:table-cell table:formula="of:=UNICHAR([.CC20])" office:value-type="string" office:string-value="ᬱ" calcext:value-type="string">
            <text:p>ᬱ</text:p>
          </table:table-cell>
          <table:table-cell table:formula="of:=UNICHAR([.CD20])" office:value-type="string" office:string-value="ᬲ" calcext:value-type="string">
            <text:p>ᬲ</text:p>
          </table:table-cell>
          <table:table-cell table:formula="of:=UNICHAR([.CE20])" office:value-type="string" office:string-value="ᬳ" calcext:value-type="string">
            <text:p>ᬳ</text:p>
          </table:table-cell>
          <table:table-cell table:formula="of:=UNICHAR([.CF20])" office:value-type="string" office:string-value="" calcext:value-type="string">
            <text:p/>
          </table:table-cell>
          <table:table-cell table:formula="of:=UNICHAR([.CG20])" office:value-type="string" office:string-value="" calcext:value-type="string">
            <text:p/>
          </table:table-cell>
          <table:table-cell table:formula="of:=UNICHAR([.CH20])" office:value-type="string" office:string-value="" calcext:value-type="string">
            <text:p/>
          </table:table-cell>
          <table:table-cell table:formula="of:=UNICHAR([.CI20])" office:value-type="string" office:string-value="" calcext:value-type="string">
            <text:p/>
          </table:table-cell>
          <table:table-cell table:formula="of:=UNICHAR([.CJ20])" office:value-type="string" office:string-value="" calcext:value-type="string">
            <text:p/>
          </table:table-cell>
          <table:table-cell table:formula="of:=UNICHAR([.CK20])" office:value-type="string" office:string-value="" calcext:value-type="string">
            <text:p/>
          </table:table-cell>
          <table:table-cell table:formula="of:=UNICHAR([.CL20])" office:value-type="string" office:string-value="" calcext:value-type="string">
            <text:p/>
          </table:table-cell>
          <table:table-cell table:formula="of:=UNICHAR([.CM20])" office:value-type="string" office:string-value="" calcext:value-type="string">
            <text:p/>
          </table:table-cell>
          <table:table-cell table:formula="of:=UNICHAR([.CN20])" office:value-type="string" office:string-value="" calcext:value-type="string">
            <text:p/>
          </table:table-cell>
          <table:table-cell table:formula="of:=UNICHAR([.CO20])" office:value-type="string" office:string-value="" calcext:value-type="string">
            <text:p/>
          </table:table-cell>
          <table:table-cell table:formula="of:=UNICHAR([.CP20])" office:value-type="string" office:string-value="" calcext:value-type="string">
            <text:p/>
          </table:table-cell>
          <table:table-cell table:formula="of:=UNICHAR([.CQ20])" office:value-type="string" office:string-value="" calcext:value-type="string">
            <text:p/>
          </table:table-cell>
          <table:table-cell table:formula="of:=UNICHAR([.CR20])" office:value-type="string" office:string-value="" calcext:value-type="string">
            <text:p/>
          </table:table-cell>
          <table:table-cell table:formula="of:=UNICHAR([.CS20])" office:value-type="string" office:string-value="" calcext:value-type="string">
            <text:p/>
          </table:table-cell>
          <table:table-cell table:formula="of:=UNICHAR([.CT20])" office:value-type="string" office:string-value="" calcext:value-type="string">
            <text:p/>
          </table:table-cell>
          <table:table-cell table:formula="of:=UNICHAR([.CU20])" office:value-type="string" office:string-value="" calcext:value-type="string">
            <text:p/>
          </table:table-cell>
          <table:table-cell table:formula="of:=UNICHAR([.CV20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Javanese</text:p>
          </table:table-cell>
          <table:table-cell table:formula="of:=UNICHAR([.E21])" office:value-type="string" office:string-value="ꦄ" calcext:value-type="string">
            <text:p>ꦄ</text:p>
          </table:table-cell>
          <table:table-cell table:formula="of:=UNICHAR([.F21])" office:value-type="string" office:string-value="ꦏ" calcext:value-type="string">
            <text:p>ꦏ</text:p>
          </table:table-cell>
          <table:table-cell table:formula="of:=UNICHAR([.G21])" office:value-type="string" office:string-value="ꦄ" calcext:value-type="string">
            <text:p>ꦄ</text:p>
          </table:table-cell>
          <table:table-cell table:formula="of:=UNICHAR([.H21])" office:value-type="string" office:string-value="ꦴ" calcext:value-type="string">
            <text:p>ꦴ</text:p>
          </table:table-cell>
          <table:table-cell table:formula="of:=UNICHAR([.I21])" office:value-type="string" office:string-value="" calcext:value-type="string">
            <text:p/>
          </table:table-cell>
          <table:table-cell table:formula="of:=UNICHAR([.J21])" office:value-type="string" office:string-value="" calcext:value-type="string">
            <text:p/>
          </table:table-cell>
          <table:table-cell table:formula="of:=UNICHAR([.K21])" office:value-type="string" office:string-value="" calcext:value-type="string">
            <text:p/>
          </table:table-cell>
          <table:table-cell table:formula="of:=UNICHAR([.L21])" office:value-type="string" office:string-value="" calcext:value-type="string">
            <text:p/>
          </table:table-cell>
          <table:table-cell table:formula="of:=UNICHAR([.M21])" office:value-type="string" office:string-value="ꦆ" calcext:value-type="string">
            <text:p>ꦆ</text:p>
          </table:table-cell>
          <table:table-cell table:formula="of:=UNICHAR([.N21])" office:value-type="string" office:string-value="ꦶ" calcext:value-type="string">
            <text:p>ꦶ</text:p>
          </table:table-cell>
          <table:table-cell table:formula="of:=UNICHAR([.O21])" office:value-type="string" office:string-value="ꦇ" calcext:value-type="string">
            <text:p>ꦇ</text:p>
          </table:table-cell>
          <table:table-cell table:formula="of:=UNICHAR([.P21])" office:value-type="string" office:string-value="ꦷ" calcext:value-type="string">
            <text:p>ꦷ</text:p>
          </table:table-cell>
          <table:table-cell table:formula="of:=UNICHAR([.Q21])" office:value-type="string" office:string-value="ꦈ" calcext:value-type="string">
            <text:p>ꦈ</text:p>
          </table:table-cell>
          <table:table-cell table:formula="of:=UNICHAR([.R21])" office:value-type="string" office:string-value="ꦸ" calcext:value-type="string">
            <text:p>ꦸ</text:p>
          </table:table-cell>
          <table:table-cell table:formula="of:=UNICHAR([.S21])" office:value-type="string" office:string-value="ꦈ" calcext:value-type="string">
            <text:p>ꦈ</text:p>
          </table:table-cell>
          <table:table-cell table:formula="of:=UNICHAR([.T21])" office:value-type="string" office:string-value="ꦹ" calcext:value-type="string">
            <text:p>ꦹ</text:p>
          </table:table-cell>
          <table:table-cell table:formula="of:=UNICHAR([.U21])" office:value-type="string" office:string-value="ꦌ" calcext:value-type="string">
            <text:p>ꦌ</text:p>
          </table:table-cell>
          <table:table-cell table:formula="of:=UNICHAR([.V21])" office:value-type="string" office:string-value="ꦺ" calcext:value-type="string">
            <text:p>ꦺ</text:p>
          </table:table-cell>
          <table:table-cell table:formula="of:=UNICHAR([.W21])" office:value-type="string" office:string-value="" calcext:value-type="string">
            <text:p/>
          </table:table-cell>
          <table:table-cell table:formula="of:=UNICHAR([.X21])" office:value-type="string" office:string-value="" calcext:value-type="string">
            <text:p/>
          </table:table-cell>
          <table:table-cell table:formula="of:=UNICHAR([.Y21])" office:value-type="string" office:string-value="ꦍ" calcext:value-type="string">
            <text:p>ꦍ</text:p>
          </table:table-cell>
          <table:table-cell table:formula="of:=UNICHAR([.Z21])" office:value-type="string" office:string-value="ꦻ" calcext:value-type="string">
            <text:p>ꦻ</text:p>
          </table:table-cell>
          <table:table-cell table:formula="of:=UNICHAR([.AA21])" office:value-type="string" office:string-value="ꦎ" calcext:value-type="string">
            <text:p>ꦎ</text:p>
          </table:table-cell>
          <table:table-cell table:formula="of:=UNICHAR([.AB21])" office:value-type="string" office:string-value="ꦴ" calcext:value-type="string">
            <text:p>ꦴ</text:p>
          </table:table-cell>
          <table:table-cell table:formula="of:=UNICHAR([.AC21])" office:value-type="string" office:string-value="" calcext:value-type="string">
            <text:p/>
          </table:table-cell>
          <table:table-cell table:formula="of:=UNICHAR([.AD21])" office:value-type="string" office:string-value="" calcext:value-type="string">
            <text:p/>
          </table:table-cell>
          <table:table-cell table:formula="of:=UNICHAR([.AE21])" office:value-type="string" office:string-value="ꦎ" calcext:value-type="string">
            <text:p>ꦎ</text:p>
          </table:table-cell>
          <table:table-cell table:formula="of:=UNICHAR([.AF21])" office:value-type="string" office:string-value="ꦴ" calcext:value-type="string">
            <text:p>ꦴ</text:p>
          </table:table-cell>
          <table:table-cell table:formula="of:=UNICHAR([.AG21])" office:value-type="string" office:string-value="ꦉ" calcext:value-type="string">
            <text:p>ꦉ</text:p>
          </table:table-cell>
          <table:table-cell table:formula="of:=UNICHAR([.AH21])" office:value-type="string" office:string-value="ꦽ" calcext:value-type="string">
            <text:p>ꦽ</text:p>
          </table:table-cell>
          <table:table-cell table:formula="of:=UNICHAR([.AI21])" office:value-type="string" office:string-value="ꦉ" calcext:value-type="string">
            <text:p>ꦉ</text:p>
          </table:table-cell>
          <table:table-cell table:formula="of:=UNICHAR([.AJ21])" office:value-type="string" office:string-value="ꦴ" calcext:value-type="string">
            <text:p>ꦴ</text:p>
          </table:table-cell>
          <table:table-cell table:formula="of:=UNICHAR([.AK21])" office:value-type="string" office:string-value="ꦊ" calcext:value-type="string">
            <text:p>ꦊ</text:p>
          </table:table-cell>
          <table:table-cell table:formula="of:=UNICHAR([.AL21])" office:value-type="string" office:string-value="" calcext:value-type="string">
            <text:p/>
          </table:table-cell>
          <table:table-cell table:formula="of:=UNICHAR([.AM21])" office:value-type="string" office:string-value="ꦋ" calcext:value-type="string">
            <text:p>ꦋ</text:p>
          </table:table-cell>
          <table:table-cell table:formula="of:=UNICHAR([.AN21])" office:value-type="string" office:string-value="" calcext:value-type="string">
            <text:p/>
          </table:table-cell>
          <table:table-cell table:formula="of:=UNICHAR([.AO21])" office:value-type="string" office:string-value="" calcext:value-type="string">
            <text:p/>
          </table:table-cell>
          <table:table-cell table:formula="of:=UNICHAR([.AP21])" office:value-type="string" office:string-value="" calcext:value-type="string">
            <text:p/>
          </table:table-cell>
          <table:table-cell table:formula="of:=UNICHAR([.AQ21])" office:value-type="string" office:string-value="" calcext:value-type="string">
            <text:p/>
          </table:table-cell>
          <table:table-cell table:formula="of:=UNICHAR([.AR21])" office:value-type="string" office:string-value="" calcext:value-type="string">
            <text:p/>
          </table:table-cell>
          <table:table-cell table:formula="of:=UNICHAR([.AS21])" office:value-type="string" office:string-value="" calcext:value-type="string">
            <text:p/>
          </table:table-cell>
          <table:table-cell table:formula="of:=UNICHAR([.AT21])" office:value-type="string" office:string-value="" calcext:value-type="string">
            <text:p/>
          </table:table-cell>
          <table:table-cell table:formula="of:=UNICHAR([.AU21])" office:value-type="string" office:string-value="ꦏ" calcext:value-type="string">
            <text:p>ꦏ</text:p>
          </table:table-cell>
          <table:table-cell table:formula="of:=UNICHAR([.AV21])" office:value-type="string" office:string-value="ꦑ" calcext:value-type="string">
            <text:p>ꦑ</text:p>
          </table:table-cell>
          <table:table-cell table:formula="of:=UNICHAR([.AW21])" office:value-type="string" office:string-value="ꦒ" calcext:value-type="string">
            <text:p>ꦒ</text:p>
          </table:table-cell>
          <table:table-cell table:formula="of:=UNICHAR([.AX21])" office:value-type="string" office:string-value="ꦓ" calcext:value-type="string">
            <text:p>ꦓ</text:p>
          </table:table-cell>
          <table:table-cell table:formula="of:=UNICHAR([.AY21])" office:value-type="string" office:string-value="ꦔ" calcext:value-type="string">
            <text:p>ꦔ</text:p>
          </table:table-cell>
          <table:table-cell table:formula="of:=UNICHAR([.AZ21])" office:value-type="string" office:string-value="ꦕ" calcext:value-type="string">
            <text:p>ꦕ</text:p>
          </table:table-cell>
          <table:table-cell table:formula="of:=UNICHAR([.BA21])" office:value-type="string" office:string-value="ꦖ" calcext:value-type="string">
            <text:p>ꦖ</text:p>
          </table:table-cell>
          <table:table-cell table:formula="of:=UNICHAR([.BB21])" office:value-type="string" office:string-value="ꦗ" calcext:value-type="string">
            <text:p>ꦗ</text:p>
          </table:table-cell>
          <table:table-cell table:formula="of:=UNICHAR([.BC21])" office:value-type="string" office:string-value="ꦙ" calcext:value-type="string">
            <text:p>ꦙ</text:p>
          </table:table-cell>
          <table:table-cell table:formula="of:=UNICHAR([.BD21])" office:value-type="string" office:string-value="ꦚ" calcext:value-type="string">
            <text:p>ꦚ</text:p>
          </table:table-cell>
          <table:table-cell table:formula="of:=UNICHAR([.BE21])" office:value-type="string" office:string-value="ꦛ" calcext:value-type="string">
            <text:p>ꦛ</text:p>
          </table:table-cell>
          <table:table-cell table:formula="of:=UNICHAR([.BF21])" office:value-type="string" office:string-value="ꦡ" calcext:value-type="string">
            <text:p>ꦡ</text:p>
          </table:table-cell>
          <table:table-cell table:formula="of:=UNICHAR([.BG21])" office:value-type="string" office:string-value="ꦝ" calcext:value-type="string">
            <text:p>ꦝ</text:p>
          </table:table-cell>
          <table:table-cell table:formula="of:=UNICHAR([.BH21])" office:value-type="string" office:string-value="ꦣ" calcext:value-type="string">
            <text:p>ꦣ</text:p>
          </table:table-cell>
          <table:table-cell table:formula="of:=UNICHAR([.BI21])" office:value-type="string" office:string-value="ꦟ" calcext:value-type="string">
            <text:p>ꦟ</text:p>
          </table:table-cell>
          <table:table-cell table:formula="of:=UNICHAR([.BJ21])" office:value-type="string" office:string-value="ꦠ" calcext:value-type="string">
            <text:p>ꦠ</text:p>
          </table:table-cell>
          <table:table-cell table:formula="of:=UNICHAR([.BK21])" office:value-type="string" office:string-value="ꦡ" calcext:value-type="string">
            <text:p>ꦡ</text:p>
          </table:table-cell>
          <table:table-cell table:formula="of:=UNICHAR([.BL21])" office:value-type="string" office:string-value="ꦢ" calcext:value-type="string">
            <text:p>ꦢ</text:p>
          </table:table-cell>
          <table:table-cell table:formula="of:=UNICHAR([.BM21])" office:value-type="string" office:string-value="ꦣ" calcext:value-type="string">
            <text:p>ꦣ</text:p>
          </table:table-cell>
          <table:table-cell table:formula="of:=UNICHAR([.BN21])" office:value-type="string" office:string-value="ꦤ" calcext:value-type="string">
            <text:p>ꦤ</text:p>
          </table:table-cell>
          <table:table-cell table:formula="of:=UNICHAR([.BO21])" office:value-type="string" office:string-value="ꦘ" calcext:value-type="string">
            <text:p>ꦘ</text:p>
          </table:table-cell>
          <table:table-cell table:formula="of:=UNICHAR([.BP21])" office:value-type="string" office:string-value="ꦥ" calcext:value-type="string">
            <text:p>ꦥ</text:p>
          </table:table-cell>
          <table:table-cell table:formula="of:=UNICHAR([.BQ21])" office:value-type="string" office:string-value="ꦦ" calcext:value-type="string">
            <text:p>ꦦ</text:p>
          </table:table-cell>
          <table:table-cell table:formula="of:=UNICHAR([.BR21])" office:value-type="string" office:string-value="ꦧ" calcext:value-type="string">
            <text:p>ꦧ</text:p>
          </table:table-cell>
          <table:table-cell table:formula="of:=UNICHAR([.BS21])" office:value-type="string" office:string-value="ꦨ" calcext:value-type="string">
            <text:p>ꦨ</text:p>
          </table:table-cell>
          <table:table-cell table:formula="of:=UNICHAR([.BT21])" office:value-type="string" office:string-value="ꦩ" calcext:value-type="string">
            <text:p>ꦩ</text:p>
          </table:table-cell>
          <table:table-cell table:formula="of:=UNICHAR([.BU21])" office:value-type="string" office:string-value="ꦪ" calcext:value-type="string">
            <text:p>ꦪ</text:p>
          </table:table-cell>
          <table:table-cell table:formula="of:=UNICHAR([.BV21])" office:value-type="string" office:string-value="ꦫ" calcext:value-type="string">
            <text:p>ꦫ</text:p>
          </table:table-cell>
          <table:table-cell table:formula="of:=UNICHAR([.BW21])" office:value-type="string" office:string-value="" calcext:value-type="string">
            <text:p/>
          </table:table-cell>
          <table:table-cell table:formula="of:=UNICHAR([.BX21])" office:value-type="string" office:string-value="ꦭ" calcext:value-type="string">
            <text:p>ꦭ</text:p>
          </table:table-cell>
          <table:table-cell table:formula="of:=UNICHAR([.BY21])" office:value-type="string" office:string-value="" calcext:value-type="string">
            <text:p/>
          </table:table-cell>
          <table:table-cell table:formula="of:=UNICHAR([.BZ21])" office:value-type="string" office:string-value="" calcext:value-type="string">
            <text:p/>
          </table:table-cell>
          <table:table-cell table:formula="of:=UNICHAR([.CA21])" office:value-type="string" office:string-value="ꦮ" calcext:value-type="string">
            <text:p>ꦮ</text:p>
          </table:table-cell>
          <table:table-cell table:formula="of:=UNICHAR([.CB21])" office:value-type="string" office:string-value="ꦯ" calcext:value-type="string">
            <text:p>ꦯ</text:p>
          </table:table-cell>
          <table:table-cell table:formula="of:=UNICHAR([.CC21])" office:value-type="string" office:string-value="ꦰ" calcext:value-type="string">
            <text:p>ꦰ</text:p>
          </table:table-cell>
          <table:table-cell table:formula="of:=UNICHAR([.CD21])" office:value-type="string" office:string-value="ꦱ" calcext:value-type="string">
            <text:p>ꦱ</text:p>
          </table:table-cell>
          <table:table-cell table:formula="of:=UNICHAR([.CE21])" office:value-type="string" office:string-value="ꦲ" calcext:value-type="string">
            <text:p>ꦲ</text:p>
          </table:table-cell>
          <table:table-cell table:formula="of:=UNICHAR([.CF21])" office:value-type="string" office:string-value="" calcext:value-type="string">
            <text:p/>
          </table:table-cell>
          <table:table-cell table:formula="of:=UNICHAR([.CG21])" office:value-type="string" office:string-value="" calcext:value-type="string">
            <text:p/>
          </table:table-cell>
          <table:table-cell table:formula="of:=UNICHAR([.CH21])" office:value-type="string" office:string-value="" calcext:value-type="string">
            <text:p/>
          </table:table-cell>
          <table:table-cell table:formula="of:=UNICHAR([.CI21])" office:value-type="string" office:string-value="" calcext:value-type="string">
            <text:p/>
          </table:table-cell>
          <table:table-cell table:formula="of:=UNICHAR([.CJ21])" office:value-type="string" office:string-value="" calcext:value-type="string">
            <text:p/>
          </table:table-cell>
          <table:table-cell table:formula="of:=UNICHAR([.CK21])" office:value-type="string" office:string-value="" calcext:value-type="string">
            <text:p/>
          </table:table-cell>
          <table:table-cell table:formula="of:=UNICHAR([.CL21])" office:value-type="string" office:string-value="" calcext:value-type="string">
            <text:p/>
          </table:table-cell>
          <table:table-cell table:formula="of:=UNICHAR([.CM21])" office:value-type="string" office:string-value="" calcext:value-type="string">
            <text:p/>
          </table:table-cell>
          <table:table-cell table:formula="of:=UNICHAR([.CN21])" office:value-type="string" office:string-value="" calcext:value-type="string">
            <text:p/>
          </table:table-cell>
          <table:table-cell table:formula="of:=UNICHAR([.CO21])" office:value-type="string" office:string-value="" calcext:value-type="string">
            <text:p/>
          </table:table-cell>
          <table:table-cell table:formula="of:=UNICHAR([.CP21])" office:value-type="string" office:string-value="" calcext:value-type="string">
            <text:p/>
          </table:table-cell>
          <table:table-cell table:formula="of:=UNICHAR([.CQ21])" office:value-type="string" office:string-value="" calcext:value-type="string">
            <text:p/>
          </table:table-cell>
          <table:table-cell table:formula="of:=UNICHAR([.CR21])" office:value-type="string" office:string-value="" calcext:value-type="string">
            <text:p/>
          </table:table-cell>
          <table:table-cell table:formula="of:=UNICHAR([.CS21])" office:value-type="string" office:string-value="" calcext:value-type="string">
            <text:p/>
          </table:table-cell>
          <table:table-cell table:formula="of:=UNICHAR([.CT21])" office:value-type="string" office:string-value="" calcext:value-type="string">
            <text:p/>
          </table:table-cell>
          <table:table-cell table:formula="of:=UNICHAR([.CU21])" office:value-type="string" office:string-value="" calcext:value-type="string">
            <text:p/>
          </table:table-cell>
          <table:table-cell table:formula="of:=UNICHAR([.CV21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Sundanese</text:p>
          </table:table-cell>
          <table:table-cell table:formula="of:=UNICHAR([.E22])" office:value-type="string" office:string-value="ᮃ" calcext:value-type="string">
            <text:p>ᮃ</text:p>
          </table:table-cell>
          <table:table-cell table:formula="of:=UNICHAR([.F22])" office:value-type="string" office:string-value="ᮊ" calcext:value-type="string">
            <text:p>ᮊ</text:p>
          </table:table-cell>
          <table:table-cell table:formula="of:=UNICHAR([.G22])" office:value-type="string" office:string-value="" calcext:value-type="string">
            <text:p/>
          </table:table-cell>
          <table:table-cell table:formula="of:=UNICHAR([.H22])" office:value-type="string" office:string-value="" calcext:value-type="string">
            <text:p/>
          </table:table-cell>
          <table:table-cell table:formula="of:=UNICHAR([.I22])" office:value-type="string" office:string-value="" calcext:value-type="string">
            <text:p/>
          </table:table-cell>
          <table:table-cell table:formula="of:=UNICHAR([.J22])" office:value-type="string" office:string-value="" calcext:value-type="string">
            <text:p/>
          </table:table-cell>
          <table:table-cell table:formula="of:=UNICHAR([.K22])" office:value-type="string" office:string-value="" calcext:value-type="string">
            <text:p/>
          </table:table-cell>
          <table:table-cell table:formula="of:=UNICHAR([.L22])" office:value-type="string" office:string-value="" calcext:value-type="string">
            <text:p/>
          </table:table-cell>
          <table:table-cell table:formula="of:=UNICHAR([.M22])" office:value-type="string" office:string-value="ᮄ" calcext:value-type="string">
            <text:p>ᮄ</text:p>
          </table:table-cell>
          <table:table-cell table:formula="of:=UNICHAR([.N22])" office:value-type="string" office:string-value="ᮤ" calcext:value-type="string">
            <text:p>ᮤ</text:p>
          </table:table-cell>
          <table:table-cell table:formula="of:=UNICHAR([.O22])" office:value-type="string" office:string-value="" calcext:value-type="string">
            <text:p/>
          </table:table-cell>
          <table:table-cell table:formula="of:=UNICHAR([.P22])" office:value-type="string" office:string-value="" calcext:value-type="string">
            <text:p/>
          </table:table-cell>
          <table:table-cell table:formula="of:=UNICHAR([.Q22])" office:value-type="string" office:string-value="ᮅ" calcext:value-type="string">
            <text:p>ᮅ</text:p>
          </table:table-cell>
          <table:table-cell table:formula="of:=UNICHAR([.R22])" office:value-type="string" office:string-value="ᮥ" calcext:value-type="string">
            <text:p>ᮥ</text:p>
          </table:table-cell>
          <table:table-cell table:formula="of:=UNICHAR([.S22])" office:value-type="string" office:string-value="" calcext:value-type="string">
            <text:p/>
          </table:table-cell>
          <table:table-cell table:formula="of:=UNICHAR([.T22])" office:value-type="string" office:string-value="" calcext:value-type="string">
            <text:p/>
          </table:table-cell>
          <table:table-cell table:formula="of:=UNICHAR([.U22])" office:value-type="string" office:string-value="ᮈ" calcext:value-type="string">
            <text:p>ᮈ</text:p>
          </table:table-cell>
          <table:table-cell table:formula="of:=UNICHAR([.V22])" office:value-type="string" office:string-value="ᮦ" calcext:value-type="string">
            <text:p>ᮦ</text:p>
          </table:table-cell>
          <table:table-cell table:formula="of:=UNICHAR([.W22])" office:value-type="string" office:string-value="" calcext:value-type="string">
            <text:p/>
          </table:table-cell>
          <table:table-cell table:formula="of:=UNICHAR([.X22])" office:value-type="string" office:string-value="" calcext:value-type="string">
            <text:p/>
          </table:table-cell>
          <table:table-cell table:formula="of:=UNICHAR([.Y22])" office:value-type="string" office:string-value="" calcext:value-type="string">
            <text:p/>
          </table:table-cell>
          <table:table-cell table:formula="of:=UNICHAR([.Z22])" office:value-type="string" office:string-value="" calcext:value-type="string">
            <text:p/>
          </table:table-cell>
          <table:table-cell table:formula="of:=UNICHAR([.AA22])" office:value-type="string" office:string-value="ᮇ" calcext:value-type="string">
            <text:p>ᮇ</text:p>
          </table:table-cell>
          <table:table-cell table:formula="of:=UNICHAR([.AB22])" office:value-type="string" office:string-value="ᮧ" calcext:value-type="string">
            <text:p>ᮧ</text:p>
          </table:table-cell>
          <table:table-cell table:formula="of:=UNICHAR([.AC22])" office:value-type="string" office:string-value="" calcext:value-type="string">
            <text:p/>
          </table:table-cell>
          <table:table-cell table:formula="of:=UNICHAR([.AD22])" office:value-type="string" office:string-value="" calcext:value-type="string">
            <text:p/>
          </table:table-cell>
          <table:table-cell table:formula="of:=UNICHAR([.AE22])" office:value-type="string" office:string-value="" calcext:value-type="string">
            <text:p/>
          </table:table-cell>
          <table:table-cell table:formula="of:=UNICHAR([.AF22])" office:value-type="string" office:string-value="" calcext:value-type="string">
            <text:p/>
          </table:table-cell>
          <table:table-cell table:formula="of:=UNICHAR([.AG22])" office:value-type="string" office:string-value="" calcext:value-type="string">
            <text:p/>
          </table:table-cell>
          <table:table-cell table:formula="of:=UNICHAR([.AH22])" office:value-type="string" office:string-value="" calcext:value-type="string">
            <text:p/>
          </table:table-cell>
          <table:table-cell table:formula="of:=UNICHAR([.AI22])" office:value-type="string" office:string-value="" calcext:value-type="string">
            <text:p/>
          </table:table-cell>
          <table:table-cell table:formula="of:=UNICHAR([.AJ22])" office:value-type="string" office:string-value="" calcext:value-type="string">
            <text:p/>
          </table:table-cell>
          <table:table-cell table:formula="of:=UNICHAR([.AK22])" office:value-type="string" office:string-value="" calcext:value-type="string">
            <text:p/>
          </table:table-cell>
          <table:table-cell table:formula="of:=UNICHAR([.AL22])" office:value-type="string" office:string-value="" calcext:value-type="string">
            <text:p/>
          </table:table-cell>
          <table:table-cell table:formula="of:=UNICHAR([.AM22])" office:value-type="string" office:string-value="" calcext:value-type="string">
            <text:p/>
          </table:table-cell>
          <table:table-cell table:formula="of:=UNICHAR([.AN22])" office:value-type="string" office:string-value="" calcext:value-type="string">
            <text:p/>
          </table:table-cell>
          <table:table-cell table:formula="of:=UNICHAR([.AO22])" office:value-type="string" office:string-value="" calcext:value-type="string">
            <text:p/>
          </table:table-cell>
          <table:table-cell table:formula="of:=UNICHAR([.AP22])" office:value-type="string" office:string-value="" calcext:value-type="string">
            <text:p/>
          </table:table-cell>
          <table:table-cell table:formula="of:=UNICHAR([.AQ22])" office:value-type="string" office:string-value="" calcext:value-type="string">
            <text:p/>
          </table:table-cell>
          <table:table-cell table:formula="of:=UNICHAR([.AR22])" office:value-type="string" office:string-value="" calcext:value-type="string">
            <text:p/>
          </table:table-cell>
          <table:table-cell table:formula="of:=UNICHAR([.AS22])" office:value-type="string" office:string-value="" calcext:value-type="string">
            <text:p/>
          </table:table-cell>
          <table:table-cell table:formula="of:=UNICHAR([.AT22])" office:value-type="string" office:string-value="" calcext:value-type="string">
            <text:p/>
          </table:table-cell>
          <table:table-cell table:formula="of:=UNICHAR([.AU22])" office:value-type="string" office:string-value="ᮊ" calcext:value-type="string">
            <text:p>ᮊ</text:p>
          </table:table-cell>
          <table:table-cell table:formula="of:=UNICHAR([.AV22])" office:value-type="string" office:string-value="" calcext:value-type="string">
            <text:p/>
          </table:table-cell>
          <table:table-cell table:formula="of:=UNICHAR([.AW22])" office:value-type="string" office:string-value="ᮌ" calcext:value-type="string">
            <text:p>ᮌ</text:p>
          </table:table-cell>
          <table:table-cell table:formula="of:=UNICHAR([.AX22])" office:value-type="string" office:string-value="" calcext:value-type="string">
            <text:p/>
          </table:table-cell>
          <table:table-cell table:formula="of:=UNICHAR([.AY22])" office:value-type="string" office:string-value="ᮍ" calcext:value-type="string">
            <text:p>ᮍ</text:p>
          </table:table-cell>
          <table:table-cell table:formula="of:=UNICHAR([.AZ22])" office:value-type="string" office:string-value="ᮎ" calcext:value-type="string">
            <text:p>ᮎ</text:p>
          </table:table-cell>
          <table:table-cell table:formula="of:=UNICHAR([.BA22])" office:value-type="string" office:string-value="" calcext:value-type="string">
            <text:p/>
          </table:table-cell>
          <table:table-cell table:formula="of:=UNICHAR([.BB22])" office:value-type="string" office:string-value="ᮏ" calcext:value-type="string">
            <text:p>ᮏ</text:p>
          </table:table-cell>
          <table:table-cell table:formula="of:=UNICHAR([.BC22])" office:value-type="string" office:string-value="" calcext:value-type="string">
            <text:p/>
          </table:table-cell>
          <table:table-cell table:formula="of:=UNICHAR([.BD22])" office:value-type="string" office:string-value="ᮑ" calcext:value-type="string">
            <text:p>ᮑ</text:p>
          </table:table-cell>
          <table:table-cell table:formula="of:=UNICHAR([.BE22])" office:value-type="string" office:string-value="" calcext:value-type="string">
            <text:p/>
          </table:table-cell>
          <table:table-cell table:formula="of:=UNICHAR([.BF22])" office:value-type="string" office:string-value="" calcext:value-type="string">
            <text:p/>
          </table:table-cell>
          <table:table-cell table:formula="of:=UNICHAR([.BG22])" office:value-type="string" office:string-value="" calcext:value-type="string">
            <text:p/>
          </table:table-cell>
          <table:table-cell table:formula="of:=UNICHAR([.BH22])" office:value-type="string" office:string-value="" calcext:value-type="string">
            <text:p/>
          </table:table-cell>
          <table:table-cell table:formula="of:=UNICHAR([.BI22])" office:value-type="string" office:string-value="" calcext:value-type="string">
            <text:p/>
          </table:table-cell>
          <table:table-cell table:formula="of:=UNICHAR([.BJ22])" office:value-type="string" office:string-value="ᮒ" calcext:value-type="string">
            <text:p>ᮒ</text:p>
          </table:table-cell>
          <table:table-cell table:formula="of:=UNICHAR([.BK22])" office:value-type="string" office:string-value="" calcext:value-type="string">
            <text:p/>
          </table:table-cell>
          <table:table-cell table:formula="of:=UNICHAR([.BL22])" office:value-type="string" office:string-value="ᮓ" calcext:value-type="string">
            <text:p>ᮓ</text:p>
          </table:table-cell>
          <table:table-cell table:formula="of:=UNICHAR([.BM22])" office:value-type="string" office:string-value="" calcext:value-type="string">
            <text:p/>
          </table:table-cell>
          <table:table-cell table:formula="of:=UNICHAR([.BN22])" office:value-type="string" office:string-value="ᮔ" calcext:value-type="string">
            <text:p>ᮔ</text:p>
          </table:table-cell>
          <table:table-cell table:formula="of:=UNICHAR([.BO22])" office:value-type="string" office:string-value="" calcext:value-type="string">
            <text:p/>
          </table:table-cell>
          <table:table-cell table:formula="of:=UNICHAR([.BP22])" office:value-type="string" office:string-value="ᮕ" calcext:value-type="string">
            <text:p>ᮕ</text:p>
          </table:table-cell>
          <table:table-cell table:formula="of:=UNICHAR([.BQ22])" office:value-type="string" office:string-value="" calcext:value-type="string">
            <text:p/>
          </table:table-cell>
          <table:table-cell table:formula="of:=UNICHAR([.BR22])" office:value-type="string" office:string-value="ᮘ" calcext:value-type="string">
            <text:p>ᮘ</text:p>
          </table:table-cell>
          <table:table-cell table:formula="of:=UNICHAR([.BS22])" office:value-type="string" office:string-value="" calcext:value-type="string">
            <text:p/>
          </table:table-cell>
          <table:table-cell table:formula="of:=UNICHAR([.BT22])" office:value-type="string" office:string-value="ᮙ" calcext:value-type="string">
            <text:p>ᮙ</text:p>
          </table:table-cell>
          <table:table-cell table:formula="of:=UNICHAR([.BU22])" office:value-type="string" office:string-value="ᮚ" calcext:value-type="string">
            <text:p>ᮚ</text:p>
          </table:table-cell>
          <table:table-cell table:formula="of:=UNICHAR([.BV22])" office:value-type="string" office:string-value="ᮛ" calcext:value-type="string">
            <text:p>ᮛ</text:p>
          </table:table-cell>
          <table:table-cell table:formula="of:=UNICHAR([.BW22])" office:value-type="string" office:string-value="" calcext:value-type="string">
            <text:p/>
          </table:table-cell>
          <table:table-cell table:formula="of:=UNICHAR([.BX22])" office:value-type="string" office:string-value="ᮜ" calcext:value-type="string">
            <text:p>ᮜ</text:p>
          </table:table-cell>
          <table:table-cell table:formula="of:=UNICHAR([.BY22])" office:value-type="string" office:string-value="" calcext:value-type="string">
            <text:p/>
          </table:table-cell>
          <table:table-cell table:formula="of:=UNICHAR([.BZ22])" office:value-type="string" office:string-value="" calcext:value-type="string">
            <text:p/>
          </table:table-cell>
          <table:table-cell table:formula="of:=UNICHAR([.CA22])" office:value-type="string" office:string-value="ᮝ" calcext:value-type="string">
            <text:p>ᮝ</text:p>
          </table:table-cell>
          <table:table-cell table:formula="of:=UNICHAR([.CB22])" office:value-type="string" office:string-value="" calcext:value-type="string">
            <text:p/>
          </table:table-cell>
          <table:table-cell table:formula="of:=UNICHAR([.CC22])" office:value-type="string" office:string-value="" calcext:value-type="string">
            <text:p/>
          </table:table-cell>
          <table:table-cell table:formula="of:=UNICHAR([.CD22])" office:value-type="string" office:string-value="ᮞ" calcext:value-type="string">
            <text:p>ᮞ</text:p>
          </table:table-cell>
          <table:table-cell table:formula="of:=UNICHAR([.CE22])" office:value-type="string" office:string-value="ᮠ" calcext:value-type="string">
            <text:p>ᮠ</text:p>
          </table:table-cell>
          <table:table-cell table:formula="of:=UNICHAR([.CF22])" office:value-type="string" office:string-value="" calcext:value-type="string">
            <text:p/>
          </table:table-cell>
          <table:table-cell table:formula="of:=UNICHAR([.CG22])" office:value-type="string" office:string-value="" calcext:value-type="string">
            <text:p/>
          </table:table-cell>
          <table:table-cell table:formula="of:=UNICHAR([.CH22])" office:value-type="string" office:string-value="" calcext:value-type="string">
            <text:p/>
          </table:table-cell>
          <table:table-cell table:formula="of:=UNICHAR([.CI22])" office:value-type="string" office:string-value="" calcext:value-type="string">
            <text:p/>
          </table:table-cell>
          <table:table-cell table:formula="of:=UNICHAR([.CJ22])" office:value-type="string" office:string-value="" calcext:value-type="string">
            <text:p/>
          </table:table-cell>
          <table:table-cell table:formula="of:=UNICHAR([.CK22])" office:value-type="string" office:string-value="" calcext:value-type="string">
            <text:p/>
          </table:table-cell>
          <table:table-cell table:formula="of:=UNICHAR([.CL22])" office:value-type="string" office:string-value="" calcext:value-type="string">
            <text:p/>
          </table:table-cell>
          <table:table-cell table:formula="of:=UNICHAR([.CM22])" office:value-type="string" office:string-value="" calcext:value-type="string">
            <text:p/>
          </table:table-cell>
          <table:table-cell table:formula="of:=UNICHAR([.CN22])" office:value-type="string" office:string-value="" calcext:value-type="string">
            <text:p/>
          </table:table-cell>
          <table:table-cell table:formula="of:=UNICHAR([.CO22])" office:value-type="string" office:string-value="" calcext:value-type="string">
            <text:p/>
          </table:table-cell>
          <table:table-cell table:formula="of:=UNICHAR([.CP22])" office:value-type="string" office:string-value="" calcext:value-type="string">
            <text:p/>
          </table:table-cell>
          <table:table-cell table:formula="of:=UNICHAR([.CQ22])" office:value-type="string" office:string-value="" calcext:value-type="string">
            <text:p/>
          </table:table-cell>
          <table:table-cell table:formula="of:=UNICHAR([.CR22])" office:value-type="string" office:string-value="" calcext:value-type="string">
            <text:p/>
          </table:table-cell>
          <table:table-cell table:formula="of:=UNICHAR([.CS22])" office:value-type="string" office:string-value="" calcext:value-type="string">
            <text:p/>
          </table:table-cell>
          <table:table-cell table:formula="of:=UNICHAR([.CT22])" office:value-type="string" office:string-value="" calcext:value-type="string">
            <text:p/>
          </table:table-cell>
          <table:table-cell table:formula="of:=UNICHAR([.CU22])" office:value-type="string" office:string-value="" calcext:value-type="string">
            <text:p/>
          </table:table-cell>
          <table:table-cell table:formula="of:=UNICHAR([.CV22])" office:value-type="string" office:string-value="" calcext:value-type="string">
            <text:p/>
          </table:table-cell>
        </table:table-row>
        <table:table-row table:style-name="ro1">
          <table:table-cell table:number-columns-repeated="3"/>
          <table:table-cell office:value-type="string" calcext:value-type="string">
            <text:p>Lontara</text:p>
          </table:table-cell>
          <table:table-cell table:formula="of:=UNICHAR([.E23])" office:value-type="string" office:string-value="" calcext:value-type="string">
            <text:p/>
          </table:table-cell>
          <table:table-cell table:formula="of:=UNICHAR([.F23])" office:value-type="string" office:string-value="ᨕ" calcext:value-type="string">
            <text:p>ᨕ</text:p>
          </table:table-cell>
          <table:table-cell table:formula="of:=UNICHAR([.G23])" office:value-type="string" office:string-value="" calcext:value-type="string">
            <text:p/>
          </table:table-cell>
          <table:table-cell table:formula="of:=UNICHAR([.H23])" office:value-type="string" office:string-value="" calcext:value-type="string">
            <text:p/>
          </table:table-cell>
          <table:table-cell table:formula="of:=UNICHAR([.I23])" office:value-type="string" office:string-value="" calcext:value-type="string">
            <text:p/>
          </table:table-cell>
          <table:table-cell table:formula="of:=UNICHAR([.J23])" office:value-type="string" office:string-value="" calcext:value-type="string">
            <text:p/>
          </table:table-cell>
          <table:table-cell table:formula="of:=UNICHAR([.K23])" office:value-type="string" office:string-value="" calcext:value-type="string">
            <text:p/>
          </table:table-cell>
          <table:table-cell table:formula="of:=UNICHAR([.L23])" office:value-type="string" office:string-value="" calcext:value-type="string">
            <text:p/>
          </table:table-cell>
          <table:table-cell table:formula="of:=UNICHAR([.M23])" office:value-type="string" office:string-value="" calcext:value-type="string">
            <text:p/>
          </table:table-cell>
          <table:table-cell table:formula="of:=UNICHAR([.N23])" office:value-type="string" office:string-value="ᨗ" calcext:value-type="string">
            <text:p>ᨗ</text:p>
          </table:table-cell>
          <table:table-cell table:formula="of:=UNICHAR([.O23])" office:value-type="string" office:string-value="" calcext:value-type="string">
            <text:p/>
          </table:table-cell>
          <table:table-cell table:formula="of:=UNICHAR([.P23])" office:value-type="string" office:string-value="" calcext:value-type="string">
            <text:p/>
          </table:table-cell>
          <table:table-cell table:formula="of:=UNICHAR([.Q23])" office:value-type="string" office:string-value="" calcext:value-type="string">
            <text:p/>
          </table:table-cell>
          <table:table-cell table:formula="of:=UNICHAR([.R23])" office:value-type="string" office:string-value="ᨘ" calcext:value-type="string">
            <text:p>ᨘ</text:p>
          </table:table-cell>
          <table:table-cell table:formula="of:=UNICHAR([.S23])" office:value-type="string" office:string-value="" calcext:value-type="string">
            <text:p/>
          </table:table-cell>
          <table:table-cell table:formula="of:=UNICHAR([.T23])" office:value-type="string" office:string-value="" calcext:value-type="string">
            <text:p/>
          </table:table-cell>
          <table:table-cell table:formula="of:=UNICHAR([.U23])" office:value-type="string" office:string-value="" calcext:value-type="string">
            <text:p/>
          </table:table-cell>
          <table:table-cell table:formula="of:=UNICHAR([.V23])" office:value-type="string" office:string-value="ᨙ" calcext:value-type="string">
            <text:p>ᨙ</text:p>
          </table:table-cell>
          <table:table-cell table:formula="of:=UNICHAR([.W23])" office:value-type="string" office:string-value="" calcext:value-type="string">
            <text:p/>
          </table:table-cell>
          <table:table-cell table:formula="of:=UNICHAR([.X23])" office:value-type="string" office:string-value="" calcext:value-type="string">
            <text:p/>
          </table:table-cell>
          <table:table-cell table:formula="of:=UNICHAR([.Y23])" office:value-type="string" office:string-value="" calcext:value-type="string">
            <text:p/>
          </table:table-cell>
          <table:table-cell table:formula="of:=UNICHAR([.Z23])" office:value-type="string" office:string-value="" calcext:value-type="string">
            <text:p/>
          </table:table-cell>
          <table:table-cell table:formula="of:=UNICHAR([.AA23])" office:value-type="string" office:string-value="" calcext:value-type="string">
            <text:p/>
          </table:table-cell>
          <table:table-cell table:formula="of:=UNICHAR([.AB23])" office:value-type="string" office:string-value="ᨚ" calcext:value-type="string">
            <text:p>ᨚ</text:p>
          </table:table-cell>
          <table:table-cell table:formula="of:=UNICHAR([.AC23])" office:value-type="string" office:string-value="" calcext:value-type="string">
            <text:p/>
          </table:table-cell>
          <table:table-cell table:formula="of:=UNICHAR([.AD23])" office:value-type="string" office:string-value="" calcext:value-type="string">
            <text:p/>
          </table:table-cell>
          <table:table-cell table:formula="of:=UNICHAR([.AE23])" office:value-type="string" office:string-value="" calcext:value-type="string">
            <text:p/>
          </table:table-cell>
          <table:table-cell table:formula="of:=UNICHAR([.AF23])" office:value-type="string" office:string-value="" calcext:value-type="string">
            <text:p/>
          </table:table-cell>
          <table:table-cell table:formula="of:=UNICHAR([.AG23])" office:value-type="string" office:string-value="" calcext:value-type="string">
            <text:p/>
          </table:table-cell>
          <table:table-cell table:formula="of:=UNICHAR([.AH23])" office:value-type="string" office:string-value="" calcext:value-type="string">
            <text:p/>
          </table:table-cell>
          <table:table-cell table:formula="of:=UNICHAR([.AI23])" office:value-type="string" office:string-value="" calcext:value-type="string">
            <text:p/>
          </table:table-cell>
          <table:table-cell table:formula="of:=UNICHAR([.AJ23])" office:value-type="string" office:string-value="" calcext:value-type="string">
            <text:p/>
          </table:table-cell>
          <table:table-cell table:formula="of:=UNICHAR([.AK23])" office:value-type="string" office:string-value="" calcext:value-type="string">
            <text:p/>
          </table:table-cell>
          <table:table-cell table:formula="of:=UNICHAR([.AL23])" office:value-type="string" office:string-value="" calcext:value-type="string">
            <text:p/>
          </table:table-cell>
          <table:table-cell table:formula="of:=UNICHAR([.AM23])" office:value-type="string" office:string-value="" calcext:value-type="string">
            <text:p/>
          </table:table-cell>
          <table:table-cell table:formula="of:=UNICHAR([.AN23])" office:value-type="string" office:string-value="" calcext:value-type="string">
            <text:p/>
          </table:table-cell>
          <table:table-cell table:formula="of:=UNICHAR([.AO23])" office:value-type="string" office:string-value="" calcext:value-type="string">
            <text:p/>
          </table:table-cell>
          <table:table-cell table:formula="of:=UNICHAR([.AP23])" office:value-type="string" office:string-value="" calcext:value-type="string">
            <text:p/>
          </table:table-cell>
          <table:table-cell table:formula="of:=UNICHAR([.AQ23])" office:value-type="string" office:string-value="" calcext:value-type="string">
            <text:p/>
          </table:table-cell>
          <table:table-cell table:formula="of:=UNICHAR([.AR23])" office:value-type="string" office:string-value="" calcext:value-type="string">
            <text:p/>
          </table:table-cell>
          <table:table-cell table:formula="of:=UNICHAR([.AS23])" office:value-type="string" office:string-value="" calcext:value-type="string">
            <text:p/>
          </table:table-cell>
          <table:table-cell table:formula="of:=UNICHAR([.AT23])" office:value-type="string" office:string-value="" calcext:value-type="string">
            <text:p/>
          </table:table-cell>
          <table:table-cell table:formula="of:=UNICHAR([.AU23])" office:value-type="string" office:string-value="ᨀ" calcext:value-type="string">
            <text:p>ᨀ</text:p>
          </table:table-cell>
          <table:table-cell table:formula="of:=UNICHAR([.AV23])" office:value-type="string" office:string-value="" calcext:value-type="string">
            <text:p/>
          </table:table-cell>
          <table:table-cell table:formula="of:=UNICHAR([.AW23])" office:value-type="string" office:string-value="ᨁ" calcext:value-type="string">
            <text:p>ᨁ</text:p>
          </table:table-cell>
          <table:table-cell table:formula="of:=UNICHAR([.AX23])" office:value-type="string" office:string-value="" calcext:value-type="string">
            <text:p/>
          </table:table-cell>
          <table:table-cell table:formula="of:=UNICHAR([.AY23])" office:value-type="string" office:string-value="ᨂ" calcext:value-type="string">
            <text:p>ᨂ</text:p>
          </table:table-cell>
          <table:table-cell table:formula="of:=UNICHAR([.AZ23])" office:value-type="string" office:string-value="ᨌ" calcext:value-type="string">
            <text:p>ᨌ</text:p>
          </table:table-cell>
          <table:table-cell table:formula="of:=UNICHAR([.BA23])" office:value-type="string" office:string-value="" calcext:value-type="string">
            <text:p/>
          </table:table-cell>
          <table:table-cell table:formula="of:=UNICHAR([.BB23])" office:value-type="string" office:string-value="ᨍ" calcext:value-type="string">
            <text:p>ᨍ</text:p>
          </table:table-cell>
          <table:table-cell table:formula="of:=UNICHAR([.BC23])" office:value-type="string" office:string-value="" calcext:value-type="string">
            <text:p/>
          </table:table-cell>
          <table:table-cell table:formula="of:=UNICHAR([.BD23])" office:value-type="string" office:string-value="ᨎ" calcext:value-type="string">
            <text:p>ᨎ</text:p>
          </table:table-cell>
          <table:table-cell table:formula="of:=UNICHAR([.BE23])" office:value-type="string" office:string-value="" calcext:value-type="string">
            <text:p/>
          </table:table-cell>
          <table:table-cell table:formula="of:=UNICHAR([.BF23])" office:value-type="string" office:string-value="" calcext:value-type="string">
            <text:p/>
          </table:table-cell>
          <table:table-cell table:formula="of:=UNICHAR([.BG23])" office:value-type="string" office:string-value="" calcext:value-type="string">
            <text:p/>
          </table:table-cell>
          <table:table-cell table:formula="of:=UNICHAR([.BH23])" office:value-type="string" office:string-value="" calcext:value-type="string">
            <text:p/>
          </table:table-cell>
          <table:table-cell table:formula="of:=UNICHAR([.BI23])" office:value-type="string" office:string-value="" calcext:value-type="string">
            <text:p/>
          </table:table-cell>
          <table:table-cell table:formula="of:=UNICHAR([.BJ23])" office:value-type="string" office:string-value="ᨈ" calcext:value-type="string">
            <text:p>ᨈ</text:p>
          </table:table-cell>
          <table:table-cell table:formula="of:=UNICHAR([.BK23])" office:value-type="string" office:string-value="" calcext:value-type="string">
            <text:p/>
          </table:table-cell>
          <table:table-cell table:formula="of:=UNICHAR([.BL23])" office:value-type="string" office:string-value="ᨉ" calcext:value-type="string">
            <text:p>ᨉ</text:p>
          </table:table-cell>
          <table:table-cell table:formula="of:=UNICHAR([.BM23])" office:value-type="string" office:string-value="" calcext:value-type="string">
            <text:p/>
          </table:table-cell>
          <table:table-cell table:formula="of:=UNICHAR([.BN23])" office:value-type="string" office:string-value="ᨊ" calcext:value-type="string">
            <text:p>ᨊ</text:p>
          </table:table-cell>
          <table:table-cell table:formula="of:=UNICHAR([.BO23])" office:value-type="string" office:string-value="" calcext:value-type="string">
            <text:p/>
          </table:table-cell>
          <table:table-cell table:formula="of:=UNICHAR([.BP23])" office:value-type="string" office:string-value="ᨄ" calcext:value-type="string">
            <text:p>ᨄ</text:p>
          </table:table-cell>
          <table:table-cell table:formula="of:=UNICHAR([.BQ23])" office:value-type="string" office:string-value="" calcext:value-type="string">
            <text:p/>
          </table:table-cell>
          <table:table-cell table:formula="of:=UNICHAR([.BR23])" office:value-type="string" office:string-value="ᨅ" calcext:value-type="string">
            <text:p>ᨅ</text:p>
          </table:table-cell>
          <table:table-cell table:formula="of:=UNICHAR([.BS23])" office:value-type="string" office:string-value="" calcext:value-type="string">
            <text:p/>
          </table:table-cell>
          <table:table-cell table:formula="of:=UNICHAR([.BT23])" office:value-type="string" office:string-value="ᨆ" calcext:value-type="string">
            <text:p>ᨆ</text:p>
          </table:table-cell>
          <table:table-cell table:formula="of:=UNICHAR([.BU23])" office:value-type="string" office:string-value="ᨐ" calcext:value-type="string">
            <text:p>ᨐ</text:p>
          </table:table-cell>
          <table:table-cell table:formula="of:=UNICHAR([.BV23])" office:value-type="string" office:string-value="ᨑ" calcext:value-type="string">
            <text:p>ᨑ</text:p>
          </table:table-cell>
          <table:table-cell table:formula="of:=UNICHAR([.BW23])" office:value-type="string" office:string-value="" calcext:value-type="string">
            <text:p/>
          </table:table-cell>
          <table:table-cell table:formula="of:=UNICHAR([.BX23])" office:value-type="string" office:string-value="ᨒ" calcext:value-type="string">
            <text:p>ᨒ</text:p>
          </table:table-cell>
          <table:table-cell table:formula="of:=UNICHAR([.BY23])" office:value-type="string" office:string-value="" calcext:value-type="string">
            <text:p/>
          </table:table-cell>
          <table:table-cell table:formula="of:=UNICHAR([.BZ23])" office:value-type="string" office:string-value="" calcext:value-type="string">
            <text:p/>
          </table:table-cell>
          <table:table-cell table:formula="of:=UNICHAR([.CA23])" office:value-type="string" office:string-value="ᨓ" calcext:value-type="string">
            <text:p>ᨓ</text:p>
          </table:table-cell>
          <table:table-cell table:formula="of:=UNICHAR([.CB23])" office:value-type="string" office:string-value="" calcext:value-type="string">
            <text:p/>
          </table:table-cell>
          <table:table-cell table:formula="of:=UNICHAR([.CC23])" office:value-type="string" office:string-value="" calcext:value-type="string">
            <text:p/>
          </table:table-cell>
          <table:table-cell table:formula="of:=UNICHAR([.CD23])" office:value-type="string" office:string-value="ᨔ" calcext:value-type="string">
            <text:p>ᨔ</text:p>
          </table:table-cell>
          <table:table-cell table:formula="of:=UNICHAR([.CE23])" office:value-type="string" office:string-value="ᨕ" calcext:value-type="string">
            <text:p>ᨕ</text:p>
          </table:table-cell>
          <table:table-cell table:formula="of:=UNICHAR([.CF23])" office:value-type="string" office:string-value="" calcext:value-type="string">
            <text:p/>
          </table:table-cell>
          <table:table-cell table:formula="of:=UNICHAR([.CG23])" office:value-type="string" office:string-value="" calcext:value-type="string">
            <text:p/>
          </table:table-cell>
          <table:table-cell table:formula="of:=UNICHAR([.CH23])" office:value-type="string" office:string-value="" calcext:value-type="string">
            <text:p/>
          </table:table-cell>
          <table:table-cell table:formula="of:=UNICHAR([.CI23])" office:value-type="string" office:string-value="" calcext:value-type="string">
            <text:p/>
          </table:table-cell>
          <table:table-cell table:formula="of:=UNICHAR([.CJ23])" office:value-type="string" office:string-value="" calcext:value-type="string">
            <text:p/>
          </table:table-cell>
          <table:table-cell table:formula="of:=UNICHAR([.CK23])" office:value-type="string" office:string-value="" calcext:value-type="string">
            <text:p/>
          </table:table-cell>
          <table:table-cell table:formula="of:=UNICHAR([.CL23])" office:value-type="string" office:string-value="" calcext:value-type="string">
            <text:p/>
          </table:table-cell>
          <table:table-cell table:formula="of:=UNICHAR([.CM23])" office:value-type="string" office:string-value="" calcext:value-type="string">
            <text:p/>
          </table:table-cell>
          <table:table-cell table:formula="of:=UNICHAR([.CN23])" office:value-type="string" office:string-value="" calcext:value-type="string">
            <text:p/>
          </table:table-cell>
          <table:table-cell table:formula="of:=UNICHAR([.CO23])" office:value-type="string" office:string-value="" calcext:value-type="string">
            <text:p/>
          </table:table-cell>
          <table:table-cell table:formula="of:=UNICHAR([.CP23])" office:value-type="string" office:string-value="" calcext:value-type="string">
            <text:p/>
          </table:table-cell>
          <table:table-cell table:formula="of:=UNICHAR([.CQ23])" office:value-type="string" office:string-value="" calcext:value-type="string">
            <text:p/>
          </table:table-cell>
          <table:table-cell table:formula="of:=UNICHAR([.CR23])" office:value-type="string" office:string-value="" calcext:value-type="string">
            <text:p/>
          </table:table-cell>
          <table:table-cell table:formula="of:=UNICHAR([.CS23])" office:value-type="string" office:string-value="" calcext:value-type="string">
            <text:p/>
          </table:table-cell>
          <table:table-cell table:formula="of:=UNICHAR([.CT23])" office:value-type="string" office:string-value="" calcext:value-type="string">
            <text:p/>
          </table:table-cell>
          <table:table-cell table:formula="of:=UNICHAR([.CU23])" office:value-type="string" office:string-value="" calcext:value-type="string">
            <text:p/>
          </table:table-cell>
          <table:table-cell table:formula="of:=UNICHAR([.CV23])" office:value-type="string" office:string-value="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9:42:53.204885069</dc:date>
    <meta:editing-duration>PT14M40S</meta:editing-duration>
    <meta:editing-cycles>1</meta:editing-cycles>
    <meta:document-statistic meta:table-count="1" meta:cell-count="4329" meta:object-count="0"/>
    <meta:generator>LibreOffice/5.4.1.2$Linux_X86_64 LibreOffice_project/40m0$Build-2</meta:generator>
  </office:meta>
</office:document-meta>
</file>